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8.951cm" table:align="margins"/>
    </style:style>
    <style:style style:name="Таблица1.A" style:family="table-column">
      <style:table-column-properties style:column-width="2.208cm" style:rel-column-width="7636*"/>
    </style:style>
    <style:style style:name="Таблица1.B" style:family="table-column">
      <style:table-column-properties style:column-width="16.743cm" style:rel-column-width="57899*"/>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style:vertical-align="middle"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Таблица1.A3" style:family="table-cell">
      <style:table-cell-properties fo:padding="0.097cm" fo:border-left="0.05pt solid #000000" fo:border-right="none" fo:border-top="none" fo:border-bottom="0.05pt solid #000000"/>
    </style:style>
    <style:style style:name="Таблица1.B3" style:family="table-cell">
      <style:table-cell-properties fo:padding="0.097cm" fo:border-left="0.05pt solid #000000" fo:border-right="0.05pt solid #000000" fo:border-top="none" fo:border-bottom="0.05pt solid #000000"/>
    </style:style>
    <style:style style:name="Таблица1.A4" style:family="table-cell">
      <style:table-cell-properties fo:padding="0.097cm" fo:border-left="0.05pt solid #000000" fo:border-right="none" fo:border-top="none" fo:border-bottom="0.05pt solid #000000"/>
    </style:style>
    <style:style style:name="Таблица1.B4" style:family="table-cell">
      <style:table-cell-properties fo:padding="0.097cm" fo:border-left="0.05pt solid #000000" fo:border-right="0.05pt solid #000000" fo:border-top="none" fo:border-bottom="0.05pt solid #000000"/>
    </style:style>
    <style:style style:name="Таблица1.A5" style:family="table-cell">
      <style:table-cell-properties fo:padding="0.097cm" fo:border-left="0.05pt solid #000000" fo:border-right="none" fo:border-top="none" fo:border-bottom="0.05pt solid #000000"/>
    </style:style>
    <style:style style:name="Таблица1.B5" style:family="table-cell">
      <style:table-cell-properties fo:padding="0.097cm" fo:border-left="0.05pt solid #000000" fo:border-right="0.05pt solid #000000" fo:border-top="none" fo:border-bottom="0.05pt solid #000000"/>
    </style:style>
    <style:style style:name="Таблица1.A6" style:family="table-cell">
      <style:table-cell-properties fo:padding="0.097cm" fo:border-left="0.05pt solid #000000" fo:border-right="none" fo:border-top="none" fo:border-bottom="0.05pt solid #000000"/>
    </style:style>
    <style:style style:name="Таблица1.B6" style:family="table-cell">
      <style:table-cell-properties fo:padding="0.097cm" fo:border-left="0.05pt solid #000000" fo:border-right="0.05pt solid #000000" fo:border-top="none" fo:border-bottom="0.05pt solid #000000"/>
    </style:style>
    <style:style style:name="Таблица1.A7" style:family="table-cell">
      <style:table-cell-properties fo:padding="0.097cm" fo:border-left="0.05pt solid #000000" fo:border-right="none" fo:border-top="none" fo:border-bottom="0.05pt solid #000000"/>
    </style:style>
    <style:style style:name="Таблица1.B7" style:family="table-cell">
      <style:table-cell-properties fo:padding="0.097cm" fo:border-left="0.05pt solid #000000" fo:border-right="0.05pt solid #000000" fo:border-top="none" fo:border-bottom="0.05pt solid #000000"/>
    </style:style>
    <style:style style:name="Таблица1.A8" style:family="table-cell">
      <style:table-cell-properties fo:padding="0.097cm" fo:border-left="0.05pt solid #000000" fo:border-right="none" fo:border-top="none" fo:border-bottom="0.05pt solid #000000"/>
    </style:style>
    <style:style style:name="Таблица1.B8" style:family="table-cell">
      <style:table-cell-properties fo:padding="0.097cm" fo:border-left="0.05pt solid #000000" fo:border-right="0.05pt solid #000000" fo:border-top="none" fo:border-bottom="0.05pt solid #000000"/>
    </style:style>
    <style:style style:name="Таблица1.A9" style:family="table-cell">
      <style:table-cell-properties fo:padding="0.097cm" fo:border-left="0.05pt solid #000000" fo:border-right="none" fo:border-top="none" fo:border-bottom="0.05pt solid #000000"/>
    </style:style>
    <style:style style:name="Таблица1.B9"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cm" fo:text-align="justify" style:justify-single-word="false" fo:text-indent="0.594cm" style:auto-text-indent="false"/>
    </style:style>
    <style:style style:name="P3" style:family="paragraph" style:parent-style-name="Standard">
      <style:paragraph-properties fo:margin-left="0cm" fo:margin-right="0cm" fo:text-align="justify" style:justify-single-word="false" fo:text-indent="0.594cm" style:auto-text-indent="false"/>
      <style:text-properties officeooo:paragraph-rsid="0046e7cd"/>
    </style:style>
    <style:style style:name="P4" style:family="paragraph" style:parent-style-name="Standard">
      <style:paragraph-properties fo:margin-left="0cm" fo:margin-right="0cm" fo:text-align="justify" style:justify-single-word="false" fo:text-indent="0.594cm" style:auto-text-indent="false"/>
      <style:text-properties officeooo:paragraph-rsid="0057546b"/>
    </style:style>
    <style:style style:name="P5" style:family="paragraph" style:parent-style-name="Standard">
      <style:paragraph-properties fo:margin-left="0cm" fo:margin-right="0cm" fo:text-align="justify" style:justify-single-word="false" fo:text-indent="0.594cm" style:auto-text-indent="false"/>
      <style:text-properties officeooo:paragraph-rsid="00639f97"/>
    </style:style>
    <style:style style:name="P6" style:family="paragraph" style:parent-style-name="Standard">
      <style:paragraph-properties fo:margin-left="0cm" fo:margin-right="0cm" fo:text-align="justify" style:justify-single-word="false" fo:text-indent="0.594cm" style:auto-text-indent="false"/>
      <style:text-properties officeooo:paragraph-rsid="00718366"/>
    </style:style>
    <style:style style:name="P7" style:family="paragraph" style:parent-style-name="Standard">
      <style:paragraph-properties fo:margin-left="0cm" fo:margin-right="0cm" fo:text-align="justify" style:justify-single-word="false" fo:text-indent="0.594cm" style:auto-text-indent="false"/>
      <style:text-properties fo:font-size="12pt" fo:language="en" fo:country="US" fo:font-weight="normal" style:font-size-asian="12pt" style:font-weight-asian="normal" style:font-size-complex="12pt" style:font-weight-complex="normal"/>
    </style:style>
    <style:style style:name="P8"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2beac5" officeooo:paragraph-rsid="002beac5" style:font-size-asian="12pt" style:font-weight-asian="normal" style:font-size-complex="12pt" style:font-weight-complex="normal"/>
    </style:style>
    <style:style style:name="P9"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325aa2" officeooo:paragraph-rsid="00325aa2" style:font-size-asian="12pt" style:font-weight-asian="normal" style:font-size-complex="12pt" style:font-weight-complex="normal"/>
    </style:style>
    <style:style style:name="P10"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3f716e" officeooo:paragraph-rsid="003f716e" style:font-size-asian="12pt" style:font-weight-asian="normal" style:font-size-complex="12pt" style:font-weight-complex="normal"/>
    </style:style>
    <style:style style:name="P11"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434d9c" officeooo:paragraph-rsid="00434d9c" style:font-size-asian="12pt" style:font-weight-asian="normal" style:font-size-complex="12pt" style:font-weight-complex="normal"/>
    </style:style>
    <style:style style:name="P12"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44aa6b" officeooo:paragraph-rsid="0044aa6b" style:font-size-asian="12pt" style:font-weight-asian="normal" style:font-size-complex="12pt" style:font-weight-complex="normal"/>
    </style:style>
    <style:style style:name="P13"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44aa6b" officeooo:paragraph-rsid="004f67fd" style:font-size-asian="12pt" style:font-weight-asian="normal" style:font-size-complex="12pt" style:font-weight-complex="normal"/>
    </style:style>
    <style:style style:name="P14"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46e7cd" officeooo:paragraph-rsid="0046e7cd" style:font-size-asian="12pt" style:font-weight-asian="normal" style:font-size-complex="12pt" style:font-weight-complex="normal"/>
    </style:style>
    <style:style style:name="P15"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49d219" officeooo:paragraph-rsid="0049d219" style:font-size-asian="12pt" style:font-weight-asian="normal" style:font-size-complex="12pt" style:font-weight-complex="normal"/>
    </style:style>
    <style:style style:name="P16"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5aa1ac" officeooo:paragraph-rsid="005aa1ac" style:font-size-asian="12pt" style:font-weight-asian="normal" style:font-size-complex="12pt" style:font-weight-complex="normal"/>
    </style:style>
    <style:style style:name="P17"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960af" officeooo:paragraph-rsid="006960af" style:font-size-asian="12pt" style:font-weight-asian="normal" style:font-size-complex="12pt" style:font-weight-complex="normal"/>
    </style:style>
    <style:style style:name="P18"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d941a" officeooo:paragraph-rsid="006d941a" style:font-size-asian="12pt" style:font-weight-asian="normal" style:font-size-complex="12pt" style:font-weight-complex="normal"/>
    </style:style>
    <style:style style:name="P19" style:family="paragraph" style:parent-style-name="Standard">
      <style:paragraph-properties fo:margin-left="0cm" fo:margin-right="0cm" fo:text-align="justify" style:justify-single-word="false" fo:text-indent="0.594cm" style:auto-text-indent="false"/>
      <style:text-properties fo:font-size="12pt" fo:language="ru" fo:country="RU" fo:font-weight="normal" style:font-size-asian="12pt" style:font-weight-asian="normal" style:font-size-complex="12pt" style:font-weight-complex="normal"/>
    </style:style>
    <style:style style:name="P20" style:family="paragraph" style:parent-style-name="Standard">
      <style:paragraph-properties fo:margin-left="0cm" fo:margin-right="0cm" fo:text-align="justify" style:justify-single-word="false" fo:text-indent="0.594cm" style:auto-text-indent="false">
        <style:tab-stops>
          <style:tab-stop style:position="8.532cm"/>
        </style:tab-stops>
      </style:paragraph-properties>
      <style:text-properties fo:font-size="12pt" fo:language="ru" fo:country="RU" fo:font-weight="normal" style:font-size-asian="12pt" style:font-weight-asian="normal" style:font-size-complex="12pt" style:font-weight-complex="normal"/>
    </style:style>
    <style:style style:name="P21"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281f4e" officeooo:paragraph-rsid="00281f4e" style:font-size-asian="12pt" style:font-weight-asian="normal" style:font-size-complex="12pt" style:font-weight-complex="normal"/>
    </style:style>
    <style:style style:name="P22"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2dc3f0" officeooo:paragraph-rsid="002dc3f0" style:font-size-asian="12pt" style:font-weight-asian="normal" style:font-size-complex="12pt" style:font-weight-complex="normal"/>
    </style:style>
    <style:style style:name="P23"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319885" officeooo:paragraph-rsid="00319885" style:font-size-asian="12pt" style:font-weight-asian="normal" style:font-size-complex="12pt" style:font-weight-complex="normal"/>
    </style:style>
    <style:style style:name="P24"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3f716e" officeooo:paragraph-rsid="003f716e" style:font-size-asian="12pt" style:font-weight-asian="normal" style:font-size-complex="12pt" style:font-weight-complex="normal"/>
    </style:style>
    <style:style style:name="P25"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434d9c" officeooo:paragraph-rsid="00434d9c" style:font-size-asian="12pt" style:font-weight-asian="normal" style:font-size-complex="12pt" style:font-weight-complex="normal"/>
    </style:style>
    <style:style style:name="P26"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44aa6b" officeooo:paragraph-rsid="0044aa6b" style:font-size-asian="12pt" style:font-weight-asian="normal" style:font-size-complex="12pt" style:font-weight-complex="normal"/>
    </style:style>
    <style:style style:name="P27"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46e7cd" officeooo:paragraph-rsid="0046e7cd" style:font-size-asian="12pt" style:font-weight-asian="normal" style:font-size-complex="12pt" style:font-weight-complex="normal"/>
    </style:style>
    <style:style style:name="P28"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46e7cd" officeooo:paragraph-rsid="0057546b" style:font-size-asian="12pt" style:font-weight-asian="normal" style:font-size-complex="12pt" style:font-weight-complex="normal"/>
    </style:style>
    <style:style style:name="P29"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5aa1ac" officeooo:paragraph-rsid="005aa1ac" style:font-size-asian="12pt" style:font-weight-asian="normal" style:font-size-complex="12pt" style:font-weight-complex="normal"/>
    </style:style>
    <style:style style:name="P30"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6960af" officeooo:paragraph-rsid="006960af" style:font-size-asian="12pt" style:font-weight-asian="normal" style:font-size-complex="12pt" style:font-weight-complex="normal"/>
    </style:style>
    <style:style style:name="P31"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6d941a" officeooo:paragraph-rsid="006d941a" style:font-size-asian="12pt" style:font-weight-asian="normal" style:font-size-complex="12pt" style:font-weight-complex="normal"/>
    </style:style>
    <style:style style:name="P32"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74fd31" officeooo:paragraph-rsid="0074fd31" style:font-size-asian="12pt" style:font-weight-asian="normal" style:font-size-complex="12pt" style:font-weight-complex="normal"/>
    </style:style>
    <style:style style:name="P33" style:family="paragraph" style:parent-style-name="Standard">
      <style:paragraph-properties fo:margin-left="0cm" fo:margin-right="0cm" fo:text-align="justify" style:justify-single-word="false" fo:text-indent="0.594cm" style:auto-text-indent="false"/>
      <style:text-properties fo:language="ru" fo:country="RU"/>
    </style:style>
    <style:style style:name="P34" style:family="paragraph" style:parent-style-name="Standard">
      <loext:graphic-properties draw:fill="solid" draw:fill-color="#ffffff" draw:opacity="100%"/>
      <style:paragraph-properties fo:margin-left="0cm" fo:margin-right="0cm" fo:text-align="justify" style:justify-single-word="false" fo:text-indent="0.594cm" style:auto-text-indent="false" fo:background-color="#ffffff"/>
      <style:text-properties fo:language="ru" fo:country="RU"/>
    </style:style>
    <style:style style:name="P35" style:family="paragraph" style:parent-style-name="Standard">
      <loext:graphic-properties draw:fill="solid" draw:fill-color="#ffffff" draw:opacity="100%"/>
      <style:paragraph-properties fo:margin-left="0cm" fo:margin-right="0cm" fo:text-align="justify" style:justify-single-word="false" fo:text-indent="0.594cm" style:auto-text-indent="false" fo:background-color="#ffffff"/>
      <style:text-properties fo:language="ru" fo:country="RU" fo:font-weight="normal" style:font-weight-asian="normal" style:font-weight-complex="normal"/>
    </style:style>
    <style:style style:name="P36" style:family="paragraph" style:parent-style-name="Standard">
      <style:paragraph-properties fo:margin-left="0cm" fo:margin-right="0cm" fo:text-align="justify" style:justify-single-word="false" fo:text-indent="0.594cm" style:auto-text-indent="false"/>
      <style:text-properties fo:language="en" fo:country="US"/>
    </style:style>
    <style:style style:name="P37" style:family="paragraph" style:parent-style-name="Standard">
      <style:paragraph-properties fo:margin-left="0cm" fo:margin-right="0cm" fo:text-align="justify" style:justify-single-word="false" fo:text-indent="0.594cm" style:auto-text-indent="false"/>
      <style:text-properties fo:language="en" fo:country="US" officeooo:rsid="0057546b" officeooo:paragraph-rsid="0057546b"/>
    </style:style>
    <style:style style:name="P38" style:family="paragraph" style:parent-style-name="Standard">
      <style:paragraph-properties fo:margin-left="0cm" fo:margin-right="0cm" fo:text-align="justify" style:justify-single-word="false" fo:text-indent="0.594cm" style:auto-text-indent="false"/>
      <style:text-properties fo:language="en" fo:country="US" officeooo:rsid="0074fd31" officeooo:paragraph-rsid="0074fd31"/>
    </style:style>
    <style:style style:name="P39" style:family="paragraph" style:parent-style-name="Standard">
      <style:paragraph-properties fo:margin-left="0cm" fo:margin-right="0cm" fo:text-align="justify" style:justify-single-word="false" fo:text-indent="0.594cm" style:auto-text-indent="false"/>
      <style:text-properties fo:language="en" fo:country="US" officeooo:rsid="007c5f25" officeooo:paragraph-rsid="007c5f25"/>
    </style:style>
    <style:style style:name="P40" style:family="paragraph" style:parent-style-name="Standard">
      <style:paragraph-properties fo:margin-left="0cm" fo:margin-right="0cm" fo:text-align="center" style:justify-single-word="false" fo:text-indent="0.594cm" style:auto-text-indent="false"/>
      <style:text-properties officeooo:paragraph-rsid="00718366"/>
    </style:style>
    <style:style style:name="P41" style:family="paragraph" style:parent-style-name="Default_20_Text">
      <style:paragraph-properties fo:margin-left="0cm" fo:margin-right="0cm" fo:text-align="justify" style:justify-single-word="false" fo:text-indent="0.557cm" style:auto-text-indent="false"/>
      <style:text-properties fo:color="#ff0000" loext:opacity="100%" style:font-name="Times New Roman" fo:font-size="12pt" fo:language="en" fo:country="US" fo:font-weight="normal" style:font-size-asian="12pt" style:font-weight-asian="normal" style:font-size-complex="12pt" style:font-weight-complex="normal"/>
    </style:style>
    <style:style style:name="P42" style:family="paragraph" style:parent-style-name="Default_20_Text">
      <style:paragraph-properties fo:margin-left="0cm" fo:margin-right="0cm" fo:text-align="justify" style:justify-single-word="false" fo:text-indent="0.557cm" style:auto-text-indent="false"/>
      <style:text-properties fo:color="#ff0000" loext:opacity="100%" style:font-name="Times New Roman" fo:font-size="12pt" fo:language="ru" fo:country="RU" fo:font-weight="normal" style:font-size-asian="12pt" style:font-weight-asian="normal" style:font-size-complex="12pt" style:font-weight-complex="normal"/>
    </style:style>
    <style:style style:name="P43" style:family="paragraph" style:parent-style-name="Default_20_Text">
      <loext:graphic-properties draw:fill="solid" draw:fill-color="#ffffff" draw:opacity="100%"/>
      <style:paragraph-properties fo:margin-left="0cm" fo:margin-right="0cm" fo:text-align="justify" style:justify-single-word="false" fo:text-indent="0.557cm" style:auto-text-indent="false" fo:background-color="#ffffff"/>
      <style:text-properties fo:color="#000000" loext:opacity="100%" style:font-name="Times New Roman" fo:font-size="12pt" fo:language="ru" fo:country="RU" fo:font-weight="normal" fo:background-color="#ffffff" style:font-size-asian="12pt" style:font-weight-asian="normal" style:font-size-complex="12pt" style:font-weight-complex="normal"/>
    </style:style>
    <style:style style:name="P44"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style:font-weight-asian="normal" style:font-weight-complex="normal"/>
    </style:style>
    <style:style style:name="P45"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rsid="0061aa08" officeooo:paragraph-rsid="0061aa08" style:font-weight-asian="normal" style:font-weight-complex="normal"/>
    </style:style>
    <style:style style:name="P46"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rsid="006f3828" officeooo:paragraph-rsid="006f3828" style:font-weight-asian="normal" style:font-weight-complex="normal"/>
    </style:style>
    <style:style style:name="P47"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bold" style:font-weight-asian="bold" style:font-weight-complex="bold"/>
    </style:style>
    <style:style style:name="P48"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style:style>
    <style:style style:name="P49"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normal" style:font-weight-asian="normal" style:font-weight-complex="normal"/>
    </style:style>
    <style:style style:name="P50"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bold" style:font-weight-asian="bold" style:font-weight-complex="bold"/>
    </style:style>
    <style:style style:name="P51"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bold" officeooo:rsid="0076d5e0" officeooo:paragraph-rsid="0076d5e0" style:font-weight-asian="bold" style:font-weight-complex="bold"/>
    </style:style>
    <style:style style:name="P52"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officeooo:rsid="0061aa08" officeooo:paragraph-rsid="0061aa08"/>
    </style:style>
    <style:style style:name="P53"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color="#ff0000" loext:opacity="100%" style:font-name="Times New Roman" fo:font-size="12pt" fo:language="ru" fo:country="RU" fo:font-weight="normal" style:font-size-asian="12pt" style:font-weight-asian="normal" style:font-size-complex="12pt" style:font-weight-complex="normal"/>
    </style:style>
    <style:style style:name="P54" style:family="paragraph" style:parent-style-name="Standard">
      <loext:graphic-properties draw:fill="solid" draw:fill-color="#ffffff" draw:opacity="100%"/>
      <style:paragraph-properties fo:margin-left="0cm" fo:margin-right="0cm" fo:text-align="center" style:justify-single-word="false" fo:text-indent="0.557cm" style:auto-text-indent="false" fo:background-color="#ffffff"/>
      <style:text-properties fo:color="#ff0000" loext:opacity="100%" style:font-name="Times New Roman" fo:font-size="16pt" fo:language="ru" fo:country="RU" fo:font-weight="bold" style:font-size-asian="16pt" style:font-weight-asian="bold" style:font-size-complex="16pt" style:font-weight-complex="bold"/>
    </style:style>
    <style:style style:name="P55" style:family="paragraph" style:parent-style-name="Standard">
      <style:paragraph-properties fo:margin-left="0cm" fo:margin-right="0cm" fo:text-align="justify" style:justify-single-word="false" fo:text-indent="0.557cm" style:auto-text-indent="false"/>
      <style:text-properties style:font-name="Times New Roman" fo:font-size="12pt" fo:language="en" fo:country="US" fo:font-weight="normal" style:font-size-asian="12pt" style:font-weight-asian="normal" style:font-size-complex="12pt" style:font-weight-complex="normal"/>
    </style:style>
    <style:style style:name="P56" style:family="paragraph" style:parent-style-name="Standard">
      <style:paragraph-properties fo:margin-left="0cm" fo:margin-right="0cm" fo:text-align="justify" style:justify-single-word="false" fo:text-indent="0.557cm" style:auto-text-indent="false"/>
      <style:text-properties style:font-name="Times New Roman" fo:font-size="12pt" fo:font-weight="normal" style:font-size-asian="12pt" style:font-weight-asian="normal" style:font-size-complex="12pt" style:font-weight-complex="normal"/>
    </style:style>
    <style:style style:name="P57" style:family="paragraph" style:parent-style-name="Standard">
      <style:paragraph-properties fo:margin-left="0cm" fo:margin-right="0cm" fo:text-align="justify" style:justify-single-word="false" fo:text-indent="0.557cm" style:auto-text-indent="false"/>
      <style:text-properties style:font-name="Times New Roman" fo:font-size="12pt" fo:language="ru" fo:country="RU" fo:font-weight="normal" style:font-size-asian="12pt" style:font-weight-asian="normal" style:font-size-complex="12pt" style:font-weight-complex="normal"/>
    </style:style>
    <style:style style:name="P58"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style>
    <style:style style:name="P59" style:family="paragraph" style:parent-style-name="Table_20_Contents">
      <style:paragraph-properties fo:text-align="center" style:justify-single-word="false"/>
      <style:text-properties fo:language="en" fo:country="US"/>
    </style:style>
    <style:style style:name="P60" style:family="paragraph" style:parent-style-name="Table_20_Contents">
      <style:paragraph-properties fo:text-align="center" style:justify-single-word="false"/>
      <style:text-properties fo:language="en" fo:country="US" fo:font-weight="normal" style:font-weight-asian="normal" style:font-weight-complex="normal"/>
    </style:style>
    <style:style style:name="P61" style:family="paragraph" style:parent-style-name="Table_20_Contents">
      <style:paragraph-properties fo:text-align="justify" style:justify-single-word="false"/>
      <style:text-properties fo:language="ru" fo:country="RU"/>
    </style:style>
    <style:style style:name="P62" style:family="paragraph" style:parent-style-name="Table_20_Contents">
      <style:paragraph-properties fo:text-align="center" style:justify-single-word="false"/>
      <style:text-properties fo:language="ru" fo:country="RU"/>
    </style:style>
    <style:style style:name="P63" style:family="paragraph" style:parent-style-name="Table_20_Contents">
      <style:paragraph-properties fo:text-align="center" style:justify-single-word="false"/>
    </style:style>
    <style:style style:name="P64" style:family="paragraph" style:parent-style-name="Table_20_Contents">
      <style:paragraph-properties fo:text-align="center" style:justify-single-word="false"/>
      <style:text-properties fo:font-weight="normal" style:font-weight-asian="normal" style:font-weight-complex="normal"/>
    </style:style>
    <style:style style:name="P65"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language="ru" fo:country="RU" fo:font-weight="normal" style:font-weight-asian="normal" style:font-weight-complex="normal"/>
    </style:style>
    <style:style style:name="P66" style:family="paragraph" style:parent-style-name="Standard">
      <loext:graphic-properties draw:fill="solid" draw:fill-color="#ffffff" draw:opacity="100%"/>
      <style:paragraph-properties fo:margin-left="0cm" fo:margin-right="0cm" fo:text-align="center" style:justify-single-word="false" fo:text-indent="0cm" style:auto-text-indent="false" fo:background-color="#ffffff"/>
      <style:text-properties fo:language="ru" fo:country="RU" fo:font-weight="normal" style:font-weight-asian="normal" style:font-weight-complex="normal"/>
    </style:style>
    <style:style style:name="P67" style:family="paragraph" style:parent-style-name="Standard">
      <style:paragraph-properties fo:margin-left="0cm" fo:margin-right="0cm" fo:text-indent="0.609cm" style:auto-text-indent="false"/>
    </style:style>
    <style:style style:name="P68" style:family="paragraph" style:parent-style-name="Standard">
      <style:paragraph-properties fo:margin-left="0cm" fo:margin-right="0cm" fo:text-align="justify" style:justify-single-word="false" fo:text-indent="0.609cm" style:auto-text-indent="false"/>
      <style:text-properties fo:font-size="12pt" fo:language="ru" fo:country="RU" fo:font-weight="normal" style:font-size-asian="10.5pt" style:font-weight-asian="normal" style:font-size-complex="12pt" style:font-weight-complex="normal"/>
    </style:style>
    <style:style style:name="P69" style:family="paragraph" style:parent-style-name="Standard">
      <style:paragraph-properties fo:margin-left="0cm" fo:margin-right="0cm" fo:text-align="justify" style:justify-single-word="false" fo:text-indent="0.609cm" style:auto-text-indent="false"/>
      <style:text-properties fo:font-size="12pt" fo:language="ru" fo:country="RU" fo:font-weight="normal" officeooo:rsid="0044aa6b" officeooo:paragraph-rsid="0044aa6b" style:font-size-asian="10.5pt" style:font-weight-asian="normal" style:font-size-complex="12pt" style:font-weight-complex="normal"/>
    </style:style>
    <style:style style:name="P70" style:family="paragraph" style:parent-style-name="Standard">
      <style:paragraph-properties fo:margin-left="0cm" fo:margin-right="0cm" fo:text-align="justify" style:justify-single-word="false" fo:text-indent="0.609cm" style:auto-text-indent="false"/>
      <style:text-properties fo:font-size="12pt" fo:language="ru" fo:country="RU" fo:font-weight="bold" style:font-size-asian="10.5pt" style:font-weight-asian="bold" style:font-size-complex="12pt" style:font-weight-complex="bold"/>
    </style:style>
    <style:style style:name="P71" style:family="paragraph" style:parent-style-name="Standard">
      <style:paragraph-properties fo:margin-left="0cm" fo:margin-right="0cm" fo:text-align="justify" style:justify-single-word="false" fo:text-indent="0.609cm" style:auto-text-indent="false"/>
      <style:text-properties fo:font-size="12pt" fo:language="ru" fo:country="RU" fo:font-weight="bold" style:font-size-asian="12pt" style:font-weight-asian="bold" style:font-size-complex="12pt" style:font-weight-complex="bold"/>
    </style:style>
    <style:style style:name="P72" style:family="paragraph" style:parent-style-name="Standard">
      <style:paragraph-properties fo:margin-left="0cm" fo:margin-right="0cm" fo:text-align="justify" style:justify-single-word="false" fo:text-indent="0.609cm" style:auto-text-indent="false"/>
      <style:text-properties fo:font-size="12pt" fo:language="en" fo:country="US" fo:font-weight="bold" style:font-size-asian="10.5pt" style:font-weight-asian="bold" style:font-size-complex="12pt" style:font-weight-complex="bold"/>
    </style:style>
    <style:style style:name="P73" style:family="paragraph" style:parent-style-name="Standard">
      <style:paragraph-properties fo:margin-left="0cm" fo:margin-right="0cm" fo:text-align="justify" style:justify-single-word="false" fo:text-indent="0.609cm" style:auto-text-indent="false"/>
      <style:text-properties fo:font-size="12pt" fo:language="en" fo:country="US" fo:font-weight="bold" officeooo:rsid="0044aa6b" style:font-size-asian="10.5pt" style:font-weight-asian="bold" style:font-size-complex="12pt" style:font-weight-complex="bold"/>
    </style:style>
    <style:style style:name="P74" style:family="paragraph" style:parent-style-name="Standard">
      <style:paragraph-properties fo:margin-left="0cm" fo:margin-right="0cm" fo:text-align="justify" style:justify-single-word="false" fo:text-indent="0.609cm" style:auto-text-indent="false"/>
      <style:text-properties fo:font-size="12pt" fo:language="en" fo:country="US" fo:font-weight="normal" style:font-size-asian="10.5pt" style:font-weight-asian="normal" style:font-size-complex="12pt" style:font-weight-complex="normal"/>
    </style:style>
    <style:style style:name="P75" style:family="paragraph" style:parent-style-name="Standard">
      <style:paragraph-properties fo:margin-left="0cm" fo:margin-right="0cm" fo:text-align="justify" style:justify-single-word="false" fo:text-indent="0.457cm" style:auto-text-indent="false"/>
      <style:text-properties fo:font-size="12pt" fo:language="en" fo:country="US" fo:font-weight="normal" style:font-size-asian="10.5pt" style:font-weight-asian="normal" style:font-size-complex="12pt" style:font-weight-complex="normal"/>
    </style:style>
    <style:style style:name="P76" style:family="paragraph" style:parent-style-name="Standard">
      <loext:graphic-properties draw:fill="solid" draw:fill-color="#ffffff" draw:opacity="100%"/>
      <style:paragraph-properties fo:margin-left="0cm" fo:margin-right="0cm" fo:text-align="justify" style:justify-single-word="false" fo:text-indent="0.457cm" style:auto-text-indent="false" fo:background-color="#ffffff"/>
      <style:text-properties fo:font-size="12pt" fo:language="en" fo:country="US" fo:font-weight="normal" style:font-size-asian="10.5pt" style:font-weight-asian="normal" style:font-size-complex="12pt" style:font-weight-complex="normal"/>
    </style:style>
    <style:style style:name="P77" style:family="paragraph" style:parent-style-name="Standard">
      <style:paragraph-properties fo:margin-left="0cm" fo:margin-right="0cm" fo:text-align="justify" style:justify-single-word="false" fo:text-indent="0.457cm" style:auto-text-indent="false"/>
      <style:text-properties fo:font-size="12pt" fo:language="ru" fo:country="RU" fo:font-weight="normal" style:font-size-asian="10.5pt" style:font-weight-asian="normal" style:font-size-complex="12pt" style:font-weight-complex="normal"/>
    </style:style>
    <style:style style:name="P78" style:family="paragraph" style:parent-style-name="Standard">
      <loext:graphic-properties draw:fill="solid" draw:fill-color="#ffffff" draw:opacity="100%"/>
      <style:paragraph-properties fo:margin-left="0cm" fo:margin-right="0cm" fo:text-align="justify" style:justify-single-word="false" fo:text-indent="0.457cm" style:auto-text-indent="false" fo:background-color="#ffffff"/>
    </style:style>
    <style:style style:name="P79" style:family="paragraph" style:parent-style-name="Standard">
      <style:paragraph-properties fo:margin-left="0cm" fo:margin-right="0cm" fo:text-align="center" style:justify-single-word="false" fo:text-indent="0.621cm" style:auto-text-indent="false"/>
      <style:text-properties fo:font-size="12pt" fo:language="en" fo:country="US" fo:font-weight="normal" style:font-size-asian="10.5pt" style:font-weight-asian="normal" style:font-size-complex="12pt" style:font-weight-complex="normal"/>
    </style:style>
    <style:style style:name="P80" style:family="paragraph" style:parent-style-name="Standard">
      <style:paragraph-properties fo:margin-left="0cm" fo:margin-right="0cm" fo:text-align="justify" style:justify-single-word="false" fo:text-indent="0.621cm" style:auto-text-indent="false"/>
      <style:text-properties fo:font-size="12pt" fo:language="en" fo:country="US" fo:font-weight="normal" style:font-size-asian="10.5pt" style:font-weight-asian="normal" style:font-size-complex="12pt" style:font-weight-complex="normal"/>
    </style:style>
    <style:style style:name="P81"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paragraph-rsid="00260c10" style:font-size-asian="10.5pt" style:font-weight-asian="normal" style:font-size-complex="12pt" style:font-weight-complex="normal"/>
    </style:style>
    <style:style style:name="P82"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paragraph-rsid="003dd0bf" style:font-size-asian="10.5pt" style:font-weight-asian="normal" style:font-size-complex="12pt" style:font-weight-complex="normal"/>
    </style:style>
    <style:style style:name="P83" style:family="paragraph" style:parent-style-name="Standard">
      <style:paragraph-properties fo:margin-left="0cm" fo:margin-right="0cm" fo:text-align="justify" style:justify-single-word="false" fo:text-indent="0.621cm" style:auto-text-indent="false"/>
      <style:text-properties fo:font-size="12pt" fo:language="en" fo:country="US" fo:font-weight="bold" style:font-size-asian="10.5pt" style:font-weight-asian="bold" style:font-size-complex="12pt" style:font-weight-complex="bold"/>
    </style:style>
    <style:style style:name="P84"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1f8665" style:font-size-asian="10.5pt" style:font-weight-asian="bold" style:font-size-complex="12pt" style:font-weight-complex="bold"/>
    </style:style>
    <style:style style:name="P85"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232982" style:font-size-asian="10.5pt" style:font-weight-asian="bold" style:font-size-complex="12pt" style:font-weight-complex="bold"/>
    </style:style>
    <style:style style:name="P86"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234571" style:font-size-asian="10.5pt" style:font-weight-asian="bold" style:font-size-complex="12pt" style:font-weight-complex="bold"/>
    </style:style>
    <style:style style:name="P87"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245fd2" style:font-size-asian="10.5pt" style:font-weight-asian="bold" style:font-size-complex="12pt" style:font-weight-complex="bold"/>
    </style:style>
    <style:style style:name="P88"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25a074" style:font-size-asian="10.5pt" style:font-weight-asian="bold" style:font-size-complex="12pt" style:font-weight-complex="bold"/>
    </style:style>
    <style:style style:name="P89"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rsid="001f8665" officeooo:paragraph-rsid="001f8665" style:font-size-asian="10.5pt" style:font-weight-asian="bold" style:font-size-complex="12pt" style:font-weight-complex="bold"/>
    </style:style>
    <style:style style:name="P90" style:family="paragraph" style:parent-style-name="Standard">
      <style:paragraph-properties fo:margin-left="0cm" fo:margin-right="0cm" fo:text-align="justify" style:justify-single-word="false" fo:text-indent="0.621cm" style:auto-text-indent="false"/>
      <style:text-properties fo:font-size="12pt" fo:language="ru" fo:country="RU" fo:font-weight="bold" style:font-size-asian="10.5pt" style:font-weight-asian="bold" style:font-size-complex="12pt" style:font-weight-complex="bold"/>
    </style:style>
    <style:style style:name="P91" style:family="paragraph" style:parent-style-name="Standard">
      <style:paragraph-properties fo:margin-left="0cm" fo:margin-right="0cm" fo:text-align="justify" style:justify-single-word="false" fo:text-indent="0.621cm" style:auto-text-indent="false"/>
      <style:text-properties fo:font-size="12pt" fo:language="ru" fo:country="RU" fo:font-weight="bold" officeooo:paragraph-rsid="00232982" style:font-size-asian="10.5pt" style:font-weight-asian="bold" style:font-size-complex="12pt" style:font-weight-complex="bold"/>
    </style:style>
    <style:style style:name="P92" style:family="paragraph" style:parent-style-name="Standard">
      <style:paragraph-properties fo:margin-left="0cm" fo:margin-right="0cm" fo:text-align="justify" style:justify-single-word="false" fo:text-indent="0.621cm" style:auto-text-indent="false"/>
      <style:text-properties fo:font-size="12pt" fo:language="ru" fo:country="RU" fo:font-weight="bold" officeooo:paragraph-rsid="00234571" style:font-size-asian="10.5pt" style:font-weight-asian="bold" style:font-size-complex="12pt" style:font-weight-complex="bold"/>
    </style:style>
    <style:style style:name="P93" style:family="paragraph" style:parent-style-name="Standard">
      <style:paragraph-properties fo:margin-left="0cm" fo:margin-right="0cm" fo:text-align="justify" style:justify-single-word="false" fo:text-indent="0.621cm" style:auto-text-indent="false"/>
      <style:text-properties fo:font-size="12pt" fo:language="ru" fo:country="RU" fo:font-weight="bold" officeooo:paragraph-rsid="0025a074" style:font-size-asian="10.5pt" style:font-weight-asian="bold" style:font-size-complex="12pt" style:font-weight-complex="bold"/>
    </style:style>
    <style:style style:name="P94" style:family="paragraph" style:parent-style-name="Standard">
      <style:paragraph-properties fo:margin-left="0cm" fo:margin-right="0cm" fo:text-align="justify" style:justify-single-word="false" fo:text-indent="0.621cm" style:auto-text-indent="false"/>
      <style:text-properties fo:font-size="12pt" fo:language="ru" fo:country="RU" fo:font-weight="normal" style:font-size-asian="10.5pt" style:font-weight-asian="normal" style:font-size-complex="12pt" style:font-weight-complex="normal"/>
    </style:style>
    <style:style style:name="P95" style:family="paragraph" style:parent-style-name="Standard">
      <style:paragraph-properties fo:margin-left="0cm" fo:margin-right="0cm" fo:text-align="justify" style:justify-single-word="false" fo:text-indent="0.621cm" style:auto-text-indent="false">
        <style:tab-stops>
          <style:tab-stop style:position="1.157cm"/>
        </style:tab-stops>
      </style:paragraph-properties>
      <style:text-properties fo:font-size="12pt" fo:language="ru" fo:country="RU" fo:font-weight="normal" style:font-size-asian="10.5pt" style:font-weight-asian="normal" style:font-size-complex="12pt" style:font-weight-complex="normal"/>
    </style:style>
    <style:style style:name="P96" style:family="paragraph" style:parent-style-name="Standard">
      <loext:graphic-properties draw:fill="solid" draw:fill-color="#ffffff" draw:opacity="100%"/>
      <style:paragraph-properties fo:margin-left="0cm" fo:margin-right="0cm" fo:text-align="justify" style:justify-single-word="false" fo:text-indent="0.621cm" style:auto-text-indent="false" fo:background-color="#ffffff"/>
      <style:text-properties fo:font-size="12pt" fo:language="ru" fo:country="RU" fo:font-weight="normal" style:font-size-asian="10.5pt" style:font-weight-asian="normal" style:font-size-complex="12pt" style:font-weight-complex="normal"/>
    </style:style>
    <style:style style:name="P97"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1f8665" style:font-size-asian="10.5pt" style:font-weight-asian="normal" style:font-size-complex="12pt" style:font-weight-complex="normal"/>
    </style:style>
    <style:style style:name="P98"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260c10" style:font-size-asian="10.5pt" style:font-weight-asian="normal" style:font-size-complex="12pt" style:font-weight-complex="normal"/>
    </style:style>
    <style:style style:name="P99"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3dd0bf" style:font-size-asian="10.5pt" style:font-weight-asian="normal" style:font-size-complex="12pt" style:font-weight-complex="normal"/>
    </style:style>
    <style:style style:name="P100"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1f8665" officeooo:paragraph-rsid="001f8665" style:font-size-asian="10.5pt" style:font-weight-asian="normal" style:font-size-complex="12pt" style:font-weight-complex="normal"/>
    </style:style>
    <style:style style:name="P101"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20f818" officeooo:paragraph-rsid="0020f818" style:font-size-asian="10.5pt" style:font-weight-asian="normal" style:font-size-complex="12pt" style:font-weight-complex="normal"/>
    </style:style>
    <style:style style:name="P102"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3173b7" officeooo:paragraph-rsid="003173b7" style:font-size-asian="10.5pt" style:font-weight-asian="normal" style:font-size-complex="12pt" style:font-weight-complex="normal"/>
    </style:style>
    <style:style style:name="P103"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319885" officeooo:paragraph-rsid="00319885" style:font-size-asian="10.5pt" style:font-weight-asian="normal" style:font-size-complex="12pt" style:font-weight-complex="normal"/>
    </style:style>
    <style:style style:name="P104" style:family="paragraph" style:parent-style-name="Standard">
      <style:paragraph-properties fo:margin-left="0cm" fo:margin-right="0cm" fo:text-align="justify" style:justify-single-word="false" fo:text-indent="0.621cm" style:auto-text-indent="false"/>
      <style:text-properties officeooo:paragraph-rsid="00232982"/>
    </style:style>
    <style:style style:name="P105" style:family="paragraph" style:parent-style-name="Standard">
      <style:paragraph-properties fo:margin-left="0cm" fo:margin-right="0cm" fo:text-align="justify" style:justify-single-word="false" fo:text-indent="0.621cm" style:auto-text-indent="false"/>
      <style:text-properties officeooo:paragraph-rsid="00234571"/>
    </style:style>
    <style:style style:name="P106" style:family="paragraph" style:parent-style-name="Standard">
      <style:paragraph-properties fo:margin-left="0cm" fo:margin-right="0cm" fo:text-align="justify" style:justify-single-word="false" fo:text-indent="0.621cm" style:auto-text-indent="false"/>
      <style:text-properties officeooo:paragraph-rsid="00245fd2"/>
    </style:style>
    <style:style style:name="P107" style:family="paragraph" style:parent-style-name="Standard">
      <style:paragraph-properties fo:margin-left="0cm" fo:margin-right="0cm" fo:text-align="justify" style:justify-single-word="false" fo:text-indent="0.621cm" style:auto-text-indent="false"/>
      <style:text-properties officeooo:paragraph-rsid="0025a074"/>
    </style:style>
    <style:style style:name="P108" style:family="paragraph" style:parent-style-name="Standard">
      <style:paragraph-properties fo:margin-left="0cm" fo:margin-right="0cm" fo:text-align="justify" style:justify-single-word="false" fo:text-indent="0.621cm" style:auto-text-indent="false"/>
      <style:text-properties officeooo:paragraph-rsid="0062664c"/>
    </style:style>
    <style:style style:name="P109" style:family="paragraph" style:parent-style-name="Standard">
      <style:paragraph-properties fo:margin-left="0cm" fo:margin-right="0cm" fo:text-align="justify" style:justify-single-word="false" fo:text-indent="0.621cm" style:auto-text-indent="false"/>
      <style:text-properties fo:language="ru" fo:country="RU" officeooo:rsid="005653b3" officeooo:paragraph-rsid="005653b3"/>
    </style:style>
    <style:style style:name="P110" style:family="paragraph" style:parent-style-name="Text_20_body">
      <style:paragraph-properties fo:text-align="center" style:justify-single-word="false"/>
    </style:style>
    <style:style style:name="P111" style:family="paragraph" style:parent-style-name="Text_20_body">
      <style:text-properties fo:language="ru" fo:country="RU" officeooo:rsid="001f8665" officeooo:paragraph-rsid="001f8665"/>
    </style:style>
    <style:style style:name="P112" style:family="paragraph" style:parent-style-name="Text_20_body">
      <style:text-properties fo:language="ru" fo:country="RU" fo:font-weight="normal" officeooo:rsid="00350ee7" officeooo:paragraph-rsid="00350ee7" style:font-weight-asian="normal" style:font-weight-complex="normal"/>
    </style:style>
    <style:style style:name="P113" style:family="paragraph" style:parent-style-name="Text_20_body">
      <style:text-properties fo:language="ru" fo:country="RU" fo:font-weight="normal" officeooo:rsid="00350ee7" officeooo:paragraph-rsid="0036e132" style:font-weight-asian="normal" style:font-weight-complex="normal"/>
    </style:style>
    <style:style style:name="P114" style:family="paragraph" style:parent-style-name="Text_20_body">
      <style:text-properties officeooo:paragraph-rsid="00245fd2"/>
    </style:style>
    <style:style style:name="P115" style:family="paragraph" style:parent-style-name="Text_20_body">
      <style:text-properties officeooo:rsid="00350ee7" officeooo:paragraph-rsid="00350ee7"/>
    </style:style>
    <style:style style:name="P116" style:family="paragraph" style:parent-style-name="Text_20_body">
      <style:text-properties fo:language="en" fo:country="US" fo:font-weight="bold" officeooo:rsid="00350ee7" officeooo:paragraph-rsid="00350ee7" style:font-weight-asian="bold" style:font-weight-complex="bold"/>
    </style:style>
    <style:style style:name="P117" style:family="paragraph" style:parent-style-name="Standard">
      <style:text-properties fo:font-size="12pt" fo:language="ru" fo:country="RU" fo:font-weight="normal" style:font-size-asian="10.5pt" style:font-weight-asian="normal" style:font-size-complex="12pt" style:font-weight-complex="normal"/>
    </style:style>
    <style:style style:name="P118" style:family="paragraph" style:parent-style-name="Text_20_body" style:master-page-name="">
      <style:paragraph-properties fo:margin-left="0cm" fo:margin-right="0cm" fo:margin-top="0cm" fo:margin-bottom="0.212cm" style:contextual-spacing="false" fo:text-align="justify" style:justify-single-word="false" fo:text-indent="0.499cm" style:auto-text-indent="false" style:page-number="auto"/>
      <style:text-properties fo:language="ru" fo:country="RU"/>
    </style:style>
    <style:style style:name="P119"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120" style:family="paragraph" style:parent-style-name="Text_20_body">
      <loext:graphic-properties draw:fill="none"/>
      <style:paragraph-properties fo:margin-left="0cm" fo:margin-right="0cm" fo:margin-top="0cm" fo:margin-bottom="0.212cm" style:contextual-spacing="false" fo:text-align="justify" style:justify-single-word="false" fo:text-indent="0.6cm" style:auto-text-indent="false" fo:background-color="transparent"/>
    </style:style>
    <style:style style:name="P121" style:family="paragraph" style:parent-style-name="Text_20_body" style:master-page-name="">
      <loext:graphic-properties draw:fill="none"/>
      <style:paragraph-properties fo:margin-left="0cm" fo:margin-right="0cm" fo:margin-top="0cm" fo:margin-bottom="0.212cm" style:contextual-spacing="false" fo:text-align="justify" style:justify-single-word="false" fo:text-indent="0.6cm" style:auto-text-indent="false" style:page-number="auto" fo:background-color="transparent"/>
    </style:style>
    <style:style style:name="P122" style:family="paragraph" style:parent-style-name="Contents_20_1">
      <style:paragraph-properties>
        <style:tab-stops>
          <style:tab-stop style:position="16.999cm" style:type="right" style:leader-style="dotted" style:leader-text="."/>
        </style:tab-stops>
      </style:paragraph-properties>
    </style:style>
    <style:style style:name="P123" style:family="paragraph" style:parent-style-name="Contents_20_2">
      <style:paragraph-properties>
        <style:tab-stops>
          <style:tab-stop style:position="16.999cm" style:type="right" style:leader-style="dotted" style:leader-text="."/>
        </style:tab-stops>
      </style:paragraph-properties>
    </style:style>
    <style:style style:name="P124" style:family="paragraph" style:parent-style-name="Contents_20_3">
      <style:paragraph-properties>
        <style:tab-stops>
          <style:tab-stop style:position="16.999cm" style:type="right" style:leader-style="dotted" style:leader-text="."/>
        </style:tab-stops>
      </style:paragraph-properties>
    </style:style>
    <style:style style:name="P125" style:family="paragraph" style:parent-style-name="Contents_20_6">
      <style:paragraph-properties>
        <style:tab-stops>
          <style:tab-stop style:position="16.999cm" style:type="right" style:leader-style="dotted" style:leader-text="."/>
        </style:tab-stops>
      </style:paragraph-properties>
    </style:style>
    <style:style style:name="P126" style:family="paragraph" style:parent-style-name="Contents_20_1">
      <style:paragraph-properties>
        <style:tab-stops>
          <style:tab-stop style:position="16.999cm" style:type="right" style:leader-style="dotted" style:leader-text="."/>
        </style:tab-stops>
      </style:paragraph-properties>
    </style:style>
    <style:style style:name="P127" style:family="paragraph" style:parent-style-name="Contents_20_2">
      <style:paragraph-properties>
        <style:tab-stops>
          <style:tab-stop style:position="16.999cm" style:type="right" style:leader-style="dotted" style:leader-text="."/>
        </style:tab-stops>
      </style:paragraph-properties>
    </style:style>
    <style:style style:name="P128" style:family="paragraph" style:parent-style-name="Contents_20_3">
      <style:paragraph-properties>
        <style:tab-stops>
          <style:tab-stop style:position="16.999cm" style:type="right" style:leader-style="dotted" style:leader-text="."/>
        </style:tab-stops>
      </style:paragraph-properties>
    </style:style>
    <style:style style:name="P129" style:family="paragraph" style:parent-style-name="Contents_20_6">
      <style:paragraph-properties>
        <style:tab-stops>
          <style:tab-stop style:position="16.999cm" style:type="right" style:leader-style="dotted" style:leader-text="."/>
        </style:tab-stops>
      </style:paragraph-properties>
    </style:style>
    <style:style style:name="P130" style:family="paragraph" style:parent-style-name="Heading_20_1">
      <style:paragraph-properties fo:text-align="center" style:justify-single-word="false"/>
    </style:style>
    <style:style style:name="P131" style:family="paragraph" style:parent-style-name="Heading_20_1">
      <style:paragraph-properties fo:text-align="center" style:justify-single-word="false" fo:break-before="page"/>
    </style:style>
    <style:style style:name="P132" style:family="paragraph" style:parent-style-name="Heading_20_2">
      <style:paragraph-properties fo:text-align="center" style:justify-single-word="false"/>
    </style:style>
    <style:style style:name="P133" style:family="paragraph" style:parent-style-name="Heading_20_2">
      <style:paragraph-properties fo:text-align="center" style:justify-single-word="false"/>
      <style:text-properties fo:language="ru" fo:country="RU" officeooo:rsid="005aa1ac" officeooo:paragraph-rsid="005aa1ac"/>
    </style:style>
    <style:style style:name="P134" style:family="paragraph" style:parent-style-name="Heading_20_3">
      <style:paragraph-properties fo:text-align="center" style:justify-single-word="false"/>
    </style:style>
    <style:style style:name="P135" style:family="paragraph" style:parent-style-name="Heading_20_6">
      <style:text-properties officeooo:paragraph-rsid="005653b3"/>
    </style:style>
    <style:style style:name="P136" style:family="paragraph" style:parent-style-name="Heading_20_6">
      <style:text-properties officeooo:rsid="00350ee7" officeooo:paragraph-rsid="00350ee7"/>
    </style:style>
    <style:style style:name="P137" style:family="paragraph" style:parent-style-name="Heading_20_6">
      <style:text-properties officeooo:rsid="00300220" officeooo:paragraph-rsid="00300220"/>
    </style:style>
    <style:style style:name="P138" style:family="paragraph" style:parent-style-name="Heading_20_6">
      <style:text-properties officeooo:rsid="00232982" officeooo:paragraph-rsid="00232982"/>
    </style:style>
    <style:style style:name="P139" style:family="paragraph" style:parent-style-name="Heading_20_6">
      <style:text-properties officeooo:rsid="00234571" officeooo:paragraph-rsid="00234571"/>
    </style:style>
    <style:style style:name="P140" style:family="paragraph" style:parent-style-name="Heading_20_6">
      <style:text-properties officeooo:rsid="00245fd2" officeooo:paragraph-rsid="00245fd2"/>
    </style:style>
    <style:style style:name="P141" style:family="paragraph" style:parent-style-name="Heading_20_6">
      <style:text-properties officeooo:rsid="0025a074" officeooo:paragraph-rsid="0025a074"/>
    </style:style>
    <style:style style:name="P142" style:family="paragraph" style:parent-style-name="Heading_20_6">
      <style:text-properties officeooo:rsid="001f8665" officeooo:paragraph-rsid="001f8665"/>
    </style:style>
    <style:style style:name="P143" style:family="paragraph" style:parent-style-name="Standard" style:master-page-name="First_20_Page">
      <style:paragraph-properties fo:margin-left="0cm" fo:margin-right="0cm" fo:text-align="center" style:justify-single-word="false" fo:text-indent="0.594cm" style:auto-text-indent="false" style:page-number="auto"/>
    </style:style>
    <style:style style:name="P144"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46e7cd" officeooo:paragraph-rsid="0074fd31" style:font-size-asian="12pt" style:font-weight-asian="normal" style:font-size-complex="12pt" style:font-weight-complex="normal"/>
    </style:style>
    <style:style style:name="P145" style:family="paragraph" style:parent-style-name="Standard">
      <style:paragraph-properties fo:margin-left="0cm" fo:margin-right="0cm" fo:text-align="justify" style:justify-single-word="false" fo:text-indent="0.594cm" style:auto-text-indent="false"/>
      <style:text-properties officeooo:paragraph-rsid="007c5f25"/>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weight="normal" style:font-weight-asian="normal" style:font-weight-complex="normal"/>
    </style:style>
    <style:style style:name="T4" style:family="text">
      <style:text-properties fo:language="en" fo:country="US" fo:font-weight="normal" officeooo:rsid="0061aa08" style:font-weight-asian="normal" style:font-weight-complex="normal"/>
    </style:style>
    <style:style style:name="T5" style:family="text">
      <style:text-properties fo:language="en" fo:country="US" officeooo:rsid="00270c69"/>
    </style:style>
    <style:style style:name="T6" style:family="text">
      <style:text-properties fo:language="en" fo:country="US" officeooo:rsid="002dd76c"/>
    </style:style>
    <style:style style:name="T7" style:family="text">
      <style:text-properties fo:language="en" fo:country="US" officeooo:rsid="00300220"/>
    </style:style>
    <style:style style:name="T8" style:family="text">
      <style:text-properties fo:language="en" fo:country="US" officeooo:rsid="00324f7c"/>
    </style:style>
    <style:style style:name="T9" style:family="text">
      <style:text-properties fo:language="en" fo:country="US" officeooo:rsid="0036e132"/>
    </style:style>
    <style:style style:name="T10" style:family="text">
      <style:text-properties fo:language="en" fo:country="US" officeooo:rsid="003efd82"/>
    </style:style>
    <style:style style:name="T11" style:family="text">
      <style:text-properties fo:language="en" fo:country="US" officeooo:rsid="0044aa6b"/>
    </style:style>
    <style:style style:name="T12" style:family="text">
      <style:text-properties fo:language="en" fo:country="US" officeooo:rsid="005b24ed"/>
    </style:style>
    <style:style style:name="T13" style:family="text">
      <style:text-properties fo:language="en" fo:country="US" officeooo:rsid="00760aac"/>
    </style:style>
    <style:style style:name="T14" style:family="text">
      <style:text-properties fo:language="ru" fo:country="RU"/>
    </style:style>
    <style:style style:name="T15" style:family="text">
      <style:text-properties fo:language="ru" fo:country="RU" fo:font-weight="normal" style:font-weight-asian="normal" style:font-weight-complex="normal"/>
    </style:style>
    <style:style style:name="T16" style:family="text">
      <style:text-properties fo:language="ru" fo:country="RU" fo:font-weight="normal" officeooo:rsid="0061aa08" style:font-weight-asian="normal" style:font-weight-complex="normal"/>
    </style:style>
    <style:style style:name="T17" style:family="text">
      <style:text-properties fo:language="ru" fo:country="RU" fo:font-weight="bold" style:font-weight-asian="bold" style:font-weight-complex="bold"/>
    </style:style>
    <style:style style:name="T18" style:family="text">
      <style:text-properties fo:language="ru" fo:country="RU" officeooo:rsid="0020f818"/>
    </style:style>
    <style:style style:name="T19" style:family="text">
      <style:text-properties fo:language="ru" fo:country="RU" officeooo:rsid="00232982"/>
    </style:style>
    <style:style style:name="T20" style:family="text">
      <style:text-properties fo:language="ru" fo:country="RU" officeooo:rsid="00234571"/>
    </style:style>
    <style:style style:name="T21" style:family="text">
      <style:text-properties fo:language="ru" fo:country="RU" officeooo:rsid="00245fd2"/>
    </style:style>
    <style:style style:name="T22" style:family="text">
      <style:text-properties fo:language="ru" fo:country="RU" officeooo:rsid="00281f4e"/>
    </style:style>
    <style:style style:name="T23" style:family="text">
      <style:text-properties fo:language="ru" fo:country="RU" officeooo:rsid="003efd82"/>
    </style:style>
    <style:style style:name="T24" style:family="text">
      <style:text-properties fo:language="ru" fo:country="RU" officeooo:rsid="004ba1d6"/>
    </style:style>
    <style:style style:name="T25" style:family="text">
      <style:text-properties fo:language="ru" fo:country="RU" officeooo:rsid="004f67fd"/>
    </style:style>
    <style:style style:name="T26" style:family="text">
      <style:text-properties fo:language="ru" fo:country="RU" officeooo:rsid="0050ad5a"/>
    </style:style>
    <style:style style:name="T27" style:family="text">
      <style:text-properties fo:language="ru" fo:country="RU" officeooo:rsid="00545d64"/>
    </style:style>
    <style:style style:name="T28" style:family="text">
      <style:text-properties fo:language="ru" fo:country="RU" officeooo:rsid="005b24ed"/>
    </style:style>
    <style:style style:name="T29" style:family="text">
      <style:text-properties fo:language="ru" fo:country="RU" officeooo:rsid="0062664c"/>
    </style:style>
    <style:style style:name="T30" style:family="text">
      <style:text-properties fo:language="ru" fo:country="RU" officeooo:rsid="0075e81c"/>
    </style:style>
    <style:style style:name="T31" style:family="text">
      <style:text-properties fo:color="#000000" loext:opacity="100%" style:font-name="Times New Roman" fo:font-size="12pt" fo:language="en" fo:country="US" style:font-size-asian="12pt" style:font-size-complex="12pt"/>
    </style:style>
    <style:style style:name="T32" style:family="text">
      <style:text-properties fo:font-weight="bold" style:font-weight-asian="bold" style:font-weight-complex="bold"/>
    </style:style>
    <style:style style:name="T33" style:family="text">
      <style:text-properties fo:font-weight="normal" style:font-weight-asian="normal" style:font-weight-complex="normal"/>
    </style:style>
    <style:style style:name="T34" style:family="text">
      <style:text-properties fo:font-size="12pt" fo:language="ru" fo:country="RU" fo:font-weight="normal" style:font-size-asian="12pt" style:font-weight-asian="normal" style:font-size-complex="12pt" style:font-weight-complex="normal"/>
    </style:style>
    <style:style style:name="T35" style:family="text">
      <style:text-properties fo:font-size="12pt" fo:language="ru" fo:country="RU" fo:font-weight="normal" officeooo:rsid="0046e7cd" style:font-size-asian="12pt" style:font-weight-asian="normal" style:font-size-complex="12pt" style:font-weight-complex="normal"/>
    </style:style>
    <style:style style:name="T36" style:family="text">
      <style:text-properties fo:font-size="12pt" fo:language="ru" fo:country="RU" fo:font-weight="normal" officeooo:rsid="005aa1ac" style:font-size-asian="12pt" style:font-weight-asian="normal" style:font-size-complex="12pt" style:font-weight-complex="normal"/>
    </style:style>
    <style:style style:name="T37" style:family="text">
      <style:text-properties fo:font-size="12pt" fo:language="ru" fo:country="RU" fo:font-weight="normal" officeooo:rsid="00639f97" style:font-size-asian="12pt" style:font-weight-asian="normal" style:font-size-complex="12pt" style:font-weight-complex="normal"/>
    </style:style>
    <style:style style:name="T38" style:family="text">
      <style:text-properties fo:font-size="12pt" fo:language="ru" fo:country="RU" fo:font-weight="normal" officeooo:rsid="0057546b" style:font-size-asian="12pt" style:font-weight-asian="normal" style:font-size-complex="12pt" style:font-weight-complex="normal"/>
    </style:style>
    <style:style style:name="T39" style:family="text">
      <style:text-properties fo:font-size="12pt" fo:language="ru" fo:country="RU" fo:font-weight="normal" officeooo:rsid="00676ef1" style:font-size-asian="12pt" style:font-weight-asian="normal" style:font-size-complex="12pt" style:font-weight-complex="normal"/>
    </style:style>
    <style:style style:name="T40" style:family="text">
      <style:text-properties fo:font-size="12pt" fo:language="ru" fo:country="RU" fo:font-weight="normal" officeooo:rsid="0068d55f" style:font-size-asian="12pt" style:font-weight-asian="normal" style:font-size-complex="12pt" style:font-weight-complex="normal"/>
    </style:style>
    <style:style style:name="T41" style:family="text">
      <style:text-properties fo:font-size="12pt" fo:language="ru" fo:country="RU" fo:font-weight="normal" officeooo:rsid="0074fd31" style:font-size-asian="12pt" style:font-weight-asian="normal" style:font-size-complex="12pt" style:font-weight-complex="normal"/>
    </style:style>
    <style:style style:name="T42" style:family="text">
      <style:text-properties fo:font-size="12pt" fo:language="ru" fo:country="RU" fo:font-weight="normal" officeooo:rsid="007c5f25" style:font-size-asian="12pt" style:font-weight-asian="normal" style:font-size-complex="12pt" style:font-weight-complex="normal"/>
    </style:style>
    <style:style style:name="T43" style:family="text">
      <style:text-properties fo:font-size="12pt" fo:language="ru" fo:country="RU" fo:font-weight="normal" officeooo:rsid="007e7d89" style:font-size-asian="12pt" style:font-weight-asian="normal" style:font-size-complex="12pt" style:font-weight-complex="normal"/>
    </style:style>
    <style:style style:name="T44" style:family="text">
      <style:text-properties fo:font-size="12pt" fo:language="ru" fo:country="RU" fo:font-weight="normal" style:font-size-asian="10.5pt" style:font-weight-asian="normal" style:font-size-complex="12pt" style:font-weight-complex="normal"/>
    </style:style>
    <style:style style:name="T45" style:family="text">
      <style:text-properties fo:font-size="12pt" fo:language="ru" fo:country="RU" fo:font-weight="normal" officeooo:rsid="005653b3" style:font-size-asian="10.5pt" style:font-weight-asian="normal" style:font-size-complex="12pt" style:font-weight-complex="normal"/>
    </style:style>
    <style:style style:name="T46" style:family="text">
      <style:text-properties fo:font-size="12pt" fo:language="ru" fo:country="RU" fo:font-weight="normal" officeooo:rsid="0062664c" style:font-size-asian="10.5pt" style:font-weight-asian="normal" style:font-size-complex="12pt" style:font-weight-complex="normal"/>
    </style:style>
    <style:style style:name="T47" style:family="text">
      <style:text-properties fo:font-size="12pt" fo:language="ru" fo:country="RU" fo:font-weight="bold" style:font-size-asian="10.5pt" style:font-weight-asian="bold" style:font-size-complex="12pt" style:font-weight-complex="bold"/>
    </style:style>
    <style:style style:name="T48" style:family="text">
      <style:text-properties fo:font-size="12pt" fo:language="en" fo:country="US" fo:font-weight="normal" style:font-size-asian="12pt" style:font-weight-asian="normal" style:font-size-complex="12pt" style:font-weight-complex="normal"/>
    </style:style>
    <style:style style:name="T49" style:family="text">
      <style:text-properties fo:font-size="12pt" fo:language="en" fo:country="US" fo:font-weight="normal" officeooo:rsid="0046e7cd" style:font-size-asian="12pt" style:font-weight-asian="normal" style:font-size-complex="12pt" style:font-weight-complex="normal"/>
    </style:style>
    <style:style style:name="T50" style:family="text">
      <style:text-properties fo:font-size="12pt" fo:language="en" fo:country="US" fo:font-weight="normal" officeooo:rsid="00639f97" style:font-size-asian="12pt" style:font-weight-asian="normal" style:font-size-complex="12pt" style:font-weight-complex="normal"/>
    </style:style>
    <style:style style:name="T51" style:family="text">
      <style:text-properties fo:font-size="12pt" fo:language="en" fo:country="US" fo:font-weight="normal" officeooo:rsid="0057546b" style:font-size-asian="12pt" style:font-weight-asian="normal" style:font-size-complex="12pt" style:font-weight-complex="normal"/>
    </style:style>
    <style:style style:name="T52" style:family="text">
      <style:text-properties fo:font-size="12pt" fo:language="en" fo:country="US" fo:font-weight="normal" officeooo:rsid="007e7d89" style:font-size-asian="12pt" style:font-weight-asian="normal" style:font-size-complex="12pt" style:font-weight-complex="normal"/>
    </style:style>
    <style:style style:name="T53" style:family="text">
      <style:text-properties fo:font-size="12pt" fo:language="en" fo:country="US" fo:font-weight="normal" officeooo:rsid="007c5f25" style:font-size-asian="12pt" style:font-weight-asian="normal" style:font-size-complex="12pt" style:font-weight-complex="normal"/>
    </style:style>
    <style:style style:name="T54" style:family="text">
      <style:text-properties fo:font-size="12pt" fo:language="en" fo:country="US" fo:font-weight="normal" style:font-size-asian="10.5pt" style:font-weight-asian="normal" style:font-size-complex="12pt" style:font-weight-complex="normal"/>
    </style:style>
    <style:style style:name="T55" style:family="text">
      <style:text-properties fo:font-size="12pt" fo:language="en" fo:country="US" fo:font-weight="normal" officeooo:rsid="005653b3" style:font-size-asian="10.5pt" style:font-weight-asian="normal" style:font-size-complex="12pt" style:font-weight-complex="normal"/>
    </style:style>
    <style:style style:name="T56" style:family="text">
      <style:text-properties fo:font-size="12pt" fo:language="en" fo:country="US" fo:font-weight="bold" style:font-size-asian="10.5pt" style:font-weight-asian="bold" style:font-size-complex="12pt" style:font-weight-complex="bold"/>
    </style:style>
    <style:style style:name="T57" style:family="text">
      <style:text-properties fo:font-size="12pt" fo:font-weight="normal" style:font-size-asian="12pt" style:font-weight-asian="normal" style:font-size-complex="12pt" style:font-weight-complex="normal"/>
    </style:style>
    <style:style style:name="T58" style:family="text">
      <style:text-properties fo:font-size="12pt" fo:font-weight="normal" officeooo:rsid="0057eba2" style:font-size-asian="12pt" style:font-weight-asian="normal" style:font-size-complex="12pt" style:font-weight-complex="normal"/>
    </style:style>
    <style:style style:name="T59" style:family="text">
      <style:text-properties fo:font-size="12pt" fo:font-weight="normal" officeooo:rsid="005aa1ac" style:font-size-asian="12pt" style:font-weight-asian="normal" style:font-size-complex="12pt" style:font-weight-complex="normal"/>
    </style:style>
    <style:style style:name="T60" style:family="text">
      <style:text-properties fo:font-size="12pt" fo:font-weight="normal" officeooo:rsid="00676ef1" style:font-size-asian="12pt" style:font-weight-asian="normal" style:font-size-complex="12pt" style:font-weight-complex="normal"/>
    </style:style>
    <style:style style:name="T61" style:family="text">
      <style:text-properties fo:font-size="12pt" fo:font-weight="normal" officeooo:rsid="0068d55f" style:font-size-asian="12pt" style:font-weight-asian="normal" style:font-size-complex="12pt" style:font-weight-complex="normal"/>
    </style:style>
    <style:style style:name="T62" style:family="text">
      <style:text-properties fo:font-size="12pt" fo:font-weight="normal" officeooo:rsid="0046e7cd" style:font-size-asian="12pt" style:font-weight-asian="normal" style:font-size-complex="12pt" style:font-weight-complex="normal"/>
    </style:style>
    <style:style style:name="T63" style:family="text">
      <style:text-properties fo:font-size="12pt" fo:font-weight="normal" officeooo:rsid="00760aac" style:font-size-asian="12pt" style:font-weight-asian="normal" style:font-size-complex="12pt" style:font-weight-complex="normal"/>
    </style:style>
    <style:style style:name="T64" style:family="text">
      <style:text-properties fo:font-size="12pt" fo:font-weight="normal" officeooo:rsid="0074fd31" style:font-size-asian="12pt" style:font-weight-asian="normal" style:font-size-complex="12pt" style:font-weight-complex="normal"/>
    </style:style>
    <style:style style:name="T65" style:family="text">
      <style:text-properties fo:font-size="12pt" fo:font-weight="normal" officeooo:rsid="007c5f25" style:font-size-asian="12pt" style:font-weight-asian="normal" style:font-size-complex="12pt" style:font-weight-complex="normal"/>
    </style:style>
    <style:style style:name="T66" style:family="text">
      <style:text-properties fo:font-size="12pt" fo:font-weight="normal" style:font-size-asian="10.5pt" style:font-weight-asian="normal" style:font-size-complex="12pt" style:font-weight-complex="normal"/>
    </style:style>
    <style:style style:name="T67" style:family="text">
      <style:text-properties fo:color="#ff0000" loext:opacity="100%"/>
    </style:style>
    <style:style style:name="T68" style:family="text">
      <style:text-properties fo:font-size="24pt" fo:language="ru" fo:country="RU" style:font-size-asian="24pt" style:font-size-complex="24pt"/>
    </style:style>
    <style:style style:name="T69" style:family="text">
      <style:text-properties fo:font-size="24pt" fo:language="en" fo:country="US" style:font-size-asian="24pt" style:font-size-complex="24pt"/>
    </style:style>
    <style:style style:name="T70" style:family="text">
      <style:text-properties officeooo:rsid="00245fd2"/>
    </style:style>
    <style:style style:name="T71" style:family="text">
      <style:text-properties officeooo:rsid="0025a074"/>
    </style:style>
    <style:style style:name="T72" style:family="text">
      <style:text-properties officeooo:rsid="00270c69"/>
    </style:style>
    <style:style style:name="T73" style:family="text">
      <style:text-properties officeooo:rsid="00281f4e"/>
    </style:style>
    <style:style style:name="T74" style:family="text">
      <style:text-properties officeooo:rsid="003173b7"/>
    </style:style>
    <style:style style:name="T75" style:family="text">
      <style:text-properties officeooo:rsid="00324f7c"/>
    </style:style>
    <style:style style:name="T76" style:family="text">
      <style:text-properties officeooo:rsid="0036e132"/>
    </style:style>
    <style:style style:name="T77" style:family="text">
      <style:text-properties officeooo:rsid="0038954a"/>
    </style:style>
    <style:style style:name="T78" style:family="text">
      <style:text-properties officeooo:rsid="003b59ed"/>
    </style:style>
    <style:style style:name="T79" style:family="text">
      <style:text-properties officeooo:rsid="003cfb77"/>
    </style:style>
    <style:style style:name="T80" style:family="text">
      <style:text-properties style:font-name="Arial" fo:font-size="16.1000003814697pt" fo:language="en" fo:country="US" fo:font-weight="bold" officeooo:rsid="006aa8b4" style:font-name-asian="Lucida Sans Unicode" style:font-size-asian="16.1000003814697pt" style:font-weight-asian="bold" style:font-name-complex="Tahoma" style:font-size-complex="16.1000003814697pt" style:font-weight-complex="bold"/>
    </style:style>
    <style:style style:name="T81" style:family="text">
      <style:text-properties style:font-name="Arial" fo:font-size="16.1000003814697pt" fo:language="en" fo:country="US" fo:font-weight="bold" officeooo:rsid="0074fd31" style:font-name-asian="Lucida Sans Unicode" style:font-size-asian="16.1000003814697pt" style:font-weight-asian="bold" style:font-name-complex="Tahoma" style:font-size-complex="16.1000003814697pt" style:font-weight-complex="bold"/>
    </style:style>
    <style:style style:name="T82" style:family="text">
      <style:text-properties style:font-name="Arial" fo:font-size="16.1000003814697pt" fo:language="en" fo:country="US" fo:font-weight="bold" officeooo:rsid="007d145d" style:font-name-asian="Lucida Sans Unicode" style:font-size-asian="16.1000003814697pt" style:font-weight-asian="bold" style:font-name-complex="Tahoma" style:font-size-complex="16.1000003814697pt" style:font-weight-complex="bold"/>
    </style:style>
    <style:style style:name="T83" style:family="text">
      <style:text-properties style:font-name="Arial" fo:font-size="16.1000003814697pt" fo:language="ru" fo:country="RU" fo:font-weight="bold" officeooo:rsid="006aa8b4" style:font-name-asian="Lucida Sans Unicode" style:font-size-asian="16.1000003814697pt" style:font-weight-asian="bold" style:font-name-complex="Tahoma" style:font-size-complex="16.1000003814697pt" style:font-weight-complex="bold"/>
    </style:style>
    <style:style style:name="T84" style:family="text">
      <style:text-properties officeooo:rsid="004f67fd"/>
    </style:style>
    <style:style style:name="T85" style:family="text">
      <style:text-properties officeooo:rsid="0050ad5a"/>
    </style:style>
    <style:style style:name="T86" style:family="text">
      <style:text-properties officeooo:rsid="006f3828"/>
    </style:style>
    <style:style style:name="T87" style:family="text">
      <style:text-properties officeooo:rsid="00711354"/>
    </style:style>
    <style:style style:name="T88" style:family="text">
      <style:text-properties officeooo:rsid="00760aac"/>
    </style:style>
    <style:style style:name="T89" style:family="text">
      <style:text-properties officeooo:rsid="007a8357"/>
    </style:style>
    <style:style style:name="T90" style:family="text">
      <style:text-properties officeooo:rsid="007d145d"/>
    </style:style>
    <style:style style:name="T91" style:family="text">
      <style:text-properties officeooo:rsid="007e7d8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vertical-pos="top" style:vertical-rel="paragraph-content"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loext:rel-width-rel="paragraph" loext:rel-height-rel="paragraph"/>
    </style:style>
    <style:style style:name="Sect1" style:family="section">
      <style:section-properties style:editable="false">
        <style:columns fo:column-count="1" fo:column-gap="0cm"/>
      </style:section-properties>
    </style:style>
    <number:date-style style:name="N80">
      <number:day/>
      <number:text>. </number:text>
      <number:month number:textual="true"/>
      <number:text>. </number:text>
      <number:year number:style="long"/>
    </number:dat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3"><text:span text:style-name="T68">Описание системного ПЗУ </text:span><text:span text:style-name="T69">ZX Evolution</text:span></text:p>
      <text:p text:style-name="Standard"/>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122"><text:a xlink:type="simple" xlink:href="#__RefHeading__7496_2044125182" text:style-name="Index_20_Link" text:visited-style-name="Index_20_Link">Описание сервис прошивки «EVO Reset Service» v 0.58.16<text:tab/>3</text:a></text:p>
          <text:p text:style-name="P123"><text:a xlink:type="simple" xlink:href="#__RefHeading__7498_2044125182" text:style-name="Index_20_Link" text:visited-style-name="Index_20_Link">Системные требования<text:tab/>3</text:a></text:p>
          <text:p text:style-name="P123"><text:a xlink:type="simple" xlink:href="#__RefHeading__7500_2044125182" text:style-name="Index_20_Link" text:visited-style-name="Index_20_Link">ПРЕДУПРЕЖДЕНИЯ<text:tab/>3</text:a></text:p>
          <text:p text:style-name="P123"><text:a xlink:type="simple" xlink:href="#__RefHeading__7502_2044125182" text:style-name="Index_20_Link" text:visited-style-name="Index_20_Link">Клавиши управления<text:tab/>3</text:a></text:p>
          <text:p text:style-name="P124"><text:a xlink:type="simple" xlink:href="#__RefHeading__7504_2044125182" text:style-name="Index_20_Link" text:visited-style-name="Index_20_Link">Кнопки клавиатуры+RESET<text:tab/>3</text:a></text:p>
          <text:p text:style-name="P124"><text:a xlink:type="simple" xlink:href="#__RefHeading__7506_2044125182" text:style-name="Index_20_Link" text:visited-style-name="Index_20_Link">Управление в главном меню<text:tab/>4</text:a></text:p>
          <text:p text:style-name="P124"><text:a xlink:type="simple" xlink:href="#__RefHeading__7508_2044125182" text:style-name="Index_20_Link" text:visited-style-name="Index_20_Link">Горячие клавиши главного меню<text:tab/>4</text:a></text:p>
          <text:p text:style-name="P124"><text:a xlink:type="simple" xlink:href="#__RefHeading__7510_2044125182" text:style-name="Index_20_Link" text:visited-style-name="Index_20_Link">Горячие клавиши меню Service<text:tab/>5</text:a></text:p>
          <text:p text:style-name="P123"><text:a xlink:type="simple" xlink:href="#__RefHeading__7549_2044125182" text:style-name="Index_20_Link" text:visited-style-name="Index_20_Link">Setup<text:tab/>5</text:a></text:p>
          <text:p text:style-name="P123"><text:a xlink:type="simple" xlink:href="#__RefHeading__7551_2044125182" text:style-name="Index_20_Link" text:visited-style-name="Index_20_Link">File browser<text:tab/>6</text:a></text:p>
          <text:p text:style-name="P123"><text:a xlink:type="simple" xlink:href="#__RefHeading__7512_2044125182" text:style-name="Index_20_Link" text:visited-style-name="Index_20_Link">Просмотр SCL и TRD образов и запуск Basic файлов<text:tab/>6</text:a></text:p>
          <text:p text:style-name="P123"><text:a xlink:type="simple" xlink:href="#__RefHeading__7514_2044125182" text:style-name="Index_20_Link" text:visited-style-name="Index_20_Link">Автомонтирование TRD образов<text:tab/>7</text:a></text:p>
          <text:p text:style-name="P123"><text:a xlink:type="simple" xlink:href="#__RefHeading__7516_2044125182" text:style-name="Index_20_Link" text:visited-style-name="Index_20_Link">Загрузка IS-DOS с винчестера<text:tab/>7</text:a></text:p>
          <text:p text:style-name="P123"><text:a xlink:type="simple" xlink:href="#__RefHeading__7518_2044125182" text:style-name="Index_20_Link" text:visited-style-name="Index_20_Link">Обновление FLASH ROM<text:tab/>7</text:a></text:p>
          <text:p text:style-name="P123"><text:a xlink:type="simple" xlink:href="#__RefHeading__7520_2044125182" text:style-name="Index_20_Link" text:visited-style-name="Index_20_Link">Изменение шрифта для текстового видео режима<text:tab/>8</text:a></text:p>
          <text:p text:style-name="P123"><text:a xlink:type="simple" xlink:href="#__RefHeading__7522_2044125182" text:style-name="Index_20_Link" text:visited-style-name="Index_20_Link">Выбор альтернативных прошивок<text:tab/>8</text:a></text:p>
          <text:p text:style-name="P123"><text:a xlink:type="simple" xlink:href="#__RefHeading__7524_2044125182" text:style-name="Index_20_Link" text:visited-style-name="Index_20_Link">Выбор TRD, SCL и FDI образов<text:tab/>8</text:a></text:p>
          <text:p text:style-name="P123"><text:a xlink:type="simple" xlink:href="#__RefHeading__7526_2044125182" text:style-name="Index_20_Link" text:visited-style-name="Index_20_Link">Загрузка с ленты и ее эмуляция<text:tab/>9</text:a></text:p>
          <text:p text:style-name="P123"><text:a xlink:type="simple" xlink:href="#__RefHeading__7350_855835153" text:style-name="Index_20_Link" text:visited-style-name="Index_20_Link">Альтернативные Basic 48 и Basic 128<text:tab/>9</text:a></text:p>
          <text:p text:style-name="P123"><text:a xlink:type="simple" xlink:href="#__RefHeading__7352_855835153" text:style-name="Index_20_Link" text:visited-style-name="Index_20_Link">Запуск HOBETA, SNA и SPG файлов<text:tab/>9</text:a></text:p>
          <text:p text:style-name="P124"><text:a xlink:type="simple" xlink:href="#__RefHeading__7530_2044125182" text:style-name="Index_20_Link" text:visited-style-name="Index_20_Link">Состояние памяти при запуске HOBETA файлов<text:tab/>9</text:a></text:p>
          <text:p text:style-name="P123"><text:a xlink:type="simple" xlink:href="#__RefHeading___Toc8370_3240954699" text:style-name="Index_20_Link" text:visited-style-name="Index_20_Link">Просмотр подключенных устройств IDE<text:tab/>9</text:a></text:p>
          <text:p text:style-name="P123"><text:a xlink:type="simple" xlink:href="#__RefHeading___Toc8636_4278257639" text:style-name="Index_20_Link" text:visited-style-name="Index_20_Link">Резидент<text:tab/>10</text:a></text:p>
          <text:p text:style-name="P123"><text:a xlink:type="simple" xlink:href="#__RefHeading__7532_2044125182" text:style-name="Index_20_Link" text:visited-style-name="Index_20_Link">Редактор ячеек CMOS<text:tab/>10</text:a></text:p>
          <text:p text:style-name="P123"><text:a xlink:type="simple" xlink:href="#__RefHeading__7534_2044125182" text:style-name="Index_20_Link" text:visited-style-name="Index_20_Link">Тестирование PC клавиатуры<text:tab/>10</text:a></text:p>
          <text:p text:style-name="P123"><text:a xlink:type="simple" xlink:href="#__RefHeading__7536_2044125182" text:style-name="Index_20_Link" text:visited-style-name="Index_20_Link">Кнопка NMI<text:tab/>10</text:a></text:p>
          <text:p text:style-name="P123"><text:a xlink:type="simple" xlink:href="#__RefHeading__7538_2044125182" text:style-name="Index_20_Link" text:visited-style-name="Index_20_Link">Режим ATM CP/M<text:tab/>10</text:a></text:p>
          <text:p text:style-name="P123"><text:a xlink:type="simple" xlink:href="#__RefHeading__7540_2044125182" text:style-name="Index_20_Link" text:visited-style-name="Index_20_Link">Часы и CMOS<text:tab/>11</text:a></text:p>
          <text:p text:style-name="P123"><text:a xlink:type="simple" xlink:href="#__RefHeading__7542_2044125182" text:style-name="Index_20_Link" text:visited-style-name="Index_20_Link">Формат RAM диска<text:tab/>12</text:a></text:p>
          <text:p text:style-name="P122"><text:a xlink:type="simple" xlink:href="#__RefHeading__7553_2044125182" text:style-name="Index_20_Link" text:visited-style-name="Index_20_Link">Описание EVO-DOS v0.51<text:tab/>13</text:a></text:p>
          <text:p text:style-name="P123"><text:a xlink:type="simple" xlink:href="#__RefHeading__7555_2044125182" text:style-name="Index_20_Link" text:visited-style-name="Index_20_Link">Удаленные возможности<text:tab/>13</text:a></text:p>
          <text:p text:style-name="P123"><text:a xlink:type="simple" xlink:href="#__RefHeading__7557_2044125182" text:style-name="Index_20_Link" text:visited-style-name="Index_20_Link">Добавленные возможности<text:tab/>13</text:a></text:p>
          <text:p text:style-name="P122"><text:a xlink:type="simple" xlink:href="#__RefHeading__7559_2044125182" text:style-name="Index_20_Link" text:visited-style-name="Index_20_Link">Внешняя утилита обновления FlashROM<text:tab/>15</text:a></text:p>
          <text:p text:style-name="P122"><text:a xlink:type="simple" xlink:href="#__RefHeading__7580_2044125182" text:style-name="Index_20_Link" text:visited-style-name="Index_20_Link">Вызовы RST 8<text:tab/>16</text:a></text:p>
          <text:p text:style-name="P123"><text:a xlink:type="simple" xlink:href="#__RefHeading__7582_2044125182" text:style-name="Index_20_Link" text:visited-style-name="Index_20_Link">Основные вызовы<text:tab/>16</text:a></text:p>
          <text:p text:style-name="P125"><text:a xlink:type="simple" xlink:href="#__RefHeading__6866_904266311" text:style-name="Index_20_Link" text:visited-style-name="Index_20_Link">Инициализация принтера подключаемого через порты AY.<text:tab/>16</text:a></text:p>
          <text:p text:style-name="P125"><text:a xlink:type="simple" xlink:href="#__RefHeading__6868_904266311" text:style-name="Index_20_Link" text:visited-style-name="Index_20_Link">Печать символа на AY принтере.<text:tab/>16</text:a></text:p>
          <text:p text:style-name="P125"><text:a xlink:type="simple" xlink:href="#__RefHeading__6870_904266311" text:style-name="Index_20_Link" text:visited-style-name="Index_20_Link">Печать токена Бейсика на AY принтере.<text:tab/>16</text:a></text:p>
          <text:p text:style-name="P125"><text:a xlink:type="simple" xlink:href="#__RefHeading__6872_904266311" text:style-name="Index_20_Link" text:visited-style-name="Index_20_Link">Печать экранной области на AY принтере.<text:tab/>16</text:a></text:p>
          <text:p text:style-name="P125"><text:a xlink:type="simple" xlink:href="#__RefHeading__6874_904266311" text:style-name="Index_20_Link" text:visited-style-name="Index_20_Link">Инициализация эмуляции работы с лентой.<text:tab/>17</text:a></text:p>
          <text:p text:style-name="P125"><text:a xlink:type="simple" xlink:href="#__RefHeading__6876_904266311" text:style-name="Index_20_Link" text:visited-style-name="Index_20_Link">Вызов эмуляции работы с лентой.<text:tab/>17</text:a></text:p>
          <text:p text:style-name="P125"><text:a xlink:type="simple" xlink:href="#__RefHeading__6878_904266311" text:style-name="Index_20_Link" text:visited-style-name="Index_20_Link">Рисование окна на экране.<text:tab/>17</text:a></text:p>
          <text:p text:style-name="P125"><text:a xlink:type="simple" xlink:href="#__RefHeading__6880_904266311" text:style-name="Index_20_Link" text:visited-style-name="Index_20_Link">Печать текстовой строки с управляющими кодами<text:tab/>17</text:a></text:p>
          <text:p text:style-name="P125"><text:a xlink:type="simple" xlink:href="#__RefHeading__6882_904266311" text:style-name="Index_20_Link" text:visited-style-name="Index_20_Link">Печать символа на экране<text:tab/>17</text:a></text:p>
          <text:p text:style-name="P125"><text:a xlink:type="simple" xlink:href="#__RefHeading__6884_904266311" text:style-name="Index_20_Link" text:visited-style-name="Index_20_Link">Сдвиг окна вверх с цветом или без цвета.<text:tab/>18</text:a></text:p>
          <text:p text:style-name="P125"><text:a xlink:type="simple" xlink:href="#__RefHeading__6886_904266311" text:style-name="Index_20_Link" text:visited-style-name="Index_20_Link">Сдвиг окна вниз с цветом или без цвета.<text:tab/>18</text:a></text:p>
          <text:p text:style-name="P125"><text:a xlink:type="simple" xlink:href="#__RefHeading__6888_904266311" text:style-name="Index_20_Link" text:visited-style-name="Index_20_Link">Установка частоты процессора, видеорежима и модели памяти.<text:tab/>18</text:a></text:p>
          <text:p text:style-name="P125"><text:a xlink:type="simple" xlink:href="#__RefHeading___Toc7909_410474887" text:style-name="Index_20_Link" text:visited-style-name="Index_20_Link">Математические функции<text:tab/>18</text:a></text:p>
          <text:p text:style-name="P125"><text:soft-page-break/><text:a xlink:type="simple" xlink:href="#__RefHeading___Toc8323_2230053599" text:style-name="Index_20_Link" text:visited-style-name="Index_20_Link">Получение номера версии прошивки.<text:tab/>20</text:a></text:p>
          <text:p text:style-name="P125"><text:a xlink:type="simple" xlink:href="#__RefHeading__6890_904266311" text:style-name="Index_20_Link" text:visited-style-name="Index_20_Link">Вызов менеджера устройств<text:tab/>20</text:a></text:p>
          <text:p text:style-name="P125"><text:a xlink:type="simple" xlink:href="#__RefHeading__6892_904266311" text:style-name="Index_20_Link" text:visited-style-name="Index_20_Link">Вызов FAT драйвера<text:tab/>20</text:a></text:p>
          <text:p text:style-name="P125"><text:a xlink:type="simple" xlink:href="#__RefHeading__6894_904266311" text:style-name="Index_20_Link" text:visited-style-name="Index_20_Link">Вызов сортировщика найденных файлов<text:tab/>21</text:a></text:p>
          <text:p text:style-name="P125"><text:a xlink:type="simple" xlink:href="#__RefHeading__6896_904266311" text:style-name="Index_20_Link" text:visited-style-name="Index_20_Link">Вызов подпрограмм работы с примонтированными образами.<text:tab/>21</text:a></text:p>
          <text:p text:style-name="P125"><text:a xlink:type="simple" xlink:href="#__RefHeading__6898_904266311" text:style-name="Index_20_Link" text:visited-style-name="Index_20_Link">Монтирование образа.<text:tab/>21</text:a></text:p>
          <text:p text:style-name="P125"><text:a xlink:type="simple" xlink:href="#__RefHeading__6900_904266311" text:style-name="Index_20_Link" text:visited-style-name="Index_20_Link">Чтение/запись примонтированных образов.<text:tab/>21</text:a></text:p>
          <text:p text:style-name="P125"><text:a xlink:type="simple" xlink:href="#__RefHeading__6902_904266311" text:style-name="Index_20_Link" text:visited-style-name="Index_20_Link">Поиск монтируемых образов прописанных в файле IMAGE.MNT<text:tab/>21</text:a></text:p>
          <text:p text:style-name="P125"><text:a xlink:type="simple" xlink:href="#__RefHeading__6904_904266311" text:style-name="Index_20_Link" text:visited-style-name="Index_20_Link">Получение описателей примонтированных образов<text:tab/>22</text:a></text:p>
          <text:p text:style-name="P125"><text:a xlink:type="simple" xlink:href="#__RefHeading__6906_904266311" text:style-name="Index_20_Link" text:visited-style-name="Index_20_Link">Демонтирование образов.<text:tab/>22</text:a></text:p>
          <text:p text:style-name="P125"><text:a xlink:type="simple" xlink:href="#__RefHeading__6908_904266311" text:style-name="Index_20_Link" text:visited-style-name="Index_20_Link">Загрузка образа в рамдиск.<text:tab/>22</text:a></text:p>
          <text:p text:style-name="P125"><text:a xlink:type="simple" xlink:href="#__RefHeading___Toc8144_2723042641" text:style-name="Index_20_Link" text:visited-style-name="Index_20_Link">Функция отсутствует.<text:tab/>23</text:a></text:p>
          <text:p text:style-name="P125"><text:a xlink:type="simple" xlink:href="#__RefHeading___Toc8146_2723042641" text:style-name="Index_20_Link" text:visited-style-name="Index_20_Link">Получение описателя файла загруженного в рамдиск.<text:tab/>23</text:a></text:p>
          <text:p text:style-name="P125"><text:a xlink:type="simple" xlink:href="#__RefHeading___Toc8148_2723042641" text:style-name="Index_20_Link" text:visited-style-name="Index_20_Link">Проверка примонтированного образа на указанной букве.<text:tab/>23</text:a></text:p>
          <text:p text:style-name="P125"><text:a xlink:type="simple" xlink:href="#__RefHeading___Toc8150_2723042641" text:style-name="Index_20_Link" text:visited-style-name="Index_20_Link">Получение битов смонтированных дисков.<text:tab/>23</text:a></text:p>
          <text:p text:style-name="P125"><text:a xlink:type="simple" xlink:href="#__RefHeading___Toc8152_2723042641" text:style-name="Index_20_Link" text:visited-style-name="Index_20_Link">Монтирование рамдиска<text:tab/>23</text:a></text:p>
          <text:p text:style-name="P125"><text:a xlink:type="simple" xlink:href="#__RefHeading__6910_904266311" text:style-name="Index_20_Link" text:visited-style-name="Index_20_Link">Установка загрузчика Hobeta и SPG файлов<text:tab/>23</text:a></text:p>
          <text:p text:style-name="P125"><text:a xlink:type="simple" xlink:href="#__RefHeading__6912_904266311" text:style-name="Index_20_Link" text:visited-style-name="Index_20_Link">Работа с ячейками CMOS<text:tab/>24</text:a></text:p>
          <text:p text:style-name="P125"><text:a xlink:type="simple" xlink:href="#__RefHeading__6914_904266311" text:style-name="Index_20_Link" text:visited-style-name="Index_20_Link">Проверка CRC CMOS<text:tab/>24</text:a></text:p>
          <text:p text:style-name="P125"><text:a xlink:type="simple" xlink:href="#__RefHeading__6916_904266311" text:style-name="Index_20_Link" text:visited-style-name="Index_20_Link">Чтение ячейки CMOS<text:tab/>24</text:a></text:p>
          <text:p text:style-name="P125"><text:a xlink:type="simple" xlink:href="#__RefHeading__6918_904266311" text:style-name="Index_20_Link" text:visited-style-name="Index_20_Link">Запись ячейки CMOS.<text:tab/>24</text:a></text:p>
          <text:p text:style-name="P125"><text:a xlink:type="simple" xlink:href="#__RefHeading__6920_904266311" text:style-name="Index_20_Link" text:visited-style-name="Index_20_Link">Принудительный сброс настроек до дефолтных значений.<text:tab/>24</text:a></text:p>
          <text:p text:style-name="P125"><text:a xlink:type="simple" xlink:href="#__RefHeading___Toc7911_410474887" text:style-name="Index_20_Link" text:visited-style-name="Index_20_Link">Установка палитры.<text:tab/>25</text:a></text:p>
          <text:p text:style-name="P125"><text:a xlink:type="simple" xlink:href="#__RefHeading___Toc7913_410474887" text:style-name="Index_20_Link" text:visited-style-name="Index_20_Link">Установка шрифта.<text:tab/>25</text:a></text:p>
          <text:p text:style-name="P123"><text:a xlink:type="simple" xlink:href="#__RefHeading__7584_2044125182" text:style-name="Index_20_Link" text:visited-style-name="Index_20_Link">Функции менеджера устройств<text:tab/>25</text:a></text:p>
          <text:p text:style-name="P125"><text:a xlink:type="simple" xlink:href="#__RefHeading__6922_904266311" text:style-name="Index_20_Link" text:visited-style-name="Index_20_Link">Поиск и инициализация драйверов устройств.<text:tab/>25</text:a></text:p>
          <text:p text:style-name="P125"><text:a xlink:type="simple" xlink:href="#__RefHeading__6924_904266311" text:style-name="Index_20_Link" text:visited-style-name="Index_20_Link">Выбор раздела.<text:tab/>25</text:a></text:p>
          <text:p text:style-name="P125"><text:a xlink:type="simple" xlink:href="#__RefHeading___Toc7915_410474887" text:style-name="Index_20_Link" text:visited-style-name="Index_20_Link">Получение количества найденных разделов, номер текущего и его тип.<text:tab/>26</text:a></text:p>
          <text:p text:style-name="P125"><text:a xlink:type="simple" xlink:href="#__RefHeading__6928_904266311" text:style-name="Index_20_Link" text:visited-style-name="Index_20_Link">Получить таблицу найденных разделов.<text:tab/>26</text:a></text:p>
          <text:p text:style-name="P125"><text:a xlink:type="simple" xlink:href="#__RefHeading___Toc7917_410474887" text:style-name="Index_20_Link" text:visited-style-name="Index_20_Link">Вызов драйвера выбранного устройства.<text:tab/>27</text:a></text:p>
          <text:p text:style-name="P125"><text:a xlink:type="simple" xlink:href="#__RefHeading___Toc7919_410474887" text:style-name="Index_20_Link" text:visited-style-name="Index_20_Link">Установка битов устройства для вызова драйвера HDD.<text:tab/>27</text:a></text:p>
          <text:p text:style-name="P125"><text:a xlink:type="simple" xlink:href="#__RefHeading__6934_904266311" text:style-name="Index_20_Link" text:visited-style-name="Index_20_Link">Контроль наличия SD карт.<text:tab/>27</text:a></text:p>
          <text:p text:style-name="P125"><text:a xlink:type="simple" xlink:href="#__RefHeading__6936_904266311" text:style-name="Index_20_Link" text:visited-style-name="Index_20_Link">Прямой вызов драйвера HDD.<text:tab/>27</text:a></text:p>
          <text:p text:style-name="P125"><text:a xlink:type="simple" xlink:href="#__RefHeading___Toc7921_410474887" text:style-name="Index_20_Link" text:visited-style-name="Index_20_Link">Полная переинициализация раздела.<text:tab/>27</text:a></text:p>
          <text:p text:style-name="P123"><text:a xlink:type="simple" xlink:href="#__RefHeading__7586_2044125182" text:style-name="Index_20_Link" text:visited-style-name="Index_20_Link">Функции FAT драйвера<text:tab/>27</text:a></text:p>
          <text:p text:style-name="P125"><text:a xlink:type="simple" xlink:href="#__RefHeading__6938_904266311" text:style-name="Index_20_Link" text:visited-style-name="Index_20_Link">Инициализация переменных текущего выбранного раздела.<text:tab/>27</text:a></text:p>
          <text:p text:style-name="P125"><text:a xlink:type="simple" xlink:href="#__RefHeading__6940_904266311" text:style-name="Index_20_Link" text:visited-style-name="Index_20_Link">Получение описателя файла.<text:tab/>27</text:a></text:p>
          <text:p text:style-name="P125"><text:a xlink:type="simple" xlink:href="#__RefHeading__6942_904266311" text:style-name="Index_20_Link" text:visited-style-name="Index_20_Link">Вход в директорию/выход в предыдущую директорию.<text:tab/>28</text:a></text:p>
          <text:p text:style-name="P125"><text:a xlink:type="simple" xlink:href="#__RefHeading___Toc8348_1791399199" text:style-name="Index_20_Link" text:visited-style-name="Index_20_Link">Получение текущего пути.<text:tab/>28</text:a></text:p>
          <text:p text:style-name="P125"><text:a xlink:type="simple" xlink:href="#__RefHeading__6944_904266311" text:style-name="Index_20_Link" text:visited-style-name="Index_20_Link">Получение длинного имени файла.<text:tab/>28</text:a></text:p>
          <text:p text:style-name="P125"><text:a xlink:type="simple" xlink:href="#__RefHeading__6946_904266311" text:style-name="Index_20_Link" text:visited-style-name="Index_20_Link">Поиск файла/директории по имени.<text:tab/>28</text:a></text:p>
          <text:p text:style-name="P125"><text:a xlink:type="simple" xlink:href="#__RefHeading__6948_904266311" text:style-name="Index_20_Link" text:visited-style-name="Index_20_Link">Поиск всех файлов и директорий в текущей директории.<text:tab/>29</text:a></text:p>
          <text:p text:style-name="P125"><text:a xlink:type="simple" xlink:href="#__RefHeading__6950_904266311" text:style-name="Index_20_Link" text:visited-style-name="Index_20_Link">Установка расширений файла для поиска (до 16 расширений).<text:tab/>29</text:a></text:p>
          <text:p text:style-name="P125"><text:a xlink:type="simple" xlink:href="#__RefHeading__6952_904266311" text:style-name="Index_20_Link" text:visited-style-name="Index_20_Link">Открытие файла.<text:tab/>29</text:a></text:p>
          <text:p text:style-name="P125"><text:a xlink:type="simple" xlink:href="#__RefHeading__6954_904266311" text:style-name="Index_20_Link" text:visited-style-name="Index_20_Link">Последовательное чтение открытого файла.<text:tab/>29</text:a></text:p>
          <text:p text:style-name="P125"><text:a xlink:type="simple" xlink:href="#__RefHeading__6956_904266311" text:style-name="Index_20_Link" text:visited-style-name="Index_20_Link">Создание таблицы кластеров текущей директории.<text:tab/>29</text:a></text:p>
          <text:p text:style-name="P125"><text:a xlink:type="simple" xlink:href="#__RefHeading__6958_904266311" text:style-name="Index_20_Link" text:visited-style-name="Index_20_Link">Работа с текущей позицией в текущей директории.<text:tab/>30</text:a></text:p>
          <text:p text:style-name="P123"><text:a xlink:type="simple" xlink:href="#__RefHeading__7588_2044125182" text:style-name="Index_20_Link" text:visited-style-name="Index_20_Link">Рисование окна по описателю<text:tab/>30</text:a></text:p>
          <text:p text:style-name="P123"><text:a xlink:type="simple" xlink:href="#__RefHeading__7590_2044125182" text:style-name="Index_20_Link" text:visited-style-name="Index_20_Link">Печать текстовой строки<text:tab/>31</text:a></text:p>
          <text:p text:style-name="P122"><text:a xlink:type="simple" xlink:href="#__RefHeading__7561_2044125182" text:style-name="Index_20_Link" text:visited-style-name="Index_20_Link">История версий EVO Reset Service<text:tab/>32</text:a></text:p>
          <text:p text:style-name="P122"><text:a xlink:type="simple" xlink:href="#__RefHeading__7563_2044125182" text:style-name="Index_20_Link" text:visited-style-name="Index_20_Link">История версий EVO-DOS<text:tab/>45</text:a></text:p>
          <text:p text:style-name="P122"><text:a xlink:type="simple" xlink:href="#__RefHeading__7565_2044125182" text:style-name="Index_20_Link" text:visited-style-name="Index_20_Link">История версий ProfROM v4<text:tab/>50</text:a></text:p>
        </text:index-body>
      </text:table-of-content>
      <text:p text:style-name="P6"/>
      <text:p text:style-name="P40"><text:date style:data-style-name="N80" text:date-value="2020-09-25T23:06:57.906999704">25. сен. 2020</text:date></text:p>
      <text:h text:style-name="P130" text:outline-level="1"><text:bookmark-start text:name="Описание сервис прошивки «EVO Reset Service»"/><text:bookmark-start text:name="__RefHeading__7496_2044125182"/><text:soft-page-break/>Описание сервис прошивки <text:span text:style-name="T14">«</text:span><text:span text:style-name="T1">EVO Reset Service</text:span><text:span text:style-name="T14">»</text:span><text:bookmark-end text:name="Описание сервис прошивки «EVO Reset Service»"/><text:span text:style-name="T14"> </text:span><text:span text:style-name="T1">v 0.</text:span><text:span text:style-name="T14">58.</text:span><text:span text:style-name="T7">1</text:span><text:span text:style-name="T82">6</text:span><text:bookmark-end text:name="__RefHeading__7496_2044125182"/></text:h>
      <text:h text:style-name="P132" text:outline-level="2"><text:bookmark-start text:name="__RefHeading__7498_2044125182"/>Системные требования<text:bookmark-end text:name="__RefHeading__7498_2044125182"/></text:h>
      <text:p text:style-name="P57"/>
      <text:p text:style-name="P55"><text:span text:style-name="T14">Только</text:span> <text:bookmark-start text:name="Системные требования"/>P<text:bookmark-end text:name="Системные требования"/>entEvo <text:span text:style-name="T14">4Мб с прошивкой </text:span>FPGA Baseconf;</text:p>
      <text:p text:style-name="P56">контроллер <text:span text:style-name="T1">TR-DOS </text:span><text:span text:style-name="T14">с прошивкой </text:span><text:span text:style-name="T1">EVO-DOS;</text:span></text:p>
      <text:p text:style-name="P57">поддерживается загрузка с:</text:p>
      <text:p text:style-name="P57"><text:tab/>дисковода с дискетой в формате <text:span text:style-name="T1">TR-DOS</text:span>;</text:p>
      <text:p text:style-name="P57"><text:tab/><text:span text:style-name="T1">c SD </text:span>карты <text:span text:style-name="T1">NeoGS </text:span>отформатированная в <text:span text:style-name="T1">FAT;</text:span></text:p>
      <text:p text:style-name="P55"><text:span text:style-name="T14"><text:tab/>с </text:span>SD <text:span text:style-name="T14">карты </text:span>Z-контроллера <text:span text:style-name="T14">(на </text:span>PentEvo <text:span text:style-name="T14">интегрирована</text:span>) <text:span text:style-name="T14">отформатированная в </text:span>FAT;</text:p>
      <text:p text:style-name="P55"><text:tab/><text:span text:style-name="T14">с винчестера подключенного </text:span>по схеме Nemo отформатированн<text:span text:style-name="T14">ый в </text:span>FAT<text:span text:style-name="T14">.</text:span> <text:span text:style-name="T14">Поддерживаются только основные (</text:span>Primary<text:span text:style-name="T14">) разделы.</text:span></text:p>
      <text:h text:style-name="P132" text:outline-level="2"><text:bookmark-start text:name="ПРЕДУПРЕЖДЕНИЯ"/><text:bookmark-start text:name="__RefHeading__7500_2044125182"/>ПРЕДУПРЕЖДЕНИЯ<text:bookmark-end text:name="ПРЕДУПРЕЖДЕНИЯ"/><text:bookmark-end text:name="__RefHeading__7500_2044125182"/></text:h>
      <text:p text:style-name="P41">----------------------------------------------------------------<text:span text:style-name="T14">----------------------</text:span>---------------<text:span text:style-name="T14">------------------------</text:span></text:p>
      <text:p text:style-name="P41"/>
      <text:p text:style-name="P54">Для возврата к основной прошивке необходимо нажать и удерживать клавишу «0» и произвести сброс (клавишей <text:span text:style-name="T1">F12)</text:span>, после чего отпустить клавишу «0».</text:p>
      <text:p text:style-name="P41"/>
      <text:p text:style-name="P41">TR-DOS 6.12E <text:span text:style-name="T14">входящий в состав </text:span>Gluk Reset Service <text:span text:style-name="T14">начиная с версии </text:span>EVO Reset Service 0.54 <text:span text:style-name="T14">имеет доступ рамдиску основной прошивки </text:span>(<text:span text:style-name="T14">не к примонтированным образам).</text:span></text:p>
      <text:p text:style-name="P42">Для загрузки и запуска кодовых блоков с <text:span text:style-name="T1">FAT </text:span>файлы должны быть сохранены в <text:span text:style-name="T1">HOBETA </text:span>формате (к кодовому блоку должен быть предшествовать 17 байтый заголовок). Адрес загрузки и размер проверяются. Доступна загрузка в адреса <text:span text:style-name="T1">#6000-#FFFF </text:span>с размером кодового блока не выходящего за пределы ОЗУ (сумма адреса загрузки и размера не должны превышать <text:span text:style-name="T1">#FFFF</text:span>). Загрузка осуществляется с точностью до байта. При несоответствии файлы не будут отображаться в файловом окне. При запуске файла очистка экрана не производится!!! Область атрибутов заполняется байтом 0 для маскировки загрузчика работающего в экранной области.</text:p>
      <text:p text:style-name="P41">File browser <text:span text:style-name="T14">показывает только найденные директории и файлы </text:span>c <text:span text:style-name="T14">расширениями </text:span>TRD, SCL, FDI, TAP, $C, SPG<text:span text:style-name="T14">, </text:span>FNT <text:span text:style-name="T14">и количеством не более 2048 штук. При большем количестве будут показаны только первые 2048 директорий/файлов.</text:span></text:p>
      <text:p text:style-name="P41"><text:span text:style-name="T14">Образы </text:span>TRD <text:span text:style-name="T14">могут быть загружены в рамдиск или примонтированы, образы </text:span>FDI <text:span text:style-name="T14">и</text:span> SCL <text:span text:style-name="T14">всегда только загружаются в рам диск.</text:span></text:p>
      <text:p text:style-name="P53">После обновления содержимого <text:span text:style-name="T1">FlashROM </text:span>рекомендуется нажать кнопку сброс!</text:p>
      <text:p text:style-name="P53"/>
      <text:p text:style-name="P41">-----------------------------------------------------------------------------------------------------------------------------</text:p>
      <text:h text:style-name="P132" text:outline-level="2"><text:bookmark-start text:name="Клавиши управления"/><text:bookmark-start text:name="__RefHeading__7502_2044125182"/>Клавиши управления<text:bookmark-end text:name="Клавиши управления"/><text:bookmark-end text:name="__RefHeading__7502_2044125182"/></text:h>
      <text:h text:style-name="P134" text:outline-level="3"><text:bookmark-start text:name="Кнопки клавиатуры+RESET"/><text:bookmark-start text:name="__RefHeading__7504_2044125182"/><text:span text:style-name="T31">Кнопки клавиатуры+</text:span><text:span text:style-name="T1">RESET</text:span><text:bookmark-end text:name="Кнопки клавиатуры+RESET"/><text:bookmark-end text:name="__RefHeading__7504_2044125182"/></text:h>
      <text:p text:style-name="P44">Любая буквенная клавиша (кроме ниже описанных<text:span text:style-name="T1">)</text:span>-выводит на экран краткую помощь.</text:p>
      <text:p text:style-name="P49"><text:span text:style-name="T32">CS</text:span>-<text:span text:style-name="T14">перезапуск страницы </text:span>ROM<text:span text:style-name="T14"> </text:span>Basic 128.</text:p>
      <text:p text:style-name="P49"><text:span text:style-name="T32">SS</text:span><text:span text:style-name="T14">-перезапуск страницы </text:span>ROM<text:span text:style-name="T14"> </text:span>Basic<text:span text:style-name="T14"> </text:span>48<text:span text:style-name="T14">.</text:span></text:p>
      <text:p text:style-name="P49"><text:span text:style-name="T32">D</text:span>-<text:span text:style-name="T14">запуск </text:span>DEMO “GRASS” by PSB^Hallowen.</text:p>
      <text:p text:style-name="P49"><text:span text:style-name="T32">C</text:span>-<text:span text:style-name="T14">таблица цветов (клавиши </text:span>SPACE <text:span text:style-name="T14">или </text:span>ENTER <text:span text:style-name="T14">изменение цвета бордюра.</text:span></text:p>
      <text:p text:style-name="P50">H<text:span text:style-name="T33">-</text:span><text:span text:style-name="T15">вывод на экран странички помощи.</text:span></text:p>
      <text:p text:style-name="P49"><text:span text:style-name="T32">S</text:span>-CMOS Setup.</text:p>
      <text:p text:style-name="P49"><text:span text:style-name="T32">0</text:span>-<text:span text:style-name="T14">возврат в </text:span>EVO Reset Service <text:span text:style-name="T14">из дополнительных прошивок.</text:span></text:p>
      <text:p text:style-name="P44">Любые 2 и более нажатых клавиш запускают проверку нажатых клавиш.</text:p>
      <text:h text:style-name="P134" text:outline-level="3"><text:bookmark-start text:name="Управление в основном меню"/><text:bookmark-start text:name="__RefHeading__7506_2044125182"/><text:soft-page-break/>Управление в главном меню<text:bookmark-end text:name="Управление в основном меню"/><text:bookmark-end text:name="__RefHeading__7506_2044125182"/></text:h>
      <text:p text:style-name="P49"><text:span text:style-name="T14">Управление в основном меню возможно с клавиатуры и мышью (если мышь подключена, определена и включена). Курсорными клавишами осуществляется перемещение по меню. Так же присутствуют горячие клавиши </text:span>(Hot Keys),<text:span text:style-name="T14"> при нажатии на которые происходит немедленный вызов соответствующей опции. Соответствующая горячая клавиша указана перед каждым пунктом меню.</text:span></text:p>
      <text:h text:style-name="P134" text:outline-level="3"><text:bookmark-start text:name="Горячие клавиши главного меню"/><text:bookmark-start text:name="__RefHeading__7508_2044125182"/>Горячие клавиши главного меню<text:bookmark-end text:name="Горячие клавиши главного меню"/><text:bookmark-end text:name="__RefHeading__7508_2044125182"/></text:h>
      <text:p text:style-name="P110"><draw:frame draw:style-name="fr4" draw:name="Изображение4" text:anchor-type="paragraph" svg:width="11.37cm" style:rel-width="60%" svg:height="6.65cm" style:rel-height="25%" draw:z-index="1"><draw:image xlink:href="../images/main_menu.PNG" xlink:type="simple" xlink:show="embed" xlink:actuate="onLoad" draw:mime-type="image/png"/></draw:frame></text:p>
      <text:p text:style-name="P49"><text:span text:style-name="T32">1...4</text:span>-<text:span text:style-name="T14">выбор дисковода;</text:span></text:p>
      <text:p text:style-name="P49"><text:span text:style-name="T32">V</text:span>-<text:span text:style-name="T14">перебирает по кругу все реальные дисководы;</text:span></text:p>
      <text:p text:style-name="P50">Y-<text:span text:style-name="T15">перебирает по кругу все виртуальные дисководы;</text:span></text:p>
      <text:p text:style-name="P49"><text:span text:style-name="T32">W</text:span><text:span text:style-name="T14">-перебирает режимы </text:span>TURBO 3,5-7-14 <text:span text:style-name="T14">МГц;</text:span></text:p>
      <text:p text:style-name="P50">L<text:span text:style-name="T14">-</text:span><text:span text:style-name="T15">переключение загрузки с магнитофонного входа или эмуляция загрузки;</text:span></text:p>
      <text:p text:style-name="P50">G<text:span text:style-name="T33">-</text:span><text:span text:style-name="T15">выбор куда будет производиться переход по нажатию </text:span><text:span text:style-name="T33">RESET;</text:span></text:p>
      <text:p text:style-name="P50">E<text:span text:style-name="T33">-</text:span><text:span text:style-name="T15">разрешение перезагрузки шрифта для текстмода из ПЗУ;</text:span></text:p>
      <text:p text:style-name="P50">J<text:span text:style-name="T33">-</text:span><text:span text:style-name="T15">выбор типа шрифта из ПЗУ;</text:span></text:p>
      <text:p text:style-name="P50">M<text:span text:style-name="T15">-перебирает по кругу переключение режимов памяти </text:span><text:span text:style-name="T33">ALL/128/48;</text:span></text:p>
      <text:p text:style-name="P49"><text:span text:style-name="T32">Z</text:span>-<text:span text:style-name="T14">вызов загрузчика с </text:span>TR-DOS <text:span text:style-name="T14">дискеты;</text:span></text:p>
      <text:p text:style-name="P49"><text:span text:style-name="T32">F</text:span><text:span text:style-name="T14">-вызов выбора файлов с </text:span>FAT <text:span text:style-name="T14">устройства;</text:span></text:p>
      <text:p text:style-name="P49"><text:span text:style-name="T32">T</text:span><text:span text:style-name="T14">-вызов загрузки с ленты (имитация команды </text:span>LOAD “”)<text:span text:style-name="T14">;</text:span></text:p>
      <text:p text:style-name="P49"><text:span text:style-name="T32">B</text:span><text:span text:style-name="T14">-вызов загрузчика с </text:span>CD <text:span text:style-name="T14">диска (старая функция оставшаяся от </text:span>GLUK<text:span text:style-name="T14">а);</text:span></text:p>
      <text:p text:style-name="P49"><text:span text:style-name="T32">D</text:span><text:span text:style-name="T14">-вызов загрузчика с </text:span>HDD;</text:p>
      <text:p text:style-name="P51">5-<text:span text:style-name="T15">запуск </text:span><text:span text:style-name="T33">HoBeta </text:span><text:span text:style-name="T15">файла с фиксированным именем «</text:span><text:span text:style-name="T33">sd_boot.$C</text:span><text:span text:style-name="T15">» </text:span><text:span text:style-name="T33">c SD </text:span><text:span text:style-name="T15">карты (файл должен находиться в корне карточки);</text:span></text:p>
      <text:p text:style-name="P49"><text:span text:style-name="T32">X-</text:span><text:span text:style-name="T14">запуск </text:span>Perfect commander;</text:p>
      <text:p text:style-name="P49"><text:span text:style-name="T32">S</text:span><text:span text:style-name="T14">-сброс в </text:span>TR-DOS<text:span text:style-name="T14">;</text:span></text:p>
      <text:p text:style-name="P49"><text:span text:style-name="T32">I</text:span><text:span text:style-name="T14">-сброс в </text:span>Basic <text:span text:style-name="T14">48;</text:span></text:p>
      <text:p text:style-name="P49"><text:span text:style-name="T32">U</text:span><text:span text:style-name="T14">-сброс в </text:span>Basic <text:span text:style-name="T14">128;</text:span></text:p>
      <text:p text:style-name="P49"><text:span text:style-name="T32">R</text:span><text:span text:style-name="T14">-переход в меню </text:span>Service;</text:p>
      <text:p text:style-name="P49"><text:span text:style-name="T32">H</text:span>-<text:span text:style-name="T14">вызов страницы помощи;</text:span></text:p>
      <text:p text:style-name="P44"><text:span text:style-name="T32">8</text:span>-включение/выключение курсора мыши, если мышь подключена и обнаружена. Если мышь не подключена/не обнаружена курсор мыши отображаться не будет;</text:p>
      <text:p text:style-name="P44"><text:span text:style-name="T32">9</text:span>-включение/выключение отображения времени, даты.</text:p>
      <text:p text:style-name="P44"/>
      <text:p text:style-name="P44">Режим памяти и частоту процессора можно поменять в любой момент из любой программы нажав кнопку <text:span text:style-name="T1">NMI </text:span>и выбрав пункт <text:span text:style-name="T1">Setup</text:span> главного меню <text:span text:style-name="T1">Magic </text:span>режима. </text:p>
      <text:p text:style-name="P44">При помощи мыши можно выбирать пункты меню, менять дисковод нажатием на любое место текстовой строки <text:span text:style-name="T2">«TR-DOS Drive: A»</text:span><text:span text:style-name="T1"> (</text:span>перебираются по кругу буквы <text:span text:style-name="T1">A-D);</text:span></text:p>
      <text:p text:style-name="P44">менять режим менеджера памяти компьютера нажатием на любое место текстовой строки <text:span text:style-name="T2">«Memory </text:span><text:soft-page-break/><text:span text:style-name="T2">Lock: off»</text:span><text:span text:style-name="T1"> (</text:span>принимает значения 48/128/<text:span text:style-name="T1">off);</text:span></text:p>
      <text:p text:style-name="P44">менять быстродействие нажатием на любое место текстовой строки <text:span text:style-name="T2">«Turbo Mode: </text:span><text:span text:style-name="T32">7.0</text:span><text:span text:style-name="T2">»</text:span> (принимает значение 3,5/7,0/14,0 мгц);</text:p>
      <text:p text:style-name="P44">менять имя виртуального дисковода нажатием на любое место текстовой строки <text:span text:style-name="T2">«Virtual Drive: A»</text:span><text:span text:style-name="T1"> (</text:span>перебирает по кругу буквы <text:span text:style-name="T1">A-D);</text:span></text:p>
      <text:p text:style-name="P44">запускать файлы найденные на дискетах <text:span text:style-name="T1">TR-DOS </text:span>или на <text:span text:style-name="T1">FAT </text:span>устройствах.</text:p>
      <text:p text:style-name="P44"/>
      <text:h text:style-name="P134" text:outline-level="3"><text:bookmark-start text:name="Горячие клавиши меню «Service»"/><text:bookmark-start text:name="__RefHeading__7510_2044125182"/>Горячие клавиши меню <text:span text:style-name="T1">Service</text:span><text:bookmark-end text:name="Горячие клавиши меню «Service»"/><text:bookmark-end text:name="__RefHeading__7510_2044125182"/></text:h>
      <text:p text:style-name="P44"><draw:frame draw:style-name="fr3" draw:name="Изображение1" text:anchor-type="paragraph" svg:width="6.632cm" style:rel-width="35%" svg:height="5.853cm" style:rel-height="22%" draw:z-index="0"><draw:image xlink:href="../images/menu_services.png" xlink:type="simple" xlink:show="embed" xlink:actuate="onLoad" draw:mime-type="image/png"/></draw:frame></text:p>
      <text:p text:style-name="P44"><text:span text:style-name="T2">R</text:span>-сброс <text:span text:style-name="T1">NeoGS </text:span>записью числа 128 в порт 51;</text:p>
      <text:p text:style-name="P49"><text:span text:style-name="T32">E</text:span>-<text:span text:style-name="T14">сброс содержимого </text:span>CMOS;</text:p>
      <text:p text:style-name="P44"><text:span text:style-name="T2">K</text:span>-форматирование виртуального<text:span text:style-name="T1"> </text:span>диска на 640 килобайт;</text:p>
      <text:p text:style-name="P50">V-<text:span text:style-name="T15">сброс в </text:span><text:span text:style-name="T33">Basic </text:span><text:span text:style-name="T15">48 с «оригинальным» (не патченным) ПЗУ</text:span><text:span text:style-name="T33">;</text:span></text:p>
      <text:p text:style-name="P50">B-<text:span text:style-name="T15">сброс в </text:span><text:span text:style-name="T33">Basic 128 </text:span><text:span text:style-name="T15">с «оригинальным» (не патченным) ПЗУ; </text:span></text:p>
      <text:p text:style-name="P44"><text:span text:style-name="T2">I</text:span>-форматирование виртуального<text:span text:style-name="T1"> </text:span>диска на 896 килобайт;</text:p>
      <text:p text:style-name="P49"><text:span text:style-name="T32">M</text:span>-<text:span text:style-name="T14">редактор </text:span>CMOS;</text:p>
      <text:p text:style-name="P49"><text:span text:style-name="T32">S</text:span><text:span text:style-name="T14">-тестер </text:span>PC <text:span text:style-name="T14">клавиатуры;</text:span></text:p>
      <text:p text:style-name="P50">D-<text:span text:style-name="T15">просмотр подключенных устройств </text:span><text:span text:style-name="T33">IDE;</text:span></text:p>
      <text:p text:style-name="P49"><text:span text:style-name="T32">C</text:span>-<text:span text:style-name="T14">вход в режим </text:span>ATM CP/M;</text:p>
      <text:p text:style-name="P50">T-<text:span text:style-name="T15">загрузка </text:span><text:span text:style-name="T33">IS-DOS </text:span><text:span text:style-name="T15">с винчестера;</text:span></text:p>
      <text:p text:style-name="P49"><text:span text:style-name="T32">F</text:span>-<text:span text:style-name="T14">загрузка и обновление </text:span>ROM<text:span text:style-name="T14"> (512 Кб);</text:span></text:p>
      <text:p text:style-name="P49"><text:span text:style-name="T32">U</text:span>-<text:span text:style-name="T14">загрузка и обновление </text:span>ROM <text:span text:style-name="T14">пользователя (64Кб);</text:span></text:p>
      <text:p text:style-name="P49"><text:span text:style-name="T32">N</text:span>-<text:span text:style-name="T14">демонтирование примонтированных </text:span>TRD <text:span text:style-name="T14">образов.</text:span></text:p>
      <text:p text:style-name="P49"><text:span text:style-name="T32">X</text:span>-<text:span text:style-name="T14">выход в основное меню.</text:span></text:p>
      <text:h text:style-name="P132" text:outline-level="2"><text:bookmark-start text:name="Setup"/><text:bookmark-start text:name="__RefHeading__7549_2044125182"/>Setup<text:bookmark-end text:name="Setup"/><text:bookmark-end text:name="__RefHeading__7549_2044125182"/></text:h>
      <text:p text:style-name="P110"><draw:frame draw:style-name="fr2" draw:name="Изображение2" text:anchor-type="paragraph" svg:width="6.632cm" style:rel-width="35%" svg:height="3.459cm" style:rel-height="13%" draw:z-index="3"><draw:image xlink:href="../images/setup.PNG" xlink:type="simple" xlink:show="embed" xlink:actuate="onLoad" draw:mime-type="image/png"/></draw:frame></text:p>
      <text:p text:style-name="P44">В этом меню доступно следующие настройки: </text:p>
      <text:p text:style-name="P44">включение/выключение звука при нажатии на клавиши (начинает работать сразу после выбора);</text:p>
      <text:p text:style-name="P44">включение/выключение доступа к <text:span text:style-name="T1">SD </text:span>карте расположенной на <text:span text:style-name="T1">NeoGS. </text:span>Начинает работать только после сброса или сразу, если разрешен автодетект наличия карточек;</text:p>
      <text:p text:style-name="P44">включение/выключение драйвера принтера для печати из <text:span text:style-name="T1">Basic;</text:span></text:p>
      <text:p text:style-name="P46">включение/отключение резидента для быстрого возврата по сбросу в программу сохранившую свое <text:soft-page-break/>состояние в верхней памяти;</text:p>
      <text:p text:style-name="P46">включение/выключение порчи резидента для обеспечения однократного возврата в программу сохраненную в верхней памяти;</text:p>
      <text:p text:style-name="P44">включение/выключение автозапуска <text:span text:style-name="T1">TAP </text:span>файлов при выборе в <text:span text:style-name="T1">File browser;</text:span></text:p>
      <text:p text:style-name="P44">установка паузы определения наличия <text:span text:style-name="T1">HDD </text:span>после включения питания, от 0 (пауза выключена) до 9 секунд). Задержка выполняется: после включения питания, при сбросе и занятости <text:span text:style-name="T1">HDD, </text:span>при сбросе с полной инициализацией (0+<text:span text:style-name="T1">F12).</text:span></text:p>
      <text:h text:style-name="P132" text:outline-level="2"><text:bookmark-start text:name="File browser"/><text:bookmark-start text:name="__RefHeading__7551_2044125182"/>File browser<text:bookmark-end text:name="File browser"/><text:bookmark-end text:name="__RefHeading__7551_2044125182"/></text:h>
      <text:p text:style-name="P44">Начиная с версии 0.5 опция <text:span text:style-name="T1">FAT boot </text:span>переименована в <text:span text:style-name="T1">File browser, </text:span>при ее выборе отображаются все директории и файлы с расширениями <text:span text:style-name="T1">TRD, SCL, FDI, $C, SPG, TAP, BMP. </text:span>При показе производится сортировка по именам (только по первому символу) сначала для директорий, потом для файлов. При выборе файлов с расширением <text:span text:style-name="T1">TRD </text:span>будет предложено дополнительное меню, для остальных файлов будет произведены действия в соответствии с выбранным расширением.</text:p>
      <text:p text:style-name="P44">Начиная с версии 0.<text:span text:style-name="T1">52b </text:span>добавлена возможность просмотра картинок в формате <text:span text:style-name="T1">BMP. </text:span>Показываются только картинки с разрешением 320х200 точек 16 цветов. Наличие палитры в файле обязательно, так как цвета настраиваются в зависимости от ее наличия. После просмотра картинки по нажатию любой клавиши производится возврат в <text:span text:style-name="T1">File browser </text:span>для дальнейшего выбора файла.</text:p>
      <text:p text:style-name="P44">Инициализация <text:span text:style-name="T1">FAT </text:span>устройств производится при каждом сбросе. Распределение букв устройств начинается с буквы <text:span text:style-name="T1">E. </text:span>Первым распределяется винчестер, количество присвоенных букв зависит от количества найденных разделов, максимум <text:s/>4 раздела. Следующим опрашивается <text:span text:style-name="T1">SD card</text:span> <text:span text:style-name="T1">NeoGS, </text:span>если в меню <text:span text:style-name="T1">Setup </text:span>к ней разрешен доступ. Последней опрашивается наличие интегрированная <text:span text:style-name="T1">SD </text:span>карта<text:span text:style-name="T1">, </text:span>она же становится выбранной по умолчанию при первом обращении к <text:span text:style-name="T1">FAT </text:span>устройствам<text:span text:style-name="T1">. </text:span>При смене/удалении <text:span text:style-name="T1">SD </text:span>карта<text:span text:style-name="T1"> </text:span>необходимо обязательно производить сброс.</text:p>
      <text:p text:style-name="P44">После вызова <text:span text:style-name="T1">«File browser» </text:span>всегда выводится содержимое раздела к которому было последнее обращение, после сброса это всегда интегрированная <text:span text:style-name="T1">SD </text:span>карта. Клавишей «<text:span text:style-name="T1">D</text:span>»<text:span text:style-name="T1"> </text:span>можно поменять текущее <text:span text:style-name="T1">FAT </text:span>устройство, клавиша «<text:span text:style-name="T1">ENTER</text:span>»<text:span text:style-name="T1"> </text:span>запускает действие в соответствии с расширением файла. <text:span text:style-name="T1">«CS+1» </text:span>или <text:span text:style-name="T1"><text:s/>«BREAK</text:span>»<text:span text:style-name="T1"> - </text:span>возврат в основное меню. </text:p>
      <text:p text:style-name="P44">При выборе устройства и при отсутствии на нем директорий и соответствующих файлов будет выведено окно об отсутствии файлов и предложено меню выбора другого устройства. Если <text:span text:style-name="T1">FAT </text:span>устройство только одно, то меню выбора устройства выдаваться не будет.</text:p>
      <text:h text:style-name="P132" text:outline-level="2"><text:bookmark-start text:name="Просмотр SCL и TRD образов и запуск Basic файлов"/><text:bookmark-start text:name="__RefHeading__7512_2044125182"/>Просмотр <text:span text:style-name="T1">SCL </text:span>и <text:span text:style-name="T1">TRD </text:span>образов и запуск <text:span text:style-name="T1">Basic </text:span>файлов<text:bookmark-end text:name="Просмотр SCL и TRD образов и запуск Basic файлов"/><text:bookmark-end text:name="__RefHeading__7512_2044125182"/></text:h>
      <text:p text:style-name="P44">Начиная с версии 0.55 добавлена возможность просмотра содержимого <text:span text:style-name="T1">SCL </text:span>и <text:span text:style-name="T1">TRD </text:span>образов с возможностью запуска выбранного <text:span text:style-name="T1">Basic </text:span>файла. Для просмотра содержимого образа вместо нажатия «<text:span text:style-name="T1">Enter</text:span>»<text:span text:style-name="T1"> </text:span>необходимо нажать клавишу «<text:span text:style-name="T1">V</text:span>». После нажатия выводится окно аналогичное загрузчику <text:span text:style-name="T1">TR-DOS </text:span>в котором можно выбрать любой файл (показываются только <text:span text:style-name="T1">Basic </text:span>файлы) и запустить его нажатием «<text:span text:style-name="T1">Enter</text:span>». После чего (для <text:span text:style-name="T1">SCL </text:span>образа)<text:span text:style-name="T1"> </text:span>будет произведена загрузка<text:span text:style-name="T1"> </text:span>образа в рамдиск и запуск выбранного файла или предложено (для <text:span text:style-name="T1">TRD </text:span>образа) меню выбора загружать этот образ или монтировать. Из меню выбора (для <text:span text:style-name="T1">TRD </text:span>образа) по клавише «<text:span text:style-name="T1">X</text:span>» можно вернуться в <text:span text:style-name="T1">File browser </text:span>для выбора другого файла.</text:p>
      <text:p text:style-name="P44">Для <text:span text:style-name="T1">SCL </text:span>образов (всегда загружаются в рамдиск) и при выборе загрузки в рамдиск <text:span text:style-name="T1">TRD </text:span>образов буква реального дисковода выставляется такой же, как и буква виртуального дисковода и производится соответствующая перезапись в <text:span text:style-name="T1">CMOS </text:span>для дальнейшего использования. Если на букве виртуального дисковода уже смонтирован <text:span text:style-name="T1">TRD </text:span>образ, то будет произведено его демонтирование и все дальнейшие обращения к дисководу будет направлены к рамдиску. </text:p>
      <text:p text:style-name="P44"><draw:frame draw:style-name="fr1" draw:name="Изображение5" text:anchor-type="paragraph" svg:width="3.791cm" style:rel-width="20%" svg:height="2.66cm" style:rel-height="10%" draw:z-index="4"><draw:image xlink:href="../images/mounter.PNG" xlink:type="simple" xlink:show="embed" xlink:actuate="onLoad" draw:mime-type="image/png"/></draw:frame></text:p>
      <text:p text:style-name="P44">При выборе монтирования для <text:span text:style-name="T1">TRD </text:span>образа буквы виртуального и реального дисковода будут <text:soft-page-break/>изменены на букву которая будет выбрана при монтировании с соответствующей перезаписью <text:span text:style-name="T1">CMOS.</text:span> </text:p>
      <text:p text:style-name="P44"/>
      <text:p text:style-name="P44">Примеры:</text:p>
      <text:p text:style-name="P44">просмотр и запуск из <text:span text:style-name="T1">SCL </text:span>файла <text:span text:style-name="T1">(</text:span>также и для <text:span text:style-name="T1">TRD </text:span>образа при выборе загрузки в рамдиск) - виртуальный диск <text:span text:style-name="T1">A:, </text:span>реальный диск <text:span text:style-name="T1">C:. </text:span>После запуска <text:span text:style-name="T1">Basic </text:span>файла и реальный и виртуальный (у виртуального более высокий приоритет перед реальным диском) будут А: что будет видно после сброса.</text:p>
      <text:p text:style-name="P44">просмотр и запуск из <text:span text:style-name="T1">TRD </text:span>с выбором монтирования — выбрано монтирование на букву <text:span text:style-name="T1">D: </text:span>реальный и виртуальный диск станет <text:span text:style-name="T1">D: </text:span>что также будет видно после сброса<text:span text:style-name="T1">.</text:span></text:p>
      <text:h text:style-name="P132" text:outline-level="2"><text:bookmark-start text:name="Автомонтирование TRD образов"/><text:bookmark-start text:name="__RefHeading__7514_2044125182"/>Автомонтирование <text:span text:style-name="T1">TRD </text:span>образов<text:bookmark-end text:name="Автомонтирование TRD образов"/><text:bookmark-end text:name="__RefHeading__7514_2044125182"/></text:h>
      <text:p text:style-name="P44">После сброса по умолчанию в окно <text:span text:style-name="T1">«File browser»</text:span> выводится содержимое последнего найденного раздела<text:span text:style-name="T1">. </text:span>На этом же разделе производится поиск файла <text:span text:style-name="T1">IMAGE.MNT </text:span>для принудительного монтирования <text:span text:style-name="T1">TRD </text:span>образов при разрешенной опции <text:span text:style-name="T1">«Automount TRD». </text:span>Для выполнения возможности автомонтирования инициализация <text:span text:style-name="T1">FAT </text:span>устройств выполняется при сбросе. Пока не выполнен сброс пути для всех устройств запоминаются. Если зайти в любую директорию в <text:span text:style-name="T1">«File browser», </text:span>например смонтировать образ, потом перейти любым способом в командную строку (кроме сброса) <text:span text:style-name="T1">EVO-DOS </text:span>выбранный путь будет доступен для команды <text:span text:style-name="T1">dir.</text:span></text:p>
      <text:p text:style-name="P44">В данной версии отсутствует возможность сохранения примонтированных образов, но есть возможность монтировать образа из текстового файла созданного или отредактированого в любом текстовом редакторе. </text:p>
      <text:p text:style-name="P44">Буквы <text:span text:style-name="T1">A...D зарезервированы</text:span> за дисководами на место которых будет производиться монтирование образов, <text:span text:style-name="T1">FAT </text:span>устройства начинаются с буквы <text:span text:style-name="T1">E.</text:span> Пример содержимого файла <text:span text:style-name="T1">IMAGE.MNT</text:span>:</text:p>
      <text:p text:style-name="P44"/>
      <text:p text:style-name="P49">e<text:a xlink:type="simple" xlink:href="file:///E:/dir1/dir2/filename.ext" text:style-name="Internet_20_link" text:visited-style-name="Visited_20_Internet_20_Link">:/dir1/dir2/filename.ext</text:a> a:</text:p>
      <text:p text:style-name="P49"><text:a xlink:type="simple" xlink:href="file:///f:/dir3/filename.ext" text:style-name="Internet_20_link" text:visited-style-name="Visited_20_Internet_20_Link">f:/dir3/filename.ext</text:a> b:</text:p>
      <text:p text:style-name="P49"><text:a xlink:type="simple" xlink:href="file:///g:/filename.ext" text:style-name="Internet_20_link" text:visited-style-name="Visited_20_Internet_20_Link">g:/filename.ext</text:a> c:</text:p>
      <text:p text:style-name="P49"><text:a xlink:type="simple" xlink:href="file:///f:/dir4/filename.ext" text:style-name="Internet_20_link" text:visited-style-name="Visited_20_Internet_20_Link">f:/dir4/filename.ext</text:a> d:</text:p>
      <text:p text:style-name="P44"/>
      <text:p text:style-name="P44">Порядок монтирования значения не имеет, также не обязательно указывать монтирование для всех дисководов. Максимальная глубина монтирования по директориям 16 уровней. Имена файлов и директорий должны быть короткие (8.3). Размер файла <text:span text:style-name="T1">IMAGE.MNT </text:span>не более 512 байт. Если файл не будет найден по указанному пути, то монтирования не будет производиться. Также если файл не будет найден, ранее примонтированный образ не будет демонтирован. Кроме монтирования из <text:span text:style-name="T1">File browser </text:span>образы можно монтировать из командной строки <text:span text:style-name="T1">EVO-DOS (</text:span>смотреть описание на <text:span text:style-name="T1">EVO-DOS).</text:span></text:p>
      <text:p text:style-name="P44">Примонтированные образы имеют приоритет перед рамдиском, после монтирования на ту же букву рам диск принимает значение <text:span text:style-name="T1">off </text:span>и все обращения идут к примонтированному образу вместо обращений к рам диску. Демонтировать любой диск можно через меню <text:span text:style-name="T1">Service-&gt;Dismount image.</text:span></text:p>
      <text:h text:style-name="P132" text:outline-level="2"><text:bookmark-start text:name="Загрузка IS-DOS с винчестера"/><text:bookmark-start text:name="__RefHeading__7516_2044125182"/>Загрузка <text:span text:style-name="T1">IS-DOS </text:span>с винчестера<text:bookmark-end text:name="Загрузка IS-DOS с винчестера"/><text:bookmark-end text:name="__RefHeading__7516_2044125182"/></text:h>
      <text:p text:style-name="P44">Начиная с версии 0.54<text:span text:style-name="T1">b </text:span>в подменю <text:span text:style-name="T1">Service </text:span>добавлен загрузчик <text:span text:style-name="T1">IS-DOS </text:span>с винчестера. Код загрузчика позаимствован из прошивки компьютера <text:span text:style-name="T1">KAY </text:span>без изменений самого загрузчика. Сам загрузчик привязан только к винчестеру подключенному по стандарту <text:span text:style-name="T1">Nemo </text:span>и никак не зависит от архитектуры компьютера. Все остальные нюансы работы зависят только от загрузочного сектора, который читается с винчестера записанного туда самой системой <text:span text:style-name="T1">IS-DOS.</text:span></text:p>
      <text:h text:style-name="P132" text:outline-level="2"><text:bookmark-start text:name="Обновление FLASH ROM"/><text:bookmark-start text:name="__RefHeading__7518_2044125182"/>Обновление <text:span text:style-name="T1">FLASH ROM</text:span><text:bookmark-end text:name="Обновление FLASH ROM"/><text:bookmark-end text:name="__RefHeading__7518_2044125182"/></text:h>
      <text:p text:style-name="P44">Начиная с версии 0.22 добавлена возможность обновить встроенное программное обеспечение прошитое в ПЗУ. В процессе прошивания отображается окно с индикатором процесса стирания, затем процесс прошивания.</text:p>
      <text:p text:style-name="P44">Прошивание производится для всего <text:span text:style-name="T1">ROM</text:span> все 512 килобайт (64 килобайта для прошивки пользователя). В файловом окне будут отображаться только файлы размером 512<text:span text:style-name="T1"> </text:span>Кб (64 килобайта) и с расширением *<text:span text:style-name="T1">.ROM</text:span>.</text:p>
      <text:p text:style-name="P44">Начиная с версии 0.46 добавлена возможность обновления прошивки пользователя размером 64 Кб. <text:soft-page-break/>Обязательное условие наличие 2 байт с кодами <text:span text:style-name="T1">#00</text:span>,<text:span text:style-name="T1">#C9 </text:span>по смещению <text:span text:style-name="T1">#3D2F </text:span>в сервисной странице куда производится сброс при выборе соответствующей опции. Расположение страниц в прошивке пользователя: <text:span text:style-name="T1">Basic48, TR-DOS, Basic128, Service.</text:span></text:p>
      <text:p text:style-name="P44">При обновлении полного <text:span text:style-name="T1">ROM </text:span>прошивка пользователя будет стерта. После полного обновления <text:span text:style-name="T1">ROM </text:span>необходимо будет произвести перепрошивание прошивки пользователя в случае надобности.</text:p>
      <text:h text:style-name="P132" text:outline-level="2"><text:bookmark-start text:name="Изменение шрифта для текстового видео режима"/><text:bookmark-start text:name="__RefHeading__7520_2044125182"/>Изменение шрифта для текстового видео режима<text:bookmark-end text:name="Изменение шрифта для текстового видео режима"/><text:bookmark-end text:name="__RefHeading__7520_2044125182"/></text:h>
      <text:p text:style-name="P44">Начиная с версии 0.39а сделана возможность загружать набор символов для отображения текста в текстовом видеорежиме с любого <text:span text:style-name="T1">FAT </text:span>устройства. Для загрузки шрифта необходимо выбрать файл с расширением *.<text:span text:style-name="T1">FNT</text:span>.</text:p>
      <text:p text:style-name="P44">Начиная с версии 0.4 сделана возможность обновлять или не обновлять шрифт из ПЗУ каждый раз при нажатии сброса, опция <text:span text:style-name="T32">"E.Reload FONT"</text:span> <text:span text:style-name="T2">on</text:span><text:span text:style-name="T1"> </text:span>или <text:span text:style-name="T32">off</text:span>. И можно выбирать каким шрифтом можно обновлять из ПЗУ стандартный <text:span text:style-name="T1">ATM (KOI8) </text:span>или <text:span text:style-name="T1">CP866, </text:span>опция <text:span text:style-name="T32">"J.Type FONT"</text:span> <text:span text:style-name="T2">ATM</text:span><text:span text:style-name="T1"> </text:span>или <text:span text:style-name="T2">CP866</text:span><text:span text:style-name="T1">. </text:span>При переключении типа шрифта производится его принудительная загрузка.</text:p>
      <text:h text:style-name="P132" text:outline-level="2"><text:bookmark-start text:name="Выбор альтернативных прошивок"/><text:bookmark-start text:name="__RefHeading__7522_2044125182"/>Выбор альтернативных прошивок<text:bookmark-end text:name="Выбор альтернативных прошивок"/><text:bookmark-end text:name="__RefHeading__7522_2044125182"/></text:h>
      <text:p text:style-name="P44">Начиная с версии 0.39 можно использовать кроме основной прошивки альтернативные. Для выбора альтернативной необходимо клавишей <text:span text:style-name="T1">«G» </text:span>перевести соответствующую опцию в положение с названием альтернативной прошивке<text:span text:style-name="T1"> </text:span>и при следующем сбросе выбранная прошивка будет доступна для использования.</text:p>
      <text:p text:style-name="P44">Начиная с версии 0.46 добавлена возможность использования прошивки пользователя (<text:span text:style-name="T1">Custom ROM) </text:span>с возможностью независимой перепрошивки. Размер прошивки 64Кб, сброс при выборе соответствующей опции производится в сервисную страницу этой прошивки. Расположение страниц в прошивке пользователя: <text:span text:style-name="T1">Basic48, TR-DOS, Basic128, Service.</text:span> Сброс производится включением соответствующей страницы <text:span text:style-name="T1">ROM </text:span>и переходом на адрес <text:span text:style-name="T1">#3D2F </text:span>в котором обязательно наличие команд процессора <text:span text:style-name="T1">NOP:RET (</text:span>коды <text:span text:style-name="T1">#</text:span>00,<text:span text:style-name="T1">#C9) </text:span>с дальнейшим переходом на адрес 0<text:span text:style-name="T1">.</text:span></text:p>
      <text:p text:style-name="P44">Для возврата к основной прошивке необходимо нажать и удерживать клавишу «0» и произвести сброс, после чего отпустить клавишу «0».</text:p>
      <text:h text:style-name="P132" text:outline-level="2"><text:bookmark-start text:name="Выбор TRD"/><text:bookmark-start text:name="__RefHeading__7524_2044125182"/>Выбор <text:span text:style-name="T1">TRD</text:span><text:bookmark-end text:name="Выбор TRD"/><text:span text:style-name="T1">,</text:span> <text:span text:style-name="T1">SCL </text:span>и <text:span text:style-name="T1">FDI </text:span>образов<text:bookmark-end text:name="__RefHeading__7524_2044125182"/></text:h>
      <text:p text:style-name="P47"><text:span text:style-name="T33">Начиная с версии 0.21 добавлена загрузка образов (раскрытие образов) </text:span><text:span text:style-name="T3">TRD </text:span><text:span text:style-name="T33">и </text:span><text:span text:style-name="T3">SCL</text:span><text:span text:style-name="T33"> в память для виртуального дисковода для прошивки </text:span><text:span text:style-name="T3">EVO-DOS</text:span><text:span text:style-name="T33">. Начиная с версии 0.27 добавлена загрузка </text:span><text:span text:style-name="T3">FDI </text:span><text:span text:style-name="T33">образов. Предварительное форматирование рам диска для загрузки образов не требуется.</text:span></text:p>
      <text:p text:style-name="P47"><text:span text:style-name="T33">Начиная с версии 0.5 добавлена возможность монтировать образы </text:span><text:span text:style-name="T3">TRD </text:span><text:span text:style-name="T33">непосредственно с </text:span><text:span text:style-name="T3">FAT </text:span><text:span text:style-name="T33">устройств.</text:span></text:p>
      <text:p text:style-name="P47"><text:span text:style-name="T33">При выборе файлов с расширением </text:span><text:span text:style-name="T3">FDI </text:span><text:span text:style-name="T33">и </text:span><text:span text:style-name="T3">SCL </text:span><text:span text:style-name="T33">всегда производится загрузка образа в область рам диска (возможность монтирования не предусмотрена), при выборе файла с расширением </text:span><text:span text:style-name="T3">TRD </text:span><text:span text:style-name="T33">будет предложена возможность примонтировать образ к букве дисковода или загрузить образ в рам диск. Для обрезанных</text:span><text:span text:style-name="T3"> TRD</text:span><text:span text:style-name="T33"> образов меню выбора появляться не будет, образ будет загружен в рамдиск принудительно с расширением размера до стандартных 640Кб. После загрузки или монтирования происходит возврат в основное меню. Вызов меню файлов загруженного или примонтированного диска производится через пункт главного меню </text:span><text:span text:style-name="T3">Z.TR-DOS boot</text:span></text:p>
      <text:p text:style-name="P44"><text:s/></text:p>
      <text:p text:style-name="P44"><draw:frame draw:style-name="fr1" draw:name="Изображение3" text:anchor-type="paragraph" svg:width="4.738cm" style:rel-width="25%" svg:height="2.926cm" style:rel-height="11%" draw:z-index="2"><draw:image xlink:href="../images/dismount.PNG" xlink:type="simple" xlink:show="embed" xlink:actuate="onLoad" draw:mime-type="image/png"/></draw:frame></text:p>
      <text:p text:style-name="P47"><text:span text:style-name="T33">Формат </text:span><text:span text:style-name="T3">RAM </text:span><text:span text:style-name="T33">диска описан в конце документа.</text:span></text:p>
      <text:h text:style-name="P132" text:outline-level="2"><text:bookmark-start text:name="Загрузка с ленты и ее эмуляция"/><text:bookmark-start text:name="__RefHeading__7526_2044125182"/><text:soft-page-break/>Загрузка с ленты и ее эмуляция<text:bookmark-end text:name="Загрузка с ленты и ее эмуляция"/><text:bookmark-end text:name="__RefHeading__7526_2044125182"/></text:h>
      <text:p text:style-name="P44">Начиная с версии 0.18 добавлена возможность загрузки с кассеты. Вызываемая опция полностью аналогична переходе в Бейсик и подаче команды <text:span text:style-name="T1">LOAD “”. </text:span>Перед вызовом загрузки с ленты выставляются соответствующим образом все Бейсик переменные (кроме переменных Бейсик 128) и выставленные режимы памяти и турборежима. При входе в загрузку с ленты есть возможность вернуться в <text:span text:style-name="T1">EVO Service </text:span>по <text:span text:style-name="T1">BREAK, </text:span>пока не загружен загрузчик с ленты и не произведена перенастройка переменных Бейсика и стека.</text:p>
      <text:p text:style-name="P44">Начиная с версии 0.38 добавлена возможность эмуляции загрузки перехватом стандартной точки <text:span text:style-name="T1">#0556 </text:span>и загрузки <text:span text:style-name="T1">TAP </text:span>файлов с <text:span text:style-name="T1">FAT </text:span>устройств. Для перехвата загрузки опция «<text:span text:style-name="T1">Emu tape load</text:span>» должна быть в положении <text:span text:style-name="T1">«on».</text:span></text:p>
      <text:p text:style-name="P44">Выбранный файл загружается в память и автоматически запускается. Запуск загруженного файла можно производить многократно из Бейсика командой <text:span text:style-name="T1">LOAD “” </text:span>или из меню Бейсика 128 опцией <text:span text:style-name="T1">«Tape loader». </text:span>При выборе для загрузки принудительно включается опция эмуляции перехвата загрузки с ленты.</text:p>
      <text:h text:style-name="P132" text:outline-level="2"><text:bookmark-start text:name="__RefHeading__7350_855835153"/>Альтернативные <text:span text:style-name="T1">Basic 48 </text:span><text:span text:style-name="T14">и </text:span><text:span text:style-name="T1">Basic 128</text:span><text:bookmark-end text:name="__RefHeading__7350_855835153"/></text:h>
      <text:p text:style-name="P118">Начиная с версии 0.56<text:span text:style-name="T1">c </text:span>предусмотрен сброс в не измененные прошивки <text:span text:style-name="T1">Basic 48 </text:span>и <text:span text:style-name="T1">Basic 128 </text:span>для запуска стандартного <text:span text:style-name="T1">ZX-Spectrum </text:span>со стандартными развертками (о переключении на соответствующую развертку читать описание zxevo_base_configuration). После выбора сразу производится сброс с выбранным ПЗУ. Выбор с каким ПЗУ производить сброс выбирать в подменю <text:span text:style-name="T1">Service.</text:span></text:p>
      <text:p text:style-name="P119"><text:span text:style-name="T14">Для загрузки </text:span><text:span text:style-name="T1">TAP </text:span><text:span text:style-name="T14">файлов с магнитофонного входа или с эмуляцией выбирать соответствующие опции в главном меню </text:span><text:span text:style-name="T1">ERS </text:span>(<text:span text:style-name="T1">L.Emu tape load: on/off) </text:span><text:span text:style-name="T14">и подменю </text:span><text:span text:style-name="T1">Setup (T.Autostart tape: on/off). </text:span>Для сброса в не измененное ПЗУ опцию <text:span text:style-name="T1">Autostart </text:span>рекомендуется выключать.<text:span text:style-name="T1"> </text:span><text:span text:style-name="T14">При включенной опции эмуляции загрузки из </text:span><text:span text:style-name="T1">TAP </text:span><text:span text:style-name="T14">используется аппаратное прерывание для перехвата загрузки. Аппаратное прерывания устанавливается всегда при сбросе с выбранными ПЗУ и при включенной эмуляции загрузке из </text:span><text:span text:style-name="T1">TAP.</text:span></text:p>
      <text:h text:style-name="P132" text:outline-level="2"><text:bookmark-start text:name="__RefHeading__7352_855835153"/><text:bookmark-start text:name="Запуск HOBETA и SPG файлов"/>Запуск <text:span text:style-name="T1">HOBETA, SNA </text:span>и <text:span text:style-name="T1">SPG </text:span>файлов<text:bookmark-end text:name="__RefHeading__7352_855835153"/><text:bookmark-end text:name="Запуск HOBETA и SPG файлов"/></text:h>
      <text:p text:style-name="P44">При выборе файлов с расширениями <text:span text:style-name="T1">$C </text:span>и <text:span text:style-name="T1">SPG </text:span>будет произведен их запуск.</text:p>
      <text:p text:style-name="P44">Минимальный адрес загрузки/запуска 24576, максимальная длина самого кодового блока 40960 байт (соответственно размер <text:span text:style-name="T1">HOBETA </text:span>файла составит 40977 байт). Адрес загрузки является и адресом запуска. Стек при запуске выставляется в адрес 24575.</text:p>
      <text:p text:style-name="P44">Начиная с версии 0.47 сделана возможность запускать <text:span text:style-name="T1">SPG </text:span>файлы, об особенностях этого формата смотреть соответствующую документацию.</text:p>
      <text:p text:style-name="P44">Начиная с версии <text:span text:style-name="T1">0.57b</text:span> сделана возможность запускать S<text:span text:style-name="T1">NA </text:span>файлы. При запуске 128к <text:span text:style-name="T1">SNA-</text:span>файлов порт<text:span text:style-name="T1">я</text:span>тся два байта на стеке(по адресам SP - 1<text:span text:style-name="T1"> </text:span>и SP - 2), в 48к <text:span text:style-name="T1">SNA </text:span>не портятся.</text:p>
      <text:h text:style-name="P134" text:outline-level="3"><text:bookmark-start text:name="Состояние памяти при запуске HOBETA файлов"/><text:bookmark-start text:name="__RefHeading__7530_2044125182"/>Состояние памяти при запуске <text:span text:style-name="T1">HOBETA </text:span>файлов<text:bookmark-end text:name="Состояние памяти при запуске HOBETA файлов"/><text:bookmark-end text:name="__RefHeading__7530_2044125182"/></text:h>
      <text:p text:style-name="P44">При запуске кодовых блоков из <text:span text:style-name="T1">HOBETA </text:span>файлов переменные Бейсика выставляются стандартным образом, переменные <text:span text:style-name="T1">TR-DOS инициализированы.</text:span> Стек выставляется в адрес <text:span text:style-name="T1">#5FFF. </text:span>Загрузчик кодового блока работает в экранной области. Загрузка производится с точностью до байта. Предварительной очистки области памяти для загрузки не производится.</text:p>
      <text:p text:style-name="P43">Очистка экрана не производится!!! Область атрибутов заполняется байтом 0 для маскировки загрузчика работающего в экранной области.</text:p>
      <text:h text:style-name="P132" text:outline-level="2"><text:bookmark-start text:name="__RefHeading___Toc8370_3240954699"/>Просмотр подключенных устройств <text:span text:style-name="T1">IDE</text:span><text:bookmark-end text:name="__RefHeading___Toc8370_3240954699"/></text:h>
      <text:p text:style-name="P43">Начиная с версии 0.58 сделан показ подключенных устройств <text:span text:style-name="T1">IDE. </text:span>Показываются:</text:p>
      <text:p text:style-name="P43">- способ подключения <text:span text:style-name="T1">Master/Slave</text:span></text:p>
      <text:p text:style-name="P43"><text:span text:style-name="T1">- </text:span>имя устройства взятое из сектора идентификации</text:p>
      <text:p text:style-name="P43">- параметры <text:span text:style-name="T1">Cylinder/Head/Sector</text:span></text:p>
      <text:p text:style-name="P43"><text:span text:style-name="T1">- </text:span>размер устройства в мегабайтах</text:p>
      <text:p text:style-name="P43"><text:soft-page-break/>Подключенные устройства определяются при каждом входе в просмотрщик. </text:p>
      <text:h text:style-name="P133" text:outline-level="2"><text:bookmark-start text:name="__RefHeading___Toc8636_4278257639"/>Резидент<text:bookmark-end text:name="__RefHeading___Toc8636_4278257639"/></text:h>
      <text:p text:style-name="P121"><text:span text:style-name="T14">Начиная с версии 0.58.13 добавлен резидент позаимствованный из прошивки </text:span><text:span text:style-name="T1">ATM Turbo </text:span><text:span text:style-name="T14">и предназначенный передаче управления на специальный код размещаемый в странице </text:span><text:span text:style-name="T1">0x1F. </text:span></text:p>
      <text:p text:style-name="P120"><text:span text:style-name="T28">Работа резидента зависит от настроек в меню </text:span><text:span text:style-name="T12">Setup. <text:s/></text:span><text:span text:style-name="T28">Пункт «</text:span><text:span text:style-name="T12">Rezident Honey Cmd</text:span><text:span text:style-name="T28">» включает/выключает запуск резидента. Пункт «</text:span><text:span text:style-name="T12">Kill rezident</text:span><text:span text:style-name="T28">» предназначен для порчи резидента и обеспечения о</text:span><text:span text:style-name="T29">днократности</text:span><text:span text:style-name="T28"> его запуска. Принудительное отключение резидента также возможно при сбросе комбинацией 0+</text:span><text:span text:style-name="T12">F12 </text:span><text:span text:style-name="T28">с сохранением выключенного состояния в </text:span><text:span text:style-name="T12">CMOS.</text:span></text:p>
      <text:h text:style-name="P132" text:outline-level="2"><text:bookmark-start text:name="__RefHeading__7532_2044125182"/><text:bookmark-start text:name="Редактор ячеек CMOS"/>Редактор ячеек <text:span text:style-name="T1">CMOS</text:span><text:bookmark-end text:name="__RefHeading__7532_2044125182"/><text:bookmark-end text:name="Редактор ячеек CMOS"/></text:h>
      <text:p text:style-name="P44">Начиная с версии 0.34 сделан редактор ячеек <text:span text:style-name="T1">CMOS </text:span>с добавлением соответствующего пункта в меню <text:span text:style-name="T1">Service. </text:span>Для увеличения полезного пространства редактор отображается в текстовом режиме 80х25. Перемещение по области редактирования осуществляется курсорными клавишами. Ввод производится в позицию курсора цифровыми клавишами 0...9 и буквенными <text:span text:style-name="T1">A...F. </text:span>Подсказки по ячейкам выдаются только для первых 17 ячеек, остальное ячейки пока не задействованы. При редактировании ячеек запись отредактированной ячейки сохраняется в <text:span text:style-name="T1">CMOS </text:span>сразу после ввода.</text:p>
      <text:h text:style-name="P132" text:outline-level="2"><text:bookmark-start text:name="Тестирование PC клавиатуры"/><text:bookmark-start text:name="__RefHeading__7534_2044125182"/>Тестирование <text:span text:style-name="T1">PC </text:span>клавиатуры<text:bookmark-end text:name="Тестирование PC клавиатуры"/><text:bookmark-end text:name="__RefHeading__7534_2044125182"/></text:h>
      <text:p text:style-name="P44">Начиная с версии 0.46 добавлен тестер <text:span text:style-name="T1">PC </text:span>клавиатуры. При входе в тестер отображается стандартная клавиатура. Нажатая клавиша отображается белым цветом, еще не нажатая клавиша красным цветом, отпущенная отображается зеленым. Системные клавиши <text:span text:style-name="T1">F12, Print Screen, Scroll Lock, Pause </text:span>выделенные фиолетовым цветом нажимать не рекомендуется. Выход из режима тестера <text:span text:style-name="T1">ALT+F4 </text:span>или <text:span text:style-name="T1">CTRL+X.</text:span></text:p>
      <text:h text:style-name="P132" text:outline-level="2"><text:bookmark-start text:name="Кнопка Magic"/><text:bookmark-start text:name="__RefHeading__7536_2044125182"/><text:span text:style-name="T14">Кнопка </text:span><text:bookmark-end text:name="Кнопка Magic"/><text:span text:style-name="T1">NMI</text:span><text:bookmark-end text:name="__RefHeading__7536_2044125182"/></text:h>
      <text:p text:style-name="P44">Начиная с версии 0.49 добавлена поддержка волшебной кнопки <text:span text:style-name="T1">Magic</text:span> со своим меню. Пока возможностей немного, по нажатию <text:span text:style-name="T1">Magic </text:span>сохраняется конфигурация портов и регистры процессора для возврата к исполняемой в данный момент программе. На экране отображается содержимое сохраненных регистров (отображение регистра <text:span text:style-name="T1">R не соответств</text:span>ует действительности) и содержимое портов на момент нажатия <text:span text:style-name="T1">NMI.</text:span> </text:p>
      <text:p text:style-name="P44">В меню <text:span text:style-name="T1">Setup </text:span>продублирована возможность изменения режима памяти и частоты процессора. </text:p>
      <text:p text:style-name="P44">В правом верхнем углу отображаются текущее время и дата.</text:p>
      <text:h text:style-name="P132" text:outline-level="2"><text:bookmark-start text:name="Режим ATM CPM"/><text:bookmark-start text:name="__RefHeading__7538_2044125182"/><text:span text:style-name="T14">Режим </text:span>ATM CP/M<text:bookmark-end text:name="Режим ATM CPM"/><text:bookmark-end text:name="__RefHeading__7538_2044125182"/></text:h>
      <text:p text:style-name="P44">Начиная с версии <text:span text:style-name="T1">0.</text:span>54 добавлен <text:span text:style-name="T1">CP/M </text:span>реализованный на компьютере <text:span text:style-name="T1">ATM Turbo 2+. </text:span>Разница в реализации только в доступе к винчестеру, доступ осуществляется через порты контроллера <text:span text:style-name="T1">Nemo. </text:span>Для тех кто захочет разметить/переразметить винчестер<text:span text:style-name="T1">: </text:span>программа <text:span text:style-name="T1">FDISK </text:span>не будет работать в данном случае, так как использует прямой доступ к винчестеру для определения его конфигурации. Выходов из этой ситуации 2: зная параметры винчестера можно после запуска <text:span text:style-name="T1">FDISK </text:span>(для версии из стандартной дискеты <text:span text:style-name="T1">ATM Turbo 2+) </text:span>ввести нужные параметры в появившемся окне или воспользоваться модифицированным <text:span text:style-name="T1">FDISK </text:span>в составе стандартной загрузочной дискеты, которая считает необходимые параметры.</text:p>
      <text:p text:style-name="P48"><text:span text:style-name="T33">В целях совместимости с </text:span><text:span text:style-name="T3">ERS-</text:span><text:span text:style-name="T33">рамдиском, начиная с версии </text:span><text:span text:style-name="T3">0.56e, </text:span><text:span text:style-name="T33">изменён формат рамдиска в </text:span><text:span text:style-name="T3">CP/M.</text:span><text:span text:style-name="T33"> Старый(</text:span><text:span text:style-name="T3">ATM</text:span><text:span text:style-name="T33">-рамдиск) формат не поддерживается. Образы с программами в форматах </text:span><text:span text:style-name="T3">TRD </text:span><text:span text:style-name="T33">и </text:span><text:span text:style-name="T3">FDI </text:span><text:span text:style-name="T33">можно загружать в рамдиск из </text:span><text:span text:style-name="T3">File browser. </text:span><text:span text:style-name="T33">При переходе в </text:span><text:span text:style-name="T3">ATM CP/M </text:span><text:span text:style-name="T33">файлы из загруженного образа будут доступны на диске </text:span><text:span text:style-name="T3">A:.</text:span><text:span text:style-name="T33"> При перезагрузке компьютера, </text:span><text:span text:style-name="T3">RAM-</text:span><text:span text:style-name="T33">диск не портится, поэтому его можно сохранить воспользовавшись утилитой </text:span><text:span text:style-name="T3">rdsav.$c</text:span><text:span text:style-name="T33"> (путь утилиты в репозитории pentevo/zx_soft/ram_disk_saver/</text:span><text:span text:style-name="T3">rdsav.$c</text:span><text:span text:style-name="T33">).</text:span></text:p>
      <text:h text:style-name="P132" text:outline-level="2"><text:bookmark-start text:name="Часы и CMOS"/><text:bookmark-start text:name="__RefHeading__7540_2044125182"/><text:soft-page-break/><text:span text:style-name="T14">Часы и </text:span>CMOS<text:bookmark-end text:name="Часы и CMOS"/><text:bookmark-end text:name="__RefHeading__7540_2044125182"/></text:h>
      <text:p text:style-name="P44">При работе сервис прошивки в правом верхнем углу экрана отображается время и дата считываемые из микросхемы часов подключенных по схеме <text:span text:style-name="T1">Gluk. </text:span>Помимо отображения времени и даты используются ячейки памяти <text:span text:style-name="T1">CMOS </text:span>содержащейся в часах для хранения некоторых настроек.</text:p>
      <text:p text:style-name="P44">Используемые ячейки <text:span text:style-name="T1">CMOS:</text:span></text:p>
      <text:p text:style-name="P49"/>
      <text:p text:style-name="P44">- 0<text:span text:style-name="T1">x00...</text:span></text:p>
      <text:p text:style-name="P44"><text:span text:style-name="T1">...0x0D<text:tab/></text:span>используются часами и не могут быть использованы для хранения параметров.</text:p>
      <text:p text:style-name="P44"><text:span text:style-name="T1">- 0x0E...<text:tab/>\ </text:span>доступно и используется для </text:p>
      <text:p text:style-name="P49">...0x3F<text:tab/>/ <text:span text:style-name="T14">хранения настроек </text:span>GLUK Reset Service</text:p>
      <text:p text:style-name="P49">- 0x40...<text:tab/>\ <text:span text:style-name="T14">64 байта</text:span></text:p>
      <text:p text:style-name="P49">...0x7F<text:tab/>/ <text:span text:style-name="T14">используется </text:span>ProfROM <text:span text:style-name="T14">для хранения настроек.</text:span></text:p>
      <text:p text:style-name="P49"><text:span text:style-name="T14">- </text:span>0x80...<text:tab/>\ <text:span text:style-name="T14">на данный момент</text:span></text:p>
      <text:p text:style-name="P58"><text:span text:style-name="T3">...0xE</text:span><text:span text:style-name="T4">8</text:span><text:span text:style-name="T3"><text:tab/>/ </text:span><text:span text:style-name="T15">свободны</text:span></text:p>
      <text:p text:style-name="P52"><text:span text:style-name="T33">- 0xE9<text:tab/></text:span><text:span text:style-name="T15">хранит следующие значения, биты:</text:span></text:p>
      <text:p text:style-name="P45"><text:tab/><text:tab/>7 - 1=включение порчи резидента для однократного запуска по сбросу</text:p>
      <text:p text:style-name="P45"><text:tab/><text:tab/>6 -</text:p>
      <text:p text:style-name="P45"><text:tab/><text:tab/>5 -</text:p>
      <text:p text:style-name="P45"><text:tab/><text:tab/>4 -</text:p>
      <text:p text:style-name="P45"><text:tab/><text:tab/>3 -</text:p>
      <text:p text:style-name="P45"><text:tab/><text:tab/>2 -</text:p>
      <text:p text:style-name="P45"><text:tab/><text:tab/>1 -</text:p>
      <text:p text:style-name="P45"><text:tab/><text:tab/>0 -</text:p>
      <text:p text:style-name="P49"><text:span text:style-name="T14">- </text:span>0xEA<text:tab/><text:span text:style-name="T14">пауза определения наличия </text:span>HDD <text:span text:style-name="T14">после включения питания в секундах (</text:span>0<text:span text:style-name="T14">..</text:span>9 <text:span text:style-name="T14">секунд, 0-<text:tab/><text:tab/><text:tab/>пауза выключена), по умолчанию </text:span>0</text:p>
      <text:p text:style-name="P49">- 0xEB<text:tab/><text:span text:style-name="T14">хранит следующие значения, биты:</text:span></text:p>
      <text:p text:style-name="P49"><text:span text:style-name="T14"><text:tab/><text:tab/></text:span>7 - \</text:p>
      <text:p text:style-name="P49"><text:tab/><text:tab/>6 - <text:s/>\</text:p>
      <text:p text:style-name="P49"><text:tab/><text:tab/>5 - <text:s/>/</text:p>
      <text:p text:style-name="P49"><text:tab/><text:tab/>4 - /</text:p>
      <text:p text:style-name="P49"><text:tab/><text:tab/>3 - \ <text:span text:style-name="T14">номер реального</text:span></text:p>
      <text:p text:style-name="P49"><text:tab/><text:tab/>2 - / <text:span text:style-name="T14">дисковода</text:span></text:p>
      <text:p text:style-name="P49"><text:tab/><text:tab/>1 - \ <text:span text:style-name="T14">номер виртуального</text:span></text:p>
      <text:p text:style-name="P49"><text:tab/><text:tab/>0 - / <text:span text:style-name="T14">дисковода</text:span></text:p>
      <text:p text:style-name="P44"><text:tab/><text:tab/>по умолчанию %00000000</text:p>
      <text:p text:style-name="P49">- 0xEC<text:tab/><text:span text:style-name="T14">хранит следующие значения, биты:</text:span></text:p>
      <text:p text:style-name="P49"><text:span text:style-name="T14"><text:tab/><text:tab/></text:span>7 <text:span text:style-name="T14">- 1=</text:span>TURBO OFF <text:span text:style-name="T14">(3,5МГц)</text:span>, 0=TURBO ON <text:span text:style-name="T14">(7МГц)</text:span></text:p>
      <text:p text:style-name="P49"><text:tab/><text:tab/>6 <text:span text:style-name="T14">-</text:span> <text:span text:style-name="T14">1=доступ к </text:span>SD NeoGS <text:span text:style-name="T14">есть</text:span>, 0=<text:span text:style-name="T14">нет</text:span></text:p>
      <text:p text:style-name="P49"><text:tab/><text:tab/>5 - 1=<text:span text:style-name="T14">поиск файла </text:span>IMAGE.MNT <text:span text:style-name="T14">и монтирование образов если найден</text:span>, 0=<text:span text:style-name="T14">не искать</text:span></text:p>
      <text:p text:style-name="P49"><text:tab/><text:tab/>4 <text:span text:style-name="T14">- </text:span>1=<text:span text:style-name="T14">не отображать, 0=отображать время/дату</text:span></text:p>
      <text:p text:style-name="P49"><text:tab/><text:tab/>3 - 1=<text:span text:style-name="T14">при нажатии клавиш озвучивания не будет, 0=будет</text:span> </text:p>
      <text:p text:style-name="P49"><text:tab/><text:tab/>2 - 1=<text:span text:style-name="T14">включена проверка наличия резидента, 0=не проверяется</text:span></text:p>
      <text:p text:style-name="P49"><text:tab/><text:tab/>1 - \ <text:span text:style-name="T14">2=128Кб, 1=48Кб,</text:span></text:p>
      <text:p text:style-name="P49"><text:tab/><text:tab/>0 - / <text:span text:style-name="T14">0=1Мб по стандарту Пентагона</text:span></text:p>
      <text:p text:style-name="P49"><text:span text:style-name="T14"><text:tab/><text:tab/>по умолчанию %</text:span>00000010</text:p>
      <text:p text:style-name="P44">- <text:span text:style-name="T1">0xED<text:tab/></text:span>хранит следующие значения, биты:</text:p>
      <text:p text:style-name="P44"><text:tab/><text:tab/>7 - 1=<text:span text:style-name="T1">TURBO</text:span> 14МГц, 0=<text:span text:style-name="T1">TURBO</text:span> 3,5/7МГц, зависит от состояния бита 7 в ячейке <text:span text:style-name="T1">0xEC</text:span></text:p>
      <text:p text:style-name="P44"><text:tab/><text:tab/>6 <text:span text:style-name="T1">-</text:span> <text:span text:style-name="T1">1=</text:span>эмуляция загрузки с кассеты, 0=загрузка с магнитофонного входа</text:p>
      <text:p text:style-name="P44"><text:tab/><text:tab/><text:span text:style-name="T1">5 </text:span>-<text:span text:style-name="T1"> 1=</text:span>принтер через <text:span text:style-name="T1">AY, </text:span>0=стандартный принтер <text:span text:style-name="T1">Basic 48</text:span></text:p>
      <text:p text:style-name="P49"><text:tab/><text:tab/>4 <text:span text:style-name="T14">-</text:span> 1=<text:span text:style-name="T14">не загружать шрифт из ПЗУ по сбросу, 0=загружать</text:span></text:p>
      <text:p text:style-name="P49"><text:span text:style-name="T14"><text:tab/><text:tab/>3 - 1=загружать из ПЗУ шрифт </text:span>CP866, 0=<text:span text:style-name="T14">загружать из ПЗУ шрифт АТМ</text:span></text:p>
      <text:p text:style-name="P44"><text:tab/><text:tab/>2 - <text:span text:style-name="T1">1=</text:span>автозапуск <text:span text:style-name="T1">TAP </text:span>файла включен, 0=выключен</text:p>
      <text:p text:style-name="P44"><text:tab/><text:tab/>1 <text:span text:style-name="T1">- \ </text:span>номер сброса: 0 <text:span text:style-name="T1">- Evo Service, 1-GLUK Service</text:span></text:p>
      <text:p text:style-name="P44"><text:tab/><text:tab/>0 <text:span text:style-name="T1">- / 2 - ProfROM, 3 - Custom ROM</text:span></text:p>
      <text:p text:style-name="P44"><text:soft-page-break/><text:span text:style-name="T1"><text:tab/><text:tab/></text:span>по умолчанию %<text:span text:style-name="T1">00000100</text:span></text:p>
      <text:p text:style-name="P58"><text:span text:style-name="T3">- 0xEE...<text:tab/> \ </text:span><text:span text:style-name="T15">содержит </text:span><text:span text:style-name="T3">CRC16 </text:span><text:span text:style-name="T15">для ячеек </text:span><text:span text:style-name="T3">0xE</text:span><text:span text:style-name="T16">9</text:span><text:span text:style-name="T3">...0xED. </text:span><text:span text:style-name="T15">При несовпадении </text:span><text:span text:style-name="T3">CRC16</text:span></text:p>
      <text:p text:style-name="P49">...0xEF<text:tab/> / <text:span text:style-name="T14">записанной в этих ячейках</text:span> <text:span text:style-name="T14">и рассчитанной производится принудительный сброс до <text:tab/><text:tab/><text:tab/>/ <text:s/>исходных значений.</text:span></text:p>
      <text:h text:style-name="P132" text:outline-level="2"><text:bookmark-start text:name="Формат RAM диска"/><text:bookmark-start text:name="__RefHeading__7542_2044125182"/>Формат <text:span text:style-name="T1">RAM </text:span>диска<text:bookmark-end text:name="Формат RAM диска"/><text:bookmark-end text:name="__RefHeading__7542_2044125182"/></text:h>
      <text:p text:style-name="P44">Формат <text:span text:style-name="T1">RAM </text:span>диска похож на формат <text:span text:style-name="T1">TRD </text:span>образа, то есть представляет собой последовательность секторов расположенный в верхней памяти. <text:span text:style-name="T1">RAM </text:span>диск начинается с <text:span text:style-name="T1">10</text:span>-й страницы от конца памяти (номер страницы начала <text:span text:style-name="T1">RAM </text:span>диска может быть изменен в любой из последующих версий) и растет вниз. </text:p>
      <text:p text:style-name="P44">Для универсальной поддержки <text:span text:style-name="T1">SCL, TRD </text:span>и <text:span text:style-name="T1">FDI </text:span>образов самая первая страница от начала <text:span text:style-name="T1">RAM </text:span>диска (полностью 16Кб страница) содержит описатель нахождения секторов/дорожек в страницах памяти. Определить страницу начала <text:span text:style-name="T1">RAM </text:span>диска можно по байтам «<text:span text:style-name="T1">RD</text:span>» расположенным в первой странице от начала <text:span text:style-name="T1">RAM </text:span>диска по смещениям <text:span text:style-name="T1">#3FFF (</text:span>байт <text:span text:style-name="T1">«R») </text:span>и <text:span text:style-name="T1">#3EFF (</text:span>байт <text:span text:style-name="T1">«D»), </text:span>по этим байтам определяется отформатирован ли <text:span text:style-name="T1">RAM </text:span>диск. При отсутствии этих байт производится принудительно форматирование <text:span text:style-name="T1">RAM </text:span>диска на размер стандартной <text:span text:style-name="T1">TR-DOS </text:span>дискеты, то есть на 2544 сектора. </text:p>
      <text:p text:style-name="P44">Заголовок <text:span text:style-name="T1">FDI </text:span>образа преобразовывается при загрузке в память, заголовок для образов <text:span text:style-name="T1">SCL </text:span>и <text:span text:style-name="T1">TRD </text:span>создается принудительно после загрузки. При форматировании заголовки также создаются принудительно.</text:p>
      <text:p text:style-name="P44"/>
      <text:p text:style-name="P44">Формат описателей секторов/дорожек <text:span text:style-name="T1">RAM </text:span>диска:</text:p>
      <table:table table:name="Таблица1" table:style-name="Таблица1">
        <table:table-column table:style-name="Таблица1.A"/>
        <table:table-column table:style-name="Таблица1.B"/>
        <table:table-row>
          <table:table-cell table:style-name="Таблица1.A1" office:value-type="string">
            <text:p text:style-name="P62">Смещение в байтах от начала страницы</text:p>
          </table:table-cell>
          <table:table-cell table:style-name="Таблица1.B1" office:value-type="string">
            <text:p text:style-name="P63">Описание</text:p>
          </table:table-cell>
        </table:table-row>
        <table:table-row>
          <table:table-cell table:style-name="Таблица1.A9" office:value-type="string">
            <text:p text:style-name="P66">+<text:span text:style-name="T1">#</text:span>000</text:p>
          </table:table-cell>
          <table:table-cell table:style-name="Таблица1.B9" office:value-type="string">
            <text:p text:style-name="P65">смещение в блоках (по 256 байт) дорожки от начала страницы</text:p>
          </table:table-cell>
        </table:table-row>
        <table:table-row>
          <table:table-cell table:style-name="Таблица1.A9" office:value-type="string">
            <text:p text:style-name="P64">+<text:span text:style-name="T1">#100</text:span></text:p>
          </table:table-cell>
          <table:table-cell table:style-name="Таблица1.B9" office:value-type="string">
            <text:p text:style-name="P65"><text:span text:style-name="T14">смещение в страницах (по 16Кб) </text:span>дорожки<text:span text:style-name="T14"> от начала </text:span><text:span text:style-name="T1">RAM </text:span><text:span text:style-name="T14">диска +1. То есть если </text:span><text:span text:style-name="T1">RAM </text:span><text:span text:style-name="T14">диска начинается с 3-ей страницы, то счет идет со страницы 4</text:span></text:p>
          </table:table-cell>
        </table:table-row>
        <table:table-row>
          <table:table-cell table:style-name="Таблица1.A9" office:value-type="string">
            <text:p text:style-name="P60">+#200</text:p>
          </table:table-cell>
          <table:table-cell table:style-name="Таблица1.B9" office:value-type="string">
            <text:p text:style-name="P65">номер сектора на дорожке</text:p>
          </table:table-cell>
        </table:table-row>
        <table:table-row>
          <table:table-cell table:style-name="Таблица1.A9" office:value-type="string">
            <text:p text:style-name="P60">+#300</text:p>
          </table:table-cell>
          <table:table-cell table:style-name="Таблица1.B9" office:value-type="string">
            <text:p text:style-name="P65">размер сектора *2. То есть для сектора 128 байт заносится 1, для сектора 256 байт заносится 2, для сектора 512 байт заносится 4 и для сектора 1024 заносится 8</text:p>
          </table:table-cell>
        </table:table-row>
        <table:table-row>
          <table:table-cell table:style-name="Таблица1.A9" office:value-type="string">
            <text:p text:style-name="P60">+#400</text:p>
          </table:table-cell>
          <table:table-cell table:style-name="Таблица1.B9" office:value-type="string">
            <text:p text:style-name="P65">номер сектора на дорожке</text:p>
          </table:table-cell>
        </table:table-row>
        <table:table-row>
          <table:table-cell table:style-name="Таблица1.A9" office:value-type="string">
            <text:p text:style-name="P60">+#500</text:p>
          </table:table-cell>
          <table:table-cell table:style-name="Таблица1.B9" office:value-type="string">
            <text:p text:style-name="P65">размер сектора *2</text:p>
          </table:table-cell>
        </table:table-row>
        <table:table-row>
          <table:table-cell table:style-name="Таблица1.A9" office:value-type="string">
            <text:p text:style-name="P60"/>
          </table:table-cell>
          <table:table-cell table:style-name="Таблица1.B9" office:value-type="string">
            <text:p text:style-name="P65">и так далее пока не закончатся все сектора дорожки.</text:p>
          </table:table-cell>
        </table:table-row>
        <table:table-row>
          <table:table-cell table:style-name="Таблица1.A9" office:value-type="string">
            <text:p text:style-name="P59">+#001</text:p>
          </table:table-cell>
          <table:table-cell table:style-name="Таблица1.B9" office:value-type="string">
            <text:p text:style-name="P61">Начало описателей следующей дорожки</text:p>
          </table:table-cell>
        </table:table-row>
      </table:table>
      <text:p text:style-name="P44"/>
      <text:p text:style-name="P67"/>
      <text:h text:style-name="P130" text:outline-level="1"/>
      <text:h text:style-name="P131" text:outline-level="1"><text:bookmark-start text:name="Описание EVO-DOS"/><text:bookmark-start text:name="__RefHeading__7553_2044125182"/>Описание <text:span text:style-name="T1">EVO-DOS</text:span><text:bookmark-end text:name="Описание EVO-DOS"/><text:span text:style-name="T1"> v</text:span>0.<text:span text:style-name="T83">5</text:span><text:span text:style-name="T80">1</text:span><text:bookmark-end text:name="__RefHeading__7553_2044125182"/></text:h>
      <text:p text:style-name="P68">В связи с тем что основой <text:span text:style-name="T1">EVO-DOS </text:span>послужила прошивка <text:span text:style-name="T1">TR-DOS 5.03 </text:span>полное описание можно прочитать именно на этот <text:span text:style-name="T1">TR-DOS. </text:span>Здесь будет описано отличия и дополнительные возможности. </text:p>
      <text:h text:style-name="P132" text:outline-level="2"><text:bookmark-start text:name="__RefHeading__7555_2044125182"/>Удаленные возможности<text:bookmark-end text:name="__RefHeading__7555_2044125182"/></text:h>
      <text:p text:style-name="P68">Удалена поддержка волшебной кнопки <text:span text:style-name="T1">“Magic” </text:span>и команда дающая возможность загружать дамп памяти сохраненный этой волшебной кнопкой (команда <text:span text:style-name="T1">GOTO).</text:span></text:p>
      <text:p text:style-name="P68">Удалена поддержка односторонних дисководов и 40 дорожечных дисководов, удалены команда выбора количества дорожек (команды 40 и 80).</text:p>
      <text:h text:style-name="P132" text:outline-level="2"><text:bookmark-start text:name="__RefHeading__7557_2044125182"/><text:span text:style-name="T14">Добавленные</text:span><text:span text:style-name="T15"> </text:span><text:span text:style-name="T14">возможности</text:span><text:bookmark-end text:name="__RefHeading__7557_2044125182"/></text:h>
      <text:p text:style-name="P72"><text:span text:style-name="T15">Добавлено несколько новых команд, ввод новых команд посимвольный. Команды начинаются с ввода символа «.» чтобы изменить вид курсора «</text:span><text:span text:style-name="T33">K</text:span><text:span text:style-name="T15">» на </text:span><text:span text:style-name="T33">«L» </text:span><text:span text:style-name="T15">и иметь возможность посимвольного ввода. Регистр ввода значения не имеет. После исполнения новых команд (вне зависимости от результата выполнения) в командной строке будет отображаться буква текущего выбранного раздела, пока не будет выполнена стандартная команда </text:span><text:span text:style-name="T33">TR-DOS.</text:span><text:span text:style-name="T15"> В скобках </text:span><text:span text:style-name="T33">[ ] </text:span><text:span text:style-name="T15">указывается необязательный параметр. Отдельной обработки ошибок при вводе команд на данный момент нет, всегда выдается стандартное сообщение об ошибке.</text:span></text:p>
      <text:p text:style-name="P68">Полный список доступных команд:</text:p>
      <text:p text:style-name="P68"/>
      <text:p text:style-name="P71">.CD</text:p>
      <text:p text:style-name="P71">.CLRCMOS</text:p>
      <text:p text:style-name="P71">.DIR</text:p>
      <text:p text:style-name="P71">.DRIVE</text:p>
      <text:p text:style-name="P71">.HELP</text:p>
      <text:p text:style-name="P71">.MOUNT</text:p>
      <text:p text:style-name="P71">.<text:span text:style-name="T11">ROM</text:span></text:p>
      <text:p text:style-name="P71">.UMOUNT</text:p>
      <text:p text:style-name="P71">.VER</text:p>
      <text:p text:style-name="P71">.VIRT</text:p>
      <text:p text:style-name="P68"/>
      <text:p text:style-name="P72"><text:span text:style-name="T15">Команда </text:span><text:span text:style-name="T14">.</text:span>VER<text:span text:style-name="T33"> </text:span><text:span text:style-name="T15">выводит на экран название </text:span><text:span text:style-name="T33">DOS, </text:span><text:span text:style-name="T15">версию и дату сборки. Данные для вывода берется из последних 8 байт ПЗУ самого </text:span><text:span text:style-name="T33">DOS.</text:span></text:p>
      <text:p text:style-name="P68"/>
      <text:p text:style-name="P70"><text:span text:style-name="T33">Команда </text:span>.<text:span text:style-name="T1">VIRT</text:span><text:span text:style-name="T3"> </text:span><text:span text:style-name="T1">[.X:]</text:span><text:span text:style-name="T3"> </text:span><text:span text:style-name="T33">выводит на экран букву диска к который в данный момент примонтирован рамдиск. Этой же командой можно перемонтировать рамдиск на любую букву, изменение сразу сохраняется в </text:span><text:span text:style-name="T3">CMOS. </text:span><text:span text:style-name="T33">Формат команды </text:span>.<text:span text:style-name="T1">VIRT X:</text:span><text:span text:style-name="T3"> </text:span><text:span text:style-name="T33">здесь </text:span><text:span text:style-name="T1">X</text:span><text:span text:style-name="T3"> </text:span><text:span text:style-name="T33">любая буква дисковода </text:span><text:span text:style-name="T3">A,B,C,D. </text:span><text:span text:style-name="T33">Наличие «:» после буквы диска обязательно.</text:span></text:p>
      <text:p text:style-name="P70"><text:span text:style-name="T33">Кроме возможности стандартного </text:span><text:span text:style-name="T3">TR-DOS </text:span><text:span text:style-name="T33">для смены диска командой </text:span>*<text:span text:style-name="T1">”X:”</text:span><text:span text:style-name="T3"> </text:span><text:span text:style-name="T33">где </text:span><text:span text:style-name="T1">X</text:span><text:span text:style-name="T3">-</text:span><text:span text:style-name="T33">любая буква </text:span><text:span text:style-name="T3">A...D </text:span><text:span text:style-name="T33">можно поменять дисковод командой </text:span>.<text:span text:style-name="T1">X:</text:span><text:span text:style-name="T3"> </text:span><text:span text:style-name="T33">подставив вместо </text:span><text:span text:style-name="T1">X</text:span><text:span text:style-name="T3"> </text:span><text:span text:style-name="T33">любую букву </text:span><text:span text:style-name="T3">A...D </text:span><text:span text:style-name="T33">для смены дисковода</text:span><text:span text:style-name="T3">, </text:span><text:span text:style-name="T33">а буквой </text:span><text:span text:style-name="T3">E </text:span><text:span text:style-name="T33">и далее сменить текущий раздел </text:span><text:span text:style-name="T3">FAT </text:span><text:span text:style-name="T33">устройства. Наличие символа «:» обязательно. Максимальную букву найденного раздела можно узнать командой .</text:span><text:span text:style-name="T1">DRIVE</text:span><text:span text:style-name="T3">, </text:span><text:span text:style-name="T33">при попытке переключиться на не найденный раздел будет выдана ошибка.</text:span></text:p>
      <text:p text:style-name="P68"/>
      <text:p text:style-name="P70"><text:span text:style-name="T33">Команда </text:span>.<text:span text:style-name="T1">DRIVE</text:span><text:span text:style-name="T3"> </text:span><text:span text:style-name="T33">показывает найденные разделы на </text:span><text:span text:style-name="T3">HDD </text:span><text:span text:style-name="T33">и </text:span><text:span text:style-name="T3">SD </text:span><text:span text:style-name="T33">картах. Первая присвоенная буква найденного раздела всегда </text:span><text:span text:style-name="T1">E</text:span><text:span text:style-name="T3">, </text:span><text:span text:style-name="T33">последняя зависит от количества найденных разделов. Отображается в виде </text:span><text:span text:style-name="T3">«</text:span><text:span text:style-name="T1">Drives: E-Z</text:span><text:span text:style-name="T3">».</text:span></text:p>
      <text:p text:style-name="P68"/>
      <text:p text:style-name="P70"><text:span text:style-name="T33">Команда </text:span>.<text:span text:style-name="T1">DIR</text:span><text:span text:style-name="T3"> </text:span><text:span text:style-name="T1">[/L]</text:span><text:span text:style-name="T3"> </text:span><text:span text:style-name="T33">выводит на экран содержимое каталога текущего выбранного из найденных разделов. Вывод содержимого производится в том порядке как записано в директории. Вывод производится короткими именами. Вывод длинными именами производится по ключу </text:span>/<text:span text:style-name="T1">L </text:span></text:p>
      <text:p text:style-name="P68"/>
      <text:p text:style-name="P68"><text:soft-page-break/>Команда <text:span text:style-name="T32">.</text:span><text:span text:style-name="T2">CD </text:span><text:span text:style-name="T1"><text:s/></text:span>позволяет входит в директории или выходить в предыдущую. За одну команду можно перейти только на один уровень. Пример:</text:p>
      <text:p text:style-name="P68"/>
      <text:p text:style-name="P68"><text:span text:style-name="T32">.</text:span><text:span text:style-name="T2">CD dirname</text:span><text:span text:style-name="T1"> – </text:span>войти в директорию <text:span text:style-name="T1">dirname</text:span></text:p>
      <text:p text:style-name="P68"><text:span text:style-name="T2">.CD ..</text:span><text:span text:style-name="T1"> - </text:span>перейти в предыдущую директорию </text:p>
      <text:p text:style-name="P68"/>
      <text:p text:style-name="P68">Команда <text:span text:style-name="T32">.</text:span><text:span text:style-name="T2">MOUNT</text:span><text:span text:style-name="T1"> </text:span>позволяет смонтировать <text:span text:style-name="T1">TRD </text:span>образ для чтения/записи вместо реального дисковода. В качестве параметров указывается имя и расширение файла и буква дисковода на который производится монтирование. Пример:</text:p>
      <text:p text:style-name="P68"/>
      <text:p text:style-name="P70">.<text:span text:style-name="T1">MOUNT FILENAME.TRD B:</text:span></text:p>
      <text:p text:style-name="P74"/>
      <text:p text:style-name="P68">Расширение должно быть указанно обязательно, как и : после буквы монтируемого дисковода. </text:p>
      <text:p text:style-name="P68"/>
      <text:p text:style-name="P70">.<text:span text:style-name="T11">ROM</text:span></text:p>
      <text:p text:style-name="P73"/>
      <text:p text:style-name="P69">Команда показывает текущую страницу <text:span text:style-name="T1">ROM </text:span>ввиде <text:span text:style-name="T1">”EMUL 3D2F”</text:span> или <text:span text:style-name="T1">”EMUL 3D13” </text:span>в зависимости от того какой диск реальный или виртуальный.</text:p>
      <text:p text:style-name="P68"/>
      <text:p text:style-name="P68">Команда <text:span text:style-name="T2">.UMOUNT</text:span><text:span text:style-name="T1"> </text:span>производит отключение образа от буквы дисковода. Параметр для команды только буква дисковода, символ : обязателен.</text:p>
      <text:p text:style-name="P68"/>
      <text:p text:style-name="P68">Команда <text:span text:style-name="T32">.</text:span><text:span text:style-name="T2">HELP</text:span><text:span text:style-name="T1"> <text:s/>предназначена</text:span> для вывода на экран списка доступных команд в данной версии.</text:p>
      <text:p text:style-name="P68"/>
      <text:p text:style-name="P68">Команда <text:span text:style-name="T32">.</text:span><text:span text:style-name="T2">CLRCMOS</text:span><text:span text:style-name="T1"> </text:span>производит сброс ячеек содержащих необходимые настройки в состояние по умолчанию.</text:p>
      <text:h text:style-name="P130" text:outline-level="1"/>
      <text:h text:style-name="P131" text:outline-level="1"><text:bookmark-start text:name="Внешняя утилита обновления FlashROM"/><text:bookmark-start text:name="__RefHeading__7559_2044125182"/>Внешняя утилита обновления <text:span text:style-name="T1">FlashROM</text:span><text:bookmark-end text:name="Внешняя утилита обновления FlashROM"/><text:bookmark-end text:name="__RefHeading__7559_2044125182"/></text:h>
      <text:p text:style-name="P2"><text:span text:style-name="T15">Утилита предназначена для обновления прошивок. Утилита не предусматривает выбора прошиваемого файла. Утилиту можно запускать из любого удобного места </text:span><text:span text:style-name="T3">(</text:span><text:span text:style-name="T15">для </text:span><text:span text:style-name="T3">hobeta </text:span><text:span text:style-name="T15">версии). В случае если файл прошивки не найден к корне карточки будет выдано сообщение об ошибке и предложение нажать любую клавишу для возврата в основное меню </text:span><text:span text:style-name="T3">PentEvo.</text:span></text:p>
      <text:p text:style-name="P2"><text:span text:style-name="T15">Имя файла прошивки всегда должно быть </text:span><text:span text:style-name="T3">ZXEVO.ROM, </text:span><text:span text:style-name="T15">размер файла 512Кб (524288 байт),</text:span><text:span text:style-name="T3"> </text:span><text:span text:style-name="T15">место нахождение должно быть всегда в корне </text:span><text:span text:style-name="T3">SD </text:span><text:span text:style-name="T15">карты. </text:span></text:p>
      <text:h text:style-name="P131" text:outline-level="1"><text:bookmark-start text:name="Вызовы RST 8"/><text:bookmark-start text:name="__RefHeading__7580_2044125182"/>Вызовы <text:span text:style-name="T1">RST 8</text:span><text:bookmark-end text:name="Вызовы RST 8"/><text:bookmark-end text:name="__RefHeading__7580_2044125182"/></text:h>
      <text:p text:style-name="P94">Вызовы всех функций осуществляется командой <text:span text:style-name="T1">RST 8 </text:span>после которой должны находиться 1 или несколько байт уточняющих вызываемые функции. Все требуемые параметры передаются через регистры процессора. При возврате регистры не изменяются, кроме тех в которых производится возврат запрошенных значений. Все установки описаны в файле <text:span text:style-name="T1">define.a80</text:span></text:p>
      <text:h text:style-name="P132" text:outline-level="2"><text:bookmark-start text:name="Основные вызовы"/><text:bookmark-start text:name="__RefHeading__7582_2044125182"/>Основные вызовы<text:bookmark-end text:name="Основные вызовы"/><text:bookmark-end text:name="__RefHeading__7582_2044125182"/></text:h>
      <text:p text:style-name="P94">Все вызываемые функции начинаются с кода <text:span text:style-name="T1">0x40.</text:span></text:p>
      <text:p text:style-name="P80"/>
      <text:h text:style-name="Heading_20_6" text:outline-level="6"><text:bookmark-start text:name="__RefHeading__6866_904266311"/>Инициализация принтера подключаемого через порты <text:span text:style-name="T1">AY. </text:span><text:bookmark-end text:name="__RefHeading__6866_904266311"/></text:h>
      <text:p text:style-name="Standard">Для вызова из Бейсик 48.</text:p>
      <text:p text:style-name="P80"/>
      <text:p text:style-name="P83"><text:tab/><text:tab/>RST 8</text:p>
      <text:p text:style-name="P83"><text:tab/><text:tab/>DB _AY_PRN_INIT <text:span text:style-name="T14">(0</text:span>x40)</text:p>
      <text:p text:style-name="P80"/>
      <text:p text:style-name="P94">Регистры:</text:p>
      <text:p text:style-name="P94">на входе:<text:tab/><text:tab/>нет</text:p>
      <text:p text:style-name="P94">на выходе:<text:tab/>нет</text:p>
      <text:p text:style-name="P80"/>
      <text:h text:style-name="Heading_20_6" text:outline-level="6"><text:bookmark-start text:name="__RefHeading__6868_904266311"/>Печать символа на <text:span text:style-name="T1">AY </text:span>принтере.<text:span text:style-name="T1"> </text:span><text:bookmark-end text:name="__RefHeading__6868_904266311"/></text:h>
      <text:p text:style-name="Standard">Для вызова из Бейсик 48.</text:p>
      <text:p text:style-name="P94"/>
      <text:p text:style-name="P90"><text:tab/><text:tab/><text:span text:style-name="T1">RST 8</text:span></text:p>
      <text:p text:style-name="P83"><text:tab/><text:tab/>DB _AY_PRN_A_ (0x41)</text:p>
      <text:p text:style-name="P80"/>
      <text:p text:style-name="P94">Регистры:</text:p>
      <text:p text:style-name="P94">на входе:<text:tab/><text:tab/><text:span text:style-name="T2">A</text:span><text:span text:style-name="T1">=</text:span>код символа из диапазона <text:span text:style-name="T1">0x20...0x7F</text:span></text:p>
      <text:p text:style-name="P94">на выходе:<text:tab/><text:span text:style-name="T2">AF</text:span><text:span text:style-name="T1">=</text:span>выставляется после кода <text:span text:style-name="T1">LD A,B:CP 3:SBC A,A (</text:span>при выключенной драйвере <text:span text:style-name="T1">AY </text:span>принтера)</text:p>
      <text:p text:style-name="P94"><text:tab/><text:tab/><text:tab/>нет (при включенной драйвере <text:span text:style-name="T1">AY </text:span>принтера)</text:p>
      <text:p text:style-name="P94"/>
      <text:h text:style-name="Heading_20_6" text:outline-level="6"><text:bookmark-start text:name="__RefHeading__6870_904266311"/>Печать токена Бейсика на <text:span text:style-name="T1">AY </text:span>принтере.<text:span text:style-name="T1"> </text:span><text:bookmark-end text:name="__RefHeading__6870_904266311"/></text:h>
      <text:p text:style-name="Standard">Для вызова из Бейсик 48.</text:p>
      <text:p text:style-name="P94"/>
      <text:p text:style-name="P90"><text:tab/><text:tab/><text:span text:style-name="T1">RST 8</text:span></text:p>
      <text:p text:style-name="P83"><text:tab/><text:tab/>DB _AY_PRN_TOKEN (0x42)</text:p>
      <text:p text:style-name="P80"/>
      <text:p text:style-name="P94">Регистры:</text:p>
      <text:p text:style-name="P94">на входе:<text:tab/><text:tab/><text:span text:style-name="T2">A</text:span><text:span text:style-name="T1">=</text:span>код токена Бейсика</text:p>
      <text:p text:style-name="P94">на выходе:<text:tab/>нет</text:p>
      <text:p text:style-name="P94"/>
      <text:h text:style-name="Heading_20_6" text:outline-level="6"><text:bookmark-start text:name="__RefHeading__6872_904266311"/>Печать экранной области на <text:span text:style-name="T1">AY </text:span>принтере.<text:span text:style-name="T1"> </text:span><text:bookmark-end text:name="__RefHeading__6872_904266311"/></text:h>
      <text:p text:style-name="Standard">Для вызова из Бейсик 48.</text:p>
      <text:p text:style-name="P94"/>
      <text:p text:style-name="P90"><text:tab/><text:tab/><text:span text:style-name="T1">RST 8</text:span></text:p>
      <text:p text:style-name="P83"><text:tab/><text:tab/>DB _AY_PRN_SCR (0x43)</text:p>
      <text:p text:style-name="P80"/>
      <text:p text:style-name="P94">Регистры:</text:p>
      <text:p text:style-name="P94">на входе:<text:tab/><text:tab/>нет</text:p>
      <text:p text:style-name="P94">на выходе:<text:tab/><text:span text:style-name="T2">B</text:span><text:span text:style-name="T1">=0xB0 </text:span>(при выключенной эмуляции)</text:p>
      <text:p text:style-name="P94"><text:soft-page-break/><text:span text:style-name="T1"><text:tab/><text:tab/><text:tab/></text:span>нет (при включенной эмуляции)</text:p>
      <text:p text:style-name="P94"/>
      <text:h text:style-name="Heading_20_6" text:outline-level="6"><text:bookmark-start text:name="__RefHeading__6874_904266311"/>Инициализация эмуляции работы с лентой.<text:span text:style-name="T1"> </text:span><text:bookmark-end text:name="__RefHeading__6874_904266311"/></text:h>
      <text:p text:style-name="Standard">Для вызова из Бейсик 48.</text:p>
      <text:p text:style-name="P94"/>
      <text:p text:style-name="P90"><text:tab/><text:tab/><text:span text:style-name="T1">RST 8</text:span></text:p>
      <text:p text:style-name="P83"><text:tab/><text:tab/>DB _TAPE_INIT (0x44)</text:p>
      <text:p text:style-name="P80"/>
      <text:p text:style-name="P94">Регистры:</text:p>
      <text:p text:style-name="P94">на входе:<text:tab/><text:tab/>нет</text:p>
      <text:p text:style-name="P94">на выходе:<text:tab/>нет</text:p>
      <text:p text:style-name="P94"/>
      <text:h text:style-name="Heading_20_6" text:outline-level="6"><text:bookmark-start text:name="__RefHeading__6876_904266311"/>Вызов эмуляции работы с лентой.<text:span text:style-name="T1"> </text:span><text:bookmark-end text:name="__RefHeading__6876_904266311"/></text:h>
      <text:p text:style-name="Standard">Для вызова из Бейсик 48.</text:p>
      <text:p text:style-name="P94"/>
      <text:p text:style-name="P90"><text:tab/><text:tab/><text:span text:style-name="T1">RST 8</text:span></text:p>
      <text:p text:style-name="P83"><text:tab/><text:tab/>DB _TAPE_EMUL (0x45)</text:p>
      <text:p text:style-name="P80"/>
      <text:p text:style-name="P94">Регистры:</text:p>
      <text:p text:style-name="P94">на входе:<text:tab/><text:tab/><text:span text:style-name="T2">IX</text:span><text:span text:style-name="T1">-</text:span>адрес загрузки</text:p>
      <text:p text:style-name="P94"><text:span text:style-name="T1"><text:tab/><text:tab/><text:tab/></text:span><text:span text:style-name="T2">DE</text:span>-длина в байтах</text:p>
      <text:p text:style-name="P94">на выходе:<text:tab/><text:span text:style-name="T2">C</text:span><text:span text:style-name="T1">=</text:span><text:span text:style-name="T2">A</text:span></text:p>
      <text:p text:style-name="P94"><text:span text:style-name="T2"><text:tab/><text:tab/><text:tab/>F</text:span><text:span text:style-name="T1">=</text:span>выставляется после команды <text:span text:style-name="T1">CP A (</text:span>при выключенной эмуляции)</text:p>
      <text:p text:style-name="P94"><text:tab/><text:tab/><text:tab/><text:span text:style-name="T2">IX</text:span><text:span text:style-name="T1">=</text:span>адрес загрузки+длина блока</text:p>
      <text:p text:style-name="P94"><text:tab/><text:tab/><text:tab/><text:span text:style-name="T2">DE</text:span><text:span text:style-name="T1">=0</text:span></text:p>
      <text:p text:style-name="P94"><text:span text:style-name="T1"><text:tab/><text:tab/><text:tab/></text:span>флаг <text:span text:style-name="T2">Z</text:span><text:span text:style-name="T1">=0</text:span></text:p>
      <text:p text:style-name="P94"><text:span text:style-name="T1"><text:tab/><text:tab/><text:tab/></text:span>флаг <text:span text:style-name="T2">C</text:span><text:span text:style-name="T1">=1</text:span></text:p>
      <text:p text:style-name="P94"/>
      <text:h text:style-name="Heading_20_6" text:outline-level="6"><text:bookmark-start text:name="__RefHeading__6878_904266311"/>Рисование окна на экране. <text:bookmark-end text:name="__RefHeading__6878_904266311"/></text:h>
      <text:p text:style-name="Standard">Подробнее <text:a xlink:type="simple" xlink:href="#Рисование окна по описателю" text:style-name="Internet_20_link" text:visited-style-name="Visited_20_Internet_20_Link">здесь</text:a>.</text:p>
      <text:p text:style-name="P94"/>
      <text:p text:style-name="P90"><text:tab/><text:tab/><text:span text:style-name="T1">RST 8</text:span></text:p>
      <text:p text:style-name="P83"><text:tab/><text:tab/>DB _WINW (0x46)</text:p>
      <text:p text:style-name="P80"/>
      <text:p text:style-name="P94">Регистры:</text:p>
      <text:p text:style-name="P94">на входе:<text:tab/><text:tab/><text:span text:style-name="T2">IX</text:span><text:span text:style-name="T1">=</text:span>адрес описателя окна</text:p>
      <text:p text:style-name="P94">на выходе:<text:tab/>нет</text:p>
      <text:p text:style-name="P94"/>
      <text:h text:style-name="Heading_20_6" text:outline-level="6"><text:bookmark-start text:name="__RefHeading__6880_904266311"/>Печать текстовой строки с управляющими кодами<text:bookmark-end text:name="__RefHeading__6880_904266311"/></text:h>
      <text:p text:style-name="Standard">На экране (<text:span text:style-name="T1">ZX screen </text:span>или текстовый)</text:p>
      <text:p text:style-name="P94"/>
      <text:p text:style-name="P90"><text:tab/><text:tab/><text:span text:style-name="T1">RST 8</text:span></text:p>
      <text:p text:style-name="P83"><text:tab/><text:tab/>DB _PRINT_MESSAGE (0x47)</text:p>
      <text:p text:style-name="P80"/>
      <text:p text:style-name="P94">Регистры:</text:p>
      <text:p text:style-name="P94">на входе:<text:tab/><text:tab/><text:span text:style-name="T2">HL</text:span><text:span text:style-name="T1">=</text:span>адрес текстовой строки, конец строки байт 0 </text:p>
      <text:p text:style-name="P94">на выходе:<text:tab/>нет</text:p>
      <text:p text:style-name="P94"/>
      <text:h text:style-name="Heading_20_6" text:outline-level="6"><text:bookmark-start text:name="__RefHeading__6882_904266311"/>Печать символа на экране<text:bookmark-end text:name="__RefHeading__6882_904266311"/></text:h>
      <text:p text:style-name="P94"/>
      <text:p text:style-name="P90"><text:tab/><text:tab/><text:span text:style-name="T1">RST 8</text:span></text:p>
      <text:p text:style-name="P83"><text:tab/><text:tab/>DB _PRINT_A (0x48)</text:p>
      <text:p text:style-name="P80"><text:soft-page-break/></text:p>
      <text:p text:style-name="P94">Регистры:</text:p>
      <text:p text:style-name="P94">на входе:<text:tab/><text:tab/><text:span text:style-name="T2">A</text:span><text:span text:style-name="T1">=</text:span>код символа для печати</text:p>
      <text:p text:style-name="P94">на выходе:<text:tab/>нет</text:p>
      <text:p text:style-name="P94"/>
      <text:h text:style-name="Heading_20_6" text:outline-level="6"><text:bookmark-start text:name="__RefHeading__6884_904266311"/>Сдвиг окна вверх с цветом или без цвета.<text:bookmark-end text:name="__RefHeading__6884_904266311"/></text:h>
      <text:p text:style-name="P94"/>
      <text:p text:style-name="P90"><text:tab/><text:tab/><text:span text:style-name="T1">LD A,</text:span><text:span text:style-name="T33">режимы сдвига</text:span></text:p>
      <text:p text:style-name="P90"><text:tab/><text:tab/><text:span text:style-name="T1">RST 8</text:span></text:p>
      <text:p text:style-name="P83"><text:tab/><text:tab/>DB _SCROL_UP (0x49)</text:p>
      <text:p text:style-name="P80"/>
      <text:p text:style-name="P94">Регистры:<text:tab/></text:p>
      <text:p text:style-name="P94">на входе:<text:tab/><text:tab/><text:span text:style-name="T32">A</text:span><text:span text:style-name="T2">=</text:span><text:span text:style-name="T32">0 -</text:span> сдвиг<text:span text:style-name="T32"> </text:span>без цвета</text:p>
      <text:p text:style-name="P94"><text:tab/><text:tab/><text:tab/><text:span text:style-name="T2">A=1</text:span><text:span text:style-name="T1"> </text:span><text:span text:style-name="T2">-</text:span><text:span text:style-name="T1"> </text:span>сдвиг с цветом</text:p>
      <text:p text:style-name="P94">на выходе:<text:tab/>нет</text:p>
      <text:p text:style-name="P94"/>
      <text:h text:style-name="Heading_20_6" text:outline-level="6"><text:bookmark-start text:name="__RefHeading__6886_904266311"/>Сдвиг окна вниз с цветом или без цвета.<text:bookmark-end text:name="__RefHeading__6886_904266311"/></text:h>
      <text:p text:style-name="P94"/>
      <text:p text:style-name="P90"><text:tab/><text:tab/><text:span text:style-name="T1">LD A,</text:span><text:span text:style-name="T33">режимы сдвига</text:span></text:p>
      <text:p text:style-name="P90"><text:tab/><text:tab/><text:span text:style-name="T1">RST 8</text:span></text:p>
      <text:p text:style-name="P83"><text:tab/><text:tab/>DB _SCROLL_DOWN (0x4A)</text:p>
      <text:p text:style-name="P80"/>
      <text:p text:style-name="P94">Регистры:</text:p>
      <text:p text:style-name="P94">на входе:<text:tab/><text:tab/><text:span text:style-name="T32">A</text:span><text:span text:style-name="T2">=</text:span><text:span text:style-name="T32">0 -</text:span> сдвиг без цвета</text:p>
      <text:p text:style-name="P94"><text:tab/><text:tab/><text:tab/><text:span text:style-name="T2">A=1 -</text:span> сдвиг с цветом </text:p>
      <text:p text:style-name="P94">на выходе:<text:tab/>нет</text:p>
      <text:p text:style-name="P94"/>
      <text:h text:style-name="P135" text:outline-level="6"><text:bookmark-start text:name="__RefHeading__6888_904266311"/>Установка частоты процессора, видеорежима и модели памяти.<text:bookmark-end text:name="__RefHeading__6888_904266311"/></text:h>
      <text:p text:style-name="P109"><text:span text:style-name="T66">Устанавливаемые режимы «временные», действуют до сброса и не сохраняются в </text:span><text:span text:style-name="T54">CMOS.</text:span></text:p>
      <text:p text:style-name="P108"><text:span text:style-name="T54">A=</text:span><text:span text:style-name="T45">0...7</text:span><text:span text:style-name="T54"> – </text:span><text:span text:style-name="T45">номер видеорежима, соответствует видеорежимам </text:span><text:span text:style-name="T55">ATM Turbo 2+</text:span><text:span text:style-name="T45">. Чтобы видеорежим включился бит 3 регистра </text:span><text:span text:style-name="T55">A </text:span><text:span text:style-name="T45">должен быть установлен в 1, то есть в регистр нужно записать число (номер видеорежима + 8). </text:span><text:span text:style-name="T46">Включение бита 3 нужно только для установки видеорежима.</text:span></text:p>
      <text:p text:style-name="P80">A=0x10 – <text:span text:style-name="T14">включить частоту процессора 3.5 МГц</text:span></text:p>
      <text:p text:style-name="P80">A=0x20 – <text:span text:style-name="T14">включить частоту процессора 7.0 МГц</text:span></text:p>
      <text:p text:style-name="P80">A=0x30 – <text:span text:style-name="T14">включить частоту процессора 14.0 МГц</text:span></text:p>
      <text:p text:style-name="P80">A=0x40 – <text:span text:style-name="T14">установить модель памяти 48 Кб</text:span></text:p>
      <text:p text:style-name="P80">A=0x80 – <text:span text:style-name="T14">установить модель памяти 128 Кб</text:span></text:p>
      <text:p text:style-name="P80">A=0x<text:span text:style-name="T14">C</text:span>0 – <text:span text:style-name="T14">установить модель памяти </text:span>Pentagon 1024 <text:span text:style-name="T14">Кб</text:span></text:p>
      <text:p text:style-name="P94"/>
      <text:p text:style-name="P94"><text:tab/><text:tab/><text:span text:style-name="T2">LD A,</text:span>установки</text:p>
      <text:p text:style-name="P94"><text:tab/><text:tab/><text:span text:style-name="T2">RST 8</text:span></text:p>
      <text:p text:style-name="P83"><text:tab/><text:tab/>DB _SET_MODE (0x4B)</text:p>
      <text:p text:style-name="P94"/>
      <text:p text:style-name="P94">Регистры:</text:p>
      <text:p text:style-name="P94">на входе:<text:tab/><text:tab/><text:span text:style-name="T2">A=</text:span>установки</text:p>
      <text:p text:style-name="P94"><text:tab/><text:tab/><text:span text:style-name="T86">или</text:span><text:tab/><text:span text:style-name="T2">A=0</text:span><text:span text:style-name="T1"> – </text:span>получение текущих установленных режимов</text:p>
      <text:p text:style-name="P94">на выходе:<text:tab/><text:span text:style-name="T2">A</text:span><text:span text:style-name="T32">=</text:span>установленные режимы</text:p>
      <text:p text:style-name="P94"/>
      <text:h text:style-name="Heading_20_6" text:outline-level="6"><text:bookmark-start text:name="__RefHeading___Toc7909_410474887"/>Математические функции<text:bookmark-end text:name="__RefHeading___Toc7909_410474887"/></text:h>
      <text:p text:style-name="P94">Несколько функций деления, умножения и преобразования числа в текстовую строку.</text:p>
      <text:p text:style-name="P94"/>
      <text:p text:style-name="P94">Деление 2-х 16 битных чисел.</text:p>
      <text:p text:style-name="P94"><text:soft-page-break/></text:p>
      <text:p text:style-name="P94"><text:tab/><text:tab/><text:span text:style-name="T2">RST 8</text:span></text:p>
      <text:p text:style-name="P94"><text:span text:style-name="T2"><text:tab/><text:tab/>DB _MATH </text:span><text:span text:style-name="T32">(0</text:span><text:span text:style-name="T2">x4C)</text:span></text:p>
      <text:p text:style-name="P83"><text:tab/><text:tab/>DB _DIVIDE16 (0x00)</text:p>
      <text:p text:style-name="P94"/>
      <text:p text:style-name="P94">Регистры:</text:p>
      <text:p text:style-name="P94">на входе:<text:tab/><text:tab/><text:span text:style-name="T2">BC - </text:span>делимое</text:p>
      <text:p text:style-name="P94"><text:tab/><text:tab/><text:tab/><text:span text:style-name="T2">DE - </text:span>делитель</text:p>
      <text:p text:style-name="P94">на выходе:<text:tab/><text:span text:style-name="T2">DE - </text:span>результат</text:p>
      <text:p text:style-name="P94"/>
      <text:p text:style-name="P94">Умножение 2-х 16 битных чисел.</text:p>
      <text:p text:style-name="P94"/>
      <text:p text:style-name="P94"><text:tab/><text:tab/><text:span text:style-name="T2">RST 8</text:span></text:p>
      <text:p text:style-name="P94"><text:span text:style-name="T2"><text:tab/><text:tab/>DB _MATH </text:span><text:span text:style-name="T32">(0</text:span><text:span text:style-name="T2">x4C)</text:span></text:p>
      <text:p text:style-name="P83"><text:tab/><text:tab/>DB _MULTIPLY16 (0x01)</text:p>
      <text:p text:style-name="P83"/>
      <text:p text:style-name="P94">Регистры:</text:p>
      <text:p text:style-name="P94">на входе:<text:tab/><text:tab/><text:span text:style-name="T2">BC – </text:span>первый множитель</text:p>
      <text:p text:style-name="P94"><text:span text:style-name="T2"><text:tab/><text:tab/><text:tab/>DE – </text:span>второй множитель</text:p>
      <text:p text:style-name="P94">на выходе:<text:tab/><text:span text:style-name="T2">BCDE - </text:span>результат</text:p>
      <text:p text:style-name="P94"/>
      <text:p text:style-name="P94">Беззнаковое 32-разрядное деление функция состоит из двух частей:</text:p>
      <text:p text:style-name="P94">1. 32-разрядное делимое и 16-разрядный делитель.</text:p>
      <text:p text:style-name="P94">2. 32-разрядное делимое и 32-разрядный делитель.</text:p>
      <text:p text:style-name="P94"/>
      <text:p text:style-name="P80"><text:span text:style-name="T14"><text:tab/><text:tab/></text:span><text:span text:style-name="T32">RST 8</text:span></text:p>
      <text:p text:style-name="P80"><text:span text:style-name="T32"><text:tab/><text:tab/>DB _MATH </text:span><text:span text:style-name="T17">(0</text:span><text:span text:style-name="T32">x4C)</text:span></text:p>
      <text:p text:style-name="P83"><text:tab/><text:tab/>DB _DIVIDE32 (0x02)</text:p>
      <text:p text:style-name="P94"/>
      <text:p text:style-name="P94">Регистры:</text:p>
      <text:p text:style-name="P94">на входе:<text:tab/><text:tab/><text:span text:style-name="T2">BCDE – </text:span>делимое</text:p>
      <text:p text:style-name="P94"><text:tab/><text:tab/><text:tab/><text:span text:style-name="T2">BC’DE’ - </text:span>делитель</text:p>
      <text:p text:style-name="P94">на выходе:<text:tab/><text:span text:style-name="T2">BCDE – </text:span>результат</text:p>
      <text:p text:style-name="P94"><text:tab/><text:tab/><text:tab/><text:span text:style-name="T2">BC’DE’ - </text:span>остаток</text:p>
      <text:p text:style-name="P94"/>
      <text:p text:style-name="P94">Умножение 16 битного числа на 32 битное.</text:p>
      <text:p text:style-name="P94"/>
      <text:p text:style-name="P94"><text:tab/><text:tab/><text:span text:style-name="T2">RST 8</text:span></text:p>
      <text:p text:style-name="P94"><text:span text:style-name="T2"><text:tab/><text:tab/>DB _MATH </text:span><text:span text:style-name="T32">(0</text:span><text:span text:style-name="T2">x4C)</text:span></text:p>
      <text:p text:style-name="P83"><text:tab/><text:tab/>DB _MULTIPLY32 (0x03)</text:p>
      <text:p text:style-name="P94"/>
      <text:p text:style-name="P94">Регистры:</text:p>
      <text:p text:style-name="P94">на входе:<text:tab/><text:tab/><text:span text:style-name="T2">BCDE – </text:span>первый множитель</text:p>
      <text:p text:style-name="P94"><text:span text:style-name="T2"><text:tab/><text:tab/><text:tab/>BC’DE’ - </text:span>второй множитель</text:p>
      <text:p text:style-name="P94">на выходе:<text:tab/><text:span text:style-name="T2">BC’DE’BCDE - </text:span>результат</text:p>
      <text:p text:style-name="P94"/>
      <text:p text:style-name="P94">Преобразование числа в текстовую строку в десятичном виде. Требуется буфер на 11 байт (максимальное число 4294967295 завершенное байтом 0).</text:p>
      <text:p text:style-name="P94"/>
      <text:p text:style-name="P94"><text:tab/><text:tab/><text:span text:style-name="T2">RST 8</text:span></text:p>
      <text:p text:style-name="P94"><text:span text:style-name="T2"><text:tab/><text:tab/>DB _MATH (</text:span><text:span text:style-name="T32">0</text:span><text:span text:style-name="T2">x4C)</text:span></text:p>
      <text:p text:style-name="P83"><text:tab/><text:tab/>DB _HEX4DECTXT (0x04)<text:tab/></text:p>
      <text:p text:style-name="P94"/>
      <text:p text:style-name="P94">Регистры:</text:p>
      <text:p text:style-name="P94"><text:soft-page-break/>на входе:<text:tab/><text:tab/><text:span text:style-name="T2">HL – </text:span>адрес буфера для текстовой строки</text:p>
      <text:p text:style-name="P94"><text:span text:style-name="T2"><text:tab/><text:tab/><text:tab/>BCDE – </text:span><text:span text:style-name="T1">32 </text:span>битное число</text:p>
      <text:p text:style-name="P94">на выходе:<text:tab/>нет</text:p>
      <text:p text:style-name="P94"/>
      <text:p text:style-name="P94"><text:tab/><text:tab/><text:span text:style-name="T2">RST 8</text:span></text:p>
      <text:p text:style-name="P94"><text:span text:style-name="T2"><text:tab/><text:tab/>DB _MATH (</text:span><text:span text:style-name="T32">0</text:span><text:span text:style-name="T2">x4C)</text:span></text:p>
      <text:p text:style-name="P94"><text:tab/><text:tab/><text:span text:style-name="T2">DB _HEX2DECTXT (0x05)</text:span></text:p>
      <text:p text:style-name="P94"/>
      <text:p text:style-name="P94">Регистры:</text:p>
      <text:p text:style-name="P94">на входе:<text:tab/><text:tab/><text:span text:style-name="T2">HL – </text:span>адрес буфера для текстовой строки</text:p>
      <text:p text:style-name="P94"><text:span text:style-name="T2"><text:tab/><text:tab/><text:tab/>DE – </text:span>16<text:span text:style-name="T1"> </text:span>битное число</text:p>
      <text:p text:style-name="P94">на выходе:<text:tab/>нет</text:p>
      <text:p text:style-name="P94"/>
      <text:p text:style-name="P94"><text:tab/><text:tab/><text:span text:style-name="T2">RST 8</text:span></text:p>
      <text:p text:style-name="P94"><text:span text:style-name="T2"><text:tab/><text:tab/>DB _MATH (</text:span><text:span text:style-name="T32">0</text:span><text:span text:style-name="T2">x4C)</text:span></text:p>
      <text:p text:style-name="P94"><text:tab/><text:tab/><text:span text:style-name="T2">DB _HEX1DECTXT (0x06)</text:span></text:p>
      <text:p text:style-name="P94"/>
      <text:p text:style-name="P94">Регистры:</text:p>
      <text:p text:style-name="P94">на входе:<text:tab/><text:tab/><text:span text:style-name="T2">HL – </text:span>адрес буфера для текстовой строки</text:p>
      <text:p text:style-name="P94"><text:span text:style-name="T2"><text:tab/><text:tab/><text:tab/>E – </text:span>8<text:span text:style-name="T1"> </text:span>битное число</text:p>
      <text:p text:style-name="P94">на выходе:<text:tab/>нет</text:p>
      <text:p text:style-name="P94"/>
      <text:h text:style-name="P136" text:outline-level="6"><text:bookmark-start text:name="__RefHeading___Toc8323_2230053599"/>Получение номера версии прошивки.<text:bookmark-end text:name="__RefHeading___Toc8323_2230053599"/></text:h>
      <text:p text:style-name="P115">Получение номера версии прошивки в бинарном виде <text:span text:style-name="T10">(BCD </text:span><text:span text:style-name="T23">формат)</text:span>.</text:p>
      <text:p text:style-name="P115"><text:tab/><text:tab/><text:span text:style-name="T2">RST 8</text:span></text:p>
      <text:p text:style-name="P116"><text:tab/><text:tab/>DB _VERSION <text:span text:style-name="T78">(0x4D)</text:span></text:p>
      <text:p text:style-name="P112">Регистры:</text:p>
      <text:p text:style-name="P112">на входе:<text:tab/><text:tab/>нет.</text:p>
      <text:p text:style-name="P113">На выходе:<text:tab/><text:tab/><text:span text:style-name="T2">BCDE –</text:span><text:span text:style-name="T1"> 32 </text:span>битное число. Пример 0<text:span text:style-name="T1">x00005810 </text:span><text:span text:style-name="T9">соответствует</text:span> <text:span text:style-name="T76">номеру</text:span></text:p>
      <text:p text:style-name="P113"><text:span text:style-name="T76"><text:tab/><text:tab/><text:tab/>версии 0.</text:span><text:span text:style-name="T9">58.10</text:span><text:span text:style-name="T1">.</text:span></text:p>
      <text:p text:style-name="P99"/>
      <text:p text:style-name="P82"><text:span text:style-name="T14">Для </text:span>RST 8:DB 0x4<text:span text:style-name="T79">E</text:span>-4F <text:span text:style-name="T14">зарезервированы.</text:span></text:p>
      <text:p text:style-name="P99"/>
      <text:h text:style-name="Heading_20_6" text:outline-level="6"><text:bookmark-start text:name="__RefHeading__6890_904266311"/>Вызов менеджера устройств<text:bookmark-end text:name="__RefHeading__6890_904266311"/></text:h>
      <text:p text:style-name="P80"/>
      <text:p text:style-name="P83"><text:tab/><text:tab/>RST 8</text:p>
      <text:p text:style-name="P83"><text:tab/><text:tab/>DB _COM_DEV (0x50)</text:p>
      <text:p text:style-name="P83"><text:tab/><text:tab/>DB <text:span text:style-name="T14">номер подпрограммы</text:span></text:p>
      <text:p text:style-name="P80"/>
      <text:p text:style-name="P94">Регистры: описание временно отсутствует.</text:p>
      <text:p text:style-name="P94"/>
      <text:h text:style-name="Heading_20_6" text:outline-level="6"><text:bookmark-start text:name="__RefHeading__6892_904266311"/>Вызов <text:span text:style-name="T1">FAT </text:span>драйвера<text:bookmark-end text:name="__RefHeading__6892_904266311"/></text:h>
      <text:p text:style-name="P94"/>
      <text:p text:style-name="P90"><text:tab/><text:tab/><text:span text:style-name="T1">RST 8</text:span></text:p>
      <text:p text:style-name="P83"><text:tab/><text:tab/>DB _COM_FAT (0x51)</text:p>
      <text:p text:style-name="P83"><text:tab/><text:tab/>DB <text:span text:style-name="T14">номер подпрограммы</text:span></text:p>
      <text:p text:style-name="P80"/>
      <text:p text:style-name="P94">Регистры: описание временно <text:span text:style-name="T87">отсутствует.</text:span></text:p>
      <text:p text:style-name="P94"/>
      <text:h text:style-name="Heading_20_6" text:outline-level="6"><text:bookmark-start text:name="__RefHeading__6894_904266311"/><text:soft-page-break/>Вызов сортировщика найденных файлов<text:bookmark-end text:name="__RefHeading__6894_904266311"/></text:h>
      <text:p text:style-name="P94"/>
      <text:p text:style-name="P90"><text:tab/><text:tab/><text:span text:style-name="T1">RST 8</text:span></text:p>
      <text:p text:style-name="P83"><text:tab/><text:tab/>DB _SORT_FINDFILES (0x52)</text:p>
      <text:p text:style-name="P80"/>
      <text:p text:style-name="P94">Регистры: описание временно отсутствует.</text:p>
      <text:p text:style-name="P94"/>
      <text:h text:style-name="Heading_20_6" text:outline-level="6"><text:bookmark-start text:name="__RefHeading__6896_904266311"/>Вызов подпрограмм работы с примонтированными образами.<text:bookmark-end text:name="__RefHeading__6896_904266311"/></text:h>
      <text:p text:style-name="P94"/>
      <text:p text:style-name="P90"><text:tab/><text:tab/><text:span text:style-name="T1">RST 8</text:span></text:p>
      <text:p text:style-name="P83"><text:tab/><text:tab/>DB _MOUNTER (0x53)</text:p>
      <text:p text:style-name="P83"><text:tab/><text:tab/>DB <text:span text:style-name="T14">номер подпрограммы</text:span></text:p>
      <text:p text:style-name="P94"/>
      <text:p text:style-name="P94">Подпрограммы:</text:p>
      <text:p text:style-name="P90"/>
      <text:h text:style-name="Heading_20_6" text:outline-level="6"><text:bookmark-start text:name="__RefHeading__6898_904266311"/>Монтирование образа.<text:bookmark-end text:name="__RefHeading__6898_904266311"/></text:h>
      <text:p text:style-name="P90"/>
      <text:p text:style-name="P90"><text:tab/><text:tab/><text:span text:style-name="T1">RST 8</text:span></text:p>
      <text:p text:style-name="P83"><text:tab/><text:tab/>DB _MOUNTER (0x53)</text:p>
      <text:p text:style-name="P83"><text:tab/><text:tab/>DB _OPEN_MOUNT (0x00)</text:p>
      <text:p text:style-name="P80"/>
      <text:p text:style-name="P94">Регистры:</text:p>
      <text:p text:style-name="P94">на входе:<text:tab/><text:tab/><text:span text:style-name="T2">A=</text:span>номер монтируемого дисковода (0-3). Монтируется файл на который указывает внутренний указатель <text:span text:style-name="T1">FAT </text:span>драйвера.</text:p>
      <text:p text:style-name="P94">на выходе:<text:tab/>нет</text:p>
      <text:p text:style-name="P94"/>
      <text:h text:style-name="Heading_20_6" text:outline-level="6"><text:bookmark-start text:name="__RefHeading__6900_904266311"/>Чтение/запись примонтированных образов.<text:bookmark-end text:name="__RefHeading__6900_904266311"/></text:h>
      <text:p text:style-name="P94"/>
      <text:p text:style-name="P90"><text:tab/><text:tab/><text:span text:style-name="T1">RST 8</text:span></text:p>
      <text:p text:style-name="P83"><text:tab/><text:tab/>DB _MOUNTER (0x53)</text:p>
      <text:p text:style-name="P83"><text:tab/><text:tab/>DB _RDWR_MOUNT (0x01)</text:p>
      <text:p text:style-name="P83"/>
      <text:p text:style-name="P94">Регистры:</text:p>
      <text:p text:style-name="P94">на входе:<text:tab/><text:tab/><text:span text:style-name="T1">A=</text:span>биты 1-0=номер дисковода (0-3)</text:p>
      <text:p text:style-name="P94"><text:tab/><text:tab/><text:tab/> <text:s text:c="4"/>бит 7=0-чтение образа</text:p>
      <text:p text:style-name="P94"><text:tab/><text:tab/><text:tab/> <text:s text:c="4"/>бит 7=1-запись образа</text:p>
      <text:p text:style-name="P94"><text:tab/><text:tab/><text:tab/><text:span text:style-name="T1">D=</text:span>номер трека </text:p>
      <text:p text:style-name="P94"><text:span text:style-name="T1"><text:tab/><text:tab/><text:tab/>E=</text:span>номер сектора</text:p>
      <text:p text:style-name="P94"><text:span text:style-name="T1"><text:tab/><text:tab/><text:tab/>HL=</text:span>адрес чтения/записи</text:p>
      <text:p text:style-name="P94">на выходе:<text:tab/>нет</text:p>
      <text:p text:style-name="P94"/>
      <text:h text:style-name="Heading_20_6" text:outline-level="6"><text:bookmark-start text:name="__RefHeading__6902_904266311"/>Поиск монтируемых образов прописанных в файле <text:span text:style-name="T1">IMAGE.MNT</text:span><text:bookmark-end text:name="__RefHeading__6902_904266311"/></text:h>
      <text:p text:style-name="P80"/>
      <text:p text:style-name="P90"><text:tab/><text:tab/><text:span text:style-name="T1">RST 8</text:span></text:p>
      <text:p text:style-name="P83"><text:tab/><text:tab/>DB _MOUNTER (0x53)</text:p>
      <text:p text:style-name="P83"><text:tab/><text:tab/>DB <text:span text:style-name="T14">_FIND_MOUNTED</text:span> (0x02)</text:p>
      <text:p text:style-name="P83"/>
      <text:p text:style-name="P94">Регистры:</text:p>
      <text:p text:style-name="P94">на входе:<text:tab/><text:tab/>нет</text:p>
      <text:p text:style-name="P94">на выходе:<text:tab/>нет</text:p>
      <text:p text:style-name="P94"/>
      <text:h text:style-name="Heading_20_6" text:outline-level="6"><text:bookmark-start text:name="__RefHeading__6904_904266311"/><text:soft-page-break/>Получение описателей примонтированных образов<text:bookmark-end text:name="__RefHeading__6904_904266311"/></text:h>
      <text:p text:style-name="Standard">(таблица 256 байт, 64 байта на описатель)</text:p>
      <text:p text:style-name="P94"/>
      <text:p text:style-name="P90"><text:tab/><text:tab/><text:span text:style-name="T1">RST 8</text:span></text:p>
      <text:p text:style-name="P83"><text:tab/><text:tab/>DB _MOUNTER (0x53)</text:p>
      <text:p text:style-name="P83"><text:tab/><text:tab/>DB _GET_MOUNTED (0x03)</text:p>
      <text:p text:style-name="P80"/>
      <text:p text:style-name="P94">Регистры:</text:p>
      <text:p text:style-name="P94">на входе:<text:tab/><text:tab/><text:span text:style-name="T1">HL=</text:span>адрес куда считать описатели (256 байт)</text:p>
      <text:p text:style-name="P94">на выходе:<text:tab/>нет</text:p>
      <text:p text:style-name="P94"/>
      <text:p text:style-name="P94">Формат описателей примонтированных образов (64 байта на образ):</text:p>
      <text:p text:style-name="P94"/>
      <text:p text:style-name="P94">+<text:span text:style-name="T1">0x</text:span>00...<text:tab/>описатель примонтированного файла</text:p>
      <text:p text:style-name="P94">...+<text:span text:style-name="T1">0x</text:span>1<text:span text:style-name="T1">F<text:tab/></text:span>скопированный с <text:span text:style-name="T1">FAT</text:span></text:p>
      <text:p text:style-name="P94">+0<text:span text:style-name="T1">x20<text:tab/></text:span>флаговый (пока не используется), биты:</text:p>
      <text:p text:style-name="P94"><text:tab/><text:tab/>7-</text:p>
      <text:p text:style-name="P94"><text:tab/><text:tab/>6-</text:p>
      <text:p text:style-name="P94"><text:tab/><text:tab/>5-</text:p>
      <text:p text:style-name="P94"><text:tab/><text:tab/>4-</text:p>
      <text:p text:style-name="P94"><text:tab/><text:tab/>3-</text:p>
      <text:p text:style-name="P94"><text:tab/><text:tab/>2-</text:p>
      <text:p text:style-name="P94"><text:tab/><text:tab/>1-</text:p>
      <text:p text:style-name="P94"><text:tab/><text:tab/>0-</text:p>
      <text:p text:style-name="P94">+0<text:span text:style-name="T1">x21<text:tab/></text:span>тип образа (реализована только поддержка <text:span text:style-name="T1">TRD)</text:span></text:p>
      <text:p text:style-name="P94"><text:span text:style-name="T1">+0x22<text:tab/></text:span>шаг кластеров (при размере файла в кластерах более 64)</text:p>
      <text:p text:style-name="P80">+0x23<text:tab/><text:span text:style-name="T14">тип раздела (</text:span>0,1,2 <text:span text:style-name="T14">для </text:span>FAT 12/16/32 соответственно<text:span text:style-name="T14">)</text:span></text:p>
      <text:p text:style-name="P80">+0x24<text:tab/><text:span text:style-name="T14">номер выбранного раздела</text:span></text:p>
      <text:p text:style-name="P80">+0x25<text:tab/><text:span text:style-name="T14">адрес вызываемого драйвера для работы с примонтированным образом</text:span></text:p>
      <text:p text:style-name="P80"><text:span text:style-name="T14">+0</text:span>x<text:span text:style-name="T14">2</text:span>7<text:span text:style-name="T14"><text:tab/>адрес вызываемого драйвера раздела где находится примонтированный образами</text:span></text:p>
      <text:p text:style-name="P80">+0x2<text:span text:style-name="T14">9<text:tab/>номер монтируемого дисковода</text:span></text:p>
      <text:p text:style-name="P94"/>
      <text:h text:style-name="Heading_20_6" text:outline-level="6"><text:bookmark-start text:name="__RefHeading__6906_904266311"/>Демонтирование образов.<text:bookmark-end text:name="__RefHeading__6906_904266311"/></text:h>
      <text:p text:style-name="P94"/>
      <text:p text:style-name="P90"><text:tab/><text:tab/><text:span text:style-name="T1">RST 8</text:span></text:p>
      <text:p text:style-name="P83"><text:tab/><text:tab/>DB _MOUNTER (0x53)</text:p>
      <text:p text:style-name="P83"><text:tab/><text:tab/>DB _CLOSEMOUNT (0x04)</text:p>
      <text:p text:style-name="P80"/>
      <text:p text:style-name="P94">Регистры:</text:p>
      <text:p text:style-name="P94">на входе:<text:tab/><text:tab/><text:span text:style-name="T2">A=</text:span>номер демонтируемого дисковода</text:p>
      <text:p text:style-name="P94">на выходе:<text:tab/>нет</text:p>
      <text:p text:style-name="P94"/>
      <text:h text:style-name="Heading_20_6" text:outline-level="6"><text:bookmark-start text:name="__RefHeading__6908_904266311"/>Загрузка образа в рамдиск.<text:bookmark-end text:name="__RefHeading__6908_904266311"/></text:h>
      <text:p text:style-name="P94"/>
      <text:p text:style-name="P90"><text:tab/><text:tab/><text:span text:style-name="T1">RST 8</text:span></text:p>
      <text:p text:style-name="P83"><text:tab/><text:tab/>DB _MOUNTER (0x53)</text:p>
      <text:p text:style-name="P83"><text:tab/><text:tab/>DB _LOADIMAGE (0x05)</text:p>
      <text:p text:style-name="P80"/>
      <text:p text:style-name="P94">Регистры: </text:p>
      <text:p text:style-name="P103">на входе:<text:tab/><text:tab/>нет.</text:p>
      <text:p text:style-name="P103">на выходе:<text:tab/>нет.</text:p>
      <text:p text:style-name="P94"/>
      <text:h text:style-name="P137" text:outline-level="6"><text:bookmark-start text:name="__RefHeading___Toc8144_2723042641"/><text:soft-page-break/>Функция <text:span text:style-name="T74">отсутствует.</text:span><text:bookmark-end text:name="__RefHeading___Toc8144_2723042641"/></text:h>
      <text:p text:style-name="P91"/>
      <text:p text:style-name="P104"><text:span text:style-name="T47"><text:tab/><text:tab/></text:span><text:span text:style-name="T56">RST 8</text:span></text:p>
      <text:p text:style-name="P85"><text:tab/><text:tab/>DB _MOUNTER (0x53)</text:p>
      <text:p text:style-name="P85"><text:tab/><text:tab/>DB (0x0<text:span text:style-name="T19">6</text:span>)</text:p>
      <text:p text:style-name="P81"/>
      <text:p text:style-name="P98">Регистры: <text:tab/><text:span text:style-name="T74">нет</text:span>.</text:p>
      <text:p text:style-name="P98"/>
      <text:h text:style-name="P138" text:outline-level="6"><text:bookmark-start text:name="__RefHeading___Toc8146_2723042641"/>Получение описателя файла загруженного в рамдиск.<text:bookmark-end text:name="__RefHeading___Toc8146_2723042641"/></text:h>
      <text:p text:style-name="P91"/>
      <text:p text:style-name="P104"><text:span text:style-name="T47"><text:tab/><text:tab/></text:span><text:span text:style-name="T56">RST 8</text:span></text:p>
      <text:p text:style-name="P85"><text:tab/><text:tab/>DB _MOUNTER (0x53)</text:p>
      <text:p text:style-name="P85"><text:tab/><text:tab/>DB _REST_NAMELOAD (0x0<text:span text:style-name="T19">7</text:span>)</text:p>
      <text:p text:style-name="P81"/>
      <text:p text:style-name="P98">Регистры:</text:p>
      <text:p text:style-name="P102">на входе:<text:tab/><text:tab/><text:span text:style-name="T2">HL</text:span><text:span text:style-name="T1"> – </text:span>адрес куда переносить описатель.</text:p>
      <text:p text:style-name="P102">на выходе:<text:tab/>нет.</text:p>
      <text:p text:style-name="P94"/>
      <text:h text:style-name="P139" text:outline-level="6"><text:bookmark-start text:name="__RefHeading___Toc8148_2723042641"/>Проверка примонтированного образа <text:span text:style-name="T70">на указанной букве</text:span>.<text:bookmark-end text:name="__RefHeading___Toc8148_2723042641"/></text:h>
      <text:p text:style-name="P92"/>
      <text:p text:style-name="P105"><text:span text:style-name="T47"><text:tab/><text:tab/></text:span><text:span text:style-name="T56">RST 8</text:span></text:p>
      <text:p text:style-name="P86"><text:tab/><text:tab/>DB _MOUNTER (0x53)</text:p>
      <text:p text:style-name="P86"><text:tab/><text:tab/>DB _CMP_DRIVE (0x0<text:span text:style-name="T20">8</text:span>)</text:p>
      <text:p text:style-name="P81"/>
      <text:p text:style-name="P98">Регистры: описание временно отсутствует.</text:p>
      <text:p text:style-name="P98"/>
      <text:h text:style-name="P140" text:outline-level="6"><text:bookmark-start text:name="__RefHeading___Toc8150_2723042641"/>Получение битов смонтированных дисков.<text:bookmark-end text:name="__RefHeading___Toc8150_2723042641"/></text:h>
      <text:p text:style-name="P114"/>
      <text:p text:style-name="P106"><text:span text:style-name="T47"><text:tab/><text:tab/></text:span><text:span text:style-name="T56">RST 8</text:span></text:p>
      <text:p text:style-name="P87"><text:tab/><text:tab/>DB _MOUNTER (0x53)</text:p>
      <text:p text:style-name="P87"><text:tab/><text:tab/>DB _GET_VIRT_BITS (0x0<text:span text:style-name="T21">9</text:span>)</text:p>
      <text:p text:style-name="P81"/>
      <text:p text:style-name="P98">Регистры: описание временно отсутствует.</text:p>
      <text:p text:style-name="P98"/>
      <text:h text:style-name="P141" text:outline-level="6"><text:bookmark-start text:name="__RefHeading___Toc8152_2723042641"/>Монтирование рамдиска<text:bookmark-end text:name="__RefHeading___Toc8152_2723042641"/></text:h>
      <text:p text:style-name="P93"/>
      <text:p text:style-name="P107"><text:span text:style-name="T47"><text:tab/><text:tab/></text:span><text:span text:style-name="T56">RST 8</text:span></text:p>
      <text:p text:style-name="P88"><text:tab/><text:tab/>DB _MOUNTER (0x53)</text:p>
      <text:p text:style-name="P88"><text:tab/><text:tab/>DB _MOUNT_RAMDISK (0x0<text:span text:style-name="T71">A)</text:span></text:p>
      <text:p text:style-name="P81"/>
      <text:p text:style-name="P98">Регистры: описание временно отсутствует.</text:p>
      <text:p text:style-name="P98"/>
      <text:h text:style-name="Heading_20_6" text:outline-level="6"><text:bookmark-start text:name="__RefHeading__6910_904266311"/>Установка загрузчика <text:span text:style-name="T1">Hobeta </text:span>и <text:span text:style-name="T1">SPG </text:span>файлов<text:bookmark-end text:name="__RefHeading__6910_904266311"/></text:h>
      <text:p text:style-name="P94"/>
      <text:p text:style-name="P90"><text:tab/><text:tab/><text:span text:style-name="T1">RST 8</text:span></text:p>
      <text:p text:style-name="P83"><text:tab/><text:tab/>DB _INST_FATBOOT (0x54)</text:p>
      <text:p text:style-name="P80"/>
      <text:p text:style-name="P94">Регистры:</text:p>
      <text:p text:style-name="P94">на входе:<text:tab/><text:tab/><text:span text:style-name="T2">HL</text:span><text:span text:style-name="T1">-</text:span>адрес копирования переменных <text:span text:style-name="T1">FAT </text:span>текущего выбранного раздела</text:p>
      <text:p text:style-name="P94">на выходе:<text:tab/>нет</text:p>
      <text:p text:style-name="P80"/>
      <text:h text:style-name="Heading_20_6" text:outline-level="6"><text:bookmark-start text:name="__RefHeading__6912_904266311"/><text:soft-page-break/>Работа с ячейками <text:span text:style-name="T1">CMOS</text:span><text:bookmark-end text:name="__RefHeading__6912_904266311"/></text:h>
      <text:p text:style-name="P80"/>
      <text:p text:style-name="P83"><text:tab/><text:tab/>RST 8</text:p>
      <text:p text:style-name="P83"><text:tab/><text:tab/>DB _CMOS_RW (0x55)</text:p>
      <text:p text:style-name="P83"><text:tab/><text:tab/>DB <text:span text:style-name="T14">номер подпрограммы</text:span></text:p>
      <text:p text:style-name="P80"/>
      <text:h text:style-name="Heading_20_6" text:outline-level="6"><text:bookmark-start text:name="__RefHeading__6914_904266311"/><text:span text:style-name="T14">Проверка </text:span>CRC CMOS<text:bookmark-end text:name="__RefHeading__6914_904266311"/></text:h>
      <text:p text:style-name="Standard"><text:s/><text:span text:style-name="T14">и инициализация при не совпадении до дефолтных установок..</text:span></text:p>
      <text:p text:style-name="P80"/>
      <text:p text:style-name="P83"><text:tab/><text:tab/>RST 8</text:p>
      <text:p text:style-name="P83"><text:tab/><text:tab/>DB _CMOS_RW (0x55)</text:p>
      <text:p text:style-name="P83"><text:tab/><text:tab/>DB _INIT_CMOS (0x00)</text:p>
      <text:p text:style-name="P83"/>
      <text:p text:style-name="P94">Регистры:</text:p>
      <text:p text:style-name="P94">на входе:<text:tab/><text:tab/>нет</text:p>
      <text:p text:style-name="P94">на выходе:<text:tab/>нет</text:p>
      <text:p text:style-name="P80"/>
      <text:h text:style-name="Heading_20_6" text:outline-level="6"><text:bookmark-start text:name="__RefHeading__6916_904266311"/><text:span text:style-name="T14">Чтение ячейки </text:span>CMOS<text:bookmark-end text:name="__RefHeading__6916_904266311"/></text:h>
      <text:p text:style-name="Standard"><text:s/><text:span text:style-name="T14">Для более быстрого чтения можно использовать свою процедуру.</text:span></text:p>
      <text:p text:style-name="P80"/>
      <text:p text:style-name="P83"><text:tab/><text:tab/>RST 8</text:p>
      <text:p text:style-name="P83"><text:tab/><text:tab/>DB _CMOS_RW (0x55)</text:p>
      <text:p text:style-name="P83"><text:tab/><text:tab/>DB _READ_CMOS (0x01)</text:p>
      <text:p text:style-name="P83"/>
      <text:p text:style-name="P94">Регистры:</text:p>
      <text:p text:style-name="P94">на входе:<text:tab/><text:tab/><text:span text:style-name="T1">H=</text:span>адрес ячейки</text:p>
      <text:p text:style-name="P94">на выходе:<text:tab/><text:span text:style-name="T1">A=L=</text:span>прочитанное значение</text:p>
      <text:p text:style-name="P80"/>
      <text:h text:style-name="Heading_20_6" text:outline-level="6"><text:bookmark-start text:name="__RefHeading__6918_904266311"/><text:span text:style-name="T14">Запись ячейки </text:span>CMOS.<text:bookmark-end text:name="__RefHeading__6918_904266311"/></text:h>
      <text:p text:style-name="P80"><text:span text:style-name="T14">При изменении настроек </text:span>Evo Reset Service <text:span text:style-name="T14">вызывать обязательно, при записи пересчитывается </text:span>CRC <text:span text:style-name="T14">сумма. При прямой записи не будет изменена </text:span>CRC <text:span text:style-name="T14">сумма и при последующем сбросе все настройки будут перезаписаны дефолтными значениями.</text:span></text:p>
      <text:p text:style-name="P83"/>
      <text:p text:style-name="P83"><text:tab/><text:tab/>RST 8</text:p>
      <text:p text:style-name="P83"><text:tab/><text:tab/>DB _CMOS_RW (0x55)</text:p>
      <text:p text:style-name="P83"><text:tab/><text:tab/>DB _WRITE_CMOS (0x02)</text:p>
      <text:p text:style-name="P83"/>
      <text:p text:style-name="P94">Регистры:</text:p>
      <text:p text:style-name="P94">на входе:<text:tab/><text:tab/><text:span text:style-name="T1">H=</text:span>адрес ячейки</text:p>
      <text:p text:style-name="P94"><text:tab/><text:tab/><text:tab/><text:span text:style-name="T1">L</text:span>=число для записи</text:p>
      <text:p text:style-name="P94">на выходе:<text:tab/>нет</text:p>
      <text:p text:style-name="P80"/>
      <text:h text:style-name="Heading_20_6" text:outline-level="6"><text:bookmark-start text:name="__RefHeading__6920_904266311"/>Принудительный сброс настроек до дефолтных значений.<text:bookmark-end text:name="__RefHeading__6920_904266311"/></text:h>
      <text:p text:style-name="P80"/>
      <text:p text:style-name="P83"><text:tab/><text:tab/>RST 8</text:p>
      <text:p text:style-name="P83"><text:tab/><text:tab/>DB _CMOS_RW (0x55)</text:p>
      <text:p text:style-name="P83"><text:tab/><text:tab/>DB _CLEAR_CMOS (0x03)</text:p>
      <text:p text:style-name="P83"/>
      <text:p text:style-name="P94">Регистры:</text:p>
      <text:p text:style-name="P94">на входе:<text:tab/><text:tab/>нет</text:p>
      <text:p text:style-name="P94">на выходе:<text:tab/>нет</text:p>
      <text:p text:style-name="P94"/>
      <text:h text:style-name="Heading_20_6" text:outline-level="6"><text:bookmark-start text:name="__RefHeading___Toc7911_410474887"/><text:soft-page-break/>Установка палитры. <text:bookmark-end text:name="__RefHeading___Toc7911_410474887"/></text:h>
      <text:p text:style-name="P80"><text:span text:style-name="T14">Записывает 16 байт из указанного адреса, если </text:span>A <text:span text:style-name="T14">не равен 0. Стандартная палитра Спектрум режима: 0x00, 0x21, 0x42, 0x63, 0x90, 0xB1, 0xD2, 0xF3, 0xE0, 0xE1, 0xE2, 0xE3, 0xF0, 0xF1, 0xF2, 0xF3.</text:span></text:p>
      <text:p text:style-name="P94"/>
      <text:p text:style-name="P80"><text:span text:style-name="T14"><text:tab/><text:tab/></text:span><text:span text:style-name="T32">RST 8</text:span></text:p>
      <text:p text:style-name="P80"><text:span text:style-name="T32"><text:tab/><text:tab/>DB _SETUP_PAL </text:span><text:span text:style-name="T17">(0</text:span><text:span text:style-name="T32">x56)</text:span></text:p>
      <text:p text:style-name="P80"/>
      <text:p text:style-name="P94">Регистры:</text:p>
      <text:p text:style-name="P94">на входе:<text:tab/><text:tab/><text:span text:style-name="T1">A=0 - </text:span>запись стандартной Спектрум палитры</text:p>
      <text:p text:style-name="P94"><text:tab/><text:tab/><text:tab/><text:span text:style-name="T1">A&gt;0 - HL=</text:span>адрес палитры</text:p>
      <text:p text:style-name="P94">на выходе:<text:tab/>нет</text:p>
      <text:p text:style-name="P94"/>
      <text:h text:style-name="Heading_20_6" text:outline-level="6"><text:bookmark-start text:name="__RefHeading___Toc7913_410474887"/>Установка шрифта.<text:bookmark-end text:name="__RefHeading___Toc7913_410474887"/></text:h>
      <text:p text:style-name="P94"/>
      <text:p text:style-name="P80"><text:span text:style-name="T14"><text:tab/><text:tab/></text:span><text:span text:style-name="T32">RST 8</text:span></text:p>
      <text:p text:style-name="P83"><text:tab/><text:tab/>DB _SETUP_FONT (0x57)</text:p>
      <text:p text:style-name="P80"/>
      <text:p text:style-name="P94">Регистры:</text:p>
      <text:p text:style-name="P94">на входе:<text:tab/><text:tab/><text:span text:style-name="T1">A=0 – </text:span>установка <text:span text:style-name="T1">ATM </text:span>шрифта</text:p>
      <text:p text:style-name="P94"><text:span text:style-name="T1"><text:tab/><text:tab/><text:tab/>A=1 – </text:span>установка <text:span text:style-name="T1">CP866 </text:span>шрифта</text:p>
      <text:p text:style-name="P80"><text:tab/><text:tab/><text:tab/>A=2 – <text:span text:style-name="T14">установка произвольного шрифта, при этом </text:span></text:p>
      <text:p text:style-name="P80"><text:span text:style-name="T14"><text:tab/><text:tab/><text:tab/></text:span>HL – <text:span text:style-name="T14">адрес устанавливаемого шрифта (адрес шрифта должен находиться в <text:tab/><text:tab/><text:tab/><text:tab/><text:tab/>адресах </text:span>0x4000<text:span text:style-name="T14"> - 0</text:span>xFFFF, <text:span text:style-name="T27">не проверяется</text:span>)</text:p>
      <text:p text:style-name="P94">на выходе:<text:tab/>нет</text:p>
      <text:h text:style-name="P132" text:outline-level="2"><text:bookmark-start text:name="Функции менеджера устройств"/><text:bookmark-start text:name="__RefHeading__7584_2044125182"/>Функции менеджера устройств<text:bookmark-end text:name="Функции менеджера устройств"/><text:bookmark-end text:name="__RefHeading__7584_2044125182"/></text:h>
      <text:p text:style-name="P94">Менеджер устройств предназначен для инициализации устройств через их драйвера, переключения между ними, возврат количества устройств и текущего выбранного устройства. При переключении устройств производится смена драйвера устройства и таблицы настроенных переменных привязанных к этому устройству.</text:p>
      <text:p text:style-name="P94"/>
      <text:h text:style-name="Heading_20_6" text:outline-level="6"><text:bookmark-start text:name="__RefHeading__6922_904266311"/>Поиск и инициализация драйверов устройств.<text:bookmark-end text:name="__RefHeading__6922_904266311"/></text:h>
      <text:p text:style-name="P94"/>
      <text:p text:style-name="P94"><text:tab/><text:tab/><text:span text:style-name="T2">RST 8</text:span></text:p>
      <text:p text:style-name="P83"><text:tab/><text:tab/>DB _COM_DEV (0x50)</text:p>
      <text:p text:style-name="P83"><text:tab/><text:tab/>DB _DEVFIND (0x00)</text:p>
      <text:p text:style-name="P94"/>
      <text:p text:style-name="P94">Регистры:</text:p>
      <text:p text:style-name="P94">на входе:<text:tab/><text:tab/>нет</text:p>
      <text:p text:style-name="P94">на выходе:<text:tab/><text:span text:style-name="T2">D </text:span><text:span text:style-name="T1">- </text:span>номер текущего выбранного раздела</text:p>
      <text:p text:style-name="P94"><text:tab/><text:tab/><text:tab/><text:span text:style-name="T2">E </text:span>- количество найденных разделов</text:p>
      <text:p text:style-name="P94"><text:tab/><text:tab/><text:tab/><text:span text:style-name="T2">A </text:span><text:span text:style-name="T1">- </text:span>тип текущего выбранного раздела (0-<text:span text:style-name="T1">FAT12, 1-FAT16, 2-FAT32)</text:span></text:p>
      <text:p text:style-name="P94"><text:span text:style-name="T1"><text:tab/><text:tab/><text:tab/></text:span>флаг <text:span text:style-name="T2">C</text:span>=1 - ничего не найдено.</text:p>
      <text:p text:style-name="P80"/>
      <text:h text:style-name="Heading_20_6" text:outline-level="6"><text:bookmark-start text:name="__RefHeading__6924_904266311"/>Выбор раздела.<text:bookmark-end text:name="__RefHeading__6924_904266311"/></text:h>
      <text:p text:style-name="P94">Имена дисководов <text:span text:style-name="T1">A-D </text:span>не учитываются, 0 соответствует букве <text:span text:style-name="T1">FAT </text:span>устройства <text:span text:style-name="T1">E. </text:span>Максимальное количество устройств/разделов ограниченно 16.</text:p>
      <text:p text:style-name="P94"/>
      <text:p text:style-name="P94"><text:tab/><text:tab/><text:span text:style-name="T2">RST 8</text:span></text:p>
      <text:p text:style-name="P83"><text:tab/><text:tab/>DB _COM_DEV (0x50)</text:p>
      <text:p text:style-name="P83"><text:tab/><text:tab/>DB _SET_VOL (0x01)</text:p>
      <text:p text:style-name="P80"/>
      <text:p text:style-name="P94"><text:soft-page-break/>Регистры:</text:p>
      <text:p text:style-name="P94">на входе:<text:tab/><text:tab/><text:span text:style-name="T2">A</text:span><text:span text:style-name="T1"> -</text:span> номер выбираемого раздела. Может принимать значение от 0 до количества найденных разделов -1.</text:p>
      <text:p text:style-name="P94">на выходе:<text:tab/>флаг <text:span text:style-name="T2">C</text:span><text:span text:style-name="T32">=</text:span>1<text:span text:style-name="T2"> - </text:span>попытка выбрать не существующий раздел.</text:p>
      <text:p text:style-name="P94"/>
      <text:h text:style-name="Heading_20_6" text:outline-level="6"><text:bookmark-start text:name="__RefHeading___Toc7915_410474887"/>Получение количества найденных разделов, номер текущего и его тип<text:span text:style-name="T44">. </text:span><text:bookmark-end text:name="__RefHeading___Toc7915_410474887"/></text:h>
      <text:p text:style-name="P117">Выдает на выходе тоже, что и функция поиска устройств.</text:p>
      <text:p text:style-name="P94"/>
      <text:p text:style-name="P94"><text:tab/><text:tab/><text:span text:style-name="T2">RST 8</text:span></text:p>
      <text:p text:style-name="P83"><text:tab/><text:tab/>DB _COM_DEV (0x50)</text:p>
      <text:p text:style-name="P83"><text:tab/><text:tab/>DB _KOL_VOL (0x02)</text:p>
      <text:p text:style-name="P80"/>
      <text:p text:style-name="P94">Регистры:</text:p>
      <text:p text:style-name="P94">на входе:<text:tab/><text:tab/>нет</text:p>
      <text:p text:style-name="P94">на выходе:<text:tab/><text:span text:style-name="T2">D </text:span><text:span text:style-name="T1">- </text:span>номер текущего выбранного раздела</text:p>
      <text:p text:style-name="P94"><text:tab/><text:tab/><text:tab/><text:span text:style-name="T2">E </text:span>- количество найденных разделов</text:p>
      <text:p text:style-name="P94"><text:tab/><text:tab/><text:tab/><text:span text:style-name="T2">A </text:span><text:span text:style-name="T1">- </text:span>тип текущего раздела (0-<text:span text:style-name="T1">FAT12, 1-FAT16, 2-FAT32)</text:span></text:p>
      <text:p text:style-name="P94"><text:span text:style-name="T1"><text:tab/><text:tab/><text:tab/>флаг </text:span><text:span text:style-name="T2">C</text:span><text:span text:style-name="T1">=1 - ничего не найдено.</text:span></text:p>
      <text:p text:style-name="P80"/>
      <text:h text:style-name="Heading_20_6" text:outline-level="6"><text:bookmark-start text:name="__RefHeading__6928_904266311"/>Получить таблицу найденных разделов.<text:bookmark-end text:name="__RefHeading__6928_904266311"/></text:h>
      <text:p text:style-name="P94"/>
      <text:p text:style-name="P94"><text:tab/><text:tab/><text:span text:style-name="T2">RST 8</text:span></text:p>
      <text:p text:style-name="P83"><text:tab/><text:tab/>DB _COM_DEV (0x50)</text:p>
      <text:p text:style-name="P83"><text:tab/><text:tab/>DB _GET_FNDVOLUME (0x03)</text:p>
      <text:p text:style-name="P80"/>
      <text:p text:style-name="P94">Регистры:</text:p>
      <text:p text:style-name="P94">на входе:<text:tab/><text:tab/><text:span text:style-name="T2">HL</text:span><text:span text:style-name="T1"> – </text:span>адрес куда перенести таблицу. В указанный адрес переносится 256 байт.</text:p>
      <text:p text:style-name="P94">на выходе:<text:tab/>нет</text:p>
      <text:p text:style-name="P94"/>
      <text:p text:style-name="P95">На каждый найденный раздел отведено 8 байт, максимум найденных разделов 26 (по количеству букв <text:span text:style-name="T1">A...Z</text:span>). Формат таблицы:</text:p>
      <text:p text:style-name="P94"/>
      <text:p text:style-name="P94">+0 <text:s text:c="4"/><text:span text:style-name="T1">=<text:tab/></text:span>0-<text:span text:style-name="T1">FDD </text:span>drive <text:span text:style-name="T1">A</text:span></text:p>
      <text:p text:style-name="P94"><text:tab/><text:tab/>1-<text:span text:style-name="T1">FDD drive</text:span> B</text:p>
      <text:p text:style-name="P94"><text:tab/><text:tab/>2-<text:span text:style-name="T1">FDD drive</text:span> C</text:p>
      <text:p text:style-name="P94"><text:tab/><text:tab/>3-<text:span text:style-name="T1">FDD drive</text:span> D</text:p>
      <text:p text:style-name="P94"><text:tab/><text:tab/>4-SD карта ZC</text:p>
      <text:p text:style-name="P94"><text:tab/><text:tab/>5-SD карта <text:span text:style-name="T1">NeoGS</text:span></text:p>
      <text:p text:style-name="P94"><text:tab/><text:tab/>6-HDD N<text:span text:style-name="T1">emo</text:span></text:p>
      <text:p text:style-name="P94"><text:tab/><text:tab/>7-HDD SMUC</text:p>
      <text:p text:style-name="P94"><text:tab/><text:tab/>8-HDD DIVIDE</text:p>
      <text:p text:style-name="P94"><text:tab/><text:tab/>9-HDD PROFI</text:p>
      <text:p text:style-name="P94"><text:tab/><text:tab/><text:span text:style-name="T1">0x0</text:span>A-HDD TURBO2+</text:p>
      <text:p text:style-name="P94">+1 <text:s text:c="4"/>=<text:tab/>для SD всегда 0</text:p>
      <text:p text:style-name="P94"><text:tab/><text:tab/>для HDD 0-<text:span text:style-name="T1">Master</text:span>, 1-<text:span text:style-name="T1">Slave</text:span></text:p>
      <text:p text:style-name="P94">+2 <text:s text:c="4"/><text:span text:style-name="T1">=<text:tab/></text:span>тип раздела, сейчас только разделы:</text:p>
      <text:p text:style-name="P94"><text:tab/><text:tab/>0 - FAT12 (1)</text:p>
      <text:p text:style-name="P94"><text:tab/><text:tab/>1 <text:span text:style-name="T1">-</text:span> FAT16 (<text:span text:style-name="T1">4,6,0x0E</text:span>)</text:p>
      <text:p text:style-name="P94"><text:tab/><text:tab/>2 –<text:span text:style-name="T1"> </text:span>FAT32 <text:span text:style-name="T1">(0x0B</text:span>,<text:span text:style-name="T1">0x0C)</text:span></text:p>
      <text:p text:style-name="P94">+3 <text:s text:c="4"/>=<text:tab/>стартовый сектор раздела</text:p>
      <text:p text:style-name="P94">+7 <text:s text:c="4"/>=<text:tab/>резерв</text:p>
      <text:p text:style-name="P94"/>
      <text:p text:style-name="P94">Дисководы пока никак не поддержаны.</text:p>
      <text:p text:style-name="P94"><text:soft-page-break/></text:p>
      <text:h text:style-name="Heading_20_6" text:outline-level="6"><text:bookmark-start text:name="__RefHeading___Toc7917_410474887"/>Вызов драйвера выбранного устройства.<text:bookmark-end text:name="__RefHeading___Toc7917_410474887"/></text:h>
      <text:p text:style-name="P94"/>
      <text:p text:style-name="P80"><text:span text:style-name="T14"><text:tab/><text:tab/></text:span><text:span text:style-name="T32">RST 8</text:span></text:p>
      <text:p text:style-name="P83"><text:tab/><text:tab/>DB _COM_DEV (0x50)</text:p>
      <text:p text:style-name="P83"><text:tab/><text:tab/>DB _TO_DRV (0x04)</text:p>
      <text:p text:style-name="P117"/>
      <text:h text:style-name="Heading_20_6" text:outline-level="6"><text:bookmark-start text:name="__RefHeading___Toc7919_410474887"/>Установка битов устройства для вызова драйвера <text:span text:style-name="T1">HDD.</text:span><text:bookmark-end text:name="__RefHeading___Toc7919_410474887"/></text:h>
      <text:p text:style-name="P94"/>
      <text:p text:style-name="P94"><text:tab/><text:tab/><text:span text:style-name="T2">RST 8</text:span></text:p>
      <text:p text:style-name="P83"><text:tab/><text:tab/>DB _COM_DEV (0x50)</text:p>
      <text:p text:style-name="P94"><text:tab/><text:tab/><text:span text:style-name="T2">DB </text:span><text:span text:style-name="T32">_SET_DEVICE </text:span><text:span text:style-name="T2">(0x05)</text:span></text:p>
      <text:p text:style-name="P94"/>
      <text:h text:style-name="Heading_20_6" text:outline-level="6"><text:bookmark-start text:name="__RefHeading__6934_904266311"/>Контроль наличия <text:span text:style-name="T1">SD </text:span>карт.<text:bookmark-end text:name="__RefHeading__6934_904266311"/></text:h>
      <text:p text:style-name="P94"/>
      <text:p text:style-name="P94"><text:tab/><text:tab/><text:span text:style-name="T2">RST 8</text:span></text:p>
      <text:p text:style-name="P83"><text:tab/><text:tab/>DB _COM_DEV (0x50)</text:p>
      <text:p text:style-name="P94"><text:tab/><text:tab/><text:span text:style-name="T2">DB </text:span><text:span text:style-name="T32">_CONTROL_SD </text:span><text:span text:style-name="T2">(0x06)</text:span></text:p>
      <text:p text:style-name="P94"/>
      <text:h text:style-name="Heading_20_6" text:outline-level="6"><text:bookmark-start text:name="__RefHeading__6936_904266311"/>Прямой вызов драйвера <text:span text:style-name="T1">HDD.</text:span><text:bookmark-end text:name="__RefHeading__6936_904266311"/></text:h>
      <text:p text:style-name="P94"/>
      <text:p text:style-name="P94"><text:tab/><text:tab/><text:span text:style-name="T2">RST 8</text:span></text:p>
      <text:p text:style-name="P83"><text:tab/><text:tab/>DB _COM_DEV (0x50)</text:p>
      <text:p text:style-name="P94"><text:tab/><text:tab/><text:span text:style-name="T2">DB </text:span><text:span text:style-name="T32">_COMHDDN </text:span><text:span text:style-name="T2">(0x07)</text:span></text:p>
      <text:p text:style-name="P94"/>
      <text:h text:style-name="Heading_20_6" text:outline-level="6"><text:bookmark-start text:name="__RefHeading___Toc7921_410474887"/>Полная переинициализация раздела.<text:bookmark-end text:name="__RefHeading___Toc7921_410474887"/></text:h>
      <text:p text:style-name="P94"/>
      <text:p text:style-name="P94"><text:tab/><text:tab/><text:span text:style-name="T2">RST 8</text:span></text:p>
      <text:p text:style-name="P83"><text:tab/><text:tab/>DB COM_DEV (0x50)</text:p>
      <text:p text:style-name="P83"><text:tab/><text:tab/>DB _FREINIT_VOL (0x08)</text:p>
      <text:h text:style-name="P132" text:outline-level="2"><text:bookmark-start text:name="Функции FAT драйвера"/><text:bookmark-start text:name="__RefHeading__7586_2044125182"/>Функции <text:span text:style-name="T1">FAT </text:span>драйвера<text:bookmark-end text:name="Функции FAT драйвера"/><text:bookmark-end text:name="__RefHeading__7586_2044125182"/></text:h>
      <text:h text:style-name="Heading_20_6" text:outline-level="6"><text:bookmark-start text:name="__RefHeading__6938_904266311"/>Инициализация переменных текущего выбранного раздела.<text:bookmark-end text:name="__RefHeading__6938_904266311"/></text:h>
      <text:p text:style-name="P94">Используется менеджером устройств, не рекомендуется вызывать.</text:p>
      <text:p text:style-name="P94"/>
      <text:p text:style-name="P94"><text:tab/><text:tab/><text:span text:style-name="T2">RST 8</text:span></text:p>
      <text:p text:style-name="P83"><text:tab/><text:tab/>DB _COM_FAT (0x51)</text:p>
      <text:p text:style-name="P83"><text:tab/><text:tab/>DB _INIT_FATVARS (0x00)</text:p>
      <text:p text:style-name="P80"/>
      <text:p text:style-name="P94">Регистры:</text:p>
      <text:p text:style-name="P94">на входе:<text:tab/><text:tab/>нет</text:p>
      <text:p text:style-name="P94">на выходе:<text:tab/>нет</text:p>
      <text:p text:style-name="P94"/>
      <text:h text:style-name="Heading_20_6" text:outline-level="6"><text:bookmark-start text:name="__RefHeading__6940_904266311"/>Получение описателя файла.<text:bookmark-end text:name="__RefHeading__6940_904266311"/></text:h>
      <text:p text:style-name="P94">Переносит по указанному адресу 32 байтный описатель файла.</text:p>
      <text:p text:style-name="P94"/>
      <text:p text:style-name="P94"><text:tab/><text:tab/><text:span text:style-name="T2">RST 8</text:span></text:p>
      <text:p text:style-name="P83"><text:tab/><text:tab/>DB _COM_FAT (0x51)</text:p>
      <text:p text:style-name="P83"><text:tab/><text:tab/>DB _READ_DIR (0x01)</text:p>
      <text:p text:style-name="P80"/>
      <text:p text:style-name="P94">Регистры:</text:p>
      <text:p text:style-name="P94"><text:soft-page-break/>на входе:<text:tab/><text:tab/><text:span text:style-name="T2">HL</text:span><text:span text:style-name="T1">-</text:span>адрес куда переносить 32 байта описателя</text:p>
      <text:p text:style-name="P94"><text:tab/><text:tab/><text:tab/><text:span text:style-name="T2">BC</text:span><text:span text:style-name="T1">-</text:span>номер файла</text:p>
      <text:p text:style-name="P94">на выходе:<text:tab/>нет</text:p>
      <text:p text:style-name="P94"/>
      <text:h text:style-name="Heading_20_6" text:outline-level="6"><text:bookmark-start text:name="__RefHeading__6942_904266311"/>Вход в директорию/выход в предыдущую директорию.<text:bookmark-end text:name="__RefHeading__6942_904266311"/></text:h>
      <text:p text:style-name="Standard">Внутренний указатель должен стоять на директории (для входа) или на «..» (для выхода)</text:p>
      <text:p text:style-name="P94"/>
      <text:p text:style-name="P94"><text:tab/><text:tab/><text:span text:style-name="T2">RST 8</text:span></text:p>
      <text:p text:style-name="P83"><text:tab/><text:tab/>DB _COM_FAT (0x51)</text:p>
      <text:p text:style-name="P83"><text:tab/><text:tab/>DB _ENTER_DIR (0x02)</text:p>
      <text:p text:style-name="P80"/>
      <text:p text:style-name="P94">Регистры:</text:p>
      <text:p text:style-name="P94">на входе:<text:tab/><text:tab/>нет</text:p>
      <text:p text:style-name="P94">на выходе:<text:tab/>нет</text:p>
      <text:p text:style-name="P94"/>
      <text:h text:style-name="P142" text:outline-level="6"><text:bookmark-start text:name="__RefHeading___Toc8348_1791399199"/>Получение текущего пути.<text:bookmark-end text:name="__RefHeading___Toc8348_1791399199"/></text:h>
      <text:p text:style-name="P111">Получение текстовой строки текущего пути файла.</text:p>
      <text:p text:style-name="P97"><text:tab/><text:tab/><text:span text:style-name="T2">RST 8</text:span></text:p>
      <text:p text:style-name="P84"><text:tab/><text:tab/>DB _COM_FAT (0x51)</text:p>
      <text:p text:style-name="P89"><text:tab/><text:tab/>DB _GET_PATH (0x03)</text:p>
      <text:p text:style-name="P94"/>
      <text:p text:style-name="P100">Регистры:</text:p>
      <text:p text:style-name="P101">на входе:<text:tab/><text:tab/><text:span text:style-name="T2">HL</text:span><text:span text:style-name="T1"> – </text:span>адрес куда переносит текстовую строку текущего пути.</text:p>
      <text:p text:style-name="P101">на выходе:<text:tab/>нет</text:p>
      <text:p text:style-name="P94"/>
      <text:h text:style-name="Heading_20_6" text:outline-level="6"><text:bookmark-start text:name="__RefHeading__6944_904266311"/>Получение длинного имени файла.<text:bookmark-end text:name="__RefHeading__6944_904266311"/></text:h>
      <text:p text:style-name="P94">Переносит в указанный адрес 256 байт (до 255 байт имени и байт 0 как признак конца имени). При отсутствии длинного имени выдает короткое вида 8.3.</text:p>
      <text:p text:style-name="P94"/>
      <text:p text:style-name="P94"><text:tab/><text:tab/><text:span text:style-name="T2">RST 8</text:span></text:p>
      <text:p text:style-name="P83"><text:tab/><text:tab/>DB _COM_FAT (0x51)</text:p>
      <text:p text:style-name="P83"><text:tab/><text:tab/>DB _GET_LONGNAME (0x0<text:span text:style-name="T18">4</text:span>)</text:p>
      <text:p text:style-name="P80"/>
      <text:p text:style-name="P94">Регистры:</text:p>
      <text:p text:style-name="P94">на входе:<text:tab/><text:tab/><text:span text:style-name="T2">HL</text:span><text:span text:style-name="T1">-</text:span>адрес куда перенести 256 байт длинного имени.</text:p>
      <text:p text:style-name="P94">на выходе:<text:tab/>нет</text:p>
      <text:p text:style-name="Standard"/>
      <text:h text:style-name="Heading_20_6" text:outline-level="6"><text:bookmark-start text:name="__RefHeading__6946_904266311"/>Поиск файла/директории по имени.<text:bookmark-end text:name="__RefHeading__6946_904266311"/></text:h>
      <text:p text:style-name="P94">Поиск по текстовой строке вида <text:span text:style-name="T1">filename.ext, </text:span>завершение строки байтом с кодом менее <text:span text:style-name="T1">0x21 </text:span>(пробел тоже является признаком конца строки)<text:span text:style-name="T1">. </text:span>Имя и расширение не нужно дополнять до вида 8.3. Возможен поиск например по строке <text:span text:style-name="T1">abc.$C</text:span></text:p>
      <text:p text:style-name="P94"/>
      <text:p text:style-name="P94"><text:tab/><text:tab/><text:span text:style-name="T2">RST 8</text:span></text:p>
      <text:p text:style-name="P83"><text:tab/><text:tab/>DB _COM_FAT (0x51)</text:p>
      <text:p text:style-name="P83"><text:tab/><text:tab/>DB _FIND_NAME (0x0<text:span text:style-name="T18">5</text:span>)</text:p>
      <text:p text:style-name="P80"/>
      <text:p text:style-name="P94">Регистры:</text:p>
      <text:p text:style-name="P94">на входе:<text:tab/><text:tab/><text:span text:style-name="T2">HL</text:span>-адрес текстовой строки для поиска</text:p>
      <text:p text:style-name="P94">на выходе:<text:tab/><text:span text:style-name="T2">BC</text:span>-номер записи</text:p>
      <text:p text:style-name="P94"><text:tab/><text:tab/><text:tab/>флаг <text:span text:style-name="T32">С</text:span>=1 ничего не найдено</text:p>
      <text:p text:style-name="P94"/>
      <text:h text:style-name="Heading_20_6" text:outline-level="6"><text:bookmark-start text:name="__RefHeading__6948_904266311"/><text:soft-page-break/>Поиск всех файлов и директорий в текущей директории.<text:bookmark-end text:name="__RefHeading__6948_904266311"/></text:h>
      <text:p text:style-name="P94">Возможен поиск по расширению. Директории находятся всегда. Описатель «.» игнорируется.</text:p>
      <text:p text:style-name="P94"/>
      <text:p text:style-name="P94"><text:tab/><text:tab/><text:span text:style-name="T2">RST 8</text:span></text:p>
      <text:p text:style-name="P83"><text:tab/><text:tab/>DB _COM_FAT (0x51)</text:p>
      <text:p text:style-name="P83"><text:tab/><text:tab/>DB _FIND_FILEITEM (0x06)</text:p>
      <text:p text:style-name="P80"/>
      <text:p text:style-name="P94">Регистры:</text:p>
      <text:p text:style-name="P94">на входе:<text:tab/><text:tab/>нет</text:p>
      <text:p text:style-name="P94">на выходе:<text:tab/><text:span text:style-name="T2">BC</text:span><text:span text:style-name="T1">-</text:span>количество найденного</text:p>
      <text:p text:style-name="P94"><text:tab/><text:tab/><text:tab/><text:span text:style-name="T2">A</text:span>-номер страницы куда сложена таблица найденных описателей</text:p>
      <text:p text:style-name="P94"/>
      <text:h text:style-name="Heading_20_6" text:outline-level="6"><text:bookmark-start text:name="__RefHeading__6950_904266311"/>Установка расширений файла для поиска (до 16 расширений). <text:bookmark-end text:name="__RefHeading__6950_904266311"/></text:h>
      <text:p text:style-name="Standard">Перечисление расширений должно идти подряд, например: «<text:span text:style-name="T1">TRD!C FDI</text:span>»</text:p>
      <text:p text:style-name="P94"/>
      <text:p text:style-name="P94"><text:tab/><text:tab/><text:span text:style-name="T2">RST 8</text:span></text:p>
      <text:p text:style-name="P83"><text:tab/><text:tab/>DB _COM_FAT (0x51)</text:p>
      <text:p text:style-name="P83"><text:tab/><text:tab/>DB _SET_MASK_EXT (0x07)</text:p>
      <text:p text:style-name="P80"/>
      <text:p text:style-name="P94">Регистры:</text:p>
      <text:p text:style-name="P94">на входе:<text:tab/><text:tab/><text:span text:style-name="T2">A</text:span><text:span text:style-name="T1">=0 </text:span>отключение поиска по расширению</text:p>
      <text:p text:style-name="P94"><text:tab/><text:tab/><text:tab/><text:span text:style-name="T2">A</text:span>=любое число установка расширений для поиска</text:p>
      <text:p text:style-name="P94"><text:tab/><text:tab/><text:tab/><text:span text:style-name="T2">HL</text:span><text:span text:style-name="T1">-</text:span>адрес строки расширений заканчивающийся байтом 0</text:p>
      <text:p text:style-name="P94">на выходе:<text:tab/>нет</text:p>
      <text:p text:style-name="P94"/>
      <text:h text:style-name="Heading_20_6" text:outline-level="6"><text:bookmark-start text:name="__RefHeading__6952_904266311"/>Открытие файла.<text:bookmark-end text:name="__RefHeading__6952_904266311"/></text:h>
      <text:p text:style-name="P94"/>
      <text:p text:style-name="P83"><text:tab/><text:tab/>RST 8</text:p>
      <text:p text:style-name="P83"><text:tab/><text:tab/>DB _COM_FAT (0x51)</text:p>
      <text:p text:style-name="P83"><text:tab/><text:tab/>DB _OPEN_FILE (0x08)</text:p>
      <text:p text:style-name="P80"/>
      <text:p text:style-name="P94">Регистры:</text:p>
      <text:p text:style-name="P94">на входе:<text:tab/><text:tab/>нет</text:p>
      <text:p text:style-name="P94">на выходе:<text:tab/>нет</text:p>
      <text:p text:style-name="P80"/>
      <text:h text:style-name="Heading_20_6" text:outline-level="6"><text:bookmark-start text:name="__RefHeading__6954_904266311"/>Последовательное чтение открытого файла.<text:bookmark-end text:name="__RefHeading__6954_904266311"/></text:h>
      <text:p text:style-name="P94"/>
      <text:p text:style-name="P83"><text:tab/><text:tab/>RST 8</text:p>
      <text:p text:style-name="P83"><text:tab/><text:tab/>DB _COM_FAT (0x51)</text:p>
      <text:p text:style-name="P83"><text:tab/><text:tab/>DB _READ_FILE (0x09)</text:p>
      <text:p text:style-name="P80"/>
      <text:p text:style-name="P94">Регистры:</text:p>
      <text:p text:style-name="P94">на входе:<text:tab/><text:tab/><text:span text:style-name="T2">A</text:span>-количество секторов для загрузки</text:p>
      <text:p text:style-name="P94"><text:span text:style-name="T1"><text:tab/><text:tab/><text:tab/></text:span><text:span text:style-name="T2">HL</text:span>-адрес загрузки</text:p>
      <text:p text:style-name="P94">на выходе:<text:tab/>флаг <text:span text:style-name="T2">C</text:span><text:span text:style-name="T1">=1 </text:span>файл закончился</text:p>
      <text:p text:style-name="P80"/>
      <text:h text:style-name="Heading_20_6" text:outline-level="6"><text:bookmark-start text:name="__RefHeading__6956_904266311"/>Создание таблицы кластеров текущей директории.<text:bookmark-end text:name="__RefHeading__6956_904266311"/></text:h>
      <text:p text:style-name="P94"><text:span text:style-name="T67">Не рекомендуется к применению</text:span>.</text:p>
      <text:p text:style-name="P94"/>
      <text:p text:style-name="P90"><text:tab/><text:tab/><text:span text:style-name="T1">RST 8</text:span></text:p>
      <text:p text:style-name="P83"><text:tab/><text:tab/>DB _COM_FAT (0x51)</text:p>
      <text:p text:style-name="P83"><text:tab/><text:tab/>DB _INIT_TEKDIR (0x0A)</text:p>
      <text:p text:style-name="P94"><text:soft-page-break/></text:p>
      <text:p text:style-name="P94">Регистры:</text:p>
      <text:p text:style-name="P94">на входе:<text:tab/><text:tab/>нет</text:p>
      <text:p text:style-name="P94">на выходе:<text:tab/>нет</text:p>
      <text:p text:style-name="P94"/>
      <text:h text:style-name="Heading_20_6" text:outline-level="6"><text:bookmark-start text:name="__RefHeading__6958_904266311"/>Работа с текущей позицией в текущей директории.<text:bookmark-end text:name="__RefHeading__6958_904266311"/></text:h>
      <text:p text:style-name="P94">Имеет несколько подфунций.</text:p>
      <text:p text:style-name="P94"/>
      <text:p text:style-name="P90"><text:tab/><text:tab/><text:span text:style-name="T1">RST 8</text:span></text:p>
      <text:p text:style-name="P83"><text:tab/><text:tab/>DB _COM_FAT (0x51)</text:p>
      <text:p text:style-name="P83"><text:tab/><text:tab/>DB _POS_FILES (0x0B<text:span text:style-name="T30">)</text:span></text:p>
      <text:p text:style-name="P94"/>
      <text:p text:style-name="P94">Регистры:</text:p>
      <text:p text:style-name="P94">на входе:<text:tab/><text:tab/><text:span text:style-name="T2">A</text:span>-номер подфункции</text:p>
      <text:p text:style-name="P94"><text:span text:style-name="T1"><text:tab/><text:tab/><text:tab/></text:span><text:span text:style-name="T2">BC</text:span>-номер позиции</text:p>
      <text:p text:style-name="P94">на выходе:<text:tab/><text:span text:style-name="T2">BC</text:span><text:span text:style-name="T1">-</text:span>номер позиции</text:p>
      <text:p text:style-name="P94"/>
      <text:p text:style-name="P94">Подфункции:</text:p>
      <text:p text:style-name="P94">00-сохранение текущей позиции файла (сохраняется внутри функции)</text:p>
      <text:p text:style-name="P94">01-восстановление текущей позиции файла (сохраняется внутри функции)</text:p>
      <text:p text:style-name="P94">02-сброс текущей позиции в 0 и поиск первой "легальной" записи </text:p>
      <text:p text:style-name="P94">03-перемотать на "<text:span text:style-name="T1">B</text:span>" файлов назад</text:p>
      <text:p text:style-name="P94">04-перемотать на "<text:span text:style-name="T1">B</text:span>" файлов вперед</text:p>
      <text:p text:style-name="P94">05-подсчет количества "легальных" записей</text:p>
      <text:p text:style-name="P94">06-установить номер "легальной" записи из "<text:span text:style-name="T1">BC</text:span>"</text:p>
      <text:p text:style-name="P94">07-вернуть в "<text:span text:style-name="T1">BC</text:span>" текущий номер "легальной" записи</text:p>
      <text:p text:style-name="P94"/>
      <text:p text:style-name="P94">"Легальная" запись - реальный описатель файла вида 8.3. Дополнения для хранения длинного имени удаленные файлы не учитываются.</text:p>
      <text:h text:style-name="P132" text:outline-level="2"><text:bookmark-start text:name="Рисование окна по описателю"/><text:bookmark-start text:name="__RefHeading__7588_2044125182"/>Рисование окна по описателю<text:bookmark-end text:name="Рисование окна по описателю"/><text:bookmark-end text:name="__RefHeading__7588_2044125182"/></text:h>
      <text:p text:style-name="P94">Адрес описателя окна должен быть указан в регистре <text:span text:style-name="T1">IX.</text:span></text:p>
      <text:p text:style-name="P80"/>
      <text:p text:style-name="P94">Описатель окна:</text:p>
      <text:p text:style-name="P94"/>
      <text:p text:style-name="P94">+00 (<text:span text:style-name="T1">byte</text:span>) - Х координата окна (в знакоместах)</text:p>
      <text:p text:style-name="P94">+01 (<text:span text:style-name="T1">byte</text:span>) - <text:span text:style-name="T1">Y </text:span>координата окна (в знакоместах)</text:p>
      <text:p text:style-name="P94">+02 (<text:span text:style-name="T1">byte</text:span>) <text:span text:style-name="T1">-</text:span> <text:span text:style-name="T1">V </text:span>высота окна (в знакоместах)</text:p>
      <text:p text:style-name="P94">+03 (<text:span text:style-name="T1">byte</text:span>) - <text:span text:style-name="T1">H </text:span>ширина окна (в знакоместах)</text:p>
      <text:p text:style-name="P94">+04 <text:span text:style-name="T1">(byte) </text:span>- <text:span text:style-name="T1">C </text:span>цвет окна</text:p>
      <text:p text:style-name="P94">+05 <text:span text:style-name="T1">(byte) </text:span>- <text:span text:style-name="T1">C </text:span>цвет курсорной полосы для меню</text:p>
      <text:p text:style-name="P94">+06 <text:span text:style-name="T1">(byte) </text:span>- <text:span text:style-name="T1">F </text:span>флаговый байт, раскладка по битам:</text:p>
      <text:p text:style-name="P94"><text:tab/>7 - 1-рисовать нижний заголовок, 0-нет (цветная полоса внизу окна цветом инверсным цвету окна)</text:p>
      <text:p text:style-name="P94"><text:tab/>6 - 1-окно без рамки, 0-с рамкой</text:p>
      <text:p text:style-name="P94"><text:tab/>5 - 1-рисовать верхний заголовок, 0-нет (цветная полоса внизу окна цветом инверсным цвету окна)</text:p>
      <text:p text:style-name="P94"><text:tab/>4 - 1-печать текста в окне, 0-не печатать</text:p>
      <text:p text:style-name="P94"><text:tab/>3 -</text:p>
      <text:p text:style-name="P94"><text:tab/>2 -</text:p>
      <text:p text:style-name="P94"><text:tab/>1 -</text:p>
      <text:p text:style-name="P94"><text:tab/>0 - </text:p>
      <text:p text:style-name="P94">+07 <text:span text:style-name="T1">(byte) </text:span>- <text:span text:style-name="T1">N </text:span>номер строки в окне. Если бит 7=1, то байты +8-+9 указывают на адрес хранения <text:soft-page-break/>номера пункта меню. При бит 7=0 в байта +8-+9 находится номер пункта в окне.</text:p>
      <text:p text:style-name="P94">+08 <text:span text:style-name="T1">(word)</text:span> номер пункта в окне или адрес хранения номера пункта в меню</text:p>
      <text:p text:style-name="P94">+<text:span text:style-name="T1">0A (word) </text:span>количество пунктов в меню</text:p>
      <text:p text:style-name="P94">+0<text:span text:style-name="T1">C (word) </text:span>адрес нахождения текста для печати в этом окне</text:p>
      <text:p text:style-name="P94">+0<text:span text:style-name="T1">E (word) </text:span>адрес нахождения списка адресов в соответствии для вызова</text:p>
      <text:p text:style-name="P94">+<text:span text:style-name="T1">10 (word) </text:span>адрес списка активных зон для мыши</text:p>
      <text:p text:style-name="P94">+12 (<text:span text:style-name="T1">word</text:span>) адрес списка горячих клавиш</text:p>
      <text:p text:style-name="P94"/>
      <text:p text:style-name="P94">При количество пунктов меню больше высоты окна -2 производится скроллирование при попытке перемещение за пределы высоты окна -2. Сделано в первую очередь для вывода списка файлов с любых носителей, для меню не учитывается. Количество пунктов меню не должно превышать высоту окна -2.</text:p>
      <text:p text:style-name="P94">Список активных зон для мыши состоит из 6 байтных значений:</text:p>
      <text:p text:style-name="P94"/>
      <text:p text:style-name="P94">+0 - на данный момент зарезервировано</text:p>
      <text:p text:style-name="P94">+1 - <text:span text:style-name="T1">X </text:span>коодината</text:p>
      <text:p text:style-name="P94">+2 - <text:span text:style-name="T1">Y </text:span>координата</text:p>
      <text:p text:style-name="P94">+3 - <text:span text:style-name="T1">V </text:span>высота</text:p>
      <text:p text:style-name="P94">+4 - <text:span text:style-name="T1">H </text:span>ширина</text:p>
      <text:p text:style-name="P94">+5 - <text:span text:style-name="T1">K </text:span>код горячей клавиши</text:p>
      <text:h text:style-name="P132" text:outline-level="2"><text:bookmark-start text:name="Печать текстовой строки"/><text:bookmark-start text:name="__RefHeading__7590_2044125182"/>Печать текстовой строки<text:bookmark-end text:name="Печать текстовой строки"/><text:bookmark-end text:name="__RefHeading__7590_2044125182"/></text:h>
      <text:p text:style-name="P94">При печати текста на экране можно использовать некоторые управляющие коды. При печати на стандартном <text:span text:style-name="T1">ZX </text:span>экране знакоместом считается символ размеров 6х8, в режиме текстмода по знакоместно.</text:p>
      <text:p text:style-name="P94"/>
      <text:p text:style-name="P94">Код 1 - установка позиции печати в окне в исходную позицию. Для <text:span text:style-name="T1">ZX </text:span>экрана считается от позиции левого верхнего угла окна по формуле <text:span text:style-name="T1">X*8+1, Y*8 (</text:span>по горизонтали с точностью до точки, по вертикали с точностью до знакоряда)<text:span text:style-name="T1">. </text:span>Для текстового экрана по формуле <text:span text:style-name="T1">X+1, Y </text:span>(по знакоместно)<text:span text:style-name="T1">. </text:span></text:p>
      <text:p text:style-name="P94">Код 3 - при печати текста на стандартном <text:span text:style-name="T1">ZX </text:span>экране центрирует печатаемую строку по ширине окна. Выравнивание производится для символов с кодом <text:span text:style-name="T1">0x20...0xFF. </text:span>Код менее <text:span text:style-name="T1">0x20 </text:span>считается концом выравниваемой строки. При печати на экране текстового режима код 3 игнорируется, центрирование строки не производится.</text:p>
      <text:p text:style-name="P94">Код 9,<text:span text:style-name="T1">x</text:span> - табулятор, <text:span text:style-name="T1">x</text:span>-количество знакомест.</text:p>
      <text:p text:style-name="P94">Код 0<text:span text:style-name="T1">x0D </text:span>- перевод печати на новую строку. Для <text:span text:style-name="T1">ZX </text:span>экрана новая строка начинается с левого края окна +1 пиксель, для текстового экрана левый край окна +1 знакоместо.</text:p>
      <text:p text:style-name="P94">Код 0<text:span text:style-name="T1">x16,y,x -</text:span> принудительная установка позиции печати. Для <text:span text:style-name="T1">ZX </text:span>экрана позиция печать задается в пикселях, для текстового экрана в знакоместах.</text:p>
      <text:p text:style-name="P96">Код 0x17,c - указание цвета при печати. Если с=0xFF печать производится без изменения цвета печатаемой позиции. </text:p>
      <text:h text:style-name="P131" text:outline-level="1"><text:bookmark-start text:name="История версий EVO Reset Service"/><text:bookmark-start text:name="__RefHeading__7561_2044125182"/><text:span text:style-name="T14">История версий </text:span><text:bookmark-start text:name="EVO Reset Service"/>EVO Reset Service<text:bookmark-end text:name="История версий EVO Reset Service"/><text:bookmark-end text:name="__RefHeading__7561_2044125182"/><text:bookmark-end text:name="EVO Reset Service"/></text:h>
      <text:p text:style-name="P19"/>
      <text:p text:style-name="P145"><text:span text:style-name="T52">25</text:span><text:span text:style-name="T53">.0</text:span><text:span text:style-name="T52">9</text:span><text:span text:style-name="T53">.2020 </text:span><text:span text:style-name="T43">Версия 0.58.16</text:span></text:p>
      <text:p text:style-name="P145"><text:span text:style-name="T43">- при отсутствии </text:span><text:span text:style-name="T52">MBR </text:span><text:span text:style-name="T43">неправильно определялся тип </text:span><text:span text:style-name="T52">FAT.</text:span></text:p>
      <text:p text:style-name="P39"><text:span text:style-name="T57">- </text:span><text:span text:style-name="T41">исправлено </text:span><text:span text:style-name="T34">(в</text:span><text:span text:style-name="T57"> fat_boot,</text:span><text:span text:style-name="T34"> для запуска хобет и прочего) </text:span><text:span text:style-name="T41"><text:s/>неправильное высчитывание начала корневой директории </text:span><text:span text:style-name="T34">(для </text:span><text:span text:style-name="T57">FAT12/16)</text:span><text:span text:style-name="T41">, не учитывалось количество </text:span><text:span text:style-name="T64">FAT </text:span><text:span text:style-name="T41">таблиц.</text:span></text:p>
      <text:p text:style-name="P144"/>
      <text:p text:style-name="P38"><text:span text:style-name="T62">0</text:span><text:span text:style-name="T63">3</text:span><text:span text:style-name="T57">.</text:span><text:span text:style-name="T34">03.2020 Версия 0.58.15 Исправления и переделки.</text:span></text:p>
      <text:p text:style-name="P38"><text:span text:style-name="T34">- исправлено неправильное высчитывание начала корневой директории </text:span><text:span text:style-name="T42">(для </text:span><text:span text:style-name="T65">FAT12/16)</text:span><text:span text:style-name="T34">, не учитывалось количество </text:span><text:span text:style-name="T57">FAT </text:span><text:span text:style-name="T34">таблиц.</text:span></text:p>
      <text:p text:style-name="P32">- <text:span text:style-name="T88">добавлена запускалка хобета файла с фиксированным именем</text:span><text:span text:style-name="T13"> “sd_boot.$C”</text:span><text:span text:style-name="T88"> с</text:span><text:span text:style-name="T13"> SD</text:span><text:span text:style-name="T88"> карты </text:span><text:span text:style-name="T89">из корневой директории карточки</text:span><text:span text:style-name="T88">. </text:span></text:p>
      <text:p text:style-name="P28"/>
      <text:p text:style-name="P4"><text:span text:style-name="T35">2</text:span><text:span text:style-name="T37">0</text:span><text:span text:style-name="T51">.08.2019 </text:span><text:span text:style-name="T38">Версия 0.58.14 Переделки</text:span></text:p>
      <text:p text:style-name="P4"><text:span text:style-name="T34">- в подменю </text:span><text:span text:style-name="T57">Setup </text:span><text:span text:style-name="T34">добавлен пункт «</text:span><text:span text:style-name="T57">Kill rezident</text:span><text:span text:style-name="T34">» для порчи резидента и обеспечения его одноразового запуска.</text:span></text:p>
      <text:p text:style-name="P5"><text:span text:style-name="T36">- </text:span><text:span text:style-name="T37">в подменю Setup в </text:span><text:span text:style-name="T50">меню</text:span><text:span text:style-name="T37"> NMI также добавлен пункт «Kill rezident».</text:span></text:p>
      <text:p text:style-name="P37"><text:span text:style-name="T34">- на комбинацию сброса</text:span><text:span text:style-name="T57"> </text:span><text:span text:style-name="T58">0+F12</text:span><text:span text:style-name="T57"> </text:span><text:span text:style-name="T34">добавлено принудительно отключение резидента с сохранением выключенного состояния в </text:span><text:span text:style-name="T57">CMOS.</text:span></text:p>
      <text:p text:style-name="P37"><text:span text:style-name="T57">- </text:span><text:span text:style-name="T36">переделана функция </text:span><text:span text:style-name="T59">RST 8 _SET_MODE. </text:span><text:span text:style-name="T36">Устанавливаемые режимы сделаны временными (не сохраняются в </text:span><text:span text:style-name="T59">CMOS</text:span><text:span text:style-name="T36">) и действуют до сброса</text:span><text:span text:style-name="T59">.</text:span></text:p>
      <text:p text:style-name="P37"><text:span text:style-name="T59">- </text:span><text:span text:style-name="T40">обновлен файл </text:span><text:span text:style-name="T61">define.a80.</text:span></text:p>
      <text:p text:style-name="P37"><text:span text:style-name="T59">- </text:span><text:span text:style-name="T39">в дерево исходников добавлена папка «</text:span><text:span text:style-name="T60">C</text:span><text:span text:style-name="T39">» с заголовочным файлом</text:span><text:span text:style-name="T60"> ers.h </text:span><text:span text:style-name="T39">для сборки проектов на Си.</text:span></text:p>
      <text:p text:style-name="P27"/>
      <text:p text:style-name="P3"><text:span text:style-name="T35">1</text:span>4<text:span text:style-name="T35">.08.2019</text:span><text:span text:style-name="T49"> </text:span><text:span text:style-name="T35">Версия 0.58.13 Переделки</text:span></text:p>
      <text:p text:style-name="P14"><text:span text:style-name="T14">- сделана принудительная установка частоты 7.0Мгц для </text:span>NMI service, <text:span text:style-name="T24">иначе неправильно вычитывался текущий установленный шрифт.</text:span></text:p>
      <text:p text:style-name="P14"><text:span text:style-name="T24">- </text:span><text:span text:style-name="T26">добавлен пункт меню в подменю </text:span><text:span text:style-name="T85">Setup </text:span><text:span text:style-name="T26">для включения/выключения резидента.</text:span></text:p>
      <text:p text:style-name="P11"/>
      <text:p text:style-name="P11">05.08.2019 <text:span text:style-name="T14">Версия 0.58.12 Переделки</text:span></text:p>
      <text:p text:style-name="P25">- переделана работа по переключению дисков.</text:p>
      <text:p text:style-name="P11"><text:span text:style-name="T14">- обновлен </text:span>define.a80.</text:p>
      <text:p text:style-name="P19"/>
      <text:p text:style-name="P10">29.07.2019 <text:span text:style-name="T14">Версия 0.58.11 Исправление</text:span></text:p>
      <text:p text:style-name="P24">- исправлено отображение для примонтированного диска в главном меню.</text:p>
      <text:p text:style-name="P19"/>
      <text:p text:style-name="P23">28.07.2019 Версия 0.58.10 Исправления</text:p>
      <text:p text:style-name="P23">- загрузка <text:span text:style-name="T1">SCL</text:span> и <text:span text:style-name="T1">TRD </text:span>переключены на загрузку через функцию <text:span text:style-name="T1">RST 8.</text:span></text:p>
      <text:p text:style-name="P23"><text:span text:style-name="T1">- </text:span>удалена функция _<text:span text:style-name="T1">STOR_NAMELOAD </text:span>за ненадобностью. На ее месте пока заглушка которая ничего не делает.</text:p>
      <text:p text:style-name="P23">- <text:span text:style-name="T75">имя</text:span> файла загруженного в рамдиск <text:span text:style-name="T75">теперь устанавливается внутри функции </text:span><text:span text:style-name="T8">RST 8.</text:span></text:p>
      <text:p text:style-name="P23"><text:span text:style-name="T8">- </text:span><text:span text:style-name="T77">добавлен возврат номера версии прошивки в бинарном виде.</text:span></text:p>
      <text:p text:style-name="P19"/>
      <text:p text:style-name="P22">14.07.2019 Версия 0.5<text:span text:style-name="T6">8</text:span>.09 Мелкие переделки</text:p>
      <text:p text:style-name="P22">- переделан возврат битов эмуляции дисков из функции <text:span text:style-name="T1">RST 8.</text:span></text:p>
      <text:p text:style-name="P21"/>
      <text:p text:style-name="P21">10.07.2019 Версия 0.5<text:span text:style-name="T6">8</text:span>.08 Исправления и мелкие переделки</text:p>
      <text:p text:style-name="P19">- <text:span text:style-name="T72">переделано внутренняя нумерация девайсов.</text:span></text:p>
      <text:p text:style-name="P19">- <text:span text:style-name="T72">добавлен драйвер </text:span><text:span text:style-name="T5">USB Flash. </text:span><text:span text:style-name="T73">Пока не проверен <text:s/>и не подкючен.</text:span></text:p>
      <text:p text:style-name="P7"><text:span text:style-name="T14">- добавлена возможность установки произвольного шрифта вызовом </text:span>RST 8.</text:p>
      <text:p text:style-name="P7">- <text:span text:style-name="T22">исправлена ошибка монтирования образов.</text:span></text:p>
      <text:p text:style-name="P7"/>
      <text:p text:style-name="P7"><text:soft-page-break/>06.05.2019 <text:span text:style-name="T14">Версия 0.58.07 Исправление</text:span></text:p>
      <text:p text:style-name="P7"><text:span text:style-name="T14">- исправлена порча данных в таблице секторов/дорожек рамдиска при загрузке </text:span>TAP.</text:p>
      <text:p text:style-name="P7"/>
      <text:p text:style-name="P7">03.05.2019 <text:span text:style-name="T14">Версия 0.58.06 Исправление</text:span></text:p>
      <text:p text:style-name="P7"><text:span text:style-name="T14">- исправлена проблема при наведении мыши в окне файлового менеджера для </text:span>FAT <text:span text:style-name="T14">при количестве файлов менее высоты окна.</text:span></text:p>
      <text:p text:style-name="P7"><text:span text:style-name="T14">- исправлено загрузка при выборе обрезанного </text:span>TRD <text:span text:style-name="T14">образа, теперь сразу загружается в рамдиск без возможности монтирования.</text:span></text:p>
      <text:p text:style-name="P7"><text:span text:style-name="T14">- поправлен порядок расширений в файла</text:span> define.a80. </text:p>
      <text:p text:style-name="P7"/>
      <text:p text:style-name="P7">02.04.2019 <text:span text:style-name="T14">Версия 0.58.05 Исправление</text:span></text:p>
      <text:p text:style-name="P7"><text:span text:style-name="T14">- исправлен запуск </text:span>Basic <text:span text:style-name="T14">файлов из </text:span>TRD <text:span text:style-name="T14">образа из режима просмотра.</text:span></text:p>
      <text:p text:style-name="P7"/>
      <text:p text:style-name="P7">17.<text:span text:style-name="T14">03.2019 Версия 0.58.04. Мелкие переделки</text:span></text:p>
      <text:p text:style-name="P7"><text:span text:style-name="T14">- для </text:span>RST <text:span text:style-name="T14">8 сделано определения в каком маппере произошел вызов.</text:span></text:p>
      <text:p text:style-name="P7"><text:span text:style-name="T14">- в главном меню удалил вызов сброса дисководов через </text:span>0x3D13.</text:p>
      <text:p text:style-name="P7"/>
      <text:p text:style-name="P7">30.01.2019 <text:span text:style-name="T14">Версия 0.58.03 Мелкие переделки</text:span></text:p>
      <text:p text:style-name="P19">- вычистил некоторые излишества.</text:p>
      <text:p text:style-name="P19">- перенес упакованный блок главного меню в другую страницу.</text:p>
      <text:p text:style-name="P7"/>
      <text:p text:style-name="P7">24.11.2018 <text:span text:style-name="T14">Версия 0.58.02 Изменения</text:span></text:p>
      <text:p text:style-name="P7"><text:span text:style-name="T14">- доделал полностью все что связано с резидентом </text:span>Honey Comander.</text:p>
      <text:p text:style-name="P7"><text:span text:style-name="T14">- в связи с использованными способами переключения страниц в резиденте </text:span>Honey Comander<text:span text:style-name="T14"> весь добавленный код убран за ключи компиляции и в данной версии резидента нет. На текущей прошивке нормальная работа невозможна и требует доработки самого командера.</text:span></text:p>
      <text:p text:style-name="P7"/>
      <text:p text:style-name="P7">16.11.2018 <text:span text:style-name="T14">Версия 0.58.01 Исправление</text:span></text:p>
      <text:p text:style-name="P7"><text:span text:style-name="T14">- исправлен очень старый код установки турбо режимов в при сбросе с </text:span>Shift <text:span text:style-name="T14">клавишами.</text:span></text:p>
      <text:p text:style-name="P7"/>
      <text:p text:style-name="P7">11.11.2018 <text:span text:style-name="T14">Версия 0.58 Изменения</text:span></text:p>
      <text:p text:style-name="P7"><text:span text:style-name="T14">- добавлена отключаемая в настройках проверка наличия резидента для </text:span>Honey Commander.</text:p>
      <text:p text:style-name="P7">- <text:span text:style-name="T14">мелкие исправления в драйвере </text:span>IDE <text:span text:style-name="T14">устройств связанные с чтением сектора идентификации. </text:span></text:p>
      <text:p text:style-name="P7">- <text:span text:style-name="T14">добавлен показ подключенных </text:span>IDE <text:span text:style-name="T14">устройств.</text:span></text:p>
      <text:p text:style-name="P7"/>
      <text:p text:style-name="P7">14.10.2018 <text:span text:style-name="T14">Версия </text:span>0.57h Исправление</text:p>
      <text:p text:style-name="P7"><text:span text:style-name="T14">- исправление в новом драйвере</text:span> <text:span text:style-name="T14">вместо </text:span>Slave HDD <text:span text:style-name="T14">определялся опять </text:span>Master.</text:p>
      <text:p text:style-name="P7">- <text:span text:style-name="T14">исправлено правильное определения </text:span>CD-ROM.</text:p>
      <text:p text:style-name="P7"/>
      <text:p text:style-name="P7">13.10.2018 <text:span text:style-name="T14">Версия 0.57</text:span>g <text:span text:style-name="T14">Изменение</text:span></text:p>
      <text:p text:style-name="P7"><text:span text:style-name="T14">- заменен драйвер </text:span>HDD.</text:p>
      <text:p text:style-name="P7"/>
      <text:p text:style-name="P7">29.04.2018 <text:span text:style-name="T14">Версия </text:span>0.57f <text:span text:style-name="T14">Исправление</text:span></text:p>
      <text:p text:style-name="P7"><text:span text:style-name="T14">- исправлено не отображение имени </text:span>FDI <text:span text:style-name="T14">образа загруженного в рамдиск.</text:span></text:p>
      <text:p text:style-name="P7"/>
      <text:p text:style-name="P7">05.09.2017 <text:span text:style-name="T14">Версия 0.57</text:span>e <text:span text:style-name="T14">Изменения</text:span></text:p>
      <text:p text:style-name="P19">- удалено использование портов-ячеек.</text:p>
      <text:p text:style-name="P7"/>
      <text:p text:style-name="P7">27.08.2017 <text:span text:style-name="T14">Версия 0.57</text:span>d <text:span text:style-name="T14">Изменения</text:span></text:p>
      <text:p text:style-name="P19">- добавлено отображение имени образа загруженного в рамдиск.</text:p>
      <text:p text:style-name="P7"><text:span text:style-name="T14">- на </text:span>NMI <text:span text:style-name="T14">экран добавлено отображение режима (разрешены/запрещены) и типа прерываний (</text:span>IM1/2)<text:span text:style-name="T14">.</text:span></text:p>
      <text:p text:style-name="P7"/>
      <text:p text:style-name="P7">07.01.2017 <text:span text:style-name="T14">Версия 0.57с Исправления</text:span></text:p>
      <text:p text:style-name="P19">- исправлено зависание при созданном но не отформатированном разделе.</text:p>
      <text:p text:style-name="P7"><text:soft-page-break/><text:span text:style-name="T14">- исправлен вылет в </text:span>Basic <text:span text:style-name="T14">при отсутствии дискеты.</text:span></text:p>
      <text:p text:style-name="P19">- переименованы некоторые переменные и внесены соответствующие изменения во многих текстовых файлах</text:p>
      <text:p text:style-name="P7"><text:span text:style-name="T14">- переписаны многие </text:span>bat <text:span text:style-name="T14">файлы.</text:span></text:p>
      <text:p text:style-name="P19">- крупные изменения пока отложены.</text:p>
      <text:p text:style-name="P7"/>
      <text:p text:style-name="P7">08.05.2016 <text:span text:style-name="T14">Версия 0.57</text:span>b<text:span text:style-name="T14"> Изменения</text:span></text:p>
      <text:p text:style-name="P7"><text:span text:style-name="T14">- добавлен запуск </text:span>SNA <text:span text:style-name="T14">файлов</text:span></text:p>
      <text:p text:style-name="P19"/>
      <text:p text:style-name="P7">19.03.2016 <text:span text:style-name="T14">Версия 0.57</text:span>a<text:span text:style-name="T14"> Исправления</text:span></text:p>
      <text:p text:style-name="P19">- исправлена загрузка TAP файлов</text:p>
      <text:p text:style-name="P7"/>
      <text:p text:style-name="P19">08.02.2016 Версия 0<text:span text:style-name="T1">.5</text:span>7<text:span text:style-name="T1"> </text:span>Исправления и изменения</text:p>
      <text:p text:style-name="P19">- <text:span text:style-name="T1">DimkaM </text:span>переделал поддержку рамдиска для <text:span text:style-name="T1">ATM CP/M </text:span>режима для возможности загрузки образов из <text:span text:style-name="T1">File browser </text:span>в главного меню <text:span text:style-name="T1">ERS.</text:span></text:p>
      <text:p text:style-name="P19"><text:span text:style-name="T1">- </text:span>исправлена порча альтернативного регистра <text:span text:style-name="T1">AF </text:span>при загрузке с диска<text:span text:style-name="T1"> </text:span>из-за чего не работал «Черный ворон» и возможно еще какие-то программы.</text:p>
      <text:p text:style-name="P19">- добавлена функция для <text:span text:style-name="T1">RST 8 </text:span>установки шрифта (пока только для шрифтов из <text:span text:style-name="T1">ROM).</text:span></text:p>
      <text:p text:style-name="P19"><text:span text:style-name="T1">- </text:span>небольшое изменение в описании битов по отображению текущего шрифта.</text:p>
      <text:p text:style-name="P7"/>
      <text:p text:style-name="P7">13.01.2015 <text:span text:style-name="T14">Версия 0.</text:span>56c <text:span text:style-name="T14">Исправления и изменения</text:span></text:p>
      <text:p text:style-name="P7"><text:span text:style-name="T14">- исправлена неправильная установка значений порта </text:span>7FFD<text:span text:style-name="T14"> при сбросе в </text:span>Basic 48.</text:p>
      <text:p text:style-name="P19">- добавлено отображения режимов развертки.</text:p>
      <text:p text:style-name="P7"><text:span text:style-name="T14">- добавлены непатченные </text:span>ROM <text:span text:style-name="T14">для работы с новыми развертками в режимах </text:span>Basic 48 <text:span text:style-name="T14">и </text:span>Basic 128.</text:p>
      <text:p text:style-name="P7"/>
      <text:p text:style-name="P7">03.12.2014 <text:span text:style-name="T14">Версия 0.</text:span>56b <text:span text:style-name="T14">Изменения</text:span></text:p>
      <text:p text:style-name="P7">- <text:span text:style-name="T14">из меню </text:span>Service <text:span text:style-name="T14">удалено форматирование рамдиска на 896К.</text:span></text:p>
      <text:p text:style-name="P7"/>
      <text:p text:style-name="P7">01.12.2014 <text:span text:style-name="T14">Версия 0.56</text:span>a <text:span text:style-name="T14">Изменения</text:span></text:p>
      <text:p text:style-name="P7"><text:span text:style-name="T14">- переделана работа с содержимым порта </text:span>0x7FFD <text:span text:style-name="T14">для </text:span>Magic <text:span text:style-name="T14">и </text:span>RST 8.</text:p>
      <text:p text:style-name="P7">- <text:span text:style-name="T14">перемещены некоторые участки кода.</text:span></text:p>
      <text:p text:style-name="P7"><text:span text:style-name="T14">- укорочен </text:span>bat <text:span text:style-name="T14">файл для сборки полной прошивки.</text:span></text:p>
      <text:p text:style-name="P7"/>
      <text:p text:style-name="P7">22.<text:span text:style-name="T14">11</text:span>.2014 <text:span text:style-name="T14">Версия 0.56</text:span> <text:span text:style-name="T14">Исправление</text:span></text:p>
      <text:p text:style-name="P7"><text:span text:style-name="T14">- исправлена ошибка </text:span>Hobeta <text:span text:style-name="T14">загрузчика, для некоторых файлов неправильно загружался последний сектора файла.</text:span></text:p>
      <text:p text:style-name="P19">- уменьшено на 2 проверки определение типа <text:span text:style-name="T1">FAT </text:span>при отсутствии <text:span text:style-name="T1">MBR, </text:span>не определялся <text:span text:style-name="T1">FAT12.</text:span></text:p>
      <text:p text:style-name="P19"><text:span text:style-name="T1">- </text:span>поправлена проверка и инит <text:span text:style-name="T1">CMOS </text:span>при каждом сбросе при ошибке <text:span text:style-name="T1">CRC.</text:span></text:p>
      <text:p text:style-name="P19"><text:span text:style-name="T1">- </text:span>исправлено восстановление сохраненного шрифта для текстмодного режима.</text:p>
      <text:p text:style-name="P19">- в меню <text:span text:style-name="T1">Setup </text:span>добавлен пункт включения/выключения автозапуска <text:span text:style-name="T1">TAP </text:span>файла после выбора в <text:span text:style-name="T1">File browser</text:span>.</text:p>
      <text:p text:style-name="P19">- пункт установки драйвера принтера перенесен с основного экрана в меню <text:span text:style-name="T1">Setup.</text:span></text:p>
      <text:p text:style-name="P19"><text:span text:style-name="T1">- </text:span>отключен <text:span text:style-name="T1">screen saver.</text:span></text:p>
      <text:p text:style-name="P19"><text:span text:style-name="T1">- </text:span>для файлов <text:span text:style-name="T1">TRD </text:span>в меню выбора монтировать или загружать в рамдиск пункт меню <text:span text:style-name="T1">Ramdisk </text:span>перемещен в первую позицию меню.</text:p>
      <text:p text:style-name="P19">- в меню <text:span text:style-name="T1">Setup </text:span>добавлен выбор задержки определения наличия <text:span text:style-name="T1">HDD </text:span>(от <text:span text:style-name="T1">0(</text:span>выключена) до 9 секунд).</text:p>
      <text:p text:style-name="P7"/>
      <text:p text:style-name="P7">17.07.2014 <text:span text:style-name="T14">Версия 0.55</text:span>f <text:span text:style-name="T14">Исправление</text:span></text:p>
      <text:p text:style-name="P7"><text:span text:style-name="T14">- исправлена ошибка зависания при входе в </text:span>Perfect commander.</text:p>
      <text:p text:style-name="P7"/>
      <text:p text:style-name="P7">16.07.2014 <text:span text:style-name="T14">Версия 0.5</text:span>5e <text:span text:style-name="T14">Исправления</text:span></text:p>
      <text:p text:style-name="P7"><text:span text:style-name="T14">- исправлена загрузка <text:s/>с винта (пункт </text:span>HDD boot).</text:p>
      <text:p text:style-name="P7"/>
      <text:p text:style-name="P7">19.05.2014 <text:span text:style-name="T14">Версия 0.55</text:span>d <text:span text:style-name="T14">Исправление</text:span></text:p>
      <text:p text:style-name="P7"><text:soft-page-break/><text:span text:style-name="T14">- исправление определения типа раздела при отсутствии </text:span>MBR.</text:p>
      <text:p text:style-name="P7"/>
      <text:p text:style-name="P7">18.05.2014 <text:span text:style-name="T14">Версия 0.55</text:span>c <text:span text:style-name="T14">Добавление</text:span></text:p>
      <text:p text:style-name="P19">- добавлена индикация текущего включенного видео режима.</text:p>
      <text:p text:style-name="P19">- выход из хранителя экрана добавлен опрос движения мыши, вращения колесика и факта нажатия и отпускания кнопок мыши.</text:p>
      <text:p text:style-name="P7"/>
      <text:p text:style-name="P7">20.04.2014 <text:span text:style-name="T14">Версия 0.55</text:span>b <text:span text:style-name="T14">Исправление</text:span></text:p>
      <text:p text:style-name="P7"><text:span text:style-name="T14">- после переделки </text:span>RST 8 <text:span text:style-name="T14">функции не были синхронизированы переменные </text:span>fat_boot <text:span text:style-name="T14">загрузчика из-за чего при запуске </text:span>hobeta <text:span text:style-name="T14">и </text:span>spg <text:span text:style-name="T14">файлов происходил сброс.</text:span></text:p>
      <text:p text:style-name="P19"/>
      <text:p text:style-name="P7"><text:span text:style-name="T14">16.04.2014 Версия 0.55</text:span>a <text:span text:style-name="T14">Исправление</text:span></text:p>
      <text:p text:style-name="P7"><text:span text:style-name="T14">- вернул очистку 128К памяти по сбросу, а не по запуску файла. Проблема возникала при входе в </text:span>File browser <text:span text:style-name="T14">не в корневой директории и при выходе в предыдущую директории.</text:span></text:p>
      <text:p text:style-name="P7"><text:span text:style-name="T14">- добавлена очистка страницы озу переменных </text:span>ProfROM <text:span text:style-name="T14">по включению питания.</text:span></text:p>
      <text:p text:style-name="P19"/>
      <text:p text:style-name="P7"><text:span text:style-name="T14">08.04.2014</text:span> <text:span text:style-name="T14">Версия 0.55 Изменения и исправления</text:span></text:p>
      <text:p text:style-name="P7"><text:span text:style-name="T14">- исправлен просмотрщик </text:span>BMP <text:span text:style-name="T14">файлов.</text:span></text:p>
      <text:p text:style-name="P7"><text:span text:style-name="T14">- после просмотра </text:span>BMP <text:span text:style-name="T14">файла вместо выхода в основное меню сделан возврат в </text:span>File browser <text:span text:style-name="T14">для продолжения просмотра.</text:span></text:p>
      <text:p text:style-name="P7"><text:span text:style-name="T14">- сделана возможность просмотра <text:s/>содержимого </text:span>TRD <text:span text:style-name="T14">и</text:span> SCL <text:span text:style-name="T14">образов с возможностью запуска выбранного </text:span>Basic <text:span text:style-name="T14">файла.</text:span></text:p>
      <text:p text:style-name="P7"><text:span text:style-name="T14">- исправлена не установка перехватчика ошибок </text:span>DOS.</text:p>
      <text:p text:style-name="P7"/>
      <text:p text:style-name="P7">16.02.2014 <text:span text:style-name="T14">Версия 0.54</text:span>d <text:span text:style-name="T14">Косметические изменения</text:span></text:p>
      <text:p text:style-name="P7"><text:span text:style-name="T14">- убрал из просмотра </text:span>file browser <text:span text:style-name="T14">расширения </text:span>FNT.</text:p>
      <text:p text:style-name="P7"/>
      <text:p text:style-name="P7">11.02.2014 <text:span text:style-name="T14">Версия 0.54</text:span>c <text:span text:style-name="T14">Исправление</text:span></text:p>
      <text:p text:style-name="P7"><text:span text:style-name="T14">- по ошибке скомпилил с доработанным </text:span>file browser <text:s/><text:span text:style-name="T14">(но недоделанным) из-за чего оказалось сломан обновитель </text:span>ROM. <text:span text:style-name="T14">Перекомпилил со старой версией. </text:span></text:p>
      <text:p text:style-name="P7"/>
      <text:p text:style-name="P7">10.02.2014 <text:span text:style-name="T14">Версия 0.</text:span>54b<text:span text:style-name="T14"> Изменения и исправления.</text:span></text:p>
      <text:p text:style-name="P7"><text:span text:style-name="T14">- добавлен вызов подпрограммы сброса из </text:span>TR-DOS. </text:p>
      <text:p text:style-name="P7">- <text:span text:style-name="T14">в подменю </text:span>Service <text:span text:style-name="T14">добавлен загрузчик </text:span>IS-DOS <text:span text:style-name="T14">с винчестера из прошивки </text:span>KAY.</text:p>
      <text:p text:style-name="P7"/>
      <text:p text:style-name="P7">18.12.2013 <text:span text:style-name="T14">Версия 0.54</text:span>a <text:span text:style-name="T14">Исправления.</text:span></text:p>
      <text:p text:style-name="P7"><text:span text:style-name="T14">- исправлена ошибка когда </text:span>File browser <text:span text:style-name="T14">не видел файлы на карточках размером более 4</text:span>Gb.</text:p>
      <text:p text:style-name="P7">- <text:span text:style-name="T14">поправлена табличка символов для сортировки файлов.</text:span></text:p>
      <text:p text:style-name="P7"/>
      <text:p text:style-name="P7">15.12.2013 <text:span text:style-name="T14">Версия 0.54 Изменения и исправления.</text:span></text:p>
      <text:p text:style-name="P19">- исправлен сброс выбранного дисковода при сбросе.</text:p>
      <text:p text:style-name="P7"><text:span text:style-name="T14">- добавлен </text:span>ATM CP/M, <text:span text:style-name="T14">доступ через меню </text:span>Service.</text:p>
      <text:p text:style-name="P7">- TR-DOS 6.12E <text:span text:style-name="T14">входящий в состав </text:span>Gluk Reset Service <text:span text:style-name="T14">компилится на общих основаниях и получил доступ к рамдиску основной прошивки.</text:span></text:p>
      <text:p text:style-name="P7"/>
      <text:p text:style-name="P7">17.11.2013 <text:span text:style-name="T14">Версия 0.53</text:span>d <text:span text:style-name="T14">Изменение.</text:span></text:p>
      <text:p text:style-name="P7"><text:span text:style-name="T14">- изменены номера ячеек </text:span>CMOS <text:span text:style-name="T14">с настройками, теперь настройки </text:span>Gluk <text:span text:style-name="T14">и </text:span>EVO Reset Service <text:span text:style-name="T14">независимы.</text:span></text:p>
      <text:p text:style-name="P7"><text:span text:style-name="T14">- подпрограммы вызываемые через </text:span>RST 8 <text:span text:style-name="T14">работают на частоте 7 МГц.</text:span></text:p>
      <text:p text:style-name="P19">- переставлены местами пункты выбора реального и виртуального дисковода отображаемые слева от основного меню.</text:p>
      <text:p text:style-name="P7"/>
      <text:p text:style-name="P7">18.05.2013 <text:span text:style-name="T14">Версия 0.53</text:span>c <text:span text:style-name="T14">Исправление</text:span></text:p>
      <text:p text:style-name="P19">- исправлена ошибка неправильного монтирования образа при размере кластера 1 сектор.</text:p>
      <text:p text:style-name="P7"><text:soft-page-break/><text:span text:style-name="T14">- исправлена ошибка загрузчика </text:span>HDD boot.</text:p>
      <text:p text:style-name="P7">- <text:span text:style-name="T14">исправлена ошибка для </text:span>FAT12/16 <text:span text:style-name="T14">получения неправильного номера кластера.</text:span></text:p>
      <text:p text:style-name="P7">- <text:span text:style-name="T14">исправлена ошибка не сохранения порта </text:span>#EFF7 <text:span text:style-name="T14">при вхождении в </text:span>RST <text:span text:style-name="T14">8 и выбранном режиме памяти 48</text:span>K.</text:p>
      <text:p text:style-name="P7"/>
      <text:p text:style-name="P7">10.03.2013 <text:span text:style-name="T14">Версия 0.53</text:span>b <text:span text:style-name="T14">Исправление</text:span></text:p>
      <text:p text:style-name="P7"><text:span text:style-name="T14">- исправлены межстраничные вызовы после переезда некоторых процедур в другие страницы </text:span>ROM <text:span text:style-name="T14">после добавления </text:span>Perfect Commander.</text:p>
      <text:p text:style-name="P7"/>
      <text:p text:style-name="P7">26.02.2013 <text:span text:style-name="T14">Версия 0.53а Исправление</text:span></text:p>
      <text:p text:style-name="P7"><text:span text:style-name="T14">- восстановил работу </text:span>FAT/SPG <text:span text:style-name="T14">загрузчика.</text:span></text:p>
      <text:p text:style-name="P19"/>
      <text:p text:style-name="P7">25.02.2013 <text:span text:style-name="T14">Версия 0.53 Добавление</text:span></text:p>
      <text:p text:style-name="P7"><text:span text:style-name="T14">- в недра сервиса добавлен </text:span>Perfect Commander.</text:p>
      <text:p text:style-name="P7"/>
      <text:p text:style-name="P7">20.01.2013 <text:span text:style-name="T14">Версия 0.52</text:span>b <text:span text:style-name="T14">Исправление</text:span></text:p>
      <text:p text:style-name="P7"><text:span text:style-name="T14">- исправлена ошибка из-за которой при сбросе обнулялся регистр секунд в </text:span>CMOS<text:span text:style-name="T14">.</text:span></text:p>
      <text:p text:style-name="P7"><text:span text:style-name="T14">- добавлен просмотрщик </text:span>BMP <text:span text:style-name="T14">файлов формата 320х200 16 цветов.</text:span></text:p>
      <text:p text:style-name="P7"/>
      <text:p text:style-name="P7">26.12.2012 <text:span text:style-name="T14">Версия 0.52а<text:tab/>Исправление</text:span></text:p>
      <text:p text:style-name="P7">- <text:span text:style-name="T14">исправлена ошибка драйвера </text:span>NeoGS <text:span text:style-name="T14">из-за которой происходила порча некоторых ячеек при загрузке файлов при вызове через </text:span>RST 8.</text:p>
      <text:p text:style-name="P7"><text:span text:style-name="T14">- исправлена ошибка в драйверах для правильной загрузке файлов при вызове через </text:span>RST 8.</text:p>
      <text:p text:style-name="P7"/>
      <text:p text:style-name="P7">08.12.2012 <text:span text:style-name="T14">Версия 0.52 Исправление.</text:span></text:p>
      <text:p text:style-name="P7"><text:span text:style-name="T14">- сделал принудительно обнуление памяти при запуске программ с </text:span>TR-DOS <text:span text:style-name="T14">диска.</text:span></text:p>
      <text:p text:style-name="P7"/>
      <text:p text:style-name="P7">04.12.2012 <text:span text:style-name="T14">Версия 0.51</text:span>a <text:span text:style-name="T14">Исправление.</text:span></text:p>
      <text:p text:style-name="P7"><text:span text:style-name="T14">- исправлена блокировка при отсуствии </text:span>SD <text:span text:style-name="T14">карты на </text:span>NeoGS.</text:p>
      <text:p text:style-name="P19"/>
      <text:p text:style-name="P7"><text:span text:style-name="T14">03.12.2012</text:span> <text:span text:style-name="T14">Версия 0.51 Исправления и дополнения</text:span></text:p>
      <text:p text:style-name="P7"><text:span text:style-name="T14">- устранено зависание драйвера </text:span>NeoGS <text:span text:style-name="T14">при определении наличия </text:span>SD <text:span text:style-name="T14">карты из-за изменения настроек прерываний.</text:span></text:p>
      <text:p text:style-name="P19">- устранена невозможность выбрать файл для загрузки с ленты при отсутствии в корне директорий.</text:p>
      <text:p text:style-name="P19">- устранена проблема сброса/зависания при запуске <text:span text:style-name="T1">TAP </text:span>файлов при заблокированном режиме 48к.</text:p>
      <text:p text:style-name="P19">- сделано автоопределение наличия <text:span text:style-name="T1">SD </text:span>карт с возможностью отключения.</text:p>
      <text:p text:style-name="P19">- сделана выдача сообщение с блокировкой дальнейшей работы при обращении к примонтированному образу после удаления <text:span text:style-name="T1">SD </text:span>карты с которой был примонтирован образ.</text:p>
      <text:p text:style-name="P19">- сделан контроль наличия <text:span text:style-name="T1">SD </text:span>карт с выдачей сообщения и блокировкой дальнейшей работы.</text:p>
      <text:p text:style-name="P19">- переименован пункт <text:span text:style-name="T1">«W.Turbo Mode» </text:span>в <text:span text:style-name="T1">«W.CPU frequency».</text:span></text:p>
      <text:p text:style-name="P19">- сделана принудительная полная инициализация после обновления <text:span text:style-name="T1">FlashROM.</text:span></text:p>
      <text:p text:style-name="P19">- нажатие 0+<text:span text:style-name="T1">RESET </text:span>теперь не только возвращает основной режим, но и делает полную инициализацию внутренних переменных.</text:p>
      <text:p text:style-name="P19">- сделан <text:span text:style-name="T1">CRC </text:span>контроль содержимого <text:span text:style-name="T1">CMOS </text:span>памяти используемых в работе, при неправильной <text:span text:style-name="T1">CRC </text:span>все используемые в работе ячейки перезаписываются исходными значениями.</text:p>
      <text:p text:style-name="P19"/>
      <text:p text:style-name="P7"><text:span text:style-name="T14">27.05.2012</text:span> <text:span text:style-name="T14">Версия 0.5 Исправления и дополнения</text:span></text:p>
      <text:p text:style-name="P7"><text:span text:style-name="T14">- устранено не сохранение/не восстановление регистра </text:span>«I» <text:span text:style-name="T14">при вызовах </text:span>RST 8.</text:p>
      <text:p text:style-name="P19">- пункт основного меню <text:span text:style-name="T1">«FAT boot» </text:span>переименован в «<text:span text:style-name="T1">File browser</text:span>».</text:p>
      <text:p text:style-name="P19">- в меню «<text:span text:style-name="T1">Service</text:span>» удалены пункты «<text:span text:style-name="T1">Load font 4 TEXTMODE</text:span>» и «<text:span text:style-name="T1">Image to RAMDISK</text:span>», функции этих пунктов теперь производятся через «<text:span text:style-name="T1">File browser</text:span>».</text:p>
      <text:p text:style-name="P19"><text:span text:style-name="T1">- </text:span>в меню «<text:span text:style-name="T1">Service</text:span>» добавлен пункт принудительного сброса на дефолтные значения <text:span text:style-name="T1">CMOS. </text:span>Также добавлен пункт демонтирования образов, если ни один образ не примонтирован меню не появляется.</text:p>
      <text:p text:style-name="P19">- загрузка/запуск файлов раскиданные ранее по разным пунктам разных меню теперь производятся <text:soft-page-break/>через «<text:span text:style-name="T1">File browser</text:span>», кроме обновления прошивок. Обновление прошивок оставлено на старом месте.</text:p>
      <text:p text:style-name="P19">- переделан порядок доступа к <text:span text:style-name="T1">FAT </text:span>файлам, выбор устройства можно делать после вывода содержимого на экран. По умолчанию после сброса выводится содержимое того устройства, которое найдено последним<text:span text:style-name="T1">.</text:span></text:p>
      <text:p text:style-name="P19">- работа с <text:span text:style-name="T1">FAT </text:span>полностью перенесена в ПЗУ, вся вызовы сделаны через <text:span text:style-name="T1">RST 8</text:span>.</text:p>
      <text:p text:style-name="P19">- сделана сортировка по первым символам для директорий/файлов (сначала для директорий, потом для файлов).</text:p>
      <text:p text:style-name="P19">- сделано монтирование <text:span text:style-name="T1">TRD </text:span>образов на чтение/запись непосредственно на <text:span text:style-name="T1">FAT.</text:span></text:p>
      <text:p text:style-name="P19">- сделано монтирование <text:span text:style-name="T1">TRD </text:span>образов из текстового файла <text:span text:style-name="T1">IMAGE.MNT. </text:span>Возможность сохранения примонтированных образов в этот файл пока отсутствует.</text:p>
      <text:p text:style-name="P19">- в главном меню добавлен пункт «<text:span text:style-name="T1">Setup</text:span>»<text:span text:style-name="T1">. </text:span>Пока в нем 2 пункта: включение/выключение звука нажатых клавиш и включение/выключение доступа к <text:span text:style-name="T1">SD card NeoGS.</text:span></text:p>
      <text:p text:style-name="P19"><text:span text:style-name="T1">- </text:span>в связи с возможностью монтирования <text:span text:style-name="T1">TRD </text:span>образов сделана запись в драйверах устройств, пока только для монтировщика образов. <text:span text:style-name="T1">FAT </text:span>возможностей записи пока не имеет.</text:p>
      <text:p text:style-name="P19">- окно «<text:span text:style-name="T1">File browser</text:span>» увеличено в размерах и теперь выводится шрифтом 6х8. Показывают всегда длинные имена, если они есть. Максимальная длина выводимого имени 31 символ, при большей длине справа рисуется стрелочка. </text:p>
      <text:p text:style-name="P19">- после переезда работы с <text:span text:style-name="T1">FAT </text:span>в ПЗУ инициализация всех устройств делается всегда сразу по сбросу.</text:p>
      <text:p text:style-name="P19">- сделано сохранение текущего пути при переходах по директориям.</text:p>
      <text:p text:style-name="P19">- обработчик и установщик <text:span text:style-name="T1">NMI </text:span>переехал в другую страницу ПЗУ и почти полностью переделан. Сделана проверка включения/сброса для инициализации некоторых переменных.</text:p>
      <text:p text:style-name="P19">- шрифты для текстового режима теперь хранятся в упакованном виде.</text:p>
      <text:p text:style-name="P19">- переделаны вызовы <text:span text:style-name="T1">RST 8, </text:span>сделаны вызова из <text:span text:style-name="T1">EVO-DOS </text:span>для работы с примонтированными образами.</text:p>
      <text:p text:style-name="P19">- при загрузке <text:span text:style-name="T1">TAP </text:span>файлов через «<text:span text:style-name="T1">File browser</text:span>» принудительно включается бит эмуляции работы с лентой в <text:span text:style-name="T1">CMOS. </text:span>При вызове через «<text:span text:style-name="T1">Tape loader</text:span>» зависит от установленного режима.</text:p>
      <text:p text:style-name="P19">- при выборе <text:span text:style-name="T1">TRD </text:span>образов выдается меню выбора монтировать файл или загружать в рамдиск. <text:span text:style-name="T1">FDI </text:span>и <text:span text:style-name="T1">SCL </text:span>образа всегда грузятся в рамдиск.</text:p>
      <text:p text:style-name="P19"/>
      <text:p text:style-name="P19">24.01.2012 Версия 0.49<text:span text:style-name="T1">c </text:span>Переделки</text:p>
      <text:p text:style-name="P19">- переделаны обработчики <text:span text:style-name="T1">RST 8 </text:span>и <text:span text:style-name="T1">NMI </text:span>для полной независимости друг от друга.</text:p>
      <text:p text:style-name="P19">- заменены шрифты для текстмода.</text:p>
      <text:p text:style-name="P7"/>
      <text:p text:style-name="P7">23.01.2012 <text:span text:style-name="T14">Версия 0.49</text:span>b <text:span text:style-name="T14">Исправление</text:span></text:p>
      <text:p text:style-name="P7"><text:span text:style-name="T14">- исправлена работа с принтером, теперь при подключенном </text:span>TSFM <text:span text:style-name="T14">и переходе в </text:span>Basic 48 <text:span text:style-name="T14">не происходит зависаний в независимости от наличия или отсутствия принтера.</text:span></text:p>
      <text:p text:style-name="P7">- <text:span text:style-name="T14">обновлены шрифты для текстмода.</text:span></text:p>
      <text:p text:style-name="P7"><text:span text:style-name="T14">- добавлен еще один шрифт для </text:span>Magic <text:span text:style-name="T14">меню похожий по стилю на использованный в АТМ, но в кодировке </text:span>CP866.</text:p>
      <text:p text:style-name="P7"/>
      <text:p text:style-name="P7">19.01.2012 <text:span text:style-name="T14">Версия 0.49</text:span>a <text:span text:style-name="T14">Исправление</text:span></text:p>
      <text:p text:style-name="P19">- исправлена проблема неправильного считывания фонта из-за несвоевременного переключения отображаемых экранов.</text:p>
      <text:p text:style-name="P19">- исправлено отображение некоторых регистров процессора.</text:p>
      <text:p text:style-name="P19"/>
      <text:p text:style-name="P19">18.01.2012 Версия 0.49 Добавление</text:p>
      <text:p text:style-name="P19">- добавлена поддержка волшебной кнопки <text:span text:style-name="T1">Magic.</text:span></text:p>
      <text:p text:style-name="P7"/>
      <text:p text:style-name="P7">04.01.2012 <text:span text:style-name="T14">Версия 0.48</text:span>b <text:span text:style-name="T14">Исправление</text:span></text:p>
      <text:p text:style-name="P7"><text:span text:style-name="T14">- исправлен номер страницы куда прошивается </text:span>CUSTOM ROM. </text:p>
      <text:p text:style-name="P7"/>
      <text:p text:style-name="P7">01.01.2012 <text:span text:style-name="T14">Версия 0.48а Исправление</text:span></text:p>
      <text:p text:style-name="P7"><text:span text:style-name="T14">- поправлен </text:span>RST <text:span text:style-name="T14">8 чтобы не определялось по сигнатуре </text:span>ROM <text:span text:style-name="T14">что это Скорпион.</text:span></text:p>
      <text:p text:style-name="P19"/>
      <text:p text:style-name="P19"><text:soft-page-break/>17.12.2011 Версия 0.48 Дополнение</text:p>
      <text:p text:style-name="P19">- немного переделан тест <text:span text:style-name="T1">PC </text:span>клавиатуры, добавлено управление светодиодом <text:span text:style-name="T1">Caps LOCK.</text:span></text:p>
      <text:p text:style-name="P19"><text:span text:style-name="T1">- </text:span>в меню сервис поменяны местами пункты <text:span text:style-name="T1">“Image to RAMDISK” </text:span>и<text:span text:style-name="T1"> “Load font 4 TEXTMODE”.</text:span></text:p>
      <text:p text:style-name="P7"/>
      <text:p text:style-name="P7">17.12.2011 <text:span text:style-name="T14">Версия 0.47</text:span>e <text:span text:style-name="T14">Изменение</text:span></text:p>
      <text:p text:style-name="P7"><text:span text:style-name="T14">- переделана определялка разрядности </text:span>FAT <text:span text:style-name="T14">при отсутствие </text:span>MBR.</text:p>
      <text:p text:style-name="P19"/>
      <text:p text:style-name="P19">16.12.2011 Версия 0.47<text:span text:style-name="T1">d </text:span>Исправление</text:p>
      <text:p text:style-name="P19">- исправлено не выставление режимов памяти и турбо при запуске <text:span text:style-name="T1">HDD boot </text:span>и <text:span text:style-name="T1">CD boot.</text:span> </text:p>
      <text:p text:style-name="P19"/>
      <text:p text:style-name="P19">16.12.2011 Версия 0.47<text:span text:style-name="T1">c </text:span>Исправление</text:p>
      <text:p text:style-name="P19">- внесено еще немного изменений в <text:span text:style-name="T1">SPG </text:span>загрузчик.</text:p>
      <text:p text:style-name="P19"/>
      <text:p text:style-name="P19">15.12.2011 Версия 0.47<text:span text:style-name="T1">b </text:span>Исправление</text:p>
      <text:p text:style-name="P19">- добавлены изменения в код <text:span text:style-name="T1">SPG </text:span>загрузчика от автора формата. Не запускались некоторые файлы.</text:p>
      <text:p text:style-name="P7"/>
      <text:p text:style-name="P7"><text:span text:style-name="T14">14.12.2011</text:span> <text:span text:style-name="T14">Версия 0.47</text:span>a <text:span text:style-name="T14">Исправление</text:span></text:p>
      <text:p text:style-name="P7"><text:span text:style-name="T14">- исправлена созданная проблема работы с </text:span>FAT <text:span text:style-name="T14">после добавления загрузчика </text:span>SPG <text:span text:style-name="T14">файлов.</text:span></text:p>
      <text:p text:style-name="P7"/>
      <text:p text:style-name="P7">14.12.2011 <text:span text:style-name="T14">Версия 0.47 Добавление</text:span></text:p>
      <text:p text:style-name="P19">- переделан загрузчик HOBETA файлов и перенесен в другую страницу ROM.</text:p>
      <text:p text:style-name="P19">- добавлена возможность запускать <text:span text:style-name="T1">SPG </text:span>файлов.</text:p>
      <text:p text:style-name="P7"/>
      <text:p text:style-name="P7">06.12.2011 <text:span text:style-name="T14">Версия 0.46а Исправление</text:span></text:p>
      <text:p text:style-name="P7"><text:span text:style-name="T14">- исправлено неправильное отображение подсказки по ячейкам </text:span>CMOS <text:span text:style-name="T14">в </text:span>CMOS Editor.</text:p>
      <text:p text:style-name="P19"/>
      <text:p text:style-name="P7">04.12.2011 <text:span text:style-name="T14">Версия 0.46 Добавление</text:span></text:p>
      <text:p text:style-name="P7"><text:span text:style-name="T14">- добавлен тестер </text:span>PC <text:span text:style-name="T14">клавиатуры.</text:span></text:p>
      <text:p text:style-name="P7">- <text:span text:style-name="T14">добавлена проверка контрольного байта и при несовпадении с ожидаемым значении производится перезапись основных ячеек </text:span>CMOS <text:span text:style-name="T14">и принудительный сброс в </text:span>EVO Reset Service.</text:p>
      <text:p text:style-name="P19">- добавлена возможность сброса в прошивку пользователя (<text:span text:style-name="T1">Custom ROM).</text:span></text:p>
      <text:p text:style-name="P19"><text:span text:style-name="T1">- </text:span>добавлена возможность менять прошивку пользователя (<text:span text:style-name="T1">Custom ROM) </text:span>размером 64 Кб не обновляя весь <text:span text:style-name="T1">ROM</text:span>.</text:p>
      <text:p text:style-name="P19">- изменены настройки хранимые в <text:span text:style-name="T1">CMOS </text:span>на противоположные для пунктов «<text:span text:style-name="T32">Reload FONT</text:span>» и «<text:span text:style-name="T32">Type FONT</text:span>». Теперь при инициализации настроек в <text:span text:style-name="T1">CMOS </text:span>пункты будут по умолчанию принимать значения <text:span text:style-name="T1">«</text:span><text:span text:style-name="T2">ON</text:span><text:span text:style-name="T1">» </text:span>и <text:span text:style-name="T1">«</text:span><text:span text:style-name="T2">CP866</text:span><text:span text:style-name="T1">» <text:s/></text:span>соответственно<text:span text:style-name="T1"> .</text:span></text:p>
      <text:p text:style-name="P19">- добавлено выставление режимов турбо при удержании <text:span text:style-name="T1">CS, SS, SPACE </text:span>при сбросе.</text:p>
      <text:p text:style-name="P19"/>
      <text:p text:style-name="P19">09.10.2011 Версия 0.45 Исправления</text:p>
      <text:p text:style-name="P7"><text:span text:style-name="T14">- исправлена ошибка опции </text:span>«HDD boot» <text:span text:style-name="T14">из-за которой происходило зависание при попытке запуска.</text:span></text:p>
      <text:p text:style-name="P19"/>
      <text:p text:style-name="P7"><text:span text:style-name="T14">28.09.2011</text:span> <text:span text:style-name="T14">Версия 0.44 Исправления и дополнения</text:span></text:p>
      <text:p text:style-name="P19">- исправлен неправильное вычисления ширины окна из-за чего скроллер сдвигал не только в окне.</text:p>
      <text:p text:style-name="P19">- драйвера и менеджер устройств перенесены в ПЗУ и работают оттуда же. </text:p>
      <text:p text:style-name="P19">- исправлено появления курсора мыши при отсутствии самой мыши и при выводе файлового меню.</text:p>
      <text:p text:style-name="P7"/>
      <text:p text:style-name="P7"><text:span text:style-name="T14">05.09.2011</text:span> <text:span text:style-name="T14">Версия 0.43 Исправления</text:span></text:p>
      <text:p text:style-name="P7"><text:span text:style-name="T14">- исправлена ошибка не обработки горячих клавиш в меню выбора </text:span>FAT <text:span text:style-name="T14">устройств.</text:span></text:p>
      <text:p text:style-name="P7"><text:span text:style-name="T14">- в выбор куда осуществлять сброс добавлен выбор для сброса в </text:span>ProfROM.<text:span text:style-name="T14"> </text:span></text:p>
      <text:p text:style-name="P7"/>
      <text:p text:style-name="P7">22.07.2011 <text:span text:style-name="T14">Версия 0.42. Исправления</text:span></text:p>
      <text:p text:style-name="P19">- исправлена ошибка из-за которой переключенные режимы не обновлялись на экране.</text:p>
      <text:p text:style-name="P19">- переделал порядок перебора и отображение на экране. Теперь перебирает в порядке 3,5-7-14 и отображает на экране в виде этих же цифр.</text:p>
      <text:p text:style-name="P19"><text:soft-page-break/></text:p>
      <text:p text:style-name="P7"><text:span text:style-name="T14">21.07.2011</text:span> <text:span text:style-name="T14">Версия 0.41 Изменения и дополнения.</text:span></text:p>
      <text:p text:style-name="P19">- увеличена ширина файлового окна и сделан показ расширений файлов.</text:p>
      <text:p text:style-name="P7">- <text:span text:style-name="T14">в связи с добавлением нового </text:span>TURBO <text:span text:style-name="T14">режима переделано переключение и отображение текущего режима. Теперь режим перебираются по кругу </text:span>off, on+, on, <text:span text:style-name="T14">что соответствует частотам </text:span>3,5, 14 <text:span text:style-name="T14">и </text:span>7<text:span text:style-name="T14"> МГц.</text:span></text:p>
      <text:p text:style-name="P19"/>
      <text:p text:style-name="P19">16.05.2011 Версия 0.4 Изменения и дополнения.</text:p>
      <text:p text:style-name="P7"><text:span text:style-name="T14">- сделал возможность переключать драйвер принтера: встроенный в Бейсик 48 или через </text:span>AY <text:span text:style-name="T14">порт.</text:span></text:p>
      <text:p text:style-name="P19">- сделал возможность перезагружать или не перезагружать шрифт из ПЗУ по сбросу для текстмода.</text:p>
      <text:p text:style-name="P7"><text:span text:style-name="T14">- сделал возможность выбрать какой шрифт загружать из ПЗУ по сбросу для текстмода: стандартный </text:span>ATM <text:span text:style-name="T14">(аля </text:span>KOI8) <text:span text:style-name="T14">или </text:span>CP866.</text:p>
      <text:p text:style-name="P19">- переделан вывод рамки для <text:span text:style-name="T1">CMOS editor </text:span>в зависимости от выбранного шрифта.</text:p>
      <text:p text:style-name="P19"/>
      <text:p text:style-name="P7"><text:span text:style-name="T14">15</text:span>.05.2011 <text:span text:style-name="T14">Версия 0.</text:span>39<text:span text:style-name="T14">а Дополнения.</text:span></text:p>
      <text:p text:style-name="P7"><text:span text:style-name="T14">- сделал во флешере проверку на байт </text:span>#FF. <text:span text:style-name="T14">Если таковой обнаружен, то не прошивается. Соответственно ускорился процесс прошивки новых версий.</text:span></text:p>
      <text:p text:style-name="P19">- сделал возможность загрузки шрифта для текстмода.</text:p>
      <text:p text:style-name="P7"/>
      <text:p text:style-name="P7">09.05.2011 <text:span text:style-name="T14">Версия 0.39 Дополнения.</text:span></text:p>
      <text:p text:style-name="P7"><text:span text:style-name="T14">- немного навел порядок в сервисной странице и сделал возможность использовать прошивку </text:span>GLUK, <text:span text:style-name="T14">кому это больше нравится. </text:span></text:p>
      <text:p text:style-name="P7"/>
      <text:p text:style-name="P7">04.05.2011 <text:span text:style-name="T14">Версия 0.38 Исправления и дополнения.</text:span></text:p>
      <text:p text:style-name="P19">- исправлена ошибка неправильного вычисления высоты файлового окна в зависимости от количества файлов</text:p>
      <text:p text:style-name="P19">- добавлено переключение загрузки с магнитофонного входа или с <text:span text:style-name="T1">FAT </text:span>устройств.</text:p>
      <text:p text:style-name="P19">- добавлена возможность загрузки и запуска <text:span text:style-name="T1">TAP </text:span>файлов.</text:p>
      <text:p text:style-name="P19"/>
      <text:p text:style-name="P19">23.03.2011 Версия 0.37 Дополнение.</text:p>
      <text:p text:style-name="P19">- в редакторе <text:span text:style-name="T1">CMOS </text:span>каждую секунду обновляются ячейки времени и перепечатываются на экране.</text:p>
      <text:p text:style-name="P19">- для первых 17 ячеек выводится краткое описание.</text:p>
      <text:p text:style-name="P7">- <text:span text:style-name="T14">при редактировании времени запись в </text:span>CMOS <text:span text:style-name="T14">производится сразу, для остальных ячеек запись производится по нажатию клавиши </text:span>«S»/</text:p>
      <text:p text:style-name="P7"/>
      <text:p text:style-name="P7">22.<text:span text:style-name="T14">03.2011 Версия 0.36 Исправление ошибки.</text:span></text:p>
      <text:p text:style-name="P7"><text:span text:style-name="T14">- исправлена ошибка загрузки </text:span>SCL <text:span text:style-name="T14">файлов, проявлялась только на некоторых файлах.</text:span></text:p>
      <text:p text:style-name="P7"/>
      <text:p text:style-name="P7">19.<text:span text:style-name="T14">03.2011 Версия 0.35 Изменения.</text:span></text:p>
      <text:p text:style-name="P7"><text:span text:style-name="T14">- переделал выход из прошивальщика, теперь после прошивание принудительно происходит перезапуск </text:span>ROM. <text:span text:style-name="T14">Нажатия </text:span>RESET <text:span text:style-name="T14">после прошивания теперь не требуется.</text:span></text:p>
      <text:p text:style-name="P7"><text:span text:style-name="T14">- немного навел красоту в редакторе </text:span>CMOS.</text:p>
      <text:p text:style-name="P7"/>
      <text:p text:style-name="P7">17.03.2011 <text:span text:style-name="T14">Версия 0.34 Изменения.</text:span></text:p>
      <text:p text:style-name="P7"><text:span text:style-name="T14">- написал с нуля редактор </text:span>CMOS <text:span text:style-name="T14">под режим текстмоде</text:span>, <text:span text:style-name="T14">добавлен пункт в меню </text:span>Service. <text:span text:style-name="T14">Подсказок по ячейкам пока нет.</text:span> <text:span text:style-name="T14">Старый редактор пока не удален.</text:span></text:p>
      <text:p text:style-name="P7"/>
      <text:p text:style-name="P7">27.02.2011 <text:span text:style-name="T14">Версия 0.33 Изменения.</text:span></text:p>
      <text:p text:style-name="P7"><text:span text:style-name="T14">- начал осваивать </text:span>MAGIC <text:span text:style-name="T14">и </text:span>RST 8. <text:span text:style-name="T14">Кое-какую мелочь перенес в другую страницу </text:span>ROM. <text:span text:style-name="T14">Изменения минимальны</text:span>. </text:p>
      <text:p text:style-name="P7"/>
      <text:p text:style-name="P7">12.02.2011 <text:span text:style-name="T14">Версия 0.32 Изменения.</text:span></text:p>
      <text:p text:style-name="P19">- по сбросу проверяется наличие маркера рамдиска, при отсутствии маркера производится автоформатирование рамдиска стандартного объема 640 Кб.</text:p>
      <text:p text:style-name="P19">- изменено ожидание нажатия клавиш при ошибках.</text:p>
      <text:p text:style-name="P19"><text:soft-page-break/></text:p>
      <text:p text:style-name="P19">07.02.2011 Версия 0.31 Дополнение.</text:p>
      <text:p text:style-name="P19">- добавил очистку 128кб памяти по сбросу.</text:p>
      <text:p text:style-name="P7"/>
      <text:p text:style-name="P7">22.01.2011 <text:span text:style-name="T14">Версия 0.3 Устранение ошибок.</text:span></text:p>
      <text:p text:style-name="P7"><text:span text:style-name="T14">- переделано копирование прошивки </text:span>DOS <text:span text:style-name="T14">с перехватом обращений к ВГ93</text:span> <text:span text:style-name="T14">в предпоследнюю страницу памяти.</text:span></text:p>
      <text:p text:style-name="P7"/>
      <text:p text:style-name="P7">08.01.2011 <text:span text:style-name="T14">Версия 0.29 Устранение ошибок.</text:span></text:p>
      <text:p text:style-name="P7"><text:span text:style-name="T14">- устранена ошибка неправильного вычисления начала секторов в </text:span>FDI <text:span text:style-name="T14">на некоторых образах.</text:span></text:p>
      <text:p text:style-name="P19">- убрал громкий бум при ошибках и при выходе из страницы помощи.</text:p>
      <text:p text:style-name="P7"/>
      <text:p text:style-name="P7">30.<text:span text:style-name="T14">12.2010 Версия 0.28. Устранение ошибок.</text:span></text:p>
      <text:p text:style-name="P7"><text:span text:style-name="T14">- произведена чистка в меню </text:span>Service. <text:span text:style-name="T14">Удалены пункты форматирования рамдиска на 512 и 768 килобайт.</text:span></text:p>
      <text:p text:style-name="P19">- удалена очистка страниц памяти.</text:p>
      <text:p text:style-name="P19">- переделано форматирование рамдиска с учетом его нового формата.</text:p>
      <text:p text:style-name="P19"/>
      <text:p text:style-name="P7"><text:span text:style-name="T14">29.12.2010</text:span> <text:span text:style-name="T14">Версия 0.27 Изменения и дополнения.</text:span></text:p>
      <text:p text:style-name="P7"><text:span text:style-name="T14">- сделана поддержка </text:span>FDI <text:span text:style-name="T14">образов.</text:span></text:p>
      <text:p text:style-name="P19">- рамдиск усложнился, в первой странице рамдиска создается таблица дорожек и секторов. Для <text:span text:style-name="T1">FDI </text:span>образа конвертируется заголок, для <text:span text:style-name="T1">TRD </text:span>и <text:span text:style-name="T1">SCL </text:span>таблица создается принудительно.</text:p>
      <text:p text:style-name="P7"/>
      <text:p text:style-name="P7">07.12.2010 <text:span text:style-name="T14">Версия 0.26. Изменения и исправление ошибки.</text:span></text:p>
      <text:p text:style-name="P19">- исправлена ошибка неправильной работы с менеджером при копировании из ПЗУ.</text:p>
      <text:p text:style-name="P7">- <text:span text:style-name="T14">исправлена ошибка копирования </text:span>SCL <text:span text:style-name="T14">файлов в рамдиск, некоторые файлы могли неправильно копироваться и зависать.</text:span></text:p>
      <text:p text:style-name="P7"><text:span text:style-name="T14">- сделана установка режимов при сбросе с нажатыми </text:span>CS, SS <text:span text:style-name="T14">или </text:span>Space <text:span text:style-name="T14">в зависимости от записанных установок в </text:span>CMOS.</text:p>
      <text:p text:style-name="P7">- <text:span text:style-name="T14">временно убрал пункт в сервисе для копирования дискет.</text:span></text:p>
      <text:p text:style-name="P7"/>
      <text:p text:style-name="P7">06.12.2010<text:tab/> <text:span text:style-name="T14">Версия 0.25 Изменения.</text:span></text:p>
      <text:p text:style-name="P7"><text:span text:style-name="T14">- добавлен еще один тип разделов </text:span>FAT <text:span text:style-name="T14">при поиске в </text:span>MBR.</text:p>
      <text:p text:style-name="P19">- сделано принудительное определение <text:span text:style-name="T1">FAT </text:span>даже при наличии <text:span text:style-name="T1">MBR.</text:span></text:p>
      <text:p text:style-name="P19">- начало рамдиска переехало на одну страницу вниз.</text:p>
      <text:p text:style-name="P19"/>
      <text:p text:style-name="P19">28.11.2010 Версия 0.24 Изменения.</text:p>
      <text:p text:style-name="P19">- изменен прошивальщик ПЗУ. Теперь прошивает все ПЗУ полностью все 512 Кб. Соответственно в файловом окне отображаются только <text:span text:style-name="T1">ROM </text:span>файлы размером 512 Кб. Файлы размером 64 Кб не отображаются и не прошиваются.</text:p>
      <text:p text:style-name="P19">- добавлена индикация стирания ПЗУ и изменено окно прошивальщика из-за большего размера прошивания. </text:p>
      <text:p text:style-name="P7"/>
      <text:p text:style-name="P7">20.11.2010 <text:span text:style-name="T14">Версия 0.23 Изменения и исправления.</text:span></text:p>
      <text:p text:style-name="P19">- устранено появление мышиного курсора при выборе конфигурации и при переключении турбо режима.</text:p>
      <text:p text:style-name="P19">- добавлены горячие клавиши для пунктов не входящих в меню.</text:p>
      <text:p text:style-name="P7"><text:span text:style-name="T14">- добавлена горячая клавиша </text:span>H <text:span text:style-name="T14">для быстрого получения страницы помощи и надпись внизу экрана как вызывать.</text:span></text:p>
      <text:p text:style-name="P19">- исправлено вылезание курсора в файловом окне при отсутствии файлов и нажатии кнопки перехода на страницу вверх.</text:p>
      <text:p text:style-name="P19">- поправлена упущенная возможность запуска кодовых блоков через <text:span text:style-name="T1">«FAT boot» </text:span>с возможностью выхода в Бейсик.</text:p>
      <text:p text:style-name="P19"/>
      <text:p text:style-name="P19"><text:soft-page-break/>13.11.2010 Версия 0.22 Добавление функционала и исправление ошибки.</text:p>
      <text:p text:style-name="P19">- исправлена ошибка высчитывания остатка загрузки в страницу памяти при загрузке <text:span text:style-name="T1">SCL </text:span>файлов.</text:p>
      <text:p text:style-name="P19">- добавлен<text:span text:style-name="T1"> </text:span>пункт <text:span text:style-name="T1">«Update FLASH ROM»</text:span> для быстрого обновления прошивок ПЗУ. </text:p>
      <text:p text:style-name="P19"/>
      <text:p text:style-name="P19">03.11.2010 Версия 0.21 Добавление функционала для поддержки <text:span text:style-name="T1">EVO-DOS.</text:span></text:p>
      <text:p text:style-name="P19">- добавлена возможность копирования в память для виртуального дисковода <text:span text:style-name="T1">TRD </text:span>и <text:span text:style-name="T1">SCL </text:span>(раскрытие образов);</text:p>
      <text:p text:style-name="P19">- добавлена возможность выбора привязки виртуального дисковода на замещение любого реального дисковода для программ работающих через точку входа в <text:span text:style-name="T1">DOS #3D13</text:span>;</text:p>
      <text:p text:style-name="P19">- на экране добавлена возможность менять виртуальный дисковод не только клавишей <text:span text:style-name="T1">“Y”, </text:span>но и при помощи мыши;</text:p>
      <text:p text:style-name="P19">- внизу экрана добавлен краткая помощь по клавишам не задействованным в меню и клавише вызова краткой помощи по основному управлению (<text:span text:style-name="T1">H+RESET);</text:span></text:p>
      <text:p text:style-name="P19">- переименованы пункты сервис меню для работы с рамдиском. Теперь пункты начинаются со слова <text:span text:style-name="T1">FORMAT, </text:span>так как именно такое действие они и производят.</text:p>
      <text:p text:style-name="P7"/>
      <text:p text:style-name="P7">22.10.2010 <text:span text:style-name="T14">Версия 0.2.2 Исправление ошибок.</text:span></text:p>
      <text:p text:style-name="P19">- исправлено невозможность выхода из ошибочной ситуации с выводом окна. При выдаче окна прерывания были запрещены.</text:p>
      <text:p text:style-name="P19"/>
      <text:p text:style-name="P19">21.10.2010 Версия 0.2.1 Исправление ошибок.</text:p>
      <text:p text:style-name="P19">- переделан инициализатор менеджера памяти для работы в режиме АТМ.</text:p>
      <text:p text:style-name="P7"><text:span text:style-name="T14">- переписаны процедуры работы с </text:span>CMOS <text:span text:style-name="T14">памятью. Убрано влияние на установленные режимы, сервис как и задумано работает всегда с включенном турбо режимом и всей памятью Пентагона для создания рамдиска.</text:span></text:p>
      <text:p text:style-name="P7">- <text:span text:style-name="T14">убрал адрес форума, оставил только адрес сайта из инфы выводимой на экран.</text:span></text:p>
      <text:p text:style-name="P7"/>
      <text:p text:style-name="P7"><text:span text:style-name="T14">12</text:span>.10.2010 <text:span text:style-name="T14">Версия 0.</text:span>2 <text:span text:style-name="T14">Результаты тестирования и мелкие доделки.</text:span></text:p>
      <text:p text:style-name="P19">- исправлено зависание при включение мыши по кнопке 9.</text:p>
      <text:p text:style-name="P19">- исправлен вылет в Бейсик при отсуствии мыши и попытке ее включения.</text:p>
      <text:p text:style-name="P19">- переделан опрос управления (хоткеи) из-за обнаруженного бага.</text:p>
      <text:p text:style-name="P7">- <text:span text:style-name="T14">сделано: если обнаружено только одно </text:span>FAT <text:span text:style-name="T14">устройство и на нем только один файл (при отсутствии директорий в корне) при выборе опции </text:span>FAT boot <text:span text:style-name="T14">произойдет запуск этого единственного файла.</text:span></text:p>
      <text:p text:style-name="P19"/>
      <text:p text:style-name="P19">07.10.2010 Версия 0.1A4 Продолжение переделок, тестовая версия.</text:p>
      <text:p text:style-name="P19">- исправлен вывод файлов и директорий при количестве больше высоты окна (скроллинг и страничное перемещение).</text:p>
      <text:p text:style-name="P19">- исправлен неправильный вывод боковых стрелок с правой стороны файлового окна.</text:p>
      <text:p text:style-name="P7"/>
      <text:p text:style-name="P7">06.10.2010<text:span text:style-name="T14"> Версия 0.1</text:span>A3 <text:span text:style-name="T14">Продолжение переделок, тестовая версия.</text:span></text:p>
      <text:p text:style-name="P19">- исправлено отображения текущей буквы дисковода при выборе мышью.</text:p>
      <text:p text:style-name="P7"><text:span text:style-name="T14">- переписан </text:span>HDD boot. <text:span text:style-name="T14">При отсутствии </text:span>HDD <text:span text:style-name="T14">выдается соответствующая надпись.</text:span></text:p>
      <text:p text:style-name="P7">- <text:span text:style-name="T14">переделан вывод файлов на </text:span>FAT. <text:span text:style-name="T14">Теперь кроме найденных файлов выводятся и найденные директории и запускать </text:span>HOBETA <text:span text:style-name="T14">теперь можно не только из корня, но и из любого директория.</text:span></text:p>
      <text:p text:style-name="P7"><text:span text:style-name="T14">- при выводе файлов на </text:span>FAT <text:span text:style-name="T14">сделал отображение мини иконок для отображения директорий и файлов.</text:span></text:p>
      <text:p text:style-name="P7">- <text:span text:style-name="T14">немного переделан детект мыши и часов.</text:span></text:p>
      <text:p text:style-name="P19">- еще немного поэкспериментировал с отображением горячих клавиш в менюшках. <text:s/></text:p>
      <text:p text:style-name="P19"/>
      <text:p text:style-name="P7"><text:span text:style-name="T14">25.09.2010 Версия 0.1</text:span>A<text:span text:style-name="T14">2 Продолжение переделок, тестовая версия.</text:span></text:p>
      <text:p text:style-name="P19">- переделал некоторые меню по внешнему виду для общего стиля.</text:p>
      <text:p text:style-name="P19">- исправил пропущенную ошибку. При переделке съема версионности бута и конфигурации удалил адрес порта через который происходило считывание.</text:p>
      <text:p text:style-name="P7">- <text:span text:style-name="T14">сделал печать в левой части окон буквы горячей клавиши для каждого пункта.</text:span></text:p>
      <text:p text:style-name="P19"><text:soft-page-break/></text:p>
      <text:p text:style-name="P7"><text:span text:style-name="T14">23</text:span>.09.2010 <text:span text:style-name="T14">Версия 0.1</text:span>A1 <text:span text:style-name="T14">Продолжение переделок, тестовая версия.</text:span></text:p>
      <text:p text:style-name="P7"><text:span text:style-name="T14">- в последние 8 байт добавлена сигнатура </text:span>«HEGLUK» <text:span text:style-name="T14">и дата сборки в упакованном виде.</text:span></text:p>
      <text:p text:style-name="P19">- переделка внешнего вида.</text:p>
      <text:p text:style-name="P19">- переделана обработка горячих клавиш.</text:p>
      <text:p text:style-name="P19">- добавлена табличная обработка выделенных зон за пределами активного окна для мыши.</text:p>
      <text:p text:style-name="P7"><text:span text:style-name="T14">- добавилась горячая клавиша </text:span>«V» <text:span text:style-name="T14">для кругового перебора дисководов.</text:span></text:p>
      <text:p text:style-name="P19"/>
      <text:p text:style-name="P7">17.09.2010 <text:span text:style-name="T14">Версия 0.1А Вторая ревизия сорцов, тестовая версия.</text:span></text:p>
      <text:p text:style-name="P19">- найден альтернативный компилятор, все сорцы переведены на него.</text:p>
      <text:p text:style-name="P7"><text:span text:style-name="T14">- интегрирована полная кодовая таблица шрифта (</text:span>DOS866<text:span text:style-name="T14">).</text:span></text:p>
      <text:p text:style-name="P19">- полностью заменены процедуры для работы с окошками и окружением. Теперь можно не только печатать на экране шрифтами 8х8 и 6х8, но и русским шрифтом.</text:p>
      <text:p text:style-name="P19">- полностью переделан основной цикл опроса управления, устранены неточности выбора для изменения режимов турбо и памяти, выбор дисководов. Теперь мышью можно менять не только режим памяти, но и турбо режим. Переключение дисководов возможно наведением на соответствующие буквы, но никак не рядом с ними.</text:p>
      <text:p text:style-name="P7">- <text:span text:style-name="T14">устранена блокировка клавиатуры при наведении мыши на буквы выбора дисков и переключения режимов.</text:span></text:p>
      <text:p text:style-name="P7">- <text:span text:style-name="T14">исправлено включение/выключение часов. Теперь как и в случае с включение/выключением мыши не происходит полный перезапуск с перерисовкой экрана.</text:span></text:p>
      <text:p text:style-name="P19">- исправил смену режимов без перерисовки экрана.</text:p>
      <text:p text:style-name="P19">- при смене дисковода перерисовка происходит из-за возможно открытого файлового меню.</text:p>
      <text:p text:style-name="P19">- при открытом файловом меню для <text:span text:style-name="T1">TR-DOS </text:span>диска и смене диска происходит перезапуск с перерисовкой экрана. Будет сделано без перерисовки и с перечитыванием каталога дискеты.</text:p>
      <text:p text:style-name="P7"><text:span text:style-name="T14">- сделал блокировку для не </text:span>TR-DOS <text:span text:style-name="T14">дискет. Если подсунуть такую дискету, то сразу выдается соответствующая надпись.</text:span></text:p>
      <text:p text:style-name="P7"><text:span text:style-name="T14">- в меню </text:span>Kills <text:span text:style-name="T14">добавлен сброс </text:span>NeoGS.</text:p>
      <text:p text:style-name="P19">- убран (возможно пока) заворот перемещения курсора по меню когда при нажатии вверх на первом пункте курсор перескакивал на последний пункт или наоборот с последнего на первый.</text:p>
      <text:p text:style-name="P19">- в файловом меню клавиши влево/вправо меняет свою функциональность. В просто меню нажатие этих клавиш перемещает соответственно на первый или последний пункт меню. В файловом меню нажатие этих клавиш работает как страничное перемещение по файлам.</text:p>
      <text:p text:style-name="P7">- <text:span text:style-name="T14">пока не сделано скролирование по файловому окну мышью.</text:span></text:p>
      <text:p text:style-name="P7">- <text:span text:style-name="T14">временно отключена поддержка </text:span>HDD <text:span text:style-name="T14">на </text:span>Slave <text:span text:style-name="T14">из-за конфликтов при подключенном </text:span>CD-ROM.</text:p>
      <text:p text:style-name="P19">- возможно что-то еще забыл по мелочи, работа до версии 0.2 будут продолжена.</text:p>
      <text:p text:style-name="P7"/>
      <text:p text:style-name="P7">20.08.2010 <text:span text:style-name="T14">Версия 0.19 Устранение не моего глюка.</text:span></text:p>
      <text:p text:style-name="P7"><text:span text:style-name="T14">- из-за всплывшей ошибки в компиляторе сделал перемещение драйвера </text:span>NeoGS, <text:span text:style-name="T14">на который <text:s/>пришелся глюк компилятора</text:span> <text:span text:style-name="T14">ниже по адресам памяти. Занялся поиском альтернативного компилятора.</text:span></text:p>
      <text:p text:style-name="P7"/>
      <text:p text:style-name="P7">04.08.2010 <text:span text:style-name="T14">Версия 0.18 Добавления и изменения</text:span></text:p>
      <text:p text:style-name="P7"><text:span text:style-name="T14">- добавлена опция загрузки с ленты непосредственно из </text:span>HE GLUK.</text:p>
      <text:p text:style-name="P7"/>
      <text:p text:style-name="P7">21.05.2010 <text:span text:style-name="T14">Версия 0.17 Добавление и изменения</text:span></text:p>
      <text:p text:style-name="P7"><text:span text:style-name="T14">- в связи с надобностью изготовления </text:span>HE GLUK <text:span text:style-name="T14">для </text:span>ATM <text:span text:style-name="T14">сделал универсальную версию. Не требует перекомпиляции. Переписаны стартовые </text:span>RESET <text:span text:style-name="T14">сервисы. </text:span></text:p>
      <text:p text:style-name="P19">- стартовый экран немного оголился. Не выводятся содержимое регистров по сбросу и содержимое стека.</text:p>
      <text:p text:style-name="P7"><text:span text:style-name="T14">- исправлено процедура непосредственного чтения с </text:span>NEMO <text:span text:style-name="T14">винчестера для большей стабильности.</text:span></text:p>
      <text:p text:style-name="P7"/>
      <text:p text:style-name="P7">28.03.2010 <text:span text:style-name="T14">Версия 0.16 Добавление мелкой функции.</text:span></text:p>
      <text:p text:style-name="P19">- добавлена поддержка показа версий прошивок на Пентеве.</text:p>
      <text:p text:style-name="P7"/>
      <text:p text:style-name="P7"><text:soft-page-break/>17.03.2010 <text:span text:style-name="T14">Версия 0.15 Исправление ошибок</text:span></text:p>
      <text:p text:style-name="P19">- исправлена ошибка невозможности выбора дисковода при отсутствии часов.</text:p>
      <text:p text:style-name="P7"/>
      <text:p text:style-name="P7">10.03.2010 <text:span text:style-name="T14">Версия 0.14 Исправление ошибок.</text:span></text:p>
      <text:p text:style-name="P7"><text:span text:style-name="T14">- исправлена ошибка не выставления режимов при переходе в Бейсики и </text:span>TR-DOS<text:span text:style-name="T14">.</text:span></text:p>
      <text:p text:style-name="P7"><text:span text:style-name="T14">- исправлено при содержимом ячейки </text:span>#11 <text:span text:style-name="T14">не равной </text:span>#55 <text:span text:style-name="T14">или </text:span>#AA <text:span text:style-name="T14">в ячейки </text:span>#0A-#11 <text:span text:style-name="T14">прописываются дефолтное содержимое #20,#02,#00,#80,#00,#00,#00,#AA.</text:span></text:p>
      <text:p text:style-name="P7"/>
      <text:p text:style-name="P7">23.02.2010 <text:span text:style-name="T14">Версия 0.13 Добавил (вернул на место) драйвер </text:span>SMUC.</text:p>
      <text:p text:style-name="P7"/>
      <text:p text:style-name="P7">22.<text:span text:style-name="T14">02.2010 Версия 0.12 Исправлен еще один глюк.</text:span></text:p>
      <text:p text:style-name="P7"><text:span text:style-name="T14">- исправлено НЕ выставление режимов компа при загрузке/запуске из </text:span>HOBETA <text:span text:style-name="T14">файлов.</text:span></text:p>
      <text:p text:style-name="P19">- исправлена возможность загрузки файлов размером максимум 40960 байт. В предыдущих версиях размер был максимум 40959 байт.</text:p>
      <text:p text:style-name="P19"/>
      <text:p text:style-name="P19">22.02.2010 Версия 0.11 Исправлен первый глюк.</text:p>
      <text:p text:style-name="P19">- неправильно отдавался тип <text:span text:style-name="T1">FAT </text:span>устройства микрозагрузчику <text:span text:style-name="T1">HOBETA </text:span>файлов.</text:p>
      <text:p text:style-name="P7"/>
      <text:p text:style-name="P7">21.02.2010 <text:span text:style-name="T14">Версия 0.1 Проверка и тестирование. </text:span></text:p>
      <text:p text:style-name="P2"><text:span text:style-name="T34">- за основу взяты исходники </text:span><text:span text:style-name="T48">GLUK 6.62. </text:span><text:span text:style-name="T34">Все исходники переведены в текстовый формат для компиляции </text:span><text:span text:style-name="T14">SjASMPlus</text:span><text:span text:style-name="T48">. </text:span><text:span text:style-name="T34">При сборке используется упаковщик </text:span><text:span text:style-name="T48">MHMT.</text:span></text:p>
      <text:p text:style-name="P33"><text:span text:style-name="T57">- все исходники разбиты на несколько файлов по смыслу, хотя распределение не окончательное и местами не точное. Многое осталось от исходного </text:span><text:span text:style-name="T48">GLUK</text:span><text:span text:style-name="T57">а. Так сказать «забадяжил» на старых дрожжах.</text:span></text:p>
      <text:p text:style-name="P33"><text:span text:style-name="T57">- при переделке не пострадали и не изменялись все функции вызываемые по «Кнопка+</text:span><text:span text:style-name="T48">RESET</text:span><text:span text:style-name="T57">».</text:span></text:p>
      <text:p text:style-name="P33"><text:span text:style-name="T57">- без изменений остались </text:span><text:span text:style-name="T48">CD Boot </text:span><text:span text:style-name="T57">и </text:span><text:span text:style-name="T48">HDD Boot.</text:span></text:p>
      <text:p text:style-name="P33"><text:span text:style-name="T57">- полностью удален </text:span><text:span text:style-name="T48">PC.</text:span></text:p>
      <text:p text:style-name="P33"><text:span text:style-name="T57">- убрано определение байта </text:span><text:span text:style-name="T48">#47 </text:span><text:span text:style-name="T57">в ячейке </text:span><text:span text:style-name="T48">#12 CMOS.</text:span></text:p>
      <text:p text:style-name="P33"><text:span text:style-name="T48">- </text:span><text:span text:style-name="T57">удалены из исходников все опции связанные с компиляцией для АТМ.</text:span></text:p>
      <text:p text:style-name="P19">- убрана прозрачность окон.</text:p>
      <text:p text:style-name="P19">- убран вывод на экран уменьшенных копий сохраненных экранов, что создавало мусор на экране.</text:p>
      <text:p text:style-name="P33"><text:span text:style-name="T57">- удалены все пункты не имеющие никакой ценности. К ним относятся следующие пункты: </text:span><text:span text:style-name="T48">P.C., P.C.512, Cache, R.C., STS, XAS, Save SCR, TR KEEPER. </text:span><text:span text:style-name="T57">Удален также вновь добавленный пункт </text:span><text:span text:style-name="T48">FATALL. </text:span></text:p>
      <text:p text:style-name="P33"><text:span text:style-name="T57">- в меню «</text:span><text:span text:style-name="T48">Kills</text:span><text:span text:style-name="T57">»</text:span><text:span text:style-name="T48"> </text:span><text:span text:style-name="T57">следующие изменения: удален пункт </text:span><text:span text:style-name="T48">Low MEM. </text:span><text:span text:style-name="T57">Пункт </text:span><text:span text:style-name="T48">Pages </text:span><text:span text:style-name="T57">переименован в </text:span><text:span text:style-name="T48">Pages 128 </text:span><text:span text:style-name="T57">по функциональности. Форматилки </text:span><text:span text:style-name="T48">RAM </text:span><text:span text:style-name="T57">диска также переименованы по смыслу и добавлена форматилка на 640 килобайт (стандартный размер </text:span><text:span text:style-name="T48">TR-DOS </text:span><text:span text:style-name="T57">дискеты</text:span><text:span text:style-name="T48">)</text:span><text:span text:style-name="T57">.</text:span></text:p>
      <text:p text:style-name="P36"><text:span text:style-name="T57">- </text:span><text:span text:style-name="T34">там же в меню «</text:span><text:span text:style-name="T57">Kills</text:span><text:span text:style-name="T34">» оставлен копировщик дискет с форматированием диска-приемника.</text:span></text:p>
      <text:p text:style-name="P19">- временно убрана раскраска главного окна.</text:p>
      <text:p text:style-name="P33"><text:span text:style-name="T57">- у часов теперь не 2 состояния, а 3. Часы не найдены, на экране надпись </text:span><text:span text:style-name="T48">«NO CMOS». </text:span><text:span text:style-name="T57">Часы найдены, но выключены. Надпись на экране </text:span><text:span text:style-name="T48">«OFF CMOS». </text:span><text:span text:style-name="T57">При найденных и включенных соответственно отображают время.</text:span></text:p>
      <text:p text:style-name="P33"><text:span text:style-name="T57">- обновление часов теперь происходит не по тайм ауту, а по установке бита 4 регистра </text:span><text:span text:style-name="T48">C </text:span><text:span text:style-name="T57">самих часов. Это можно заметить при глобальной перерисовке экрана, время появляется с некоторой задержкой, так как бит в регистре устанавливается раз в секунду.</text:span></text:p>
      <text:p text:style-name="P33"><text:span text:style-name="T57">- определение часов делается по ячейке 0 (секунды). Ячейка </text:span><text:span text:style-name="T48">#11 </text:span><text:span text:style-name="T57">принимающее значение </text:span><text:span text:style-name="T48">#AA (</text:span><text:span text:style-name="T57">часы включены)</text:span><text:span text:style-name="T48"> </text:span><text:span text:style-name="T57">или </text:span><text:span text:style-name="T48">#55 </text:span><text:span text:style-name="T57">(часы выключены) не используется для определения наличия часов.</text:span></text:p>
      <text:p text:style-name="P19">- устранен глюк мыши. При отсутствии мыши и включении клавишей «8» курсора при глобальной перерисовке экрана все вешалось минимум в 2 местах по коду. Теперь при попытке включения курсора мыши делается проверка и если мыши нет, то курсор не появляется совсем.</text:p>
      <text:p text:style-name="P33"><text:span text:style-name="T57">- устранен глюк связанный с надписью </text:span><text:span text:style-name="T48">«I KNOW NOW». </text:span><text:span text:style-name="T57">При выбранном диске «</text:span><text:span text:style-name="T48">D</text:span><text:span text:style-name="T57">» и при отсутствии на диске Бейсик файлов (при выборе «</text:span><text:span text:style-name="T48">GLUK BOOT</text:span><text:span text:style-name="T57">» выводится </text:span><text:span text:style-name="T48">«NO PROGS») </text:span><text:span text:style-name="T57">при повторном нажатии </text:span><text:span text:style-name="T48">«Enter» выводилась</text:span><text:span text:style-name="T57"> окошко с текстом </text:span><text:span text:style-name="T48">«I KNOW NOW» </text:span><text:span text:style-name="T57">и все вешалось с перерисовкой экрана без главного меню и выбранном диске </text:span><text:span text:style-name="T48">«A».</text:span></text:p>
      <text:p text:style-name="P2"><text:soft-page-break/><text:span text:style-name="T48">- </text:span><text:span text:style-name="T34">из-за использования части старого кода и неизменном (пока) главном цикле опроса управления не устранен глюк с блокировкой клавиатуры. При наведении курсора мыши на буковки выбора дисководов или изменения режима компьютера нельзя клавиатурой перемещать цветную полоску по меню. Все чт</text:span>о происходит это только глобальная перерисовка экрана.</text:p>
      <text:p text:style-name="P2">- в главное меню добавлен пункт <text:span text:style-name="T1">«FAT Boot» </text:span><text:span text:style-name="T14">для загрузки кодовых блоков записанных на </text:span><text:span text:style-name="T1">FAT </text:span><text:span text:style-name="T14">в формате </text:span><text:span text:style-name="T1">HOBETA.</text:span></text:p>
      <text:p text:style-name="P33">- для работы с <text:span text:style-name="T1">FAT </text:span>добавлен соответствующий код и поддержка <text:span text:style-name="T1">SD </text:span>карт на <text:span text:style-name="T1">NeoGS </text:span>и <text:span text:style-name="T1">Z-</text:span>контроллер (на <text:span text:style-name="T1">ZX Evo </text:span>контроллер встроен в плату) и контроллер винчестера подключаемый по схеме <text:span text:style-name="T1">Nemo.</text:span></text:p>
      <text:p text:style-name="P2"><text:span text:style-name="T14">- если еще что-нибудь вспомню, допишу. За 2 недели слишком много перепахано. Если кого-то что-то не устраивает исходники </text:span><text:span text:style-name="T1">GLUK</text:span><text:span text:style-name="T14">а открыты :</text:span><text:span text:style-name="T1">D</text:span></text:p>
      <text:p text:style-name="P35"><text:span text:style-name="T1">- </text:span>за глюки связанные с <text:span text:style-name="T1">TR-DOS </text:span>6.10 или подобные я не отвечаю. Там моя нога еще не ступала. Пинать меня только за эту сервис прошивку ;)</text:p>
      <text:h text:style-name="P130" text:outline-level="1"/>
      <text:h text:style-name="P131" text:outline-level="1"><text:bookmark-start text:name="История версий EVO-DOS"/><text:bookmark-start text:name="__RefHeading__7563_2044125182"/>История версий <text:span text:style-name="T1">EVO-DOS</text:span><text:bookmark-end text:name="История версий EVO-DOS"/><text:bookmark-end text:name="__RefHeading__7563_2044125182"/></text:h>
      <text:p text:style-name="P19"/>
      <text:p text:style-name="P18">22.08.2019 <text:span text:style-name="T14">Версия 0.51 Переделка</text:span></text:p>
      <text:p text:style-name="P31">- переделан резидент, стек теперь не используется.</text:p>
      <text:p text:style-name="P17"/>
      <text:p text:style-name="P17">21.08.2019 <text:span text:style-name="T14">Версия 0.50 Изменение</text:span></text:p>
      <text:p text:style-name="P30">- изменен адрес стека в резиденте.</text:p>
      <text:p text:style-name="P19"/>
      <text:p text:style-name="P16">19.08.2019 <text:span text:style-name="T14">Версия 0.49 Переделки и исправления</text:span></text:p>
      <text:p text:style-name="P16"><text:span text:style-name="T14">- исправлено восстановление привязки 3 окна проецирования к порту </text:span>0x7FFD <text:span text:style-name="T14">при запуске резидента.</text:span></text:p>
      <text:p text:style-name="P29">- добавлено принудительная установка памяти 128К и частота процессора 3,5Мгц.</text:p>
      <text:p text:style-name="P16"><text:span text:style-name="T14">- добавлена порча резидента в зависимости от настройки </text:span>CMOS.</text:p>
      <text:p text:style-name="P19"/>
      <text:p text:style-name="P15">14.08.2019 <text:span text:style-name="T14">Версия 0.48 Переделки</text:span></text:p>
      <text:p text:style-name="P15"><text:span text:style-name="T14">- переделан поиск резидента </text:span><text:span text:style-name="T25">и добавлен в сборку</text:span><text:span text:style-name="T14">. Переделка минимальная, ищет через порты </text:span><text:span text:style-name="T84">0</text:span><text:span text:style-name="T14">x</text:span><text:span text:style-name="T25">F</text:span><text:span text:style-name="T14">7F7</text:span> <text:span text:style-name="T14">чтобы не зависеть от установок порта </text:span>0xEFF7.</text:p>
      <text:p text:style-name="P19"/>
      <text:p text:style-name="P12">05.<text:span text:style-name="T14">08.2019 Версия 0.47 Переделки</text:span></text:p>
      <text:p text:style-name="P26">- переделано переключение дисков.</text:p>
      <text:p text:style-name="P13"><text:span text:style-name="T14">- переделано переключение страниц </text:span>ROM <text:span text:style-name="T14">в зависимости от диска реальный или виртуальный.</text:span></text:p>
      <text:p text:style-name="P12"><text:span text:style-name="T14">- добавлена команда .</text:span>ROM.</text:p>
      <text:p text:style-name="P19"/>
      <text:p text:style-name="P9">28.07.2019 Версия<text:span text:style-name="T14"> 0.46 Изменение</text:span></text:p>
      <text:p text:style-name="P9"><text:span text:style-name="T14">- переделано переключение диска для старых команд командной строки вида *</text:span>”x:” <text:span text:style-name="T14">и для новых вида .</text:span>x:</text:p>
      <text:p text:style-name="P19"/>
      <text:p text:style-name="P8">14.07.2019 <text:span text:style-name="T14">Версия 0.45 Изменения</text:span></text:p>
      <text:p text:style-name="P8"><text:span text:style-name="T14">- переделано переключение страниц </text:span>ROM <text:span text:style-name="T14">при выходе из внутренней функции эмулятора диска.</text:span></text:p>
      <text:p text:style-name="P19"/>
      <text:p text:style-name="P19">07.02.2019 Версия 0.44 Исправление</text:p>
      <text:p text:style-name="P19">- исправлена ошибка не форматирования реальной дискеты.</text:p>
      <text:p text:style-name="P19">- исправлен неправильный возврат страницы памяти во 2-ом окне проецирования.</text:p>
      <text:p text:style-name="P19"/>
      <text:p text:style-name="P19">06.08.2017 Версия 0.43 Изменения</text:p>
      <text:p text:style-name="P19">- в <text:span text:style-name="T1">bat </text:span>файл добавлены ключи для разных вариантов компиляции.</text:p>
      <text:p text:style-name="P19"/>
      <text:p text:style-name="P7"><text:span text:style-name="T14">03.05.2015</text:span> <text:span text:style-name="T14">Версия 0.42 Исправления.</text:span></text:p>
      <text:p text:style-name="P7"><text:span text:style-name="T14">- исправлена порча альтернативного регистра «</text:span>A<text:span text:style-name="T14">» при загрузке секторов и пересечении границ страниц из-за чего не работал «Черный ворон: новые уровни». Срабатывала не до конца удаленная защита. Возможно где-то еще что-то не работало по этой же причине.</text:span></text:p>
      <text:p text:style-name="P19"/>
      <text:p text:style-name="P7">11.03.2015 <text:span text:style-name="T14">Версия 0.41 Исправления.</text:span></text:p>
      <text:p text:style-name="P7"><text:span text:style-name="T14">- устранена выдаваемая ошибка и зависание при выходе из </text:span>EVO-DOS <text:span text:style-name="T14">по команде </text:span>RETURN<text:span text:style-name="T14">.</text:span></text:p>
      <text:p text:style-name="P19">- устранено чтение вместо записи при работе с рамдиском.</text:p>
      <text:p text:style-name="P7"/>
      <text:p text:style-name="P7">07.12.2014 <text:span text:style-name="T14">Версия 0.40 Исправления.</text:span></text:p>
      <text:p text:style-name="P7"><text:span text:style-name="T14">- пропатчена первая пауза в вызываемом адресе </text:span>0x2F4D <text:span text:style-name="T14">из-за которой терялся номер трека с которого должна была происходить загрузка. </text:span>STS <text:span text:style-name="T14">загружал сектора с 0 дорожки вместо заданной, возможно и не только </text:span>STS.</text:p>
      <text:p text:style-name="P19"/>
      <text:p text:style-name="P19">22.11.2014 Версия 0.39 Изменения.</text:p>
      <text:p text:style-name="P19"><text:soft-page-break/>- возвращено на старые адреса местоположение кода, кроме мест пропатченных для работы с виртуальными дисками.</text:p>
      <text:p text:style-name="P7"/>
      <text:p text:style-name="P7"><text:span text:style-name="T14">16.07.2014</text:span> <text:span text:style-name="T14">Версия 0.38 Исправления.</text:span></text:p>
      <text:p text:style-name="P7"><text:span text:style-name="T14">- исправлена ошибка сброса/зависания при попытке отформатировать дискету командой </text:span>FORMAT “a:” <text:span text:style-name="T14">без указания имени форматируемой дискеты.</text:span></text:p>
      <text:p text:style-name="P19">- сделано сохранение/восстановление конфигурации/страниц памяти в 1 и 2 окне проецирования при работе с рамдиском.</text:p>
      <text:p text:style-name="P7"><text:span text:style-name="T14">- исправлена ошибка при определении типа </text:span>FAT <text:span text:style-name="T14">при отсутствии </text:span>MBR.</text:p>
      <text:p text:style-name="P7">- <text:span text:style-name="T14">исправлено постоянное восстановление внутренних переменных при сбросе. </text:span></text:p>
      <text:p text:style-name="P7"/>
      <text:p text:style-name="P7">04.02.2014<text:span text:style-name="T14"> Версия 0.37 Исправления.</text:span></text:p>
      <text:p text:style-name="P7"><text:span text:style-name="T14">- исправлено зависание при отсутствии найденных разделов </text:span>FAT.</text:p>
      <text:p text:style-name="P7">- <text:span text:style-name="T14">исправлено ситуация «</text:span>DRIVE NOT READY<text:span text:style-name="T14">» при эмуляции </text:span>#3D2F</text:p>
      <text:p text:style-name="P7"/>
      <text:p text:style-name="P7">15.12.2013 <text:span text:style-name="T14">Версия 0.36 Исправления.</text:span></text:p>
      <text:p text:style-name="P19">- откатился до версии 0.34.</text:p>
      <text:p text:style-name="P7"><text:span text:style-name="T14">- изменен доступ к ячейкам </text:span>CMOS <text:span text:style-name="T14">с хранимыми настройками.</text:span></text:p>
      <text:p text:style-name="P7"/>
      <text:p text:style-name="P7">17.11.2013 <text:span text:style-name="T14">Версия 0.35 Изменение, не для обновления.</text:span></text:p>
      <text:p text:style-name="P7"><text:span text:style-name="T14">- основной код вернул от исходной версии </text:span>TR-DOS <text:span text:style-name="T14">кроме процедур инициализации и всего что касается эмуляции.</text:span></text:p>
      <text:p text:style-name="P7"><text:span text:style-name="T14">- переделана работа с номерами реального и виртуального хранящимися в </text:span>CMOS.</text:p>
      <text:p text:style-name="P7">- <text:span text:style-name="T14">после множественных изменений возможно появление всяческих глючков. Не проверялось на реале, только в эмуляторе.</text:span></text:p>
      <text:p text:style-name="P7"/>
      <text:p text:style-name="P7">24.03.2013 <text:span text:style-name="T14">Версия 0.34 Исправление</text:span></text:p>
      <text:p text:style-name="P7"><text:span text:style-name="T14">- исправлено неправильная выдача содержимого </text:span>AF <text:span text:style-name="T14">на выходе процедуры чтения/записи сектора.</text:span></text:p>
      <text:p text:style-name="P19"/>
      <text:p text:style-name="P19">08.12.2012 Версия 0.33 Исправление</text:p>
      <text:p text:style-name="P19">- исправлена ошибка определения с каким диском идет работа из-за чего не работало форматирование реальной дискеты.</text:p>
      <text:p text:style-name="P7"/>
      <text:p text:style-name="P19"><text:span text:style-name="T1">04.</text:span>12.2012 Версия 0.32 Исправление</text:p>
      <text:p text:style-name="P19">- добавил исправления ошибки описанной Углековым в описании на эмулятор <text:span text:style-name="T1">UKV.</text:span></text:p>
      <text:p text:style-name="P7"/>
      <text:p text:style-name="P19"><text:span text:style-name="T1">04.12.2012</text:span> Версия 0.31 Исправления и добавления</text:p>
      <text:p text:style-name="P19">- устранена ошибка установки адреса запуска команды <text:span text:style-name="T1">LOAD “filename” CODE </text:span>адрес запуска.</text:p>
      <text:p text:style-name="P19">- добавлен байты <text:span text:style-name="T1">#DB, #1F, #C9 </text:span>по адресу <text:span text:style-name="T1">#3C30 </text:span>для запуска не адаптированного <text:span text:style-name="T1">Honey Commander 4.00.</text:span></text:p>
      <text:p text:style-name="P19">- добавлена команды .<text:span text:style-name="T1">help </text:span>для просмотра списка доступных дополнительных команд.</text:p>
      <text:p text:style-name="P19">- добавлена команда .<text:span text:style-name="T1">clrcmos </text:span>для сброса содержимого ячеек (не всех ячеек) необходимых для работы <text:s/><text:span text:style-name="T1">EVO reset service, EVO DOS </text:span>и <text:span text:style-name="T1">RST 8 </text:span>вызовов.</text:p>
      <text:p text:style-name="P7">- <text:span text:style-name="T14">исправлена ошибка форматирования рамдиска если ранее был загружен </text:span>FDI <text:span text:style-name="T14">образ </text:span>IS-DOS<text:span text:style-name="T14">.</text:span></text:p>
      <text:p text:style-name="P19"/>
      <text:p text:style-name="P19">27.05.2012 Версия 0.3 Добавления</text:p>
      <text:p text:style-name="P19">- добавлено несколько новых команд для работы с <text:span text:style-name="T1">FAT.</text:span></text:p>
      <text:p text:style-name="P19">- добавлена возможность монтировать/демонтировать <text:span text:style-name="T1">TRD </text:span>образа из командной строки.</text:p>
      <text:p text:style-name="P19">- сделана возможность прямого вызова функций <text:span text:style-name="T1">RST 8</text:span>.</text:p>
      <text:p text:style-name="P7"/>
      <text:p text:style-name="P7">01.01.2012 <text:span text:style-name="T14">Версия 0.29а Исправления.</text:span></text:p>
      <text:p text:style-name="P7"><text:span text:style-name="T14">- исправлена ошибка переформатирования рамдиска при входе в </text:span>DOS <text:span text:style-name="T14">через </text:span>Basic 48,<text:span text:style-name="T14"> когда стек установлен ниже </text:span>32768.</text:p>
      <text:p text:style-name="P19"/>
      <text:p text:style-name="P19"><text:soft-page-break/>04.12.2011 Версия 0.29 Добавления.</text:p>
      <text:p text:style-name="P19">- в командный интерпретатор добавлены на правах эксперимента пара команд: смена буквы виртуального дисковода (и возможность просмотра текущей буквы виртуального диска) и вывод версии доса и даты его сборки. И добавлена возможность выбора дисковода не только через команду *.</text:p>
      <text:p text:style-name="P19">- устранена ошибка форматирования рамдиска после включения или повреждения.</text:p>
      <text:p text:style-name="P19"/>
      <text:p text:style-name="P19">09.10.2011Версия 0.28 Исправления.</text:p>
      <text:p text:style-name="P7"><text:span text:style-name="T14">- исправлена ошибка из-за которой не работали программы использующие доступ к портам ВГ93 через адрес </text:span>0x3D2F <text:span text:style-name="T14">с реальной дискетой</text:span>.</text:p>
      <text:p text:style-name="P19"/>
      <text:p text:style-name="P7"><text:span text:style-name="T14">29.09.2011</text:span> <text:span text:style-name="T14">Версия 0.27 Исправления.</text:span></text:p>
      <text:p text:style-name="P7"><text:span text:style-name="T14">- исправлена ошибка команды </text:span>«Merge» <text:span text:style-name="T14">из-за которой портилось содержимое подгруженного файла.</text:span></text:p>
      <text:p text:style-name="P7"><text:span text:style-name="T14">- исправлена не очистка буфера введенных команд при возврате в </text:span>Basic <text:span text:style-name="T14">по команде </text:span>«Return» <text:span text:style-name="T14">из-за чего вместо сообщения «</text:span>OK<text:span text:style-name="T14">» выдавалась ошибка.</text:span></text:p>
      <text:p text:style-name="P7"><text:span text:style-name="T14">- исправлена ошибка команды </text:span>«RUN “filename” CODE».</text:p>
      <text:p text:style-name="P7">- <text:span text:style-name="T14">исправлена ошибка повторных входов в </text:span>DOS <text:span text:style-name="T14">из меню </text:span>Basic 128.</text:p>
      <text:p text:style-name="P19"/>
      <text:p text:style-name="P19">04.05.2011 Версия 0.26. Изменения и исправления.</text:p>
      <text:p text:style-name="P19">- некоторые перестановки кода, возможно заработают некоторые программы переставшие работать.</text:p>
      <text:p text:style-name="P19">- исправлена ошибка загрузки файлов типа <text:span text:style-name="T1">DATA.</text:span></text:p>
      <text:p text:style-name="P7"/>
      <text:p text:style-name="P7">24.<text:span text:style-name="T14">03.2011 Версия 0.25 Исправление.</text:span></text:p>
      <text:p text:style-name="P7"><text:span text:style-name="T14">- поправил перехват </text:span>LDIR, <text:span text:style-name="T14">заработал </text:span>Honey Commander.</text:p>
      <text:p text:style-name="P7"/>
      <text:p text:style-name="P7">17.03.2011 <text:span text:style-name="T14">Версия 0.24 Доработки.</text:span></text:p>
      <text:p text:style-name="P19">- переделано сохранение разрешенных/запрещенных прерываний, перехватчик теперь всегда работает при запрещенных прерываниях.</text:p>
      <text:p text:style-name="P19">- переделано определение в какие порты должна происходить запись при перехвате.</text:p>
      <text:p text:style-name="P7"><text:span text:style-name="T14">- переделан перехват записи в порт </text:span>#FF, <text:span text:style-name="T14">освобожден рестарт </text:span>RST #30.</text:p>
      <text:p text:style-name="P7"/>
      <text:p text:style-name="P7">28.02.2011 <text:span text:style-name="T14">Версия 0.23 Испраление ошибок.</text:span></text:p>
      <text:p text:style-name="P19">- исправил невосстановление разрешенных прерываний при выходе из перехватчика обращений к портам ВГ93, если они были разрешены на входе. </text:p>
      <text:p text:style-name="P7"/>
      <text:p text:style-name="P7">27.02.2011 <text:span text:style-name="T14">Версия 0.22 Исправление ошибок.</text:span></text:p>
      <text:p text:style-name="P19">- устраненена неправильная запись в порты при перехвате обращений к портам, если порты не имеют отношение к ВГ93.</text:p>
      <text:p text:style-name="P7"/>
      <text:p text:style-name="P7">12.02.2011 <text:span text:style-name="T14">Версия 0.21 Исправление ошибок.</text:span></text:p>
      <text:p text:style-name="P7"><text:span text:style-name="T14">- исправлена ошибка перехвата адреса </text:span>#2A53.</text:p>
      <text:p text:style-name="P19">- перехватчик обращений к портам ВГ теперь работает при запрещенных прерываниях.</text:p>
      <text:p text:style-name="P7">- <text:span text:style-name="T14">исправлен выход из вызова </text:span>#3D13 <text:span text:style-name="T14">с разрешенными прерываниями при работе с рамдиском.</text:span></text:p>
      <text:p text:style-name="P7"><text:span text:style-name="T14">- переделано чтение порта </text:span>#1F <text:span text:style-name="T14">для рамдиска.</text:span></text:p>
      <text:p text:style-name="P19"/>
      <text:p text:style-name="P7"><text:span text:style-name="T14">07</text:span>.<text:span text:style-name="T14">02.2011 Версия 0.2 Продолжение переделок.</text:span></text:p>
      <text:p text:style-name="P19">- обновлена база фиксированного расположения кода.</text:p>
      <text:p text:style-name="P7"><text:span text:style-name="T14">- переделан выход из перехвата обращений к портам </text:span>ВГ93,<text:span text:style-name="T14"> теперь проверяется текущий выбранный дисковод и возвращается соотвествующая страница </text:span>DOS.</text:p>
      <text:p text:style-name="P19">- переделан перехват <text:span text:style-name="T1">LDIR </text:span>и добавлен перехват адреса <text:span text:style-name="T1">#1C7.</text:span></text:p>
      <text:p text:style-name="P19">- в связи с переделкой перехвата <text:span text:style-name="T1">LDIR адрес</text:span> <text:span text:style-name="T1">#</text:span>2<text:span text:style-name="T1">A53 </text:span>теперь перехватывается всегда, «Черного ворона» можно запускать в любом порядке (1 диск - рамдиск, 2 диск - реальная дискета так и наоборот).</text:p>
      <text:p text:style-name="P7"/>
      <text:p text:style-name="P7">26.<text:span text:style-name="T14">01.2011 Версия 0.19 Исправление ошибки.</text:span></text:p>
      <text:p text:style-name="P7"><text:span text:style-name="T14">- устранил последствия устранения ошибки подпрограмме </text:span>#3E44 (SEEK), <text:span text:style-name="T14">не сохранялся номер </text:span><text:soft-page-break/><text:span text:style-name="T14">дорожки при форматировании и невозможно было отформатировать реальный диск.</text:span></text:p>
      <text:p text:style-name="P19"/>
      <text:p text:style-name="P19">22.01.2011 Версия 0.18 Исправления ошибок.</text:p>
      <text:p text:style-name="P19">- обновлена база фиксированного расположения кода.</text:p>
      <text:p text:style-name="P19">- сделан перехват команд <text:span text:style-name="T1">LDIR, </text:span>заработали почти все номера журналы <text:span text:style-name="T1">ZX-Format </text:span>в формате <text:span text:style-name="T1">TRD.</text:span></text:p>
      <text:p text:style-name="P7"/>
      <text:p text:style-name="P7">30.12.2010 <text:span text:style-name="T14">Версия 0.17 Исправление ошибок</text:span></text:p>
      <text:p text:style-name="P19">- исправлена ошибка не форматирования рамдиска. Не создавался маркер из-за чего после форматирования рамдиск пропадал.</text:p>
      <text:p text:style-name="P19">- не исправлена пока невозможность отформатировать рамдиск, если после включения он не был отформатирован сервисом или не был загружен образ. </text:p>
      <text:p text:style-name="P19"/>
      <text:p text:style-name="P19">29.12.2010 Версия 0.16 Продолжение переделок и продолжение второго этапа.</text:p>
      <text:p text:style-name="P19">- исправлена ошибка <text:span text:style-name="T1">RUN “filename” CODE.</text:span></text:p>
      <text:p text:style-name="P19">- в связи с поддержкой <text:span text:style-name="T1">FDI </text:span>изменена работа с рамдиском, сделана работа через таблицу. Сделана поддержка секторов на 256, 512, 1024 байта (для 128 не доделан). <text:span text:style-name="T1">IS-DOS </text:span>работает!!!</text:p>
      <text:p text:style-name="P20">- форматирование для рамдиска из программ отсуствует.</text:p>
      <text:p text:style-name="P20">- в титульной надписи измена надпись <text:span text:style-name="T1">«BETA 128». </text:span>Теперь отображается режим эмуляции: при работе с реальным диском <text:span text:style-name="T1">«EMUL 3D13», </text:span>при работе с рамдиском <text:span text:style-name="T1">«EMUL 3D2F».</text:span></text:p>
      <text:p text:style-name="P20">- устранено зависание при не инициализированном или не загруженном рамдиске. Теперь выводится сообщение <text:span text:style-name="T1">«No disk».</text:span></text:p>
      <text:p text:style-name="P19"/>
      <text:p text:style-name="P19">11.12.2010 Версия 0.15 Продолжение переделок и переход ко второму этапу.</text:p>
      <text:p text:style-name="P19">- вернул таблицы токенов в текстовом виде для <text:span text:style-name="T1">Basic 128.</text:span></text:p>
      <text:p text:style-name="P19">- сделан перехватчик обращений к портам ВГ93 с переключением прошивок в <text:span text:style-name="T1">DOS </text:span>в зависимости от выбранного диска.</text:p>
      <text:p text:style-name="P19"><text:span text:style-name="T1">- </text:span>провел тестирование программ с рамдиска работающих <text:span text:style-name="T1">c DOS </text:span>через <text:span text:style-name="T1">#3D2F. </text:span>В тестировании принимали участие следующие программы:</text:p>
      <text:p text:style-name="P19">Демки работающие <text:span text:style-name="T1">Refresh, Insult, Dogma, Nature Rules. Eye Ache 2 </text:span>частично работает, сначала слетает звук, потом графика и перестает рабтать. Совсем не заработала <text:span text:style-name="T1">Anamnesis.</text:span> Надо еще смотреть.</text:p>
      <text:p text:style-name="P19">Не работает <text:span text:style-name="T1">Quick Comander 3.11 </text:span>с загрузчиком через <text:span text:style-name="T1">#3D2F (</text:span>с загрузчиком через <text:span text:style-name="T1">#3D13 </text:span>не проверял), так как загрузчик сделан через стек который портится.</text:p>
      <text:p text:style-name="P19">Не работают дисковые утилиты <text:span text:style-name="T1">ADS, DCU, RDS. </text:span></text:p>
      <text:p text:style-name="P19">Работают игры с загрузкой через <text:span text:style-name="T1">#3D2F, </text:span>но проверены выборочно следующие игры: <text:span text:style-name="T1">Soldier of the future, Quazatron, Lord of chaos, Lode Runner.</text:span></text:p>
      <text:p text:style-name="P7"/>
      <text:p text:style-name="P7">06.12.2010 <text:span text:style-name="T14">Версия 0.14 Продолжение переделок.</text:span></text:p>
      <text:p text:style-name="P19">- обновлена база фиксированного расположения кода.</text:p>
      <text:p text:style-name="P19">- начало рамдиска переехало на одну страницу вниз.</text:p>
      <text:p text:style-name="P7"/>
      <text:p text:style-name="P7">28.11.2010 <text:span text:style-name="T14">Версия 0.13 Исправление ошибок.</text:span></text:p>
      <text:p text:style-name="P19">- подправлена процедура обнаружения диска. Не выставлялся номер дорожки в команде поиска.</text:p>
      <text:p text:style-name="P19"/>
      <text:p text:style-name="P7"><text:span text:style-name="T14">24</text:span>.11.2010 <text:span text:style-name="T14">Версия 0.12. Исправление ошибок.</text:span></text:p>
      <text:p text:style-name="P7">- <text:span text:style-name="T14">исправлена ошибка не восстановления введеной строки в буфере редактора при дисковой ошибке.</text:span></text:p>
      <text:p text:style-name="P19"/>
      <text:p text:style-name="P19">20.11.2010 Версия 0.11. Продолжение переделок и продолжение первого этапа.</text:p>
      <text:p text:style-name="P19">- обновлена база фиксированного расположения кода, снова заработали такие программы как <text:span text:style-name="T1">DCU, ADS.</text:span></text:p>
      <text:p text:style-name="P19">- удалены команды 40 и 80, более не поддерживаются.</text:p>
      <text:p text:style-name="P19">- команда <text:span text:style-name="T1">FORMAT </text:span>форматирует только стандартный формат дискеты (80 дорожек, 2 стороны). При форматировании отображаются текущая форматируемая дорожка и сторона. Форматирование всегда производится с последовательностью номеров секторов на дорожке 1,<text:span text:style-name="T1">2,3,4 </text:span>и так далее. Если фоматируется виртуальный дисковод, то производится только инициализация директории. Команда вида <text:soft-page-break/><text:span text:style-name="T1">FORMAT “$</text:span>имядиска<text:span text:style-name="T1">” </text:span>для форматирования дискеты как 80 дорожечной односторонней более не поддерживается, символ <text:span text:style-name="T1">“$” </text:span>в имени теперь является частью имени.</text:p>
      <text:p text:style-name="P19">- переделана функция интерпретатора 1 (вызываемого через точку входа <text:span text:style-name="T1">#3D13</text:span>) для определения наличия диска. Теперь наличие диска определяется по другому и не происходит потери диска при включенном турбо режиме.</text:p>
      <text:p text:style-name="P7"/>
      <text:p text:style-name="P19"><text:span text:style-name="T1">13.11.2010 </text:span>Версия 0.1.1. Исправление ошибки.</text:p>
      <text:p text:style-name="P19">- исправлена ошибка работы с <text:span text:style-name="T1">CMOS </text:span>из-за чего принудительно включался турбо режим.</text:p>
      <text:p text:style-name="P19">- в связи с изменением базовой конфигурации переделана работа с <text:span text:style-name="T1">CMOS </text:span>в режиме ДОС.</text:p>
      <text:p text:style-name="P7"/>
      <text:p text:style-name="P19"><text:span text:style-name="T1">28.10.2010 </text:span>Версия 0.1 Все только начинается, первый этап.</text:p>
      <text:p text:style-name="P7">- <text:span text:style-name="T14">большая ревизия сорцов, за основу взят какой-то </text:span>TR-DOS 5.03<text:span text:style-name="T14">;</text:span></text:p>
      <text:p text:style-name="P7"><text:span text:style-name="T14">- произведено некоторое уплотнение кода, переписаны конструкции вида </text:span>CALL label:RET;</text:p>
      <text:p text:style-name="P19">- для некоторых частей кода произведена фиксация по адресам расположения для программ работающим через адрес <text:span text:style-name="T1">#3D2F, </text:span>начато создание базы по адресам кода который нельзя перемещать<text:span text:style-name="T1">;</text:span></text:p>
      <text:p text:style-name="P19">- удалено все имеюшее отношение к <text:span text:style-name="T1">Interface 1;</text:span></text:p>
      <text:p text:style-name="P19">- удален весь код обработки кнопки <text:span text:style-name="T1">Magic, </text:span>по адресу <text:span text:style-name="T1">#0066 </text:span>расположен код <text:span text:style-name="T1">EI:RETN. </text:span>Удален код имеющий отношение к команде <text:span text:style-name="T1">GOTO, </text:span>команда более не поддерживается. После удаление кода освобождено примерно 1300 байт;</text:p>
      <text:p text:style-name="P19"><text:span text:style-name="T1">- </text:span>исправлена проблема <text:span text:style-name="T1">«Out of memory». </text:span>Проблема была глубже, но никак не в команде <text:span text:style-name="T1">LIST. </text:span>Команда <text:span text:style-name="T1">LIST </text:span>просто оказалась крайней из-за наиболее частого использования. На самом деле проблема была в интерпретаторе команд и не полной обработке буфера команд, не происходила очистка буфера строки после исполнения команды;</text:p>
      <text:p text:style-name="P19">- сделано: текущий дисковод считывается из ячейки <text:span text:style-name="T1">#10</text:span> <text:span text:style-name="T1">CMOS </text:span>и устанавливается по умолчанию при любом способе входа в <text:span text:style-name="T1">DOS;</text:span></text:p>
      <text:p text:style-name="P19"><text:span text:style-name="T1">- сделана работа с рамдиском </text:span>(виртуальным диском)<text:span text:style-name="T1">, </text:span>виртуальный диск<text:span text:style-name="T1"> </text:span>начинается<text:span text:style-name="T1"> в последнем мегабайте </text:span>и начинается с номера страницы <text:span text:style-name="T1">#FE</text:span> и растет вниз;</text:p>
      <text:p text:style-name="P19"><text:span text:style-name="T1">- </text:span>сделано: введено понятие виртуального дисковода, номер виртуального дисковода считывается из ячейки <text:span text:style-name="T1">#0F CMOS. </text:span>При совпадении имени дисковода и виртуального дисководов вся работа перенаправляется на работу с рамдиском;</text:p>
      <text:p text:style-name="P34"><text:span text:style-name="T57">- работа с виртуальным дисководом сделана только для обращений через </text:span><text:span text:style-name="T48">#3D13.</text:span></text:p>
      <text:h text:style-name="P131" text:outline-level="1"><text:bookmark-start text:name="История версий ProfROM"/><text:bookmark-start text:name="__RefHeading__7565_2044125182"/><text:span text:style-name="T14">История версий </text:span>ProfROM<text:bookmark-end text:name="История версий ProfROM"/> <text:span text:style-name="T1">v</text:span>4<text:bookmark-end text:name="__RefHeading__7565_2044125182"/></text:h>
      <text:p text:style-name="P75">29.12.2012 <text:span text:style-name="T14">Версия 0.16. Исправление</text:span></text:p>
      <text:p text:style-name="P75"><text:span text:style-name="T14">- исправлена ошибка потери шрифта из-за чего не выводился текст в </text:span>Magic <text:span text:style-name="T14">режиме.</text:span></text:p>
      <text:p text:style-name="P77"/>
      <text:p text:style-name="P77">27.05.2012 Версия 0.15 Исправление</text:p>
      <text:p text:style-name="P77">- изменен автодетект винчестера из-за изменений в реализации железа.</text:p>
      <text:p text:style-name="P75"/>
      <text:p text:style-name="P75">18.<text:span text:style-name="T14">01.2012 Версия 0.14 Исправление</text:span></text:p>
      <text:p text:style-name="P75"><text:span text:style-name="T14">- исправлена ошибка обработки кнопки </text:span>Magic. </text:p>
      <text:p text:style-name="P77"/>
      <text:p text:style-name="P77">04.12.2011 Версия 0.13 Маленькое изменение</text:p>
      <text:p text:style-name="P77">- изменен номер сектора для сохранения каких-то настроек на <text:span text:style-name="T1">HDD. </text:span>Теперь сохранение происходит в сектор непосредственно следующий за <text:span text:style-name="T1">MBR.</text:span></text:p>
      <text:p text:style-name="P77"/>
      <text:p text:style-name="P75">09.10.2011 <text:span text:style-name="T14">Версия 0.12 Изменения</text:span></text:p>
      <text:p text:style-name="P75"><text:span text:style-name="T14">- переделано переключения турбо режима. Используются те же установки сохраненные в </text:span>CMOS, <text:span text:style-name="T14">что и для </text:span>Evo Service.</text:p>
      <text:p text:style-name="P77">- в теневом меню изменено отображение турбо режима с <text:span text:style-name="T1">«</text:span>Fast-Normal<text:span text:style-name="T1">» </text:span>на <text:span text:style-name="T1">«3,5-7,0-14,0».</text:span></text:p>
      <text:p text:style-name="P77"/>
      <text:p text:style-name="P75"><text:span text:style-name="T14">28.09.2011</text:span> <text:span text:style-name="T14">Версия 0.11 Исправления</text:span></text:p>
      <text:p text:style-name="P77">- исправлена ошибка вычисления дня недели из-за которой очищался экран в теневом сервисе.</text:p>
      <text:p text:style-name="P75">- <text:span text:style-name="T14">исправлена ошибка неправильной конверсии даты.</text:span></text:p>
      <text:p text:style-name="P75">- <text:span text:style-name="T14">после добавления счета времени и даты в </text:span>BASECONF <text:span text:style-name="T14">кроме двоичного еще и десятичного возвращен код преобразования даты и времени до исходного.</text:span></text:p>
      <text:p text:style-name="P77">- возвращены пункты меню по установке времени и даты.</text:p>
      <text:p text:style-name="P75"/>
      <text:p text:style-name="P75">04.09.2011 <text:span text:style-name="T14">Версия 0.1 Проверка и тестирование</text:span></text:p>
      <text:p text:style-name="P75"><text:span text:style-name="T14">- за основу взята версия </text:span>ProfROM <text:span text:style-name="T14">4.01, отсюда и добавление в названии. При входе по магику отображается в виде </text:span>V4-0.1.</text:p>
      <text:p text:style-name="P75">- <text:span text:style-name="T14">удалены остатки зашиты и контроля прошивки;</text:span></text:p>
      <text:p text:style-name="P77">- в связи с пока еще не полной переделкой временно убраны следующие пункты и подпункты меню теневого сервиса вызываемого по <text:span text:style-name="T1">MAGIC: </text:span></text:p>
      <text:p text:style-name="P77"><text:span text:style-name="T1">&gt;Main menu-Monitor </text:span>(отладчик)<text:span text:style-name="T1">;</text:span></text:p>
      <text:p text:style-name="P75">&gt;Main menu-&gt;Save &amp; load: Compression, ROM disk;</text:p>
      <text:p text:style-name="P75">&gt;Main menu-&gt;Print screen: Printer 1, Printer 2;</text:p>
      <text:p text:style-name="P77"><text:span text:style-name="T1">&gt;Main menu-&gt;Setup-&gt;Time &amp; date </text:span>пункты установки времени и даты.</text:p>
      <text:p text:style-name="P77">- параметры настройки сохраняемые в <text:span text:style-name="T1">CMOS </text:span>и <text:span text:style-name="T1">NVRAM </text:span>уплотнены и сохраняются в <text:span text:style-name="T1">CMOS PentEVO </text:span>в ячейках <text:span text:style-name="T1">#40-#7F. </text:span>Используются не все выделенные ячейки.</text:p>
      <text:p text:style-name="P77">- работа с винчестером переделана для работы встроенного <text:span text:style-name="T1">Nemo </text:span>контроллера. Применение какого-то другого носителя пока отсутствует из-за слишком глубокой интеграции драйвера винчестера в функциях встроенного в <text:span text:style-name="T1">ProfROM BIOS.</text:span></text:p>
      <text:p text:style-name="P77"><text:span text:style-name="T1">- </text:span>тестирование железа по сбросу или включению временно делается всегда.</text:p>
      <text:p text:style-name="P77">- удалены многие коды связанные с работой контроллера <text:span text:style-name="T1">SMUC </text:span>и всего к нему подключаемого. Сам контроллер <text:span text:style-name="T1">SMUC </text:span>не поддерживается.</text:p>
      <text:p text:style-name="P77">- переделано (не полностью) отображение времени и даты в теневом сервисе из-за другого режима счета времени. <text:span text:style-name="T1">ProfROM </text:span>заточен на двоичный счет, в <text:span text:style-name="T1">PentEVO </text:span>часах доступен только двоично-десятичный. По этой причине временно удалена установка часов и даты в меню <text:span text:style-name="T1">Setup.</text:span></text:p>
      <text:p text:style-name="P77">- пока еще не устранена причина пропадания примонтированных дискет с винчестера. Причина кроется в опции <text:span text:style-name="T1">LBA ON. </text:span>Если опция находится в положении <text:span text:style-name="T1">LBA OFF </text:span>пропадания примонтированных дисков не происходит, не встречалось. Скорее всего проблема кроется в разных положениях записываемой информации при записи в <text:span text:style-name="T1">CHS </text:span>и <text:span text:style-name="T1">LBA </text:span>адресации и недоделанности работы с винчестером в <text:span text:style-name="T1">ProfROM. </text:span>В причинах надо более глубоко разбираться.</text:p>
      <text:p text:style-name="P77"><text:soft-page-break/>- работа проверялась со старым винчестером на 2 ГБ. Переходник <text:span text:style-name="T1">SD2IDE </text:span>не заработал, возможно таймуаты надо увеличивать.</text:p>
      <text:p text:style-name="P77">- из-за особенности реализации <text:span text:style-name="T1">MAGIC </text:span>на <text:span text:style-name="T1">PentEVO </text:span>возможны проблемы при выходе из теневого сервиса при его вызове из ПЗУ.</text:p>
      <text:p text:style-name="P76">- изменен формат MAGIC файла в связи с сохранением только 128 Кб памяти вместо 256 Кб. Маркер внутри сохраняемого файла сейчас без упаковки «M4» вместо старого «M3». Возможность сохранять с упаковкой будет иметь маркер «A4» вместо «A3». Старые форматы «M3» и «A3» не поддерживаются.</text:p>
      <text:p text:style-name="P78"/>
      <text:p text:style-name="P7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ru" fo:country="RU"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ru" fo:country="RU"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Default_20_Text" style:display-name="Default Text"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Object_20_index_20_heading" style:display-name="Object index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cm" fo:margin-right="0cm" fo:margin-top="0cm" fo:margin-bottom="0cm" style:contextual-spacing="false"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476cm" style:type="center"/>
          <style:tab-stop style:position="18.951cm" style:type="right"/>
        </style:tab-stops>
      </style:paragraph-properties>
    </style:style>
    <style:style style:name="Bibliography_20_Heading" style:display-name="Bibliography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8.951cm" style:type="right" style:leader-style="dotted" style:leader-text="."/>
        </style:tab-stops>
      </style:paragraph-properties>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51cm"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shadow="none">
        <style:tab-stops>
          <style:tab-stop style:position="18.45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5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476cm" style:type="center"/>
          <style:tab-stop style:position="18.951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loext:opacity="100%" fo:font-size="95%" fo:font-style="italic" fo:font-weight="bold" style:font-size-asian="95%" style:font-style-asian="italic" style:font-weight-asian="bold" style:font-size-complex="95%"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455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ru" fo:country="RU"/>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1.005cm" fo:margin-bottom="1.106cm" fo:margin-left="0.965cm" fo:margin-right="1.08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usage="right">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1</text:page-number></text:p>
      </style:footer>
    </style:master-page>
    <style:master-page style:name="Footnote" style:page-layout-name="Mpm2">
      <style:footer>
        <text:p text:style-name="Footer"/>
      </style:footer>
    </style:master-page>
    <style:master-page style:name="Right_20_Page" style:display-name="Right Page" style:page-layout-name="Mpm3"/>
    <style:master-page style:name="Left_20_Page" style:display-name="Left Page" style:page-layout-name="Mpm4" style:next-style-name="Right_20_Page"/>
    <style:master-page style:name="First_20_Page" style:display-name="First Page" style:page-layout-name="Mpm5"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09-08-16T17:47:07.31</meta:creation-date>
    <dc:date>2020-09-25T23:06:57.460000000</dc:date>
    <meta:editing-duration>P43DT17H12M23S</meta:editing-duration>
    <meta:editing-cycles>629</meta:editing-cycles>
    <meta:generator>LibreOffice/7.0.0.3$Windows_X86_64 LibreOffice_project/8061b3e9204bef6b321a21033174034a5e2ea88e</meta:generator>
    <meta:document-statistic meta:table-count="1" meta:image-count="5" meta:object-count="0" meta:page-count="51" meta:paragraph-count="1554" meta:word-count="14424" meta:character-count="100539" meta:non-whitespace-character-count="86848"/>
  </office:meta>
</office:document-meta>
</file>